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style:font-face style:name="Times New Roman" svg:font-family="&quot;Times New Roman&quot;"/>
  </office:font-face-decls>
  <office:automatic-styles>
    <style:style style:name="ce1"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Hyperlink_32_3"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Hyperlink_BusWorking-10-NPTDR"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7"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8"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32_2"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Heading_6._32_New_32_topics"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0pt" style:font-size-asian="10pt" style:font-size-complex="10pt" fo:font-weight="bold" style:font-weight-asian="bold" style:font-weight-complex="bold"/>
    </style:style>
    <style:style style:name="ce13" style:family="table-cell" style:parent-style-name="Heading_6._32_New_32_topics" style:data-style-name="N36">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14"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8"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9"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0" style:family="table-cell" style:parent-style-name="Normal_32_2" style:data-style-name="N0">
      <style:table-cell-properties fo:border-top="2pt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1"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Normal_32_2" style:data-style-name="N0">
      <style:table-cell-properties fo:border-top="2pt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32_2"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6"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Normal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32_2" style:data-style-name="N0">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2"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2"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2" style:data-style-name="N38">
      <style:table-cell-properties style:vertical-align="middle" fo:background-color="#FFFFFF"/>
      <style:text-properties style:font-name="Arial" style:font-name-asian="Arial" style:font-name-complex="Arial" fo:font-size="10pt" style:font-size-asian="10pt" style:font-size-complex="10pt"/>
    </style:style>
    <style:style style:name="ce34" style:family="table-cell" style:parent-style-name="Normal_32_2" style:data-style-name="N1">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35" style:family="table-cell" style:parent-style-name="Normal_32_2" style:data-style-name="N1">
      <style:table-cell-properties style:vertical-align="middle" fo:background-color="#FFFFFF"/>
      <style:text-properties style:font-name="Arial" style:font-name-asian="Arial" style:font-name-complex="Arial" fo:font-size="10pt" style:font-size-asian="10pt" style:font-size-complex="10pt"/>
    </style:style>
    <style:style style:name="ce36" style:family="table-cell" style:parent-style-name="Normal_32_2" style:data-style-name="N38">
      <style:table-cell-properties style:vertical-align="automatic" fo:background-color="#FFFFFF"/>
      <style:text-properties style:font-name="Arial" style:font-name-asian="Arial" style:font-name-complex="Arial" fo:font-size="10pt" style:font-size-asian="10pt" style:font-size-complex="10pt"/>
    </style:style>
    <style:style style:name="ce37" style:family="table-cell" style:parent-style-name="Normal_32_2" style:data-style-name="N1">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38" style:family="table-cell" style:parent-style-name="Default" style:data-style-name="N1">
      <style:table-cell-properties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39"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2" style:family="table-cell" style:parent-style-name="Normal_32_2" style:data-style-name="N39">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2"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Comma_BUS1001" style:data-style-name="N40">
      <style:table-cell-properties fo:border-top="none" fo:border-bottom="2pt solid #000000" fo:border-left="none" fo:border-right="none" fo:background-color="#FFFFFF"/>
    </style:style>
    <style:style style:name="ce46" style:family="table-cell" style:parent-style-name="Normal_32_2" style:data-style-name="N0">
      <style:table-cell-properties fo:border-top="none" fo:border-bottom="2pt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47" style:family="table-cell" style:parent-style-name="Comma_BUS1001" style:data-style-name="N40">
      <style:table-cell-properties fo:background-color="#FFFFFF"/>
    </style:style>
    <style:style style:name="ce48" style:family="table-cell" style:parent-style-name="Normal_32_2"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9"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Main"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52" style:family="table-cell" style:parent-style-name="Normal_Main"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53" style:family="table-cell" style:parent-style-name="Hyperlink" style:data-style-name="N0">
      <style:table-cell-properties style:vertical-align="automatic"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54" style:family="table-cell" style:parent-style-name="Normal_Main" style:data-style-name="N39">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95791666666667cm"/>
    </style:style>
    <style:style style:name="co2" style:family="table-column">
      <style:table-column-properties fo:break-before="auto" style:column-width="0.846666666666667cm"/>
    </style:style>
    <style:style style:name="co3" style:family="table-column">
      <style:table-column-properties fo:break-before="auto" style:column-width="5.000625cm" style:use-optimal-column-width="true"/>
    </style:style>
    <style:style style:name="co4" style:family="table-column">
      <style:table-column-properties fo:break-before="auto" style:column-width="0.291041666666667cm"/>
    </style:style>
    <style:style style:name="co5"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8.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13.5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S0113" table:style-name="ta1">
        <table:table-column table:style-name="co1" table:default-cell-style-name="ce3"/>
        <table:table-column table:style-name="co2" table:default-cell-style-name="ce3"/>
        <table:table-column table:style-name="co3" table:default-cell-style-name="ce3"/>
        <table:table-column table:style-name="co1" table:number-columns-repeated="12" table:default-cell-style-name="ce3"/>
        <table:table-column table:style-name="co4" table:default-cell-style-name="ce3"/>
        <table:table-column table:style-name="co1" table:number-columns-repeated="7"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9" table:default-cell-style-name="ce3"/>
        <table:table-column table:style-name="co1" table:default-cell-style-name="ce3"/>
        <table:table-column table:style-name="co2" table:default-cell-style-name="ce3"/>
        <table:table-column table:style-name="co3" table:default-cell-style-name="ce3"/>
        <table:table-column table:style-name="co2" table:default-cell-style-name="ce3"/>
        <table:table-column table:style-name="co1" table:number-columns-repeated="6" table:default-cell-style-name="ce3"/>
        <table:table-column table:style-name="co4" table:default-cell-style-name="ce3"/>
        <table:table-column table:style-name="co1" table:number-columns-repeated="6" table:default-cell-style-name="ce3"/>
        <table:table-column table:style-name="co5" table:number-columns-repeated="233" table:default-cell-style-name="ce3"/>
        <table:table-row table:style-name="ro1">
          <table:table-cell office:value-type="string" table:style-name="ce1">
            <text:p>Department for Transport statistics</text:p>
          </table:table-cell>
          <table:table-cell table:number-columns-repeated="5" table:style-name="ce1"/>
          <table:table-cell table:number-columns-repeated="15" table:style-name="ce2"/>
          <table:table-cell table:number-columns-repeated="8" table:style-name="ce3"/>
          <table:table-cell table:number-columns-repeated="16355" table:style-name="ce4"/>
        </table:table-row>
        <table:table-row table:style-name="ro2">
          <table:table-cell office:value-type="string" table:style-name="ce5">
            <text:p><text:a xlink:href="https://www.gov.uk/government/collections/bus-statistics">Bus Statistics</text:a></text:p>
          </table:table-cell>
          <table:table-cell table:number-columns-repeated="5" table:style-name="ce6"/>
          <table:table-cell table:number-columns-repeated="8" table:style-name="ce3"/>
          <table:table-cell table:number-columns-repeated="7" table:style-name="ce7"/>
          <table:table-cell table:number-columns-repeated="8" table:style-name="ce3"/>
          <table:table-cell table:number-columns-repeated="16355" table:style-name="ce4"/>
        </table:table-row>
        <table:table-row table:style-name="ro2">
          <table:table-cell table:style-name="ce5"/>
          <table:table-cell table:number-columns-repeated="5" table:style-name="ce6"/>
          <table:table-cell table:number-columns-repeated="8" table:style-name="ce3"/>
          <table:table-cell table:number-columns-repeated="7" table:style-name="ce7"/>
          <table:table-cell table:number-columns-repeated="8" table:style-name="ce3"/>
          <table:table-cell table:number-columns-repeated="16355" table:style-name="ce4"/>
        </table:table-row>
        <table:table-row table:style-name="ro1">
          <table:table-cell office:value-type="string" table:style-name="ce8">
            <text:p>Table BUS0113</text:p>
          </table:table-cell>
          <table:table-cell table:number-columns-repeated="5" table:style-name="ce8"/>
          <table:table-cell table:number-columns-repeated="15" table:style-name="ce2"/>
          <table:table-cell table:number-columns-repeated="8" table:style-name="ce3"/>
          <table:table-cell table:number-columns-repeated="16355" table:style-name="ce4"/>
        </table:table-row>
        <table:table-row table:style-name="ro3">
          <table:table-cell office:value-type="string" table:style-name="ce9">
            <text:p>Elderly and disabled concessionary passenger journeys on local bus services by local authority<text:span text:style-name="T3">1,2</text:span>: England, annual from 2009/10</text:p>
          </table:table-cell>
          <table:table-cell table:number-columns-repeated="6" table:style-name="ce9"/>
          <table:table-cell table:number-columns-repeated="7" table:style-name="ce10"/>
          <table:table-cell table:number-columns-repeated="7" table:style-name="ce11"/>
          <table:table-cell table:number-columns-repeated="8" table:style-name="ce3"/>
          <table:table-cell table:number-columns-repeated="16355" table:style-name="ce4"/>
        </table:table-row>
        <table:table-row table:style-name="ro4">
          <table:table-cell table:number-columns-repeated="14" table:style-name="ce12"/>
          <table:table-cell table:number-columns-repeated="7" table:style-name="ce13"/>
          <table:table-cell table:number-columns-repeated="8" table:style-name="ce3"/>
          <table:table-cell table:number-columns-repeated="16355" table:style-name="ce4"/>
        </table:table-row>
        <table:table-row table:style-name="ro2">
          <table:table-cell table:number-columns-repeated="5" table:style-name="ce14"/>
          <table:table-cell table:number-columns-repeated="2" table:style-name="ce15"/>
          <table:table-cell table:style-name="ce3"/>
          <table:table-cell table:number-columns-repeated="6" table:style-name="ce15"/>
          <table:table-cell table:number-columns-repeated="2" table:style-name="ce16"/>
          <table:table-cell table:style-name="ce14"/>
          <table:table-cell table:style-name="ce3"/>
          <table:table-cell table:style-name="ce14"/>
          <table:table-cell table:style-name="ce15"/>
          <table:table-cell table:number-columns-repeated="4" table:style-name="ce17"/>
          <table:table-cell table:style-name="ce18"/>
          <table:table-cell table:style-name="ce3"/>
          <table:table-cell table:style-name="ce18"/>
          <table:table-cell office:value-type="string" table:style-name="ce18">
            <text:p>Million / percentage of total passenger journeys</text:p>
          </table:table-cell>
          <table:table-cell table:style-name="ce3"/>
          <table:table-cell table:number-columns-repeated="16355" table:style-name="ce4"/>
        </table:table-row>
        <table:table-row table:style-name="ro5">
          <table:table-cell office:value-type="string" table:style-name="ce19">
            <text:p>LA Code</text:p>
          </table:table-cell>
          <table:table-cell office:value-type="string" table:style-name="ce20">
            <text:p>Local Authority</text:p>
          </table:table-cell>
          <table:table-cell table:style-name="ce19"/>
          <table:table-cell office:value-type="string" table:style-name="ce21">
            <text:p>2009/10</text:p>
          </table:table-cell>
          <table:table-cell office:value-type="string" table:style-name="ce21">
            <text:p>2010/11</text:p>
          </table:table-cell>
          <table:table-cell office:value-type="string" table:style-name="ce21">
            <text:p>2011/12</text:p>
          </table:table-cell>
          <table:table-cell office:value-type="string" table:style-name="ce21">
            <text:p>2012/13</text:p>
          </table:table-cell>
          <table:table-cell office:value-type="string" table:style-name="ce21">
            <text:p>2013/14</text:p>
          </table:table-cell>
          <table:table-cell office:value-type="string" table:style-name="ce21">
            <text:p>2014/15</text:p>
          </table:table-cell>
          <table:table-cell office:value-type="string" table:style-name="ce22">
            <text:p>2015/16</text:p>
          </table:table-cell>
          <table:table-cell office:value-type="string" table:style-name="ce22">
            <text:p>2016/17</text:p>
          </table:table-cell>
          <table:table-cell office:value-type="string" table:style-name="ce22">
            <text:p>2017/18</text:p>
          </table:table-cell>
          <table:table-cell office:value-type="string" table:style-name="ce22">
            <text:p>2018/19</text:p>
          </table:table-cell>
          <table:table-cell office:value-type="string" table:style-name="ce22">
            <text:p>2019/20</text:p>
          </table:table-cell>
          <table:table-cell office:value-type="string" table:style-name="ce22">
            <text:p>2020/21</text:p>
          </table:table-cell>
          <table:table-cell table:style-name="ce23"/>
          <table:table-cell office:value-type="string" table:style-name="ce21">
            <text:p>2009/10</text:p>
          </table:table-cell>
          <table:table-cell office:value-type="string" table:style-name="ce21">
            <text:p>2010/11</text:p>
          </table:table-cell>
          <table:table-cell office:value-type="string" table:style-name="ce21">
            <text:p>2011/12</text:p>
          </table:table-cell>
          <table:table-cell office:value-type="string" table:style-name="ce21">
            <text:p>2012/13</text:p>
          </table:table-cell>
          <table:table-cell office:value-type="string" table:style-name="ce21">
            <text:p>2013/14</text:p>
          </table:table-cell>
          <table:table-cell office:value-type="string" table:style-name="ce24">
            <text:p>2014/15</text:p>
          </table:table-cell>
          <table:table-cell office:value-type="string" table:style-name="ce24">
            <text:p>2015/16</text:p>
          </table:table-cell>
          <table:table-cell office:value-type="string" table:style-name="ce24">
            <text:p>2016/17</text:p>
          </table:table-cell>
          <table:table-cell office:value-type="string" table:style-name="ce24">
            <text:p>2017/18</text:p>
          </table:table-cell>
          <table:table-cell office:value-type="string" table:style-name="ce24">
            <text:p>2018/19</text:p>
          </table:table-cell>
          <table:table-cell office:value-type="string" table:style-name="ce24">
            <text:p>2019/20</text:p>
          </table:table-cell>
          <table:table-cell office:value-type="string" table:style-name="ce24">
            <text:p>2020/21</text:p>
          </table:table-cell>
          <table:table-cell table:number-columns-repeated="16356" table:style-name="ce25"/>
        </table:table-row>
        <table:table-row table:style-name="ro2">
          <table:table-cell table:style-name="ce26"/>
          <table:table-cell table:style-name="ce27"/>
          <table:table-cell table:style-name="ce26"/>
          <table:table-cell table:number-columns-repeated="12" table:style-name="ce28"/>
          <table:table-cell table:style-name="ce29"/>
          <table:table-cell table:number-columns-repeated="5" table:style-name="ce28"/>
          <table:table-cell table:number-columns-repeated="2" table:style-name="ce30"/>
          <table:table-cell table:number-columns-repeated="16361" table:style-name="ce25"/>
        </table:table-row>
        <table:table-row table:style-name="ro2">
          <table:table-cell office:value-type="string" table:style-name="ce31">
            <text:p>E12000001</text:p>
          </table:table-cell>
          <table:table-cell office:value-type="string" table:style-name="ce31">
            <text:p>North East</text:p>
          </table:table-cell>
          <table:table-cell table:style-name="ce31"/>
          <table:table-cell office:value-type="float" office:value="75.154478640177445" table:style-name="ce32">
            <text:p>75.2</text:p>
          </table:table-cell>
          <table:table-cell office:value-type="float" office:value="74.293727394532056" table:style-name="ce32">
            <text:p>74.3</text:p>
          </table:table-cell>
          <table:table-cell office:value-type="float" office:value="73.513993443688577" table:style-name="ce32">
            <text:p>73.5</text:p>
          </table:table-cell>
          <table:table-cell office:value-type="float" office:value="69.456585068309451" table:style-name="ce32">
            <text:p>69.5</text:p>
          </table:table-cell>
          <table:table-cell office:value-type="float" office:value="69.858362058491053" table:style-name="ce32">
            <text:p>69.9</text:p>
          </table:table-cell>
          <table:table-cell office:value-type="float" office:value="67.844039164056113" table:style-name="ce32">
            <text:p>67.8</text:p>
          </table:table-cell>
          <table:table-cell office:value-type="float" office:value="65.712866654328877" table:style-name="ce32">
            <text:p>65.7</text:p>
          </table:table-cell>
          <table:table-cell office:value-type="float" office:value="64.105598309786302" table:style-name="ce32">
            <text:p>64.1</text:p>
          </table:table-cell>
          <table:table-cell office:value-type="float" office:value="59.994348580135252" table:style-name="ce32">
            <text:p>60.0</text:p>
          </table:table-cell>
          <table:table-cell office:value-type="float" office:value="59.344619736546683" table:style-name="ce32">
            <text:p>59.3</text:p>
          </table:table-cell>
          <table:table-cell office:value-type="float" office:value="55.842661661768332" table:style-name="ce32">
            <text:p>55.8</text:p>
          </table:table-cell>
          <table:table-cell office:value-type="float" office:value="19.167793572577771" table:style-name="ce32">
            <text:p>19.2</text:p>
          </table:table-cell>
          <table:table-cell table:style-name="ce33"/>
          <table:table-cell office:value-type="float" office:value="36.278875694018033" table:style-name="ce34">
            <text:p>36</text:p>
          </table:table-cell>
          <table:table-cell office:value-type="float" office:value="36.132810254362909" table:style-name="ce34">
            <text:p>36</text:p>
          </table:table-cell>
          <table:table-cell office:value-type="float" office:value="37.017766533914447" table:style-name="ce34">
            <text:p>37</text:p>
          </table:table-cell>
          <table:table-cell office:value-type="float" office:value="36.48821305041546" table:style-name="ce34">
            <text:p>36</text:p>
          </table:table-cell>
          <table:table-cell office:value-type="float" office:value="37.105417094252395" table:style-name="ce34">
            <text:p>37</text:p>
          </table:table-cell>
          <table:table-cell office:value-type="float" office:value="36.6895260560742" table:style-name="ce34">
            <text:p>37</text:p>
          </table:table-cell>
          <table:table-cell office:value-type="float" office:value="36.37601323653741" table:style-name="ce34">
            <text:p>36</text:p>
          </table:table-cell>
          <table:table-cell office:value-type="float" office:value="36.227630891793986" table:style-name="ce34">
            <text:p>36</text:p>
          </table:table-cell>
          <table:table-cell office:value-type="float" office:value="35.377736019143271" table:style-name="ce34">
            <text:p>35</text:p>
          </table:table-cell>
          <table:table-cell office:value-type="float" office:value="34.440243522296939" table:style-name="ce34">
            <text:p>34</text:p>
          </table:table-cell>
          <table:table-cell office:value-type="float" office:value="34.404888057463253" table:style-name="ce34">
            <text:p>34</text:p>
          </table:table-cell>
          <table:table-cell office:value-type="float" office:value="31.044240467379701" table:style-name="ce34">
            <text:p>31</text:p>
          </table:table-cell>
          <table:table-cell table:style-name="ce35"/>
          <table:table-cell table:number-columns-repeated="16355" table:style-name="ce25"/>
        </table:table-row>
        <table:table-row table:style-name="ro6">
          <table:table-cell office:value-type="string" table:style-name="ce3">
            <text:p>E06000005</text:p>
          </table:table-cell>
          <table:table-cell table:style-name="ce3"/>
          <table:table-cell office:value-type="string" table:style-name="ce3">
            <text:p>Darlington</text:p>
          </table:table-cell>
          <table:table-cell office:value-type="float" office:value="3.4417227099143202" table:style-name="ce36">
            <text:p>3.4</text:p>
          </table:table-cell>
          <table:table-cell office:value-type="float" office:value="3.2553559619969001" table:style-name="ce36">
            <text:p>3.3</text:p>
          </table:table-cell>
          <table:table-cell office:value-type="float" office:value="3.0200081549295801" table:style-name="ce36">
            <text:p>3.0</text:p>
          </table:table-cell>
          <table:table-cell office:value-type="float" office:value="2.8557700000000001" table:style-name="ce36">
            <text:p>2.9</text:p>
          </table:table-cell>
          <table:table-cell office:value-type="float" office:value="2.7886009999999999" table:style-name="ce36">
            <text:p>2.8</text:p>
          </table:table-cell>
          <table:table-cell office:value-type="float" office:value="2.7308590000000001" table:style-name="ce36">
            <text:p>2.7</text:p>
          </table:table-cell>
          <table:table-cell office:value-type="float" office:value="2.635961" table:style-name="ce36">
            <text:p>2.6</text:p>
          </table:table-cell>
          <table:table-cell office:value-type="float" office:value="2.6936399999999998" table:style-name="ce36">
            <text:p>2.7</text:p>
          </table:table-cell>
          <table:table-cell office:value-type="float" office:value="2.443838" table:style-name="ce36">
            <text:p>2.4</text:p>
          </table:table-cell>
          <table:table-cell office:value-type="float" office:value="2.3341651556491803" table:style-name="ce36">
            <text:p>2.3</text:p>
          </table:table-cell>
          <table:table-cell office:value-type="float" office:value="2.1664409999999998" table:style-name="ce36">
            <text:p>2.2</text:p>
          </table:table-cell>
          <table:table-cell office:value-type="float" office:value="0.63925200000000004" table:style-name="ce36">
            <text:p>0.6</text:p>
          </table:table-cell>
          <table:table-cell table:style-name="ce33"/>
          <table:table-cell office:value-type="float" office:value="41.889891106120054" table:style-name="ce37">
            <text:p>42</text:p>
          </table:table-cell>
          <table:table-cell office:value-type="float" office:value="41.393493274594967" table:style-name="ce37">
            <text:p>41</text:p>
          </table:table-cell>
          <table:table-cell office:value-type="float" office:value="43.298830876364249" table:style-name="ce37">
            <text:p>43</text:p>
          </table:table-cell>
          <table:table-cell office:value-type="float" office:value="42.974605921522894" table:style-name="ce37">
            <text:p>43</text:p>
          </table:table-cell>
          <table:table-cell office:value-type="float" office:value="42.402934477864449" table:style-name="ce37">
            <text:p>42</text:p>
          </table:table-cell>
          <table:table-cell office:value-type="float" office:value="42.331253347263633" table:style-name="ce37">
            <text:p>42</text:p>
          </table:table-cell>
          <table:table-cell office:value-type="float" office:value="42.248313488406389" table:style-name="ce37">
            <text:p>42</text:p>
          </table:table-cell>
          <table:table-cell office:value-type="float" office:value="42.629506409682207" table:style-name="ce37">
            <text:p>43</text:p>
          </table:table-cell>
          <table:table-cell office:value-type="float" office:value="40.938018512112613" table:style-name="ce37">
            <text:p>41</text:p>
          </table:table-cell>
          <table:table-cell office:value-type="float" office:value="40.821119068506704" table:style-name="ce37">
            <text:p>41</text:p>
          </table:table-cell>
          <table:table-cell office:value-type="float" office:value="39.67759996087991" table:style-name="ce37">
            <text:p>40</text:p>
          </table:table-cell>
          <table:table-cell office:value-type="float" office:value="37.733884420455396" table:style-name="ce37">
            <text:p>38</text:p>
          </table:table-cell>
          <table:table-cell table:style-name="ce35"/>
          <table:table-cell table:number-columns-repeated="16355" table:style-name="ce25"/>
        </table:table-row>
        <table:table-row table:style-name="ro6">
          <table:table-cell office:value-type="string" table:style-name="ce3">
            <text:p>E06000047</text:p>
          </table:table-cell>
          <table:table-cell table:style-name="ce3"/>
          <table:table-cell office:value-type="string" table:style-name="ce3">
            <text:p>Durham</text:p>
          </table:table-cell>
          <table:table-cell office:value-type="float" office:value="10.5011422585217" table:style-name="ce36">
            <text:p>10.5</text:p>
          </table:table-cell>
          <table:table-cell office:value-type="float" office:value="10.189351611800499" table:style-name="ce36">
            <text:p>10.2</text:p>
          </table:table-cell>
          <table:table-cell office:value-type="float" office:value="10.437882613259001" table:style-name="ce36">
            <text:p>10.4</text:p>
          </table:table-cell>
          <table:table-cell office:value-type="float" office:value="9.8853803727078109" table:style-name="ce36">
            <text:p>9.9</text:p>
          </table:table-cell>
          <table:table-cell office:value-type="float" office:value="9.9826746319991599" table:style-name="ce36">
            <text:p>10.0</text:p>
          </table:table-cell>
          <table:table-cell office:value-type="float" office:value="9.8594942222601016" table:style-name="ce36">
            <text:p>9.9</text:p>
          </table:table-cell>
          <table:table-cell office:value-type="float" office:value="9.4394039260859302" table:style-name="ce36">
            <text:p>9.4</text:p>
          </table:table-cell>
          <table:table-cell office:value-type="float" office:value="9.5091272557395108" table:style-name="ce36">
            <text:p>9.5</text:p>
          </table:table-cell>
          <table:table-cell office:value-type="float" office:value="8.94339314711568" table:style-name="ce36">
            <text:p>8.9</text:p>
          </table:table-cell>
          <table:table-cell office:value-type="float" office:value="9.1151192316114109" table:style-name="ce36">
            <text:p>9.1</text:p>
          </table:table-cell>
          <table:table-cell office:value-type="float" office:value="8.6214423839905709" table:style-name="ce36">
            <text:p>8.6</text:p>
          </table:table-cell>
          <table:table-cell office:value-type="float" office:value="3.1365295925777699" table:style-name="ce36">
            <text:p>3.1</text:p>
          </table:table-cell>
          <table:table-cell table:style-name="ce33"/>
          <table:table-cell office:value-type="float" office:value="39.890425262573778" table:style-name="ce37">
            <text:p>40</text:p>
          </table:table-cell>
          <table:table-cell office:value-type="float" office:value="39.300550984350366" table:style-name="ce37">
            <text:p>39</text:p>
          </table:table-cell>
          <table:table-cell office:value-type="float" office:value="42.256383157850905" table:style-name="ce37">
            <text:p>42</text:p>
          </table:table-cell>
          <table:table-cell office:value-type="float" office:value="42.809980935331559" table:style-name="ce37">
            <text:p>43</text:p>
          </table:table-cell>
          <table:table-cell office:value-type="float" office:value="42.971855290821367" table:style-name="ce37">
            <text:p>43</text:p>
          </table:table-cell>
          <table:table-cell office:value-type="float" office:value="43.265470604092897" table:style-name="ce37">
            <text:p>43</text:p>
          </table:table-cell>
          <table:table-cell office:value-type="float" office:value="42.689820126979377" table:style-name="ce37">
            <text:p>43</text:p>
          </table:table-cell>
          <table:table-cell office:value-type="float" office:value="43.33094866247454" table:style-name="ce37">
            <text:p>43</text:p>
          </table:table-cell>
          <table:table-cell office:value-type="float" office:value="41.396323503500518" table:style-name="ce37">
            <text:p>41</text:p>
          </table:table-cell>
          <table:table-cell office:value-type="float" office:value="41.322812009677882" table:style-name="ce37">
            <text:p>41</text:p>
          </table:table-cell>
          <table:table-cell office:value-type="float" office:value="40.79899473448689" table:style-name="ce37">
            <text:p>41</text:p>
          </table:table-cell>
          <table:table-cell office:value-type="float" office:value="40.487029163962923" table:style-name="ce37">
            <text:p>40</text:p>
          </table:table-cell>
          <table:table-cell table:style-name="ce35"/>
          <table:table-cell table:number-columns-repeated="16355" table:style-name="ce25"/>
        </table:table-row>
        <table:table-row table:style-name="ro6">
          <table:table-cell office:value-type="string" table:style-name="ce3">
            <text:p>E06000001</text:p>
          </table:table-cell>
          <table:table-cell table:style-name="ce3"/>
          <table:table-cell office:value-type="string" table:style-name="ce3">
            <text:p>Hartlepool</text:p>
          </table:table-cell>
          <table:table-cell office:value-type="float" office:value="2.22093329389191" table:style-name="ce36">
            <text:p>2.2</text:p>
          </table:table-cell>
          <table:table-cell office:value-type="float" office:value="2.25908583494809" table:style-name="ce36">
            <text:p>2.3</text:p>
          </table:table-cell>
          <table:table-cell office:value-type="float" office:value="2.0765129999999998" table:style-name="ce36">
            <text:p>2.1</text:p>
          </table:table-cell>
          <table:table-cell office:value-type="float" office:value="1.977225" table:style-name="ce36">
            <text:p>2.0</text:p>
          </table:table-cell>
          <table:table-cell office:value-type="float" office:value="2.0082900000000001" table:style-name="ce36">
            <text:p>2.0</text:p>
          </table:table-cell>
          <table:table-cell office:value-type="float" office:value="2.000912" table:style-name="ce36">
            <text:p>2.0</text:p>
          </table:table-cell>
          <table:table-cell office:value-type="float" office:value="1.967841" table:style-name="ce36">
            <text:p>2.0</text:p>
          </table:table-cell>
          <table:table-cell office:value-type="float" office:value="1.871381" table:style-name="ce36">
            <text:p>1.9</text:p>
          </table:table-cell>
          <table:table-cell office:value-type="float" office:value="1.6434610000000001" table:style-name="ce36">
            <text:p>1.6</text:p>
          </table:table-cell>
          <table:table-cell office:value-type="float" office:value="1.5677220000000001" table:style-name="ce36">
            <text:p>1.6</text:p>
          </table:table-cell>
          <table:table-cell office:value-type="float" office:value="1.4714160000000001" table:style-name="ce36">
            <text:p>1.5</text:p>
          </table:table-cell>
          <table:table-cell office:value-type="float" office:value="0.59161399999999997" table:style-name="ce36">
            <text:p>0.6</text:p>
          </table:table-cell>
          <table:table-cell table:style-name="ce33"/>
          <table:table-cell office:value-type="float" office:value="41.172175125302473" table:style-name="ce37">
            <text:p>41</text:p>
          </table:table-cell>
          <table:table-cell office:value-type="float" office:value="42.973331549853199" table:style-name="ce37">
            <text:p>43</text:p>
          </table:table-cell>
          <table:table-cell office:value-type="float" office:value="43.704966696876539" table:style-name="ce37">
            <text:p>44</text:p>
          </table:table-cell>
          <table:table-cell office:value-type="float" office:value="43.096655648517782" table:style-name="ce37">
            <text:p>43</text:p>
          </table:table-cell>
          <table:table-cell office:value-type="float" office:value="43.970342695824783" table:style-name="ce37">
            <text:p>44</text:p>
          </table:table-cell>
          <table:table-cell office:value-type="float" office:value="42.838614425665419" table:style-name="ce37">
            <text:p>43</text:p>
          </table:table-cell>
          <table:table-cell office:value-type="float" office:value="41.507629119617015" table:style-name="ce37">
            <text:p>42</text:p>
          </table:table-cell>
          <table:table-cell office:value-type="float" office:value="42.831979247084256" table:style-name="ce37">
            <text:p>43</text:p>
          </table:table-cell>
          <table:table-cell office:value-type="float" office:value="38.114499275842121" table:style-name="ce37">
            <text:p>38</text:p>
          </table:table-cell>
          <table:table-cell office:value-type="float" office:value="35.945145501623436" table:style-name="ce37">
            <text:p>36</text:p>
          </table:table-cell>
          <table:table-cell office:value-type="float" office:value="36.966210979453251" table:style-name="ce37">
            <text:p>37</text:p>
          </table:table-cell>
          <table:table-cell office:value-type="float" office:value="36.888679384105814" table:style-name="ce37">
            <text:p>37</text:p>
          </table:table-cell>
          <table:table-cell table:style-name="ce35"/>
          <table:table-cell table:number-columns-repeated="16355" table:style-name="ce25"/>
        </table:table-row>
        <table:table-row table:style-name="ro6">
          <table:table-cell office:value-type="string" table:style-name="ce3">
            <text:p>E06000002</text:p>
          </table:table-cell>
          <table:table-cell table:style-name="ce3"/>
          <table:table-cell office:value-type="string" table:style-name="ce3">
            <text:p>Middlesbrough</text:p>
          </table:table-cell>
          <table:table-cell office:value-type="float" office:value="4.2261675834654806" table:style-name="ce36">
            <text:p>4.2</text:p>
          </table:table-cell>
          <table:table-cell office:value-type="float" office:value="4.2384822279995698" table:style-name="ce36">
            <text:p>4.2</text:p>
          </table:table-cell>
          <table:table-cell office:value-type="float" office:value="4.0227680000000001" table:style-name="ce36">
            <text:p>4.0</text:p>
          </table:table-cell>
          <table:table-cell office:value-type="float" office:value="3.6552539999999998" table:style-name="ce36">
            <text:p>3.7</text:p>
          </table:table-cell>
          <table:table-cell office:value-type="float" office:value="3.7404030000000001" table:style-name="ce36">
            <text:p>3.7</text:p>
          </table:table-cell>
          <table:table-cell office:value-type="float" office:value="3.478097" table:style-name="ce36">
            <text:p>3.5</text:p>
          </table:table-cell>
          <table:table-cell office:value-type="float" office:value="3.8122066653280302" table:style-name="ce36">
            <text:p>3.8</text:p>
          </table:table-cell>
          <table:table-cell office:value-type="float" office:value="3.4419678555024298" table:style-name="ce36">
            <text:p>3.4</text:p>
          </table:table-cell>
          <table:table-cell office:value-type="float" office:value="3.0456819999999998" table:style-name="ce36">
            <text:p>3.0</text:p>
          </table:table-cell>
          <table:table-cell office:value-type="float" office:value="3.0336690000000002" table:style-name="ce36">
            <text:p>3.0</text:p>
          </table:table-cell>
          <table:table-cell office:value-type="float" office:value="2.7728109999999999" table:style-name="ce36">
            <text:p>2.8</text:p>
          </table:table-cell>
          <table:table-cell office:value-type="float" office:value="0.86434100000000003" table:style-name="ce36">
            <text:p>0.9</text:p>
          </table:table-cell>
          <table:table-cell table:style-name="ce33"/>
          <table:table-cell office:value-type="float" office:value="41.442293500862881" table:style-name="ce37">
            <text:p>41</text:p>
          </table:table-cell>
          <table:table-cell office:value-type="float" office:value="40.781330347708661" table:style-name="ce37">
            <text:p>41</text:p>
          </table:table-cell>
          <table:table-cell office:value-type="float" office:value="41.138410356146444" table:style-name="ce37">
            <text:p>41</text:p>
          </table:table-cell>
          <table:table-cell office:value-type="float" office:value="40.277415526608515" table:style-name="ce37">
            <text:p>40</text:p>
          </table:table-cell>
          <table:table-cell office:value-type="float" office:value="41.466016052935977" table:style-name="ce37">
            <text:p>41</text:p>
          </table:table-cell>
          <table:table-cell office:value-type="float" office:value="41.506471033993073" table:style-name="ce37">
            <text:p>42</text:p>
          </table:table-cell>
          <table:table-cell office:value-type="float" office:value="41.671824888070461" table:style-name="ce37">
            <text:p>42</text:p>
          </table:table-cell>
          <table:table-cell office:value-type="float" office:value="41.09394781363261" table:style-name="ce37">
            <text:p>41</text:p>
          </table:table-cell>
          <table:table-cell office:value-type="float" office:value="41.542327881754318" table:style-name="ce37">
            <text:p>42</text:p>
          </table:table-cell>
          <table:table-cell office:value-type="float" office:value="40.899920698885232" table:style-name="ce37">
            <text:p>41</text:p>
          </table:table-cell>
          <table:table-cell office:value-type="float" office:value="41.065461444782294" table:style-name="ce37">
            <text:p>41</text:p>
          </table:table-cell>
          <table:table-cell office:value-type="float" office:value="34.242786199738134" table:style-name="ce37">
            <text:p>34</text:p>
          </table:table-cell>
          <table:table-cell table:style-name="ce35"/>
          <table:table-cell table:number-columns-repeated="16355" table:style-name="ce25"/>
        </table:table-row>
        <table:table-row table:style-name="ro6">
          <table:table-cell office:value-type="string" table:style-name="ce3">
            <text:p>E06000048</text:p>
          </table:table-cell>
          <table:table-cell table:style-name="ce3"/>
          <table:table-cell office:value-type="string" table:style-name="ce3">
            <text:p>Northumberland</text:p>
          </table:table-cell>
          <table:table-cell office:value-type="float" office:value="4.1708714399633298" table:style-name="ce36">
            <text:p>4.2</text:p>
          </table:table-cell>
          <table:table-cell office:value-type="float" office:value="4.05434746088289" table:style-name="ce36">
            <text:p>4.1</text:p>
          </table:table-cell>
          <table:table-cell office:value-type="float" office:value="4.4161399635" table:style-name="ce36">
            <text:p>4.4</text:p>
          </table:table-cell>
          <table:table-cell office:value-type="float" office:value="4.03346411707484" table:style-name="ce36">
            <text:p>4.0</text:p>
          </table:table-cell>
          <table:table-cell office:value-type="float" office:value="4.1049311191150899" table:style-name="ce36">
            <text:p>4.1</text:p>
          </table:table-cell>
          <table:table-cell office:value-type="float" office:value="4.0044889417960201" table:style-name="ce36">
            <text:p>4.0</text:p>
          </table:table-cell>
          <table:table-cell office:value-type="float" office:value="3.9280721783857202" table:style-name="ce36">
            <text:p>3.9</text:p>
          </table:table-cell>
          <table:table-cell office:value-type="float" office:value="3.7253988904494602" table:style-name="ce36">
            <text:p>3.7</text:p>
          </table:table-cell>
          <table:table-cell office:value-type="float" office:value="3.4938709458739199" table:style-name="ce36">
            <text:p>3.5</text:p>
          </table:table-cell>
          <table:table-cell office:value-type="float" office:value="3.4540620203757797" table:style-name="ce36">
            <text:p>3.5</text:p>
          </table:table-cell>
          <table:table-cell office:value-type="float" office:value="3.31152055555556" table:style-name="ce36">
            <text:p>3.3</text:p>
          </table:table-cell>
          <table:table-cell office:value-type="float" office:value="1.0658931599999999" table:style-name="ce36">
            <text:p>1.1</text:p>
          </table:table-cell>
          <table:table-cell table:style-name="ce33"/>
          <table:table-cell office:value-type="float" office:value="37.171690435333097" table:style-name="ce37">
            <text:p>37</text:p>
          </table:table-cell>
          <table:table-cell office:value-type="float" office:value="35.907809281145489" table:style-name="ce37">
            <text:p>36</text:p>
          </table:table-cell>
          <table:table-cell office:value-type="float" office:value="41.662124871154468" table:style-name="ce37">
            <text:p>42</text:p>
          </table:table-cell>
          <table:table-cell office:value-type="float" office:value="40.546837061633447" table:style-name="ce37">
            <text:p>41</text:p>
          </table:table-cell>
          <table:table-cell office:value-type="float" office:value="41.101734912717006" table:style-name="ce37">
            <text:p>41</text:p>
          </table:table-cell>
          <table:table-cell office:value-type="float" office:value="41.469557890957503" table:style-name="ce37">
            <text:p>41</text:p>
          </table:table-cell>
          <table:table-cell office:value-type="float" office:value="43.651097136517251" table:style-name="ce37">
            <text:p>44</text:p>
          </table:table-cell>
          <table:table-cell office:value-type="float" office:value="43.07967468570935" table:style-name="ce37">
            <text:p>43</text:p>
          </table:table-cell>
          <table:table-cell office:value-type="float" office:value="42.26494779586195" table:style-name="ce37">
            <text:p>42</text:p>
          </table:table-cell>
          <table:table-cell office:value-type="float" office:value="41.816653263160426" table:style-name="ce37">
            <text:p>42</text:p>
          </table:table-cell>
          <table:table-cell office:value-type="float" office:value="41.355665073463264" table:style-name="ce37">
            <text:p>41</text:p>
          </table:table-cell>
          <table:table-cell office:value-type="float" office:value="38.273947159509092" table:style-name="ce37">
            <text:p>38</text:p>
          </table:table-cell>
          <table:table-cell table:style-name="ce35"/>
          <table:table-cell table:number-columns-repeated="16355" table:style-name="ce25"/>
        </table:table-row>
        <table:table-row table:style-name="ro2">
          <table:table-cell office:value-type="string" table:style-name="ce3">
            <text:p>E06000003</text:p>
          </table:table-cell>
          <table:table-cell table:style-name="ce3"/>
          <table:table-cell office:value-type="string" table:style-name="ce3">
            <text:p>Redcar and Cleveland</text:p>
          </table:table-cell>
          <table:table-cell office:value-type="float" office:value="2.7810680701072799" table:style-name="ce36">
            <text:p>2.8</text:p>
          </table:table-cell>
          <table:table-cell office:value-type="float" office:value="2.6974177126062697" table:style-name="ce36">
            <text:p>2.7</text:p>
          </table:table-cell>
          <table:table-cell office:value-type="float" office:value="2.264939" table:style-name="ce36">
            <text:p>2.3</text:p>
          </table:table-cell>
          <table:table-cell office:value-type="float" office:value="2.0684580000000001" table:style-name="ce36">
            <text:p>2.1</text:p>
          </table:table-cell>
          <table:table-cell office:value-type="float" office:value="2.197003" table:style-name="ce36">
            <text:p>2.2</text:p>
          </table:table-cell>
          <table:table-cell office:value-type="float" office:value="2.0361009999999999" table:style-name="ce36">
            <text:p>2.0</text:p>
          </table:table-cell>
          <table:table-cell office:value-type="float" office:value="1.9252689999999999" table:style-name="ce36">
            <text:p>1.9</text:p>
          </table:table-cell>
          <table:table-cell office:value-type="float" office:value="1.9341999999999999" table:style-name="ce36">
            <text:p>1.9</text:p>
          </table:table-cell>
          <table:table-cell office:value-type="float" office:value="2.1157046354013498" table:style-name="ce36">
            <text:p>2.1</text:p>
          </table:table-cell>
          <table:table-cell office:value-type="float" office:value="1.98424229112771" table:style-name="ce36">
            <text:p>2.0</text:p>
          </table:table-cell>
          <table:table-cell office:value-type="float" office:value="1.6533260000000001" table:style-name="ce36">
            <text:p>1.7</text:p>
          </table:table-cell>
          <table:table-cell office:value-type="float" office:value="0.5625" table:style-name="ce36">
            <text:p>0.6</text:p>
          </table:table-cell>
          <table:table-cell table:style-name="ce33"/>
          <table:table-cell office:value-type="float" office:value="49.024024440778419" table:style-name="ce37">
            <text:p>49</text:p>
          </table:table-cell>
          <table:table-cell office:value-type="float" office:value="48.699995481362585" table:style-name="ce37">
            <text:p>49</text:p>
          </table:table-cell>
          <table:table-cell office:value-type="float" office:value="48.339003626269893" table:style-name="ce37">
            <text:p>48</text:p>
          </table:table-cell>
          <table:table-cell office:value-type="float" office:value="47.863444451592038" table:style-name="ce37">
            <text:p>48</text:p>
          </table:table-cell>
          <table:table-cell office:value-type="float" office:value="50.618001874960108" table:style-name="ce37">
            <text:p>51</text:p>
          </table:table-cell>
          <table:table-cell office:value-type="float" office:value="49.39961578904208" table:style-name="ce37">
            <text:p>49</text:p>
          </table:table-cell>
          <table:table-cell office:value-type="float" office:value="49.000067445213489" table:style-name="ce37">
            <text:p>49</text:p>
          </table:table-cell>
          <table:table-cell office:value-type="float" office:value="49.94763013446763" table:style-name="ce37">
            <text:p>50</text:p>
          </table:table-cell>
          <table:table-cell office:value-type="float" office:value="48.329765946218352" table:style-name="ce37">
            <text:p>48</text:p>
          </table:table-cell>
          <table:table-cell office:value-type="float" office:value="47.207221824042065" table:style-name="ce37">
            <text:p>47</text:p>
          </table:table-cell>
          <table:table-cell office:value-type="float" office:value="48.329596055352056" table:style-name="ce37">
            <text:p>48</text:p>
          </table:table-cell>
          <table:table-cell office:value-type="float" office:value="47.556404008772354" table:style-name="ce37">
            <text:p>48</text:p>
          </table:table-cell>
          <table:table-cell table:style-name="ce35"/>
          <table:table-cell table:number-columns-repeated="16355" table:style-name="ce25"/>
        </table:table-row>
        <table:table-row table:style-name="ro6">
          <table:table-cell office:value-type="string" table:style-name="ce3">
            <text:p>E06000004</text:p>
          </table:table-cell>
          <table:table-cell table:style-name="ce3"/>
          <table:table-cell office:value-type="string" table:style-name="ce3">
            <text:p>Stockton-on-Tees</text:p>
          </table:table-cell>
          <table:table-cell office:value-type="float" office:value="4.3437436868209298" table:style-name="ce36">
            <text:p>4.3</text:p>
          </table:table-cell>
          <table:table-cell office:value-type="float" office:value="4.2895884710788295" table:style-name="ce36">
            <text:p>4.3</text:p>
          </table:table-cell>
          <table:table-cell office:value-type="float" office:value="4.0629150000000003" table:style-name="ce36">
            <text:p>4.1</text:p>
          </table:table-cell>
          <table:table-cell office:value-type="float" office:value="3.7882929999999999" table:style-name="ce36">
            <text:p>3.8</text:p>
          </table:table-cell>
          <table:table-cell office:value-type="float" office:value="3.8615650000000001" table:style-name="ce36">
            <text:p>3.9</text:p>
          </table:table-cell>
          <table:table-cell office:value-type="float" office:value="3.6431870000000002" table:style-name="ce36">
            <text:p>3.6</text:p>
          </table:table-cell>
          <table:table-cell office:value-type="float" office:value="3.6773570000000002" table:style-name="ce36">
            <text:p>3.7</text:p>
          </table:table-cell>
          <table:table-cell office:value-type="float" office:value="3.7206519999999998" table:style-name="ce36">
            <text:p>3.7</text:p>
          </table:table-cell>
          <table:table-cell office:value-type="float" office:value="3.5627369999999998" table:style-name="ce36">
            <text:p>3.6</text:p>
          </table:table-cell>
          <table:table-cell office:value-type="float" office:value="3.5055350000000001" table:style-name="ce36">
            <text:p>3.5</text:p>
          </table:table-cell>
          <table:table-cell office:value-type="float" office:value="3.3046060000000002" table:style-name="ce36">
            <text:p>3.3</text:p>
          </table:table-cell>
          <table:table-cell office:value-type="float" office:value="1.1217600000000001" table:style-name="ce36">
            <text:p>1.1</text:p>
          </table:table-cell>
          <table:table-cell table:style-name="ce33"/>
          <table:table-cell office:value-type="float" office:value="42.417644171634166" table:style-name="ce37">
            <text:p>42</text:p>
          </table:table-cell>
          <table:table-cell office:value-type="float" office:value="42.700587737814786" table:style-name="ce37">
            <text:p>43</text:p>
          </table:table-cell>
          <table:table-cell office:value-type="float" office:value="42.824142461676402" table:style-name="ce37">
            <text:p>43</text:p>
          </table:table-cell>
          <table:table-cell office:value-type="float" office:value="41.33307890700609" table:style-name="ce37">
            <text:p>41</text:p>
          </table:table-cell>
          <table:table-cell office:value-type="float" office:value="44.031477729215823" table:style-name="ce37">
            <text:p>44</text:p>
          </table:table-cell>
          <table:table-cell office:value-type="float" office:value="41.731680784034232" table:style-name="ce37">
            <text:p>42</text:p>
          </table:table-cell>
          <table:table-cell office:value-type="float" office:value="43.037043608197521" table:style-name="ce37">
            <text:p>43</text:p>
          </table:table-cell>
          <table:table-cell office:value-type="float" office:value="44.83194521243184" table:style-name="ce37">
            <text:p>45</text:p>
          </table:table-cell>
          <table:table-cell office:value-type="float" office:value="43.273314657509481" table:style-name="ce37">
            <text:p>43</text:p>
          </table:table-cell>
          <table:table-cell office:value-type="float" office:value="42.660859833792856" table:style-name="ce37">
            <text:p>43</text:p>
          </table:table-cell>
          <table:table-cell office:value-type="float" office:value="44.385075219846485" table:style-name="ce37">
            <text:p>44</text:p>
          </table:table-cell>
          <table:table-cell office:value-type="float" office:value="37.978810602621103" table:style-name="ce37">
            <text:p>38</text:p>
          </table:table-cell>
          <table:table-cell table:style-name="ce35"/>
          <table:table-cell table:number-columns-repeated="16355" table:style-name="ce25"/>
        </table:table-row>
        <table:table-row table:style-name="ro7">
          <table:table-cell office:value-type="string" table:style-name="ce3">
            <text:p>E11000004</text:p>
          </table:table-cell>
          <table:table-cell table:style-name="ce3"/>
          <table:table-cell office:value-type="string" table:style-name="ce3">
            <text:p>Tyne and Wear ITA</text:p>
          </table:table-cell>
          <table:table-cell office:value-type="float" office:value="43.468829597492501" table:style-name="ce36">
            <text:p>43.5</text:p>
          </table:table-cell>
          <table:table-cell office:value-type="float" office:value="43.310098113218999" table:style-name="ce36">
            <text:p>43.3</text:p>
          </table:table-cell>
          <table:table-cell office:value-type="float" office:value="43.212827711999999" table:style-name="ce36">
            <text:p>43.2</text:p>
          </table:table-cell>
          <table:table-cell office:value-type="float" office:value="41.192740578526802" table:style-name="ce36">
            <text:p>41.2</text:p>
          </table:table-cell>
          <table:table-cell office:value-type="float" office:value="41.174894307376803" table:style-name="ce36">
            <text:p>41.2</text:p>
          </table:table-cell>
          <table:table-cell office:value-type="float" office:value="40.090899999999998" table:style-name="ce36">
            <text:p>40.1</text:p>
          </table:table-cell>
          <table:table-cell office:value-type="float" office:value="38.326755884529206" table:style-name="ce36">
            <text:p>38.3</text:p>
          </table:table-cell>
          <table:table-cell office:value-type="float" office:value="37.2092313080949" table:style-name="ce36">
            <text:p>37.2</text:p>
          </table:table-cell>
          <table:table-cell office:value-type="float" office:value="34.745661851744302" table:style-name="ce36">
            <text:p>34.7</text:p>
          </table:table-cell>
          <table:table-cell office:value-type="float" office:value="34.350105037782605" table:style-name="ce36">
            <text:p>34.4</text:p>
          </table:table-cell>
          <table:table-cell office:value-type="float" office:value="32.541098722222202" table:style-name="ce36">
            <text:p>32.5</text:p>
          </table:table-cell>
          <table:table-cell office:value-type="float" office:value="11.18590382" table:style-name="ce36">
            <text:p>11.2</text:p>
          </table:table-cell>
          <table:table-cell table:style-name="ce33"/>
          <table:table-cell office:value-type="float" office:value="33.465677860648221" table:style-name="ce37">
            <text:p>33</text:p>
          </table:table-cell>
          <table:table-cell office:value-type="float" office:value="33.496844327664405" table:style-name="ce37">
            <text:p>33</text:p>
          </table:table-cell>
          <table:table-cell office:value-type="float" office:value="33.862587061108989" table:style-name="ce37">
            <text:p>34</text:p>
          </table:table-cell>
          <table:table-cell office:value-type="float" office:value="33.349226960333006" table:style-name="ce37">
            <text:p>33</text:p>
          </table:table-cell>
          <table:table-cell office:value-type="float" office:value="33.811598473503743" table:style-name="ce37">
            <text:p>34</text:p>
          </table:table-cell>
          <table:table-cell office:value-type="float" office:value="33.376890210162621" table:style-name="ce37">
            <text:p>33</text:p>
          </table:table-cell>
          <table:table-cell office:value-type="float" office:value="32.775709383939343" table:style-name="ce37">
            <text:p>33</text:p>
          </table:table-cell>
          <table:table-cell office:value-type="float" office:value="32.321024815122954" table:style-name="ce37">
            <text:p>32</text:p>
          </table:table-cell>
          <table:table-cell office:value-type="float" office:value="31.734810947938414" table:style-name="ce37">
            <text:p>32</text:p>
          </table:table-cell>
          <table:table-cell office:value-type="float" office:value="30.648864604209447" table:style-name="ce37">
            <text:p>31</text:p>
          </table:table-cell>
          <table:table-cell office:value-type="float" office:value="30.666641805389521" table:style-name="ce37">
            <text:p>31</text:p>
          </table:table-cell>
          <table:table-cell office:value-type="float" office:value="27.11531965532345" table:style-name="ce37">
            <text:p>27</text:p>
          </table:table-cell>
          <table:table-cell table:style-name="ce35"/>
          <table:table-cell table:number-columns-repeated="16355" table:style-name="ce4"/>
        </table:table-row>
        <table:table-row table:style-name="ro7">
          <table:table-cell table:number-columns-repeated="3" table:style-name="ce3"/>
          <table:table-cell table:number-columns-repeated="12" table:style-name="ce32"/>
          <table:table-cell table:style-name="ce33"/>
          <table:table-cell table:number-columns-repeated="10" table:style-name="ce34"/>
          <table:table-cell table:number-columns-repeated="2" table:style-name="ce38"/>
          <table:table-cell table:style-name="ce35"/>
          <table:table-cell table:number-columns-repeated="16355" table:style-name="ce4"/>
        </table:table-row>
        <table:table-row table:style-name="ro2">
          <table:table-cell office:value-type="string" table:style-name="ce39">
            <text:p>E12000002</text:p>
          </table:table-cell>
          <table:table-cell office:value-type="string" table:style-name="ce39">
            <text:p>North West</text:p>
          </table:table-cell>
          <table:table-cell table:style-name="ce3"/>
          <table:table-cell office:value-type="float" office:value="135.11694365783612" table:style-name="ce32">
            <text:p>135.1</text:p>
          </table:table-cell>
          <table:table-cell office:value-type="float" office:value="128.57059768785439" table:style-name="ce32">
            <text:p>128.6</text:p>
          </table:table-cell>
          <table:table-cell office:value-type="float" office:value="131.23433208720235" table:style-name="ce32">
            <text:p>131.2</text:p>
          </table:table-cell>
          <table:table-cell office:value-type="float" office:value="130.45792409314527" table:style-name="ce32">
            <text:p>130.5</text:p>
          </table:table-cell>
          <table:table-cell office:value-type="float" office:value="128.48306992459783" table:style-name="ce32">
            <text:p>128.5</text:p>
          </table:table-cell>
          <table:table-cell office:value-type="float" office:value="126.39591256947108" table:style-name="ce32">
            <text:p>126.4</text:p>
          </table:table-cell>
          <table:table-cell office:value-type="float" office:value="121.24466219414842" table:style-name="ce32">
            <text:p>121.2</text:p>
          </table:table-cell>
          <table:table-cell office:value-type="float" office:value="117.52694845895607" table:style-name="ce32">
            <text:p>117.5</text:p>
          </table:table-cell>
          <table:table-cell office:value-type="float" office:value="110.43357376194948" table:style-name="ce32">
            <text:p>110.4</text:p>
          </table:table-cell>
          <table:table-cell office:value-type="float" office:value="106.8511379182011" table:style-name="ce32">
            <text:p>106.9</text:p>
          </table:table-cell>
          <table:table-cell office:value-type="float" office:value="98.393713436826829" table:style-name="ce32">
            <text:p>98.4</text:p>
          </table:table-cell>
          <table:table-cell office:value-type="float" office:value="37.041044569085301" table:style-name="ce32">
            <text:p>37.0</text:p>
          </table:table-cell>
          <table:table-cell table:style-name="ce33"/>
          <table:table-cell office:value-type="float" office:value="29.124481333422175" table:style-name="ce34">
            <text:p>29</text:p>
          </table:table-cell>
          <table:table-cell office:value-type="float" office:value="28.13146724133475" table:style-name="ce34">
            <text:p>28</text:p>
          </table:table-cell>
          <table:table-cell office:value-type="float" office:value="29.880695273762807" table:style-name="ce34">
            <text:p>30</text:p>
          </table:table-cell>
          <table:table-cell office:value-type="float" office:value="30.045090022193673" table:style-name="ce34">
            <text:p>30</text:p>
          </table:table-cell>
          <table:table-cell office:value-type="float" office:value="29.62037082242767" table:style-name="ce34">
            <text:p>30</text:p>
          </table:table-cell>
          <table:table-cell office:value-type="float" office:value="29.635128655200994" table:style-name="ce34">
            <text:p>30</text:p>
          </table:table-cell>
          <table:table-cell office:value-type="float" office:value="29.253933472261455" table:style-name="ce34">
            <text:p>29</text:p>
          </table:table-cell>
          <table:table-cell office:value-type="float" office:value="28.730268929197532" table:style-name="ce34">
            <text:p>29</text:p>
          </table:table-cell>
          <table:table-cell office:value-type="float" office:value="28.304122970506967" table:style-name="ce34">
            <text:p>28</text:p>
          </table:table-cell>
          <table:table-cell office:value-type="float" office:value="27.886935407332892" table:style-name="ce34">
            <text:p>28</text:p>
          </table:table-cell>
          <table:table-cell office:value-type="float" office:value="26.806626276372803" table:style-name="ce34">
            <text:p>27</text:p>
          </table:table-cell>
          <table:table-cell office:value-type="float" office:value="24.972004151112749" table:style-name="ce34">
            <text:p>25</text:p>
          </table:table-cell>
          <table:table-cell table:style-name="ce35"/>
          <table:table-cell table:number-columns-repeated="16355" table:style-name="ce4"/>
        </table:table-row>
        <table:table-row table:style-name="ro2">
          <table:table-cell office:value-type="string" table:style-name="ce3">
            <text:p>E06000008</text:p>
          </table:table-cell>
          <table:table-cell table:style-name="ce3"/>
          <table:table-cell office:value-type="string" table:style-name="ce3">
            <text:p>Blackburn with Darwen</text:p>
          </table:table-cell>
          <table:table-cell office:value-type="float" office:value="1.69093568868389" table:style-name="ce36">
            <text:p>1.7</text:p>
          </table:table-cell>
          <table:table-cell office:value-type="float" office:value="1.4020717811399299" table:style-name="ce36">
            <text:p>1.4</text:p>
          </table:table-cell>
          <table:table-cell office:value-type="float" office:value="1.3000647256" table:style-name="ce36">
            <text:p>1.3</text:p>
          </table:table-cell>
          <table:table-cell office:value-type="float" office:value="1.4673620859215699" table:style-name="ce36">
            <text:p>1.5</text:p>
          </table:table-cell>
          <table:table-cell office:value-type="float" office:value="1.45128965503449" table:style-name="ce36">
            <text:p>1.5</text:p>
          </table:table-cell>
          <table:table-cell office:value-type="float" office:value="1.7416825618157201" table:style-name="ce36">
            <text:p>1.7</text:p>
          </table:table-cell>
          <table:table-cell office:value-type="float" office:value="1.7185492111476599" table:style-name="ce36">
            <text:p>1.7</text:p>
          </table:table-cell>
          <table:table-cell office:value-type="float" office:value="1.51041155575468" table:style-name="ce36">
            <text:p>1.5</text:p>
          </table:table-cell>
          <table:table-cell office:value-type="float" office:value="1.3371771266052599" table:style-name="ce36">
            <text:p>1.3</text:p>
          </table:table-cell>
          <table:table-cell office:value-type="float" office:value="1.2265972369247" table:style-name="ce36">
            <text:p>1.2</text:p>
          </table:table-cell>
          <table:table-cell office:value-type="float" office:value="1.194628" table:style-name="ce36">
            <text:p>1.2</text:p>
          </table:table-cell>
          <table:table-cell office:value-type="float" office:value="0.36508800000000002" table:style-name="ce36">
            <text:p>0.4</text:p>
          </table:table-cell>
          <table:table-cell table:style-name="ce33"/>
          <table:table-cell office:value-type="float" office:value="34.652027910668579" table:style-name="ce37">
            <text:p>35</text:p>
          </table:table-cell>
          <table:table-cell office:value-type="float" office:value="28.590788396027346" table:style-name="ce37">
            <text:p>29</text:p>
          </table:table-cell>
          <table:table-cell office:value-type="float" office:value="27.217822297404808" table:style-name="ce37">
            <text:p>27</text:p>
          </table:table-cell>
          <table:table-cell office:value-type="float" office:value="35.659721422336247" table:style-name="ce37">
            <text:p>36</text:p>
          </table:table-cell>
          <table:table-cell office:value-type="float" office:value="34.617911872613199" table:style-name="ce37">
            <text:p>35</text:p>
          </table:table-cell>
          <table:table-cell office:value-type="float" office:value="43.177310770262309" table:style-name="ce37">
            <text:p>43</text:p>
          </table:table-cell>
          <table:table-cell office:value-type="float" office:value="36.670394773358886" table:style-name="ce37">
            <text:p>37</text:p>
          </table:table-cell>
          <table:table-cell office:value-type="float" office:value="31.761077134903008" table:style-name="ce37">
            <text:p>32</text:p>
          </table:table-cell>
          <table:table-cell office:value-type="float" office:value="31.613204072155789" table:style-name="ce37">
            <text:p>32</text:p>
          </table:table-cell>
          <table:table-cell office:value-type="float" office:value="30.927646686898502" table:style-name="ce37">
            <text:p>31</text:p>
          </table:table-cell>
          <table:table-cell office:value-type="float" office:value="34.320195378632292" table:style-name="ce37">
            <text:p>34</text:p>
          </table:table-cell>
          <table:table-cell office:value-type="float" office:value="23.916891474930004" table:style-name="ce37">
            <text:p>24</text:p>
          </table:table-cell>
          <table:table-cell table:style-name="ce35"/>
          <table:table-cell table:number-columns-repeated="16355" table:style-name="ce4"/>
        </table:table-row>
        <table:table-row table:style-name="ro2">
          <table:table-cell office:value-type="string" table:style-name="ce3">
            <text:p>E06000009</text:p>
          </table:table-cell>
          <table:table-cell table:style-name="ce3"/>
          <table:table-cell office:value-type="string" table:style-name="ce3">
            <text:p>Blackpool</text:p>
          </table:table-cell>
          <table:table-cell office:value-type="float" office:value="4.8341729999999998" table:style-name="ce36">
            <text:p>4.8</text:p>
          </table:table-cell>
          <table:table-cell office:value-type="float" office:value="4.4670870000000003" table:style-name="ce36">
            <text:p>4.5</text:p>
          </table:table-cell>
          <table:table-cell office:value-type="float" office:value="4.4540119999999996" table:style-name="ce36">
            <text:p>4.5</text:p>
          </table:table-cell>
          <table:table-cell office:value-type="float" office:value="4.1375350730886904" table:style-name="ce36">
            <text:p>4.1</text:p>
          </table:table-cell>
          <table:table-cell office:value-type="float" office:value="3.9478493524329901" table:style-name="ce36">
            <text:p>3.9</text:p>
          </table:table-cell>
          <table:table-cell office:value-type="float" office:value="4.0530994877407807" table:style-name="ce36">
            <text:p>4.1</text:p>
          </table:table-cell>
          <table:table-cell office:value-type="float" office:value="3.92331060557383" table:style-name="ce36">
            <text:p>3.9</text:p>
          </table:table-cell>
          <table:table-cell office:value-type="float" office:value="3.5420264929099701" table:style-name="ce36">
            <text:p>3.5</text:p>
          </table:table-cell>
          <table:table-cell office:value-type="float" office:value="3.3069720341617304" table:style-name="ce36">
            <text:p>3.3</text:p>
          </table:table-cell>
          <table:table-cell office:value-type="float" office:value="2.4283272397805602" table:style-name="ce36">
            <text:p>2.4</text:p>
          </table:table-cell>
          <table:table-cell office:value-type="float" office:value="2.8205122818543997" table:style-name="ce36">
            <text:p>2.8</text:p>
          </table:table-cell>
          <table:table-cell office:value-type="float" office:value="0.80652100000000004" table:style-name="ce36">
            <text:p>0.8</text:p>
          </table:table-cell>
          <table:table-cell table:style-name="ce33"/>
          <table:table-cell office:value-type="float" office:value="37.841776154569281" table:style-name="ce37">
            <text:p>38</text:p>
          </table:table-cell>
          <table:table-cell office:value-type="float" office:value="37.858941027987107" table:style-name="ce37">
            <text:p>38</text:p>
          </table:table-cell>
          <table:table-cell office:value-type="float" office:value="38.133687237655025" table:style-name="ce37">
            <text:p>38</text:p>
          </table:table-cell>
          <table:table-cell office:value-type="float" office:value="37.023901919201606" table:style-name="ce37">
            <text:p>37</text:p>
          </table:table-cell>
          <table:table-cell office:value-type="float" office:value="35.626888429645177" table:style-name="ce37">
            <text:p>36</text:p>
          </table:table-cell>
          <table:table-cell office:value-type="float" office:value="36.657741569001281" table:style-name="ce37">
            <text:p>37</text:p>
          </table:table-cell>
          <table:table-cell office:value-type="float" office:value="35.081440523529366" table:style-name="ce37">
            <text:p>35</text:p>
          </table:table-cell>
          <table:table-cell office:value-type="float" office:value="34.600967789079469" table:style-name="ce37">
            <text:p>35</text:p>
          </table:table-cell>
          <table:table-cell office:value-type="float" office:value="34.549851231784864" table:style-name="ce37">
            <text:p>35</text:p>
          </table:table-cell>
          <table:table-cell office:value-type="float" office:value="26.654778472356856" table:style-name="ce37">
            <text:p>27</text:p>
          </table:table-cell>
          <table:table-cell office:value-type="float" office:value="32.263523478022968" table:style-name="ce37">
            <text:p>32</text:p>
          </table:table-cell>
          <table:table-cell office:value-type="float" office:value="26.994413490094331" table:style-name="ce37">
            <text:p>27</text:p>
          </table:table-cell>
          <table:table-cell table:style-name="ce35"/>
          <table:table-cell table:number-columns-repeated="16355" table:style-name="ce4"/>
        </table:table-row>
        <table:table-row table:style-name="ro2">
          <table:table-cell office:value-type="string" table:style-name="ce3">
            <text:p>E06000049</text:p>
          </table:table-cell>
          <table:table-cell table:style-name="ce3"/>
          <table:table-cell office:value-type="string" table:style-name="ce3">
            <text:p>Cheshire East</text:p>
          </table:table-cell>
          <table:table-cell office:value-type="float" office:value="2.0747799370207818" table:style-name="ce36">
            <text:p>2.1</text:p>
          </table:table-cell>
          <table:table-cell office:value-type="float" office:value="2.2385195857650939" table:style-name="ce36">
            <text:p>2.2</text:p>
          </table:table-cell>
          <table:table-cell office:value-type="float" office:value="2.5237489880654902" table:style-name="ce36">
            <text:p>2.5</text:p>
          </table:table-cell>
          <table:table-cell office:value-type="float" office:value="2.6217796628679602" table:style-name="ce36">
            <text:p>2.6</text:p>
          </table:table-cell>
          <table:table-cell office:value-type="float" office:value="2.6608375900714401" table:style-name="ce36">
            <text:p>2.7</text:p>
          </table:table-cell>
          <table:table-cell office:value-type="float" office:value="2.50288548785332" table:style-name="ce36">
            <text:p>2.5</text:p>
          </table:table-cell>
          <table:table-cell office:value-type="float" office:value="2.3785972126141002" table:style-name="ce36">
            <text:p>2.4</text:p>
          </table:table-cell>
          <table:table-cell office:value-type="float" office:value="2.3340073504028398" table:style-name="ce36">
            <text:p>2.3</text:p>
          </table:table-cell>
          <table:table-cell office:value-type="float" office:value="2.0594739348459101" table:style-name="ce36">
            <text:p>2.1</text:p>
          </table:table-cell>
          <table:table-cell office:value-type="float" office:value="1.9288881639647499" table:style-name="ce36">
            <text:p>1.9</text:p>
          </table:table-cell>
          <table:table-cell office:value-type="float" office:value="1.7899600753309501" table:style-name="ce36">
            <text:p>1.8</text:p>
          </table:table-cell>
          <table:table-cell office:value-type="float" office:value="0.463814" table:style-name="ce36">
            <text:p>0.5</text:p>
          </table:table-cell>
          <table:table-cell table:style-name="ce33"/>
          <table:table-cell office:value-type="float" office:value="37.407936424858121" table:style-name="ce37">
            <text:p>37</text:p>
          </table:table-cell>
          <table:table-cell office:value-type="float" office:value="39.778169833506844" table:style-name="ce37">
            <text:p>40</text:p>
          </table:table-cell>
          <table:table-cell office:value-type="float" office:value="47.190043492332315" table:style-name="ce37">
            <text:p>47</text:p>
          </table:table-cell>
          <table:table-cell office:value-type="float" office:value="42.782518951889308" table:style-name="ce37">
            <text:p>43</text:p>
          </table:table-cell>
          <table:table-cell office:value-type="float" office:value="46.47496379016745" table:style-name="ce37">
            <text:p>46</text:p>
          </table:table-cell>
          <table:table-cell office:value-type="float" office:value="47.871934666514925" table:style-name="ce37">
            <text:p>48</text:p>
          </table:table-cell>
          <table:table-cell office:value-type="float" office:value="48.698511378509124" table:style-name="ce37">
            <text:p>49</text:p>
          </table:table-cell>
          <table:table-cell office:value-type="float" office:value="48.076359987502542" table:style-name="ce37">
            <text:p>48</text:p>
          </table:table-cell>
          <table:table-cell office:value-type="float" office:value="46.865452528827845" table:style-name="ce37">
            <text:p>47</text:p>
          </table:table-cell>
          <table:table-cell office:value-type="float" office:value="47.053090953618742" table:style-name="ce37">
            <text:p>47</text:p>
          </table:table-cell>
          <table:table-cell office:value-type="float" office:value="46.258610726034568" table:style-name="ce37">
            <text:p>46</text:p>
          </table:table-cell>
          <table:table-cell office:value-type="float" office:value="46.359703658687742" table:style-name="ce37">
            <text:p>46</text:p>
          </table:table-cell>
          <table:table-cell table:style-name="ce35"/>
          <table:table-cell table:number-columns-repeated="16355" table:style-name="ce4"/>
        </table:table-row>
        <table:table-row table:style-name="ro2">
          <table:table-cell office:value-type="string" table:style-name="ce3">
            <text:p>E06000050</text:p>
          </table:table-cell>
          <table:table-cell table:style-name="ce3"/>
          <table:table-cell office:value-type="string" table:style-name="ce3">
            <text:p>Cheshire West and Chester</text:p>
          </table:table-cell>
          <table:table-cell office:value-type="float" office:value="3.6744603481461686" table:style-name="ce36">
            <text:p>3.7</text:p>
          </table:table-cell>
          <table:table-cell office:value-type="float" office:value="3.6417738532447066" table:style-name="ce36">
            <text:p>3.6</text:p>
          </table:table-cell>
          <table:table-cell office:value-type="float" office:value="4.0654113954507096" table:style-name="ce36">
            <text:p>4.1</text:p>
          </table:table-cell>
          <table:table-cell office:value-type="float" office:value="3.7956992205060702" table:style-name="ce36">
            <text:p>3.8</text:p>
          </table:table-cell>
          <table:table-cell office:value-type="float" office:value="3.6474151818181797" table:style-name="ce36">
            <text:p>3.6</text:p>
          </table:table-cell>
          <table:table-cell office:value-type="float" office:value="3.3963571818181797" table:style-name="ce36">
            <text:p>3.4</text:p>
          </table:table-cell>
          <table:table-cell office:value-type="float" office:value="3.3867824699434097" table:style-name="ce36">
            <text:p>3.4</text:p>
          </table:table-cell>
          <table:table-cell office:value-type="float" office:value="3.2916642683889497" table:style-name="ce36">
            <text:p>3.3</text:p>
          </table:table-cell>
          <table:table-cell office:value-type="float" office:value="3.0939706829098901" table:style-name="ce36">
            <text:p>3.1</text:p>
          </table:table-cell>
          <table:table-cell office:value-type="float" office:value="2.9288074575526299" table:style-name="ce36">
            <text:p>2.9</text:p>
          </table:table-cell>
          <table:table-cell office:value-type="float" office:value="2.6442126331928897" table:style-name="ce36">
            <text:p>2.6</text:p>
          </table:table-cell>
          <table:table-cell office:value-type="float" office:value="0.71865400000000002" table:style-name="ce36">
            <text:p>0.7</text:p>
          </table:table-cell>
          <table:table-cell table:style-name="ce33"/>
          <table:table-cell office:value-type="float" office:value="32.64851524206189" table:style-name="ce37">
            <text:p>33</text:p>
          </table:table-cell>
          <table:table-cell office:value-type="float" office:value="31.279337274579412" table:style-name="ce37">
            <text:p>31</text:p>
          </table:table-cell>
          <table:table-cell office:value-type="float" office:value="38.051922744000414" table:style-name="ce37">
            <text:p>38</text:p>
          </table:table-cell>
          <table:table-cell office:value-type="float" office:value="38.13756248534434" table:style-name="ce37">
            <text:p>38</text:p>
          </table:table-cell>
          <table:table-cell office:value-type="float" office:value="32.784095332761552" table:style-name="ce37">
            <text:p>33</text:p>
          </table:table-cell>
          <table:table-cell office:value-type="float" office:value="30.390285625871133" table:style-name="ce37">
            <text:p>30</text:p>
          </table:table-cell>
          <table:table-cell office:value-type="float" office:value="30.682894120510639" table:style-name="ce37">
            <text:p>31</text:p>
          </table:table-cell>
          <table:table-cell office:value-type="float" office:value="31.570570678648906" table:style-name="ce37">
            <text:p>32</text:p>
          </table:table-cell>
          <table:table-cell office:value-type="float" office:value="32.663760645292115" table:style-name="ce37">
            <text:p>33</text:p>
          </table:table-cell>
          <table:table-cell office:value-type="float" office:value="31.364944921167904" table:style-name="ce37">
            <text:p>31</text:p>
          </table:table-cell>
          <table:table-cell office:value-type="float" office:value="28.950998993296988" table:style-name="ce37">
            <text:p>29</text:p>
          </table:table-cell>
          <table:table-cell office:value-type="float" office:value="24.468223830994681" table:style-name="ce37">
            <text:p>24</text:p>
          </table:table-cell>
          <table:table-cell table:style-name="ce35"/>
          <table:table-cell table:number-columns-repeated="16355" table:style-name="ce4"/>
        </table:table-row>
        <table:table-row table:style-name="ro2">
          <table:table-cell office:value-type="string" table:style-name="ce3">
            <text:p>E10000006</text:p>
          </table:table-cell>
          <table:table-cell table:style-name="ce3"/>
          <table:table-cell office:value-type="string" table:style-name="ce3">
            <text:p>Cumbria</text:p>
          </table:table-cell>
          <table:table-cell office:value-type="float" office:value="7.2556385279848801" table:style-name="ce36">
            <text:p>7.3</text:p>
          </table:table-cell>
          <table:table-cell office:value-type="float" office:value="6.8277784169015403" table:style-name="ce36">
            <text:p>6.8</text:p>
          </table:table-cell>
          <table:table-cell office:value-type="float" office:value="6.0841941586666701" table:style-name="ce36">
            <text:p>6.1</text:p>
          </table:table-cell>
          <table:table-cell office:value-type="float" office:value="6.5214529601107198" table:style-name="ce36">
            <text:p>6.5</text:p>
          </table:table-cell>
          <table:table-cell office:value-type="float" office:value="6.1520590922593206" table:style-name="ce36">
            <text:p>6.2</text:p>
          </table:table-cell>
          <table:table-cell office:value-type="float" office:value="6.3459281638389102" table:style-name="ce36">
            <text:p>6.3</text:p>
          </table:table-cell>
          <table:table-cell office:value-type="float" office:value="6.09398800756383" table:style-name="ce36">
            <text:p>6.1</text:p>
          </table:table-cell>
          <table:table-cell office:value-type="float" office:value="6.0432523130842402" table:style-name="ce36">
            <text:p>6.0</text:p>
          </table:table-cell>
          <table:table-cell office:value-type="float" office:value="5.6491499096965905" table:style-name="ce36">
            <text:p>5.6</text:p>
          </table:table-cell>
          <table:table-cell office:value-type="float" office:value="5.5810603482299301" table:style-name="ce36">
            <text:p>5.6</text:p>
          </table:table-cell>
          <table:table-cell office:value-type="float" office:value="5.1043286547204998" table:style-name="ce36">
            <text:p>5.1</text:p>
          </table:table-cell>
          <table:table-cell office:value-type="float" office:value="1.55891944288886" table:style-name="ce36">
            <text:p>1.6</text:p>
          </table:table-cell>
          <table:table-cell table:style-name="ce33"/>
          <table:table-cell office:value-type="float" office:value="40.902517786642321" table:style-name="ce37">
            <text:p>41</text:p>
          </table:table-cell>
          <table:table-cell office:value-type="float" office:value="37.104896923154278" table:style-name="ce37">
            <text:p>37</text:p>
          </table:table-cell>
          <table:table-cell office:value-type="float" office:value="34.336745884095727" table:style-name="ce37">
            <text:p>34</text:p>
          </table:table-cell>
          <table:table-cell office:value-type="float" office:value="38.148554736287295" table:style-name="ce37">
            <text:p>38</text:p>
          </table:table-cell>
          <table:table-cell office:value-type="float" office:value="36.925917800511591" table:style-name="ce37">
            <text:p>37</text:p>
          </table:table-cell>
          <table:table-cell office:value-type="float" office:value="39.714424561505098" table:style-name="ce37">
            <text:p>40</text:p>
          </table:table-cell>
          <table:table-cell office:value-type="float" office:value="39.689931076506333" table:style-name="ce37">
            <text:p>40</text:p>
          </table:table-cell>
          <table:table-cell office:value-type="float" office:value="40.486992288499671" table:style-name="ce37">
            <text:p>40</text:p>
          </table:table-cell>
          <table:table-cell office:value-type="float" office:value="40.362336185837755" table:style-name="ce37">
            <text:p>40</text:p>
          </table:table-cell>
          <table:table-cell office:value-type="float" office:value="40.214516976681836" table:style-name="ce37">
            <text:p>40</text:p>
          </table:table-cell>
          <table:table-cell office:value-type="float" office:value="39.395491425646277" table:style-name="ce37">
            <text:p>39</text:p>
          </table:table-cell>
          <table:table-cell office:value-type="float" office:value="31.412948057475131" table:style-name="ce37">
            <text:p>31</text:p>
          </table:table-cell>
          <table:table-cell table:style-name="ce35"/>
          <table:table-cell table:number-columns-repeated="16355" table:style-name="ce4"/>
        </table:table-row>
        <table:table-row table:style-name="ro2">
          <table:table-cell office:value-type="string" table:style-name="ce3">
            <text:p>E06000006</text:p>
          </table:table-cell>
          <table:table-cell table:style-name="ce3"/>
          <table:table-cell office:value-type="string" table:style-name="ce3">
            <text:p>Halton</text:p>
          </table:table-cell>
          <table:table-cell office:value-type="float" office:value="2.2686968478991303" table:style-name="ce36">
            <text:p>2.3</text:p>
          </table:table-cell>
          <table:table-cell office:value-type="float" office:value="2.08452576631317" table:style-name="ce36">
            <text:p>2.1</text:p>
          </table:table-cell>
          <table:table-cell office:value-type="float" office:value="2.37034380568987" table:style-name="ce36">
            <text:p>2.4</text:p>
          </table:table-cell>
          <table:table-cell office:value-type="float" office:value="2.1430388604631001" table:style-name="ce36">
            <text:p>2.1</text:p>
          </table:table-cell>
          <table:table-cell office:value-type="float" office:value="1.8600385409732001" table:style-name="ce36">
            <text:p>1.9</text:p>
          </table:table-cell>
          <table:table-cell office:value-type="float" office:value="1.9569079754815499" table:style-name="ce36">
            <text:p>2.0</text:p>
          </table:table-cell>
          <table:table-cell office:value-type="float" office:value="1.9914806055738299" table:style-name="ce36">
            <text:p>2.0</text:p>
          </table:table-cell>
          <table:table-cell office:value-type="float" office:value="1.84167504201925" table:style-name="ce36">
            <text:p>1.8</text:p>
          </table:table-cell>
          <table:table-cell office:value-type="float" office:value="1.88621428033136" table:style-name="ce36">
            <text:p>1.9</text:p>
          </table:table-cell>
          <table:table-cell office:value-type="float" office:value="1.8391392100294099" table:style-name="ce36">
            <text:p>1.8</text:p>
          </table:table-cell>
          <table:table-cell office:value-type="float" office:value="1.82630266666667" table:style-name="ce36">
            <text:p>1.8</text:p>
          </table:table-cell>
          <table:table-cell office:value-type="float" office:value="0.54711900000000002" table:style-name="ce36">
            <text:p>0.5</text:p>
          </table:table-cell>
          <table:table-cell table:style-name="ce33"/>
          <table:table-cell office:value-type="float" office:value="37.103783830751688" table:style-name="ce37">
            <text:p>37</text:p>
          </table:table-cell>
          <table:table-cell office:value-type="float" office:value="33.914677804109161" table:style-name="ce37">
            <text:p>34</text:p>
          </table:table-cell>
          <table:table-cell office:value-type="float" office:value="41.144313452533574" table:style-name="ce37">
            <text:p>41</text:p>
          </table:table-cell>
          <table:table-cell office:value-type="float" office:value="39.625750208992798" table:style-name="ce37">
            <text:p>40</text:p>
          </table:table-cell>
          <table:table-cell office:value-type="float" office:value="35.129898436529047" table:style-name="ce37">
            <text:p>35</text:p>
          </table:table-cell>
          <table:table-cell office:value-type="float" office:value="36.777430929254521" table:style-name="ce37">
            <text:p>37</text:p>
          </table:table-cell>
          <table:table-cell office:value-type="float" office:value="33.971890373596075" table:style-name="ce37">
            <text:p>34</text:p>
          </table:table-cell>
          <table:table-cell office:value-type="float" office:value="32.619028374784968" table:style-name="ce37">
            <text:p>33</text:p>
          </table:table-cell>
          <table:table-cell office:value-type="float" office:value="34.056974240280795" table:style-name="ce37">
            <text:p>34</text:p>
          </table:table-cell>
          <table:table-cell office:value-type="float" office:value="33.442361672466546" table:style-name="ce37">
            <text:p>33</text:p>
          </table:table-cell>
          <table:table-cell office:value-type="float" office:value="32.64640984856463" table:style-name="ce37">
            <text:p>33</text:p>
          </table:table-cell>
          <table:table-cell office:value-type="float" office:value="28.883176859629788" table:style-name="ce37">
            <text:p>29</text:p>
          </table:table-cell>
          <table:table-cell table:style-name="ce35"/>
          <table:table-cell table:number-columns-repeated="16355" table:style-name="ce4"/>
        </table:table-row>
        <table:table-row table:style-name="ro2">
          <table:table-cell office:value-type="string" table:style-name="ce3">
            <text:p>E10000017</text:p>
          </table:table-cell>
          <table:table-cell table:style-name="ce3"/>
          <table:table-cell office:value-type="string" table:style-name="ce3">
            <text:p>Lancashire</text:p>
          </table:table-cell>
          <table:table-cell office:value-type="float" office:value="21.011727227485199" table:style-name="ce36">
            <text:p>21.0</text:p>
          </table:table-cell>
          <table:table-cell office:value-type="float" office:value="18.781299111285399" table:style-name="ce36">
            <text:p>18.8</text:p>
          </table:table-cell>
          <table:table-cell office:value-type="float" office:value="19.578757116383798" table:style-name="ce36">
            <text:p>19.6</text:p>
          </table:table-cell>
          <table:table-cell office:value-type="float" office:value="17.6857906753613" table:style-name="ce36">
            <text:p>17.7</text:p>
          </table:table-cell>
          <table:table-cell office:value-type="float" office:value="17.452922787824502" table:style-name="ce36">
            <text:p>17.5</text:p>
          </table:table-cell>
          <table:table-cell office:value-type="float" office:value="17.113992981219798" table:style-name="ce36">
            <text:p>17.1</text:p>
          </table:table-cell>
          <table:table-cell office:value-type="float" office:value="15.3863677608734" table:style-name="ce36">
            <text:p>15.4</text:p>
          </table:table-cell>
          <table:table-cell office:value-type="float" office:value="14.825544762441499" table:style-name="ce36">
            <text:p>14.8</text:p>
          </table:table-cell>
          <table:table-cell office:value-type="float" office:value="12.858373865572101" table:style-name="ce36">
            <text:p>12.9</text:p>
          </table:table-cell>
          <table:table-cell office:value-type="float" office:value="13.2538404232183" table:style-name="ce36">
            <text:p>13.3</text:p>
          </table:table-cell>
          <table:table-cell office:value-type="float" office:value="11.683391031724" table:style-name="ce36">
            <text:p>11.7</text:p>
          </table:table-cell>
          <table:table-cell office:value-type="float" office:value="5.5061174461964395" table:style-name="ce36">
            <text:p>5.5</text:p>
          </table:table-cell>
          <table:table-cell table:style-name="ce33"/>
          <table:table-cell office:value-type="float" office:value="34.260168343966072" table:style-name="ce37">
            <text:p>34</text:p>
          </table:table-cell>
          <table:table-cell office:value-type="float" office:value="31.480051506863678" table:style-name="ce37">
            <text:p>31</text:p>
          </table:table-cell>
          <table:table-cell office:value-type="float" office:value="34.336931629708474" table:style-name="ce37">
            <text:p>34</text:p>
          </table:table-cell>
          <table:table-cell office:value-type="float" office:value="33.266965446891753" table:style-name="ce37">
            <text:p>33</text:p>
          </table:table-cell>
          <table:table-cell office:value-type="float" office:value="33.850501549027719" table:style-name="ce37">
            <text:p>34</text:p>
          </table:table-cell>
          <table:table-cell office:value-type="float" office:value="34.189753907309075" table:style-name="ce37">
            <text:p>34</text:p>
          </table:table-cell>
          <table:table-cell office:value-type="float" office:value="32.502030177616206" table:style-name="ce37">
            <text:p>33</text:p>
          </table:table-cell>
          <table:table-cell office:value-type="float" office:value="32.908969435345739" table:style-name="ce37">
            <text:p>33</text:p>
          </table:table-cell>
          <table:table-cell office:value-type="float" office:value="31.198500602028062" table:style-name="ce37">
            <text:p>31</text:p>
          </table:table-cell>
          <table:table-cell office:value-type="float" office:value="32.570218503069242" table:style-name="ce37">
            <text:p>33</text:p>
          </table:table-cell>
          <table:table-cell office:value-type="float" office:value="29.489930173697747" table:style-name="ce37">
            <text:p>29</text:p>
          </table:table-cell>
          <table:table-cell office:value-type="float" office:value="24.958796234839145" table:style-name="ce37">
            <text:p>25</text:p>
          </table:table-cell>
          <table:table-cell table:style-name="ce35"/>
          <table:table-cell table:number-columns-repeated="16355" table:style-name="ce4"/>
        </table:table-row>
        <table:table-row table:style-name="ro2">
          <table:table-cell office:value-type="string" table:style-name="ce3">
            <text:p>E06000007</text:p>
          </table:table-cell>
          <table:table-cell table:style-name="ce3"/>
          <table:table-cell office:value-type="string" table:style-name="ce3">
            <text:p>Warrington</text:p>
          </table:table-cell>
          <table:table-cell office:value-type="float" office:value="3.48234300703009" table:style-name="ce36">
            <text:p>3.5</text:p>
          </table:table-cell>
          <table:table-cell office:value-type="float" office:value="3.3239747141481497" table:style-name="ce36">
            <text:p>3.3</text:p>
          </table:table-cell>
          <table:table-cell office:value-type="float" office:value="3.1314693552339099" table:style-name="ce36">
            <text:p>3.1</text:p>
          </table:table-cell>
          <table:table-cell office:value-type="float" office:value="2.9198608101407602" table:style-name="ce36">
            <text:p>2.9</text:p>
          </table:table-cell>
          <table:table-cell office:value-type="float" office:value="2.8344719504105003" table:style-name="ce36">
            <text:p>2.8</text:p>
          </table:table-cell>
          <table:table-cell office:value-type="float" office:value="2.6090878913374302" table:style-name="ce36">
            <text:p>2.6</text:p>
          </table:table-cell>
          <table:table-cell office:value-type="float" office:value="2.5392950231678499" table:style-name="ce36">
            <text:p>2.5</text:p>
          </table:table-cell>
          <table:table-cell office:value-type="float" office:value="2.38587541554074" table:style-name="ce36">
            <text:p>2.4</text:p>
          </table:table-cell>
          <table:table-cell office:value-type="float" office:value="2.2693162222222201" table:style-name="ce36">
            <text:p>2.3</text:p>
          </table:table-cell>
          <table:table-cell office:value-type="float" office:value="2.1526552222222199" table:style-name="ce36">
            <text:p>2.2</text:p>
          </table:table-cell>
          <table:table-cell office:value-type="float" office:value="2.1126742222222203" table:style-name="ce36">
            <text:p>2.1</text:p>
          </table:table-cell>
          <table:table-cell office:value-type="float" office:value="0.57241799999999998" table:style-name="ce36">
            <text:p>0.6</text:p>
          </table:table-cell>
          <table:table-cell table:style-name="ce33"/>
          <table:table-cell office:value-type="float" office:value="32.14734899786297" table:style-name="ce37">
            <text:p>32</text:p>
          </table:table-cell>
          <table:table-cell office:value-type="float" office:value="29.876885763492261" table:style-name="ce37">
            <text:p>30</text:p>
          </table:table-cell>
          <table:table-cell office:value-type="float" office:value="29.715419379214048" table:style-name="ce37">
            <text:p>30</text:p>
          </table:table-cell>
          <table:table-cell office:value-type="float" office:value="29.73155211945933" table:style-name="ce37">
            <text:p>30</text:p>
          </table:table-cell>
          <table:table-cell office:value-type="float" office:value="31.821133824886495" table:style-name="ce37">
            <text:p>32</text:p>
          </table:table-cell>
          <table:table-cell office:value-type="float" office:value="32.861129205096418" table:style-name="ce37">
            <text:p>33</text:p>
          </table:table-cell>
          <table:table-cell office:value-type="float" office:value="35.899581663855436" table:style-name="ce37">
            <text:p>36</text:p>
          </table:table-cell>
          <table:table-cell office:value-type="float" office:value="35.037366673994939" table:style-name="ce37">
            <text:p>35</text:p>
          </table:table-cell>
          <table:table-cell office:value-type="float" office:value="37.064209113279531" table:style-name="ce37">
            <text:p>37</text:p>
          </table:table-cell>
          <table:table-cell office:value-type="float" office:value="38.517670179512479" table:style-name="ce37">
            <text:p>39</text:p>
          </table:table-cell>
          <table:table-cell office:value-type="float" office:value="38.458617146826583" table:style-name="ce37">
            <text:p>38</text:p>
          </table:table-cell>
          <table:table-cell office:value-type="float" office:value="33.304959455221535" table:style-name="ce37">
            <text:p>33</text:p>
          </table:table-cell>
          <table:table-cell table:style-name="ce35"/>
          <table:table-cell table:number-columns-repeated="16355" table:style-name="ce4"/>
        </table:table-row>
        <table:table-row table:style-name="ro2">
          <table:table-cell office:value-type="string" table:style-name="ce3">
            <text:p>E11000001</text:p>
          </table:table-cell>
          <table:table-cell table:style-name="ce3"/>
          <table:table-cell office:value-type="string" table:style-name="ce3">
            <text:p>Greater Manchester ITA</text:p>
          </table:table-cell>
          <table:table-cell office:value-type="float" office:value="49.703265865256895" table:style-name="ce36">
            <text:p>49.7</text:p>
          </table:table-cell>
          <table:table-cell office:value-type="float" office:value="49.785297082318401" table:style-name="ce36">
            <text:p>49.8</text:p>
          </table:table-cell>
          <table:table-cell office:value-type="float" office:value="49.010821708884997" table:style-name="ce36">
            <text:p>49.0</text:p>
          </table:table-cell>
          <table:table-cell office:value-type="float" office:value="50.829025698178498" table:style-name="ce36">
            <text:p>50.8</text:p>
          </table:table-cell>
          <table:table-cell office:value-type="float" office:value="51.984538698997696" table:style-name="ce36">
            <text:p>52.0</text:p>
          </table:table-cell>
          <table:table-cell office:value-type="float" office:value="49.5755050736595" table:style-name="ce36">
            <text:p>49.6</text:p>
          </table:table-cell>
          <table:table-cell office:value-type="float" office:value="46.374952297690506" table:style-name="ce36">
            <text:p>46.4</text:p>
          </table:table-cell>
          <table:table-cell office:value-type="float" office:value="45.093697032725103" table:style-name="ce36">
            <text:p>45.1</text:p>
          </table:table-cell>
          <table:table-cell office:value-type="float" office:value="42.736736976986002" table:style-name="ce36">
            <text:p>42.7</text:p>
          </table:table-cell>
          <table:table-cell office:value-type="float" office:value="39.967079793630504" table:style-name="ce36">
            <text:p>40.0</text:p>
          </table:table-cell>
          <table:table-cell office:value-type="float" office:value="36.376059760004104" table:style-name="ce36">
            <text:p>36.4</text:p>
          </table:table-cell>
          <table:table-cell office:value-type="float" office:value="13.29892268" table:style-name="ce36">
            <text:p>13.3</text:p>
          </table:table-cell>
          <table:table-cell table:style-name="ce33"/>
          <table:table-cell office:value-type="float" office:value="22.511645839145835" table:style-name="ce37">
            <text:p>23</text:p>
          </table:table-cell>
          <table:table-cell office:value-type="float" office:value="22.948714234487788" table:style-name="ce37">
            <text:p>23</text:p>
          </table:table-cell>
          <table:table-cell office:value-type="float" office:value="23.79892081484688" table:style-name="ce37">
            <text:p>24</text:p>
          </table:table-cell>
          <table:table-cell office:value-type="float" office:value="24.378122288784603" table:style-name="ce37">
            <text:p>24</text:p>
          </table:table-cell>
          <table:table-cell office:value-type="float" office:value="24.067193430837861" table:style-name="ce37">
            <text:p>24</text:p>
          </table:table-cell>
          <table:table-cell office:value-type="float" office:value="23.269546948584001" table:style-name="ce37">
            <text:p>23</text:p>
          </table:table-cell>
          <table:table-cell office:value-type="float" office:value="22.577365533448983" table:style-name="ce37">
            <text:p>23</text:p>
          </table:table-cell>
          <table:table-cell office:value-type="float" office:value="22.407330512550434" table:style-name="ce37">
            <text:p>22</text:p>
          </table:table-cell>
          <table:table-cell office:value-type="float" office:value="21.953997295903289" table:style-name="ce37">
            <text:p>22</text:p>
          </table:table-cell>
          <table:table-cell office:value-type="float" office:value="21.125901465601661" table:style-name="ce37">
            <text:p>21</text:p>
          </table:table-cell>
          <table:table-cell office:value-type="float" office:value="20.449830433059773" table:style-name="ce37">
            <text:p>20</text:p>
          </table:table-cell>
          <table:table-cell office:value-type="float" office:value="19.425393047952419" table:style-name="ce37">
            <text:p>19</text:p>
          </table:table-cell>
          <table:table-cell table:style-name="ce35"/>
          <table:table-cell table:number-columns-repeated="16355" table:style-name="ce4"/>
        </table:table-row>
        <table:table-row table:style-name="ro2">
          <table:table-cell office:value-type="string" table:style-name="ce3">
            <text:p>E11000002</text:p>
          </table:table-cell>
          <table:table-cell table:style-name="ce3"/>
          <table:table-cell office:value-type="string" table:style-name="ce3">
            <text:p>Merseyside ITA</text:p>
          </table:table-cell>
          <table:table-cell office:value-type="float" office:value="39.120923208329096" table:style-name="ce36">
            <text:p>39.1</text:p>
          </table:table-cell>
          <table:table-cell office:value-type="float" office:value="36.018270376737995" table:style-name="ce36">
            <text:p>36.0</text:p>
          </table:table-cell>
          <table:table-cell office:value-type="float" office:value="38.715508833226899" table:style-name="ce36">
            <text:p>38.7</text:p>
          </table:table-cell>
          <table:table-cell office:value-type="float" office:value="38.3363790465066" table:style-name="ce36">
            <text:p>38.3</text:p>
          </table:table-cell>
          <table:table-cell office:value-type="float" office:value="36.4916470747755" table:style-name="ce36">
            <text:p>36.5</text:p>
          </table:table-cell>
          <table:table-cell office:value-type="float" office:value="37.100465764705895" table:style-name="ce36">
            <text:p>37.1</text:p>
          </table:table-cell>
          <table:table-cell office:value-type="float" office:value="37.451338999999997" table:style-name="ce36">
            <text:p>37.5</text:p>
          </table:table-cell>
          <table:table-cell office:value-type="float" office:value="36.658794225688801" table:style-name="ce36">
            <text:p>36.7</text:p>
          </table:table-cell>
          <table:table-cell office:value-type="float" office:value="35.236188728618401" table:style-name="ce36">
            <text:p>35.2</text:p>
          </table:table-cell>
          <table:table-cell office:value-type="float" office:value="35.544742822648104" table:style-name="ce36">
            <text:p>35.5</text:p>
          </table:table-cell>
          <table:table-cell office:value-type="float" office:value="32.841644111111101" table:style-name="ce36">
            <text:p>32.8</text:p>
          </table:table-cell>
          <table:table-cell office:value-type="float" office:value="13.203471" table:style-name="ce36">
            <text:p>13.2</text:p>
          </table:table-cell>
          <table:table-cell table:style-name="ce33"/>
          <table:table-cell office:value-type="float" office:value="34.722027901322662" table:style-name="ce37">
            <text:p>35</text:p>
          </table:table-cell>
          <table:table-cell office:value-type="float" office:value="32.511693714018186" table:style-name="ce37">
            <text:p>33</text:p>
          </table:table-cell>
          <table:table-cell office:value-type="float" office:value="35.282254597703691" table:style-name="ce37">
            <text:p>35</text:p>
          </table:table-cell>
          <table:table-cell office:value-type="float" office:value="35.220611915614029" table:style-name="ce37">
            <text:p>35</text:p>
          </table:table-cell>
          <table:table-cell office:value-type="float" office:value="35.352422144050344" table:style-name="ce37">
            <text:p>35</text:p>
          </table:table-cell>
          <table:table-cell office:value-type="float" office:value="36.136275990704654" table:style-name="ce37">
            <text:p>36</text:p>
          </table:table-cell>
          <table:table-cell office:value-type="float" office:value="36.850717991626794" table:style-name="ce37">
            <text:p>37</text:p>
          </table:table-cell>
          <table:table-cell office:value-type="float" office:value="34.873530190748404" table:style-name="ce37">
            <text:p>35</text:p>
          </table:table-cell>
          <table:table-cell office:value-type="float" office:value="34.900117657853059" table:style-name="ce37">
            <text:p>35</text:p>
          </table:table-cell>
          <table:table-cell office:value-type="float" office:value="34.916201231517292" table:style-name="ce37">
            <text:p>35</text:p>
          </table:table-cell>
          <table:table-cell office:value-type="float" office:value="32.749222996339164" table:style-name="ce37">
            <text:p>33</text:p>
          </table:table-cell>
          <table:table-cell office:value-type="float" office:value="32.376915770743949" table:style-name="ce37">
            <text:p>32</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3</text:p>
          </table:table-cell>
          <table:table-cell office:value-type="string" table:style-name="ce39">
            <text:p>Yorkshire and The Humber</text:p>
          </table:table-cell>
          <table:table-cell table:style-name="ce3"/>
          <table:table-cell office:value-type="float" office:value="112.70301399193299" table:style-name="ce32">
            <text:p>112.7</text:p>
          </table:table-cell>
          <table:table-cell office:value-type="float" office:value="112.27894035010908" table:style-name="ce32">
            <text:p>112.3</text:p>
          </table:table-cell>
          <table:table-cell office:value-type="float" office:value="113.74021511052798" table:style-name="ce32">
            <text:p>113.7</text:p>
          </table:table-cell>
          <table:table-cell office:value-type="float" office:value="105.6154787922312" table:style-name="ce32">
            <text:p>105.6</text:p>
          </table:table-cell>
          <table:table-cell office:value-type="float" office:value="107.61877884855561" table:style-name="ce32">
            <text:p>107.6</text:p>
          </table:table-cell>
          <table:table-cell office:value-type="float" office:value="101.38881077745884" table:style-name="ce32">
            <text:p>101.4</text:p>
          </table:table-cell>
          <table:table-cell office:value-type="float" office:value="97.597773889311355" table:style-name="ce32">
            <text:p>97.6</text:p>
          </table:table-cell>
          <table:table-cell office:value-type="float" office:value="94.438686907186394" table:style-name="ce32">
            <text:p>94.4</text:p>
          </table:table-cell>
          <table:table-cell office:value-type="float" office:value="89.794755473017517" table:style-name="ce32">
            <text:p>89.8</text:p>
          </table:table-cell>
          <table:table-cell office:value-type="float" office:value="85.133731535515182" table:style-name="ce32">
            <text:p>85.1</text:p>
          </table:table-cell>
          <table:table-cell office:value-type="float" office:value="78.171506216221772" table:style-name="ce32">
            <text:p>78.2</text:p>
          </table:table-cell>
          <table:table-cell office:value-type="float" office:value="23.9158190921958" table:style-name="ce32">
            <text:p>23.9</text:p>
          </table:table-cell>
          <table:table-cell table:style-name="ce33"/>
          <table:table-cell office:value-type="float" office:value="30.932034809181179" table:style-name="ce34">
            <text:p>31</text:p>
          </table:table-cell>
          <table:table-cell office:value-type="float" office:value="31.375551894185577" table:style-name="ce34">
            <text:p>31</text:p>
          </table:table-cell>
          <table:table-cell office:value-type="float" office:value="31.839265990498593" table:style-name="ce34">
            <text:p>32</text:p>
          </table:table-cell>
          <table:table-cell office:value-type="float" office:value="31.493785617280857" table:style-name="ce34">
            <text:p>31</text:p>
          </table:table-cell>
          <table:table-cell office:value-type="float" office:value="31.192263204916259" table:style-name="ce34">
            <text:p>31</text:p>
          </table:table-cell>
          <table:table-cell office:value-type="float" office:value="29.905255077399289" table:style-name="ce34">
            <text:p>30</text:p>
          </table:table-cell>
          <table:table-cell office:value-type="float" office:value="29.651218957892116" table:style-name="ce34">
            <text:p>30</text:p>
          </table:table-cell>
          <table:table-cell office:value-type="float" office:value="29.379851315118717" table:style-name="ce34">
            <text:p>29</text:p>
          </table:table-cell>
          <table:table-cell office:value-type="float" office:value="28.834717209289195" table:style-name="ce34">
            <text:p>29</text:p>
          </table:table-cell>
          <table:table-cell office:value-type="float" office:value="28.224039079741015" table:style-name="ce34">
            <text:p>28</text:p>
          </table:table-cell>
          <table:table-cell office:value-type="float" office:value="28.325151520433156" table:style-name="ce34">
            <text:p>28</text:p>
          </table:table-cell>
          <table:table-cell office:value-type="float" office:value="24.923703139640129" table:style-name="ce34">
            <text:p>25</text:p>
          </table:table-cell>
          <table:table-cell table:style-name="ce35"/>
          <table:table-cell table:number-columns-repeated="16355" table:style-name="ce4"/>
        </table:table-row>
        <table:table-row table:style-name="ro2">
          <table:table-cell office:value-type="string" table:style-name="ce3">
            <text:p>E06000011</text:p>
          </table:table-cell>
          <table:table-cell table:style-name="ce3"/>
          <table:table-cell office:value-type="string" table:style-name="ce3">
            <text:p>East Riding of Yorkshire</text:p>
          </table:table-cell>
          <table:table-cell office:value-type="float" office:value="2.8610826124999997" table:style-name="ce36">
            <text:p>2.9</text:p>
          </table:table-cell>
          <table:table-cell office:value-type="float" office:value="2.9064490120740398" table:style-name="ce36">
            <text:p>2.9</text:p>
          </table:table-cell>
          <table:table-cell office:value-type="float" office:value="2.848660502" table:style-name="ce36">
            <text:p>2.8</text:p>
          </table:table-cell>
          <table:table-cell office:value-type="float" office:value="2.69491354437646" table:style-name="ce36">
            <text:p>2.7</text:p>
          </table:table-cell>
          <table:table-cell office:value-type="float" office:value="2.73375678403288" table:style-name="ce36">
            <text:p>2.7</text:p>
          </table:table-cell>
          <table:table-cell office:value-type="float" office:value="2.7369745394132301" table:style-name="ce36">
            <text:p>2.7</text:p>
          </table:table-cell>
          <table:table-cell office:value-type="float" office:value="2.6287388034802399" table:style-name="ce36">
            <text:p>2.6</text:p>
          </table:table-cell>
          <table:table-cell office:value-type="float" office:value="2.6469788973084398" table:style-name="ce36">
            <text:p>2.6</text:p>
          </table:table-cell>
          <table:table-cell office:value-type="float" office:value="2.6172689687171298" table:style-name="ce36">
            <text:p>2.6</text:p>
          </table:table-cell>
          <table:table-cell office:value-type="float" office:value="2.4669033293635398" table:style-name="ce36">
            <text:p>2.5</text:p>
          </table:table-cell>
          <table:table-cell office:value-type="float" office:value="2.3572942992549701" table:style-name="ce36">
            <text:p>2.4</text:p>
          </table:table-cell>
          <table:table-cell office:value-type="float" office:value="0.68939300000000003" table:style-name="ce36">
            <text:p>0.7</text:p>
          </table:table-cell>
          <table:table-cell table:style-name="ce33"/>
          <table:table-cell office:value-type="float" office:value="38.76482383588106" table:style-name="ce37">
            <text:p>39</text:p>
          </table:table-cell>
          <table:table-cell office:value-type="float" office:value="41.337797890476807" table:style-name="ce37">
            <text:p>41</text:p>
          </table:table-cell>
          <table:table-cell office:value-type="float" office:value="38.523718058104478" table:style-name="ce37">
            <text:p>39</text:p>
          </table:table-cell>
          <table:table-cell office:value-type="float" office:value="35.823161069676388" table:style-name="ce37">
            <text:p>36</text:p>
          </table:table-cell>
          <table:table-cell office:value-type="float" office:value="38.78281470582349" table:style-name="ce37">
            <text:p>39</text:p>
          </table:table-cell>
          <table:table-cell office:value-type="float" office:value="37.489299484804704" table:style-name="ce37">
            <text:p>37</text:p>
          </table:table-cell>
          <table:table-cell office:value-type="float" office:value="43.348485320401821" table:style-name="ce37">
            <text:p>43</text:p>
          </table:table-cell>
          <table:table-cell office:value-type="float" office:value="38.826738894308022" table:style-name="ce37">
            <text:p>39</text:p>
          </table:table-cell>
          <table:table-cell office:value-type="float" office:value="40.097734717890127" table:style-name="ce37">
            <text:p>40</text:p>
          </table:table-cell>
          <table:table-cell office:value-type="float" office:value="42.930641604141137" table:style-name="ce37">
            <text:p>43</text:p>
          </table:table-cell>
          <table:table-cell office:value-type="float" office:value="48.174882198915356" table:style-name="ce37">
            <text:p>48</text:p>
          </table:table-cell>
          <table:table-cell office:value-type="float" office:value="39.357407020464464" table:style-name="ce37">
            <text:p>39</text:p>
          </table:table-cell>
          <table:table-cell table:style-name="ce35"/>
          <table:table-cell table:number-columns-repeated="16355" table:style-name="ce4"/>
        </table:table-row>
        <table:table-row table:style-name="ro2">
          <table:table-cell office:value-type="string" table:style-name="ce3">
            <text:p>E06000010</text:p>
          </table:table-cell>
          <table:table-cell table:style-name="ce3"/>
          <table:table-cell office:value-type="string" table:style-name="ce3">
            <text:p>Kingston upon Hull, City of</text:p>
          </table:table-cell>
          <table:table-cell office:value-type="float" office:value="7.5192321190101001" table:style-name="ce36">
            <text:p>7.5</text:p>
          </table:table-cell>
          <table:table-cell office:value-type="float" office:value="7.0908221190100997" table:style-name="ce36">
            <text:p>7.1</text:p>
          </table:table-cell>
          <table:table-cell office:value-type="float" office:value="6.5932251190100999" table:style-name="ce36">
            <text:p>6.6</text:p>
          </table:table-cell>
          <table:table-cell office:value-type="float" office:value="6.2579789999999997" table:style-name="ce36">
            <text:p>6.3</text:p>
          </table:table-cell>
          <table:table-cell office:value-type="float" office:value="6.4260490232558105" table:style-name="ce36">
            <text:p>6.4</text:p>
          </table:table-cell>
          <table:table-cell office:value-type="float" office:value="6.2518659999999997" table:style-name="ce36">
            <text:p>6.3</text:p>
          </table:table-cell>
          <table:table-cell office:value-type="float" office:value="6.1417080000000004" table:style-name="ce36">
            <text:p>6.1</text:p>
          </table:table-cell>
          <table:table-cell office:value-type="float" office:value="5.9257920000000004" table:style-name="ce36">
            <text:p>5.9</text:p>
          </table:table-cell>
          <table:table-cell office:value-type="float" office:value="6.9277250386652307" table:style-name="ce36">
            <text:p>6.9</text:p>
          </table:table-cell>
          <table:table-cell office:value-type="float" office:value="5.7784690000000003" table:style-name="ce36">
            <text:p>5.8</text:p>
          </table:table-cell>
          <table:table-cell office:value-type="float" office:value="5.2842820000000001" table:style-name="ce36">
            <text:p>5.3</text:p>
          </table:table-cell>
          <table:table-cell office:value-type="float" office:value="1.8596569999999999" table:style-name="ce36">
            <text:p>1.9</text:p>
          </table:table-cell>
          <table:table-cell table:style-name="ce33"/>
          <table:table-cell office:value-type="float" office:value="28.827625662696139" table:style-name="ce37">
            <text:p>29</text:p>
          </table:table-cell>
          <table:table-cell office:value-type="float" office:value="29.215324190739111" table:style-name="ce37">
            <text:p>29</text:p>
          </table:table-cell>
          <table:table-cell office:value-type="float" office:value="27.243860543510301" table:style-name="ce37">
            <text:p>27</text:p>
          </table:table-cell>
          <table:table-cell office:value-type="float" office:value="26.710636784912921" table:style-name="ce37">
            <text:p>27</text:p>
          </table:table-cell>
          <table:table-cell office:value-type="float" office:value="26.766755565415352" table:style-name="ce37">
            <text:p>27</text:p>
          </table:table-cell>
          <table:table-cell office:value-type="float" office:value="27.215584085420108" table:style-name="ce37">
            <text:p>27</text:p>
          </table:table-cell>
          <table:table-cell office:value-type="float" office:value="26.733418366069976" table:style-name="ce37">
            <text:p>27</text:p>
          </table:table-cell>
          <table:table-cell office:value-type="float" office:value="27.523429991215515" table:style-name="ce37">
            <text:p>28</text:p>
          </table:table-cell>
          <table:table-cell office:value-type="float" office:value="30.820701539036264" table:style-name="ce37">
            <text:p>31</text:p>
          </table:table-cell>
          <table:table-cell office:value-type="float" office:value="24.665532349156884" table:style-name="ce37">
            <text:p>25</text:p>
          </table:table-cell>
          <table:table-cell office:value-type="float" office:value="25.357762182701176" table:style-name="ce37">
            <text:p>25</text:p>
          </table:table-cell>
          <table:table-cell office:value-type="float" office:value="19.060129503645204" table:style-name="ce37">
            <text:p>19</text:p>
          </table:table-cell>
          <table:table-cell table:style-name="ce35"/>
          <table:table-cell table:number-columns-repeated="16355" table:style-name="ce4"/>
        </table:table-row>
        <table:table-row table:style-name="ro2">
          <table:table-cell office:value-type="string" table:style-name="ce3">
            <text:p>E06000012</text:p>
          </table:table-cell>
          <table:table-cell table:style-name="ce3"/>
          <table:table-cell office:value-type="string" table:style-name="ce3">
            <text:p>North East Lincolnshire</text:p>
          </table:table-cell>
          <table:table-cell office:value-type="float" office:value="2.7578719999999999" table:style-name="ce36">
            <text:p>2.8</text:p>
          </table:table-cell>
          <table:table-cell office:value-type="float" office:value="2.6487090000000002" table:style-name="ce36">
            <text:p>2.6</text:p>
          </table:table-cell>
          <table:table-cell office:value-type="float" office:value="2.673854" table:style-name="ce36">
            <text:p>2.7</text:p>
          </table:table-cell>
          <table:table-cell office:value-type="float" office:value="2.513665" table:style-name="ce36">
            <text:p>2.5</text:p>
          </table:table-cell>
          <table:table-cell office:value-type="float" office:value="2.6320670000000002" table:style-name="ce36">
            <text:p>2.6</text:p>
          </table:table-cell>
          <table:table-cell office:value-type="float" office:value="2.6000390000000002" table:style-name="ce36">
            <text:p>2.6</text:p>
          </table:table-cell>
          <table:table-cell office:value-type="float" office:value="2.5467599999999999" table:style-name="ce36">
            <text:p>2.5</text:p>
          </table:table-cell>
          <table:table-cell office:value-type="float" office:value="2.4274589999999998" table:style-name="ce36">
            <text:p>2.4</text:p>
          </table:table-cell>
          <table:table-cell office:value-type="float" office:value="2.09337734296088" table:style-name="ce36">
            <text:p>2.1</text:p>
          </table:table-cell>
          <table:table-cell office:value-type="float" office:value="2.1950460000000001" table:style-name="ce36">
            <text:p>2.2</text:p>
          </table:table-cell>
          <table:table-cell office:value-type="float" office:value="2.1151" table:style-name="ce36">
            <text:p>2.1</text:p>
          </table:table-cell>
          <table:table-cell office:value-type="float" office:value="0.67493000000000003" table:style-name="ce36">
            <text:p>0.7</text:p>
          </table:table-cell>
          <table:table-cell table:style-name="ce33"/>
          <table:table-cell office:value-type="float" office:value="33.48993458109166" table:style-name="ce37">
            <text:p>33</text:p>
          </table:table-cell>
          <table:table-cell office:value-type="float" office:value="33.415137294658521" table:style-name="ce37">
            <text:p>33</text:p>
          </table:table-cell>
          <table:table-cell office:value-type="float" office:value="33.013000844383846" table:style-name="ce37">
            <text:p>33</text:p>
          </table:table-cell>
          <table:table-cell office:value-type="float" office:value="32.250633391141591" table:style-name="ce37">
            <text:p>32</text:p>
          </table:table-cell>
          <table:table-cell office:value-type="float" office:value="33.572231777196258" table:style-name="ce37">
            <text:p>34</text:p>
          </table:table-cell>
          <table:table-cell office:value-type="float" office:value="33.761071030539938" table:style-name="ce37">
            <text:p>34</text:p>
          </table:table-cell>
          <table:table-cell office:value-type="float" office:value="33.699635832321171" table:style-name="ce37">
            <text:p>34</text:p>
          </table:table-cell>
          <table:table-cell office:value-type="float" office:value="34.424801137576303" table:style-name="ce37">
            <text:p>34</text:p>
          </table:table-cell>
          <table:table-cell office:value-type="float" office:value="30.404564059436385" table:style-name="ce37">
            <text:p>30</text:p>
          </table:table-cell>
          <table:table-cell office:value-type="float" office:value="32.655914591175119" table:style-name="ce37">
            <text:p>33</text:p>
          </table:table-cell>
          <table:table-cell office:value-type="float" office:value="35.6563834566361" table:style-name="ce37">
            <text:p>36</text:p>
          </table:table-cell>
          <table:table-cell office:value-type="float" office:value="23.090065384162749" table:style-name="ce37">
            <text:p>23</text:p>
          </table:table-cell>
          <table:table-cell table:style-name="ce35"/>
          <table:table-cell table:number-columns-repeated="16355" table:style-name="ce4"/>
        </table:table-row>
        <table:table-row table:style-name="ro2">
          <table:table-cell office:value-type="string" table:style-name="ce3">
            <text:p>E06000013</text:p>
          </table:table-cell>
          <table:table-cell table:style-name="ce3"/>
          <table:table-cell office:value-type="string" table:style-name="ce3">
            <text:p>North Lincolnshire</text:p>
          </table:table-cell>
          <table:table-cell office:value-type="float" office:value="1.4736033513775399" table:style-name="ce36">
            <text:p>1.5</text:p>
          </table:table-cell>
          <table:table-cell office:value-type="float" office:value="1.4965661629000002" table:style-name="ce36">
            <text:p>1.5</text:p>
          </table:table-cell>
          <table:table-cell office:value-type="float" office:value="1.61833970375" table:style-name="ce36">
            <text:p>1.6</text:p>
          </table:table-cell>
          <table:table-cell office:value-type="float" office:value="1.6025955957812499" table:style-name="ce36">
            <text:p>1.6</text:p>
          </table:table-cell>
          <table:table-cell office:value-type="float" office:value="1.663298107398" table:style-name="ce36">
            <text:p>1.7</text:p>
          </table:table-cell>
          <table:table-cell office:value-type="float" office:value="1.66667920747486" table:style-name="ce36">
            <text:p>1.7</text:p>
          </table:table-cell>
          <table:table-cell office:value-type="float" office:value="1.515263" table:style-name="ce36">
            <text:p>1.5</text:p>
          </table:table-cell>
          <table:table-cell office:value-type="float" office:value="1.437772" table:style-name="ce36">
            <text:p>1.4</text:p>
          </table:table-cell>
          <table:table-cell office:value-type="float" office:value="1.23384840554846" table:style-name="ce36">
            <text:p>1.2</text:p>
          </table:table-cell>
          <table:table-cell office:value-type="float" office:value="1.2190639999999999" table:style-name="ce36">
            <text:p>1.2</text:p>
          </table:table-cell>
          <table:table-cell office:value-type="float" office:value="1.1726760000000001" table:style-name="ce36">
            <text:p>1.2</text:p>
          </table:table-cell>
          <table:table-cell office:value-type="float" office:value="0.34766352" table:style-name="ce36">
            <text:p>0.3</text:p>
          </table:table-cell>
          <table:table-cell table:style-name="ce33"/>
          <table:table-cell office:value-type="float" office:value="32.740039809446536" table:style-name="ce37">
            <text:p>33</text:p>
          </table:table-cell>
          <table:table-cell office:value-type="float" office:value="33.453157990502987" table:style-name="ce37">
            <text:p>33</text:p>
          </table:table-cell>
          <table:table-cell office:value-type="float" office:value="35.168514916969315" table:style-name="ce37">
            <text:p>35</text:p>
          </table:table-cell>
          <table:table-cell office:value-type="float" office:value="34.726141389253129" table:style-name="ce37">
            <text:p>35</text:p>
          </table:table-cell>
          <table:table-cell office:value-type="float" office:value="35.623519546867797" table:style-name="ce37">
            <text:p>36</text:p>
          </table:table-cell>
          <table:table-cell office:value-type="float" office:value="38.064252403460117" table:style-name="ce37">
            <text:p>38</text:p>
          </table:table-cell>
          <table:table-cell office:value-type="float" office:value="37.20708999220161" table:style-name="ce37">
            <text:p>37</text:p>
          </table:table-cell>
          <table:table-cell office:value-type="float" office:value="35.264356445672043" table:style-name="ce37">
            <text:p>35</text:p>
          </table:table-cell>
          <table:table-cell office:value-type="float" office:value="34.004294074930414" table:style-name="ce37">
            <text:p>34</text:p>
          </table:table-cell>
          <table:table-cell office:value-type="float" office:value="38.377130672289951" table:style-name="ce37">
            <text:p>38</text:p>
          </table:table-cell>
          <table:table-cell office:value-type="float" office:value="37.95676861224441" table:style-name="ce37">
            <text:p>38</text:p>
          </table:table-cell>
          <table:table-cell office:value-type="float" office:value="32.212073710885228" table:style-name="ce37">
            <text:p>32</text:p>
          </table:table-cell>
          <table:table-cell table:style-name="ce35"/>
          <table:table-cell table:number-columns-repeated="16355" table:style-name="ce4"/>
        </table:table-row>
        <table:table-row table:style-name="ro2">
          <table:table-cell office:value-type="string" table:style-name="ce3">
            <text:p>E10000023</text:p>
          </table:table-cell>
          <table:table-cell table:style-name="ce3"/>
          <table:table-cell office:value-type="string" table:style-name="ce3">
            <text:p>North Yorkshire</text:p>
          </table:table-cell>
          <table:table-cell office:value-type="float" office:value="7.6120227213405798" table:style-name="ce36">
            <text:p>7.6</text:p>
          </table:table-cell>
          <table:table-cell office:value-type="float" office:value="7.8182358434022099" table:style-name="ce36">
            <text:p>7.8</text:p>
          </table:table-cell>
          <table:table-cell office:value-type="float" office:value="7.7889144302231603" table:style-name="ce36">
            <text:p>7.8</text:p>
          </table:table-cell>
          <table:table-cell office:value-type="float" office:value="7.1541652549051902" table:style-name="ce36">
            <text:p>7.2</text:p>
          </table:table-cell>
          <table:table-cell office:value-type="float" office:value="7.3040898123072093" table:style-name="ce36">
            <text:p>7.3</text:p>
          </table:table-cell>
          <table:table-cell office:value-type="float" office:value="6.9504498082442394" table:style-name="ce36">
            <text:p>7.0</text:p>
          </table:table-cell>
          <table:table-cell office:value-type="float" office:value="6.7131210270453003" table:style-name="ce36">
            <text:p>6.7</text:p>
          </table:table-cell>
          <table:table-cell office:value-type="float" office:value="6.7095428346282402" table:style-name="ce36">
            <text:p>6.7</text:p>
          </table:table-cell>
          <table:table-cell office:value-type="float" office:value="5.1018343785238098" table:style-name="ce36">
            <text:p>5.1</text:p>
          </table:table-cell>
          <table:table-cell office:value-type="float" office:value="5.4998323308383199" table:style-name="ce36">
            <text:p>5.5</text:p>
          </table:table-cell>
          <table:table-cell office:value-type="float" office:value="5.1838662147334196" table:style-name="ce36">
            <text:p>5.2</text:p>
          </table:table-cell>
          <table:table-cell office:value-type="float" office:value="1.5139296328269001" table:style-name="ce36">
            <text:p>1.5</text:p>
          </table:table-cell>
          <table:table-cell table:style-name="ce33"/>
          <table:table-cell office:value-type="float" office:value="44.792136759233195" table:style-name="ce37">
            <text:p>45</text:p>
          </table:table-cell>
          <table:table-cell office:value-type="float" office:value="45.064832821948222" table:style-name="ce37">
            <text:p>45</text:p>
          </table:table-cell>
          <table:table-cell office:value-type="float" office:value="44.894397702741799" table:style-name="ce37">
            <text:p>45</text:p>
          </table:table-cell>
          <table:table-cell office:value-type="float" office:value="43.119235732433012" table:style-name="ce37">
            <text:p>43</text:p>
          </table:table-cell>
          <table:table-cell office:value-type="float" office:value="45.656922070626862" table:style-name="ce37">
            <text:p>46</text:p>
          </table:table-cell>
          <table:table-cell office:value-type="float" office:value="43.602516974558007" table:style-name="ce37">
            <text:p>44</text:p>
          </table:table-cell>
          <table:table-cell office:value-type="float" office:value="46.332604644184741" table:style-name="ce37">
            <text:p>46</text:p>
          </table:table-cell>
          <table:table-cell office:value-type="float" office:value="46.734356757285411" table:style-name="ce37">
            <text:p>47</text:p>
          </table:table-cell>
          <table:table-cell office:value-type="float" office:value="43.830014790408974" table:style-name="ce37">
            <text:p>44</text:p>
          </table:table-cell>
          <table:table-cell office:value-type="float" office:value="45.470421413980631" table:style-name="ce37">
            <text:p>45</text:p>
          </table:table-cell>
          <table:table-cell office:value-type="float" office:value="42.397655879909351" table:style-name="ce37">
            <text:p>42</text:p>
          </table:table-cell>
          <table:table-cell office:value-type="float" office:value="34.880394935932166" table:style-name="ce37">
            <text:p>35</text:p>
          </table:table-cell>
          <table:table-cell table:style-name="ce35"/>
          <table:table-cell table:number-columns-repeated="16355" table:style-name="ce4"/>
        </table:table-row>
        <table:table-row table:style-name="ro2">
          <table:table-cell office:value-type="string" table:style-name="ce3">
            <text:p>E06000014</text:p>
          </table:table-cell>
          <table:table-cell table:style-name="ce3"/>
          <table:table-cell office:value-type="string" table:style-name="ce3">
            <text:p>York</text:p>
          </table:table-cell>
          <table:table-cell office:value-type="float" office:value="5.45244017786667" table:style-name="ce36">
            <text:p>5.5</text:p>
          </table:table-cell>
          <table:table-cell office:value-type="float" office:value="5.4230788853722194" table:style-name="ce36">
            <text:p>5.4</text:p>
          </table:table-cell>
          <table:table-cell office:value-type="float" office:value="5.5168012222222202" table:style-name="ce36">
            <text:p>5.5</text:p>
          </table:table-cell>
          <table:table-cell office:value-type="float" office:value="5.0278129000000007" table:style-name="ce36">
            <text:p>5.0</text:p>
          </table:table-cell>
          <table:table-cell office:value-type="float" office:value="4.9526960000000004" table:style-name="ce36">
            <text:p>5.0</text:p>
          </table:table-cell>
          <table:table-cell office:value-type="float" office:value="4.8387560000000001" table:style-name="ce36">
            <text:p>4.8</text:p>
          </table:table-cell>
          <table:table-cell office:value-type="float" office:value="4.8595043367803097" table:style-name="ce36">
            <text:p>4.9</text:p>
          </table:table-cell>
          <table:table-cell office:value-type="float" office:value="4.7151067671780202" table:style-name="ce36">
            <text:p>4.7</text:p>
          </table:table-cell>
          <table:table-cell office:value-type="float" office:value="4.2848689999999996" table:style-name="ce36">
            <text:p>4.3</text:p>
          </table:table-cell>
          <table:table-cell office:value-type="float" office:value="4.2366339937033297" table:style-name="ce36">
            <text:p>4.2</text:p>
          </table:table-cell>
          <table:table-cell office:value-type="float" office:value="3.9335066851032798" table:style-name="ce36">
            <text:p>3.9</text:p>
          </table:table-cell>
          <table:table-cell office:value-type="float" office:value="0.963723" table:style-name="ce36">
            <text:p>1.0</text:p>
          </table:table-cell>
          <table:table-cell table:style-name="ce33"/>
          <table:table-cell office:value-type="float" office:value="33.570298286480956" table:style-name="ce37">
            <text:p>34</text:p>
          </table:table-cell>
          <table:table-cell office:value-type="float" office:value="34.892361570963907" table:style-name="ce37">
            <text:p>35</text:p>
          </table:table-cell>
          <table:table-cell office:value-type="float" office:value="34.661434977030559" table:style-name="ce37">
            <text:p>35</text:p>
          </table:table-cell>
          <table:table-cell office:value-type="float" office:value="33.78026903767293" table:style-name="ce37">
            <text:p>34</text:p>
          </table:table-cell>
          <table:table-cell office:value-type="float" office:value="32.574555454662288" table:style-name="ce37">
            <text:p>33</text:p>
          </table:table-cell>
          <table:table-cell office:value-type="float" office:value="30.727894740318103" table:style-name="ce37">
            <text:p>31</text:p>
          </table:table-cell>
          <table:table-cell office:value-type="float" office:value="29.568341761050466" table:style-name="ce37">
            <text:p>30</text:p>
          </table:table-cell>
          <table:table-cell office:value-type="float" office:value="28.343666592752882" table:style-name="ce37">
            <text:p>28</text:p>
          </table:table-cell>
          <table:table-cell office:value-type="float" office:value="26.459088922423284" table:style-name="ce37">
            <text:p>26</text:p>
          </table:table-cell>
          <table:table-cell office:value-type="float" office:value="26.880779715937102" table:style-name="ce37">
            <text:p>27</text:p>
          </table:table-cell>
          <table:table-cell office:value-type="float" office:value="26.199018053702201" table:style-name="ce37">
            <text:p>26</text:p>
          </table:table-cell>
          <table:table-cell office:value-type="float" office:value="27.727897333558904" table:style-name="ce37">
            <text:p>28</text:p>
          </table:table-cell>
          <table:table-cell table:style-name="ce35"/>
          <table:table-cell table:number-columns-repeated="16355" table:style-name="ce4"/>
        </table:table-row>
        <table:table-row table:style-name="ro2">
          <table:table-cell office:value-type="string" table:style-name="ce3">
            <text:p>E11000003</text:p>
          </table:table-cell>
          <table:table-cell table:style-name="ce3"/>
          <table:table-cell office:value-type="string" table:style-name="ce3">
            <text:p>South Yorkshire ITA</text:p>
          </table:table-cell>
          <table:table-cell office:value-type="float" office:value="36.348306021598098" table:style-name="ce36">
            <text:p>36.3</text:p>
          </table:table-cell>
          <table:table-cell office:value-type="float" office:value="34.812455548863504" table:style-name="ce36">
            <text:p>34.8</text:p>
          </table:table-cell>
          <table:table-cell office:value-type="float" office:value="35.244112637599997" table:style-name="ce36">
            <text:p>35.2</text:p>
          </table:table-cell>
          <table:table-cell office:value-type="float" office:value="33.233359550987998" table:style-name="ce36">
            <text:p>33.2</text:p>
          </table:table-cell>
          <table:table-cell office:value-type="float" office:value="33.547503325066501" table:style-name="ce36">
            <text:p>33.5</text:p>
          </table:table-cell>
          <table:table-cell office:value-type="float" office:value="31.983622832672701" table:style-name="ce36">
            <text:p>32.0</text:p>
          </table:table-cell>
          <table:table-cell office:value-type="float" office:value="30.707682129872097" table:style-name="ce36">
            <text:p>30.7</text:p>
          </table:table-cell>
          <table:table-cell office:value-type="float" office:value="28.1618651573229" table:style-name="ce36">
            <text:p>28.2</text:p>
          </table:table-cell>
          <table:table-cell office:value-type="float" office:value="26.539208258246997" table:style-name="ce36">
            <text:p>26.5</text:p>
          </table:table-cell>
          <table:table-cell office:value-type="float" office:value="24.919663201282301" table:style-name="ce36">
            <text:p>24.9</text:p>
          </table:table-cell>
          <table:table-cell office:value-type="float" office:value="22.248172772775799" table:style-name="ce36">
            <text:p>22.2</text:p>
          </table:table-cell>
          <table:table-cell office:value-type="float" office:value="7.2439883920000003" table:style-name="ce36">
            <text:p>7.2</text:p>
          </table:table-cell>
          <table:table-cell table:style-name="ce33"/>
          <table:table-cell office:value-type="float" office:value="31.397064532331026" table:style-name="ce37">
            <text:p>31</text:p>
          </table:table-cell>
          <table:table-cell office:value-type="float" office:value="30.89460025260642" table:style-name="ce37">
            <text:p>31</text:p>
          </table:table-cell>
          <table:table-cell office:value-type="float" office:value="31.488339101918346" table:style-name="ce37">
            <text:p>31</text:p>
          </table:table-cell>
          <table:table-cell office:value-type="float" office:value="31.245345000552501" table:style-name="ce37">
            <text:p>31</text:p>
          </table:table-cell>
          <table:table-cell office:value-type="float" office:value="30.941649363257383" table:style-name="ce37">
            <text:p>31</text:p>
          </table:table-cell>
          <table:table-cell office:value-type="float" office:value="29.50821529864503" table:style-name="ce37">
            <text:p>30</text:p>
          </table:table-cell>
          <table:table-cell office:value-type="float" office:value="29.23505907799181" table:style-name="ce37">
            <text:p>29</text:p>
          </table:table-cell>
          <table:table-cell office:value-type="float" office:value="28.010178776437115" table:style-name="ce37">
            <text:p>28</text:p>
          </table:table-cell>
          <table:table-cell office:value-type="float" office:value="27.713470918840638" table:style-name="ce37">
            <text:p>28</text:p>
          </table:table-cell>
          <table:table-cell office:value-type="float" office:value="27.368897577421521" table:style-name="ce37">
            <text:p>27</text:p>
          </table:table-cell>
          <table:table-cell office:value-type="float" office:value="27.514249922423257" table:style-name="ce37">
            <text:p>28</text:p>
          </table:table-cell>
          <table:table-cell office:value-type="float" office:value="24.545785455603102" table:style-name="ce37">
            <text:p>25</text:p>
          </table:table-cell>
          <table:table-cell table:style-name="ce35"/>
          <table:table-cell table:number-columns-repeated="16355" table:style-name="ce4"/>
        </table:table-row>
        <table:table-row table:style-name="ro2">
          <table:table-cell office:value-type="string" table:style-name="ce3">
            <text:p>E11000006</text:p>
          </table:table-cell>
          <table:table-cell table:style-name="ce3"/>
          <table:table-cell office:value-type="string" table:style-name="ce3">
            <text:p>West Yorkshire ITA</text:p>
          </table:table-cell>
          <table:table-cell office:value-type="float" office:value="48.678454988240006" table:style-name="ce36">
            <text:p>48.7</text:p>
          </table:table-cell>
          <table:table-cell office:value-type="float" office:value="50.082623778486997" table:style-name="ce36">
            <text:p>50.1</text:p>
          </table:table-cell>
          <table:table-cell office:value-type="float" office:value="51.456307495722506" table:style-name="ce36">
            <text:p>51.5</text:p>
          </table:table-cell>
          <table:table-cell office:value-type="float" office:value="47.130987946180298" table:style-name="ce36">
            <text:p>47.1</text:p>
          </table:table-cell>
          <table:table-cell office:value-type="float" office:value="48.359318796495202" table:style-name="ce36">
            <text:p>48.4</text:p>
          </table:table-cell>
          <table:table-cell office:value-type="float" office:value="44.360423389653803" table:style-name="ce36">
            <text:p>44.4</text:p>
          </table:table-cell>
          <table:table-cell office:value-type="float" office:value="42.484996592133406" table:style-name="ce36">
            <text:p>42.5</text:p>
          </table:table-cell>
          <table:table-cell office:value-type="float" office:value="42.414170250748796" table:style-name="ce36">
            <text:p>42.4</text:p>
          </table:table-cell>
          <table:table-cell office:value-type="float" office:value="40.996624080355005" table:style-name="ce36">
            <text:p>41.0</text:p>
          </table:table-cell>
          <table:table-cell office:value-type="float" office:value="38.818119680327698" table:style-name="ce36">
            <text:p>38.8</text:p>
          </table:table-cell>
          <table:table-cell office:value-type="float" office:value="35.876608244354301" table:style-name="ce36">
            <text:p>35.9</text:p>
          </table:table-cell>
          <table:table-cell office:value-type="float" office:value="10.6225345473689" table:style-name="ce36">
            <text:p>10.6</text:p>
          </table:table-cell>
          <table:table-cell table:style-name="ce33"/>
          <table:table-cell office:value-type="float" office:value="28.778051534390929" table:style-name="ce37">
            <text:p>29</text:p>
          </table:table-cell>
          <table:table-cell office:value-type="float" office:value="29.708489581899521" table:style-name="ce37">
            <text:p>30</text:p>
          </table:table-cell>
          <table:table-cell office:value-type="float" office:value="30.675689604084099" table:style-name="ce37">
            <text:p>31</text:p>
          </table:table-cell>
          <table:table-cell office:value-type="float" office:value="30.573842260135098" table:style-name="ce37">
            <text:p>31</text:p>
          </table:table-cell>
          <table:table-cell office:value-type="float" office:value="29.883127052819781" table:style-name="ce37">
            <text:p>30</text:p>
          </table:table-cell>
          <table:table-cell office:value-type="float" office:value="28.326358768151007" table:style-name="ce37">
            <text:p>28</text:p>
          </table:table-cell>
          <table:table-cell office:value-type="float" office:value="27.854661564601052" table:style-name="ce37">
            <text:p>28</text:p>
          </table:table-cell>
          <table:table-cell office:value-type="float" office:value="28.195191314077327" table:style-name="ce37">
            <text:p>28</text:p>
          </table:table-cell>
          <table:table-cell office:value-type="float" office:value="27.645051780057873" table:style-name="ce37">
            <text:p>28</text:p>
          </table:table-cell>
          <table:table-cell office:value-type="float" office:value="27.021497394834398" table:style-name="ce37">
            <text:p>27</text:p>
          </table:table-cell>
          <table:table-cell office:value-type="float" office:value="26.949697891130263" table:style-name="ce37">
            <text:p>27</text:p>
          </table:table-cell>
          <table:table-cell office:value-type="float" office:value="24.636394521884768" table:style-name="ce37">
            <text:p>25</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4</text:p>
          </table:table-cell>
          <table:table-cell office:value-type="string" table:style-name="ce39">
            <text:p>East Midlands</text:p>
          </table:table-cell>
          <table:table-cell table:style-name="ce3"/>
          <table:table-cell office:value-type="float" office:value="66.715579918375369" table:style-name="ce32">
            <text:p>66.7</text:p>
          </table:table-cell>
          <table:table-cell office:value-type="float" office:value="66.951727277905775" table:style-name="ce32">
            <text:p>67.0</text:p>
          </table:table-cell>
          <table:table-cell office:value-type="float" office:value="67.619864102274747" table:style-name="ce32">
            <text:p>67.6</text:p>
          </table:table-cell>
          <table:table-cell office:value-type="float" office:value="64.38601352745485" table:style-name="ce32">
            <text:p>64.4</text:p>
          </table:table-cell>
          <table:table-cell office:value-type="float" office:value="62.524411596855671" table:style-name="ce32">
            <text:p>62.5</text:p>
          </table:table-cell>
          <table:table-cell office:value-type="float" office:value="61.543896249649634" table:style-name="ce32">
            <text:p>61.5</text:p>
          </table:table-cell>
          <table:table-cell office:value-type="float" office:value="60.84518121147353" table:style-name="ce32">
            <text:p>60.8</text:p>
          </table:table-cell>
          <table:table-cell office:value-type="float" office:value="59.348647966031308" table:style-name="ce32">
            <text:p>59.3</text:p>
          </table:table-cell>
          <table:table-cell office:value-type="float" office:value="55.880607488573602" table:style-name="ce32">
            <text:p>55.9</text:p>
          </table:table-cell>
          <table:table-cell office:value-type="float" office:value="55.426747013061345" table:style-name="ce32">
            <text:p>55.4</text:p>
          </table:table-cell>
          <table:table-cell office:value-type="float" office:value="49.915829290168368" table:style-name="ce32">
            <text:p>49.9</text:p>
          </table:table-cell>
          <table:table-cell office:value-type="float" office:value="15.410965103412302" table:style-name="ce32">
            <text:p>15.4</text:p>
          </table:table-cell>
          <table:table-cell table:style-name="ce33"/>
          <table:table-cell office:value-type="float" office:value="30.604591695065096" table:style-name="ce34">
            <text:p>31</text:p>
          </table:table-cell>
          <table:table-cell office:value-type="float" office:value="31.209698921268508" table:style-name="ce34">
            <text:p>31</text:p>
          </table:table-cell>
          <table:table-cell office:value-type="float" office:value="31.761513350969356" table:style-name="ce34">
            <text:p>32</text:p>
          </table:table-cell>
          <table:table-cell office:value-type="float" office:value="31.131610923363656" table:style-name="ce34">
            <text:p>31</text:p>
          </table:table-cell>
          <table:table-cell office:value-type="float" office:value="30.434094455326555" table:style-name="ce34">
            <text:p>30</text:p>
          </table:table-cell>
          <table:table-cell office:value-type="float" office:value="30.376611770940205" table:style-name="ce34">
            <text:p>30</text:p>
          </table:table-cell>
          <table:table-cell office:value-type="float" office:value="30.580530384091325" table:style-name="ce34">
            <text:p>31</text:p>
          </table:table-cell>
          <table:table-cell office:value-type="float" office:value="30.145316156857334" table:style-name="ce34">
            <text:p>30</text:p>
          </table:table-cell>
          <table:table-cell office:value-type="float" office:value="29.328936500396907" table:style-name="ce34">
            <text:p>29</text:p>
          </table:table-cell>
          <table:table-cell office:value-type="float" office:value="29.333850938218024" table:style-name="ce34">
            <text:p>29</text:p>
          </table:table-cell>
          <table:table-cell office:value-type="float" office:value="28.69156309370317" table:style-name="ce34">
            <text:p>29</text:p>
          </table:table-cell>
          <table:table-cell office:value-type="float" office:value="25.036496041411933" table:style-name="ce34">
            <text:p>25</text:p>
          </table:table-cell>
          <table:table-cell table:style-name="ce35"/>
          <table:table-cell table:number-columns-repeated="16355" table:style-name="ce4"/>
        </table:table-row>
        <table:table-row table:style-name="ro2">
          <table:table-cell office:value-type="string" table:style-name="ce3">
            <text:p>E06000015</text:p>
          </table:table-cell>
          <table:table-cell table:style-name="ce3"/>
          <table:table-cell office:value-type="string" table:style-name="ce3">
            <text:p>Derby</text:p>
          </table:table-cell>
          <table:table-cell office:value-type="float" office:value="6.43465239592914" table:style-name="ce36">
            <text:p>6.4</text:p>
          </table:table-cell>
          <table:table-cell office:value-type="float" office:value="6.50843835567058" table:style-name="ce36">
            <text:p>6.5</text:p>
          </table:table-cell>
          <table:table-cell office:value-type="float" office:value="6.5230362491642495" table:style-name="ce36">
            <text:p>6.5</text:p>
          </table:table-cell>
          <table:table-cell office:value-type="float" office:value="6.19308662264456" table:style-name="ce36">
            <text:p>6.2</text:p>
          </table:table-cell>
          <table:table-cell office:value-type="float" office:value="6.4011430000000002" table:style-name="ce36">
            <text:p>6.4</text:p>
          </table:table-cell>
          <table:table-cell office:value-type="float" office:value="5.7718563084940904" table:style-name="ce36">
            <text:p>5.8</text:p>
          </table:table-cell>
          <table:table-cell office:value-type="float" office:value="5.6635552939087894" table:style-name="ce36">
            <text:p>5.7</text:p>
          </table:table-cell>
          <table:table-cell office:value-type="float" office:value="6.1955192634773093" table:style-name="ce36">
            <text:p>6.2</text:p>
          </table:table-cell>
          <table:table-cell office:value-type="float" office:value="6.0052310000000002" table:style-name="ce36">
            <text:p>6.0</text:p>
          </table:table-cell>
          <table:table-cell office:value-type="float" office:value="5.8801810000000003" table:style-name="ce36">
            <text:p>5.9</text:p>
          </table:table-cell>
          <table:table-cell office:value-type="float" office:value="4.8626622255781795" table:style-name="ce36">
            <text:p>4.9</text:p>
          </table:table-cell>
          <table:table-cell office:value-type="float" office:value="1.3062480000000001" table:style-name="ce36">
            <text:p>1.3</text:p>
          </table:table-cell>
          <table:table-cell table:style-name="ce33"/>
          <table:table-cell office:value-type="float" office:value="35.178269255540307" table:style-name="ce37">
            <text:p>35</text:p>
          </table:table-cell>
          <table:table-cell office:value-type="float" office:value="35.651146498824879" table:style-name="ce37">
            <text:p>36</text:p>
          </table:table-cell>
          <table:table-cell office:value-type="float" office:value="36.161930631555848" table:style-name="ce37">
            <text:p>36</text:p>
          </table:table-cell>
          <table:table-cell office:value-type="float" office:value="35.638691305926088" table:style-name="ce37">
            <text:p>36</text:p>
          </table:table-cell>
          <table:table-cell office:value-type="float" office:value="35.604538033791243" table:style-name="ce37">
            <text:p>36</text:p>
          </table:table-cell>
          <table:table-cell office:value-type="float" office:value="34.590726945619885" table:style-name="ce37">
            <text:p>35</text:p>
          </table:table-cell>
          <table:table-cell office:value-type="float" office:value="34.214513848491599" table:style-name="ce37">
            <text:p>34</text:p>
          </table:table-cell>
          <table:table-cell office:value-type="float" office:value="35.77759934811634" table:style-name="ce37">
            <text:p>36</text:p>
          </table:table-cell>
          <table:table-cell office:value-type="float" office:value="34.982493988689178" table:style-name="ce37">
            <text:p>35</text:p>
          </table:table-cell>
          <table:table-cell office:value-type="float" office:value="34.122395237170913" table:style-name="ce37">
            <text:p>34</text:p>
          </table:table-cell>
          <table:table-cell office:value-type="float" office:value="31.93255530154563" table:style-name="ce37">
            <text:p>32</text:p>
          </table:table-cell>
          <table:table-cell office:value-type="float" office:value="27.591235510486694" table:style-name="ce37">
            <text:p>28</text:p>
          </table:table-cell>
          <table:table-cell table:style-name="ce35"/>
          <table:table-cell table:number-columns-repeated="16355" table:style-name="ce4"/>
        </table:table-row>
        <table:table-row table:style-name="ro2">
          <table:table-cell office:value-type="string" table:style-name="ce3">
            <text:p>E10000007</text:p>
          </table:table-cell>
          <table:table-cell table:style-name="ce3"/>
          <table:table-cell office:value-type="string" table:style-name="ce3">
            <text:p>Derbyshire</text:p>
          </table:table-cell>
          <table:table-cell office:value-type="float" office:value="10.0291279013238" table:style-name="ce36">
            <text:p>10.0</text:p>
          </table:table-cell>
          <table:table-cell office:value-type="float" office:value="10.2895960728888" table:style-name="ce36">
            <text:p>10.3</text:p>
          </table:table-cell>
          <table:table-cell office:value-type="float" office:value="10.550861684462699" table:style-name="ce36">
            <text:p>10.6</text:p>
          </table:table-cell>
          <table:table-cell office:value-type="float" office:value="9.8293006927503708" table:style-name="ce36">
            <text:p>9.8</text:p>
          </table:table-cell>
          <table:table-cell office:value-type="float" office:value="10.0314853256827" table:style-name="ce36">
            <text:p>10.0</text:p>
          </table:table-cell>
          <table:table-cell office:value-type="float" office:value="10.0176633867781" table:style-name="ce36">
            <text:p>10.0</text:p>
          </table:table-cell>
          <table:table-cell office:value-type="float" office:value="9.8402430089026591" table:style-name="ce36">
            <text:p>9.8</text:p>
          </table:table-cell>
          <table:table-cell office:value-type="float" office:value="9.2199946495323104" table:style-name="ce36">
            <text:p>9.2</text:p>
          </table:table-cell>
          <table:table-cell office:value-type="float" office:value="8.4619575787020604" table:style-name="ce36">
            <text:p>8.5</text:p>
          </table:table-cell>
          <table:table-cell office:value-type="float" office:value="8.4712195720225107" table:style-name="ce36">
            <text:p>8.5</text:p>
          </table:table-cell>
          <table:table-cell office:value-type="float" office:value="7.6222177265255402" table:style-name="ce36">
            <text:p>7.6</text:p>
          </table:table-cell>
          <table:table-cell office:value-type="float" office:value="2.412274" table:style-name="ce36">
            <text:p>2.4</text:p>
          </table:table-cell>
          <table:table-cell table:style-name="ce33"/>
          <table:table-cell office:value-type="float" office:value="33.32755537621955" table:style-name="ce37">
            <text:p>33</text:p>
          </table:table-cell>
          <table:table-cell office:value-type="float" office:value="33.961325738374306" table:style-name="ce37">
            <text:p>34</text:p>
          </table:table-cell>
          <table:table-cell office:value-type="float" office:value="35.140348340229743" table:style-name="ce37">
            <text:p>35</text:p>
          </table:table-cell>
          <table:table-cell office:value-type="float" office:value="34.442798944519893" table:style-name="ce37">
            <text:p>34</text:p>
          </table:table-cell>
          <table:table-cell office:value-type="float" office:value="34.632548544129627" table:style-name="ce37">
            <text:p>35</text:p>
          </table:table-cell>
          <table:table-cell office:value-type="float" office:value="34.863617378436295" table:style-name="ce37">
            <text:p>35</text:p>
          </table:table-cell>
          <table:table-cell office:value-type="float" office:value="35.125009683593312" table:style-name="ce37">
            <text:p>35</text:p>
          </table:table-cell>
          <table:table-cell office:value-type="float" office:value="35.516393246454861" table:style-name="ce37">
            <text:p>36</text:p>
          </table:table-cell>
          <table:table-cell office:value-type="float" office:value="34.769733931035887" table:style-name="ce37">
            <text:p>35</text:p>
          </table:table-cell>
          <table:table-cell office:value-type="float" office:value="35.223201002714745" table:style-name="ce37">
            <text:p>35</text:p>
          </table:table-cell>
          <table:table-cell office:value-type="float" office:value="36.002800435518665" table:style-name="ce37">
            <text:p>36</text:p>
          </table:table-cell>
          <table:table-cell office:value-type="float" office:value="31.945922702561759" table:style-name="ce37">
            <text:p>32</text:p>
          </table:table-cell>
          <table:table-cell table:style-name="ce35"/>
          <table:table-cell table:number-columns-repeated="16355" table:style-name="ce4"/>
        </table:table-row>
        <table:table-row table:style-name="ro2">
          <table:table-cell office:value-type="string" table:style-name="ce3">
            <text:p>E06000016</text:p>
          </table:table-cell>
          <table:table-cell table:style-name="ce3"/>
          <table:table-cell office:value-type="string" table:style-name="ce3">
            <text:p>Leicester</text:p>
          </table:table-cell>
          <table:table-cell office:value-type="float" office:value="9.1456774440865907" table:style-name="ce36">
            <text:p>9.1</text:p>
          </table:table-cell>
          <table:table-cell office:value-type="float" office:value="9.0744151578947392" table:style-name="ce36">
            <text:p>9.1</text:p>
          </table:table-cell>
          <table:table-cell office:value-type="float" office:value="9.3136115714285701" table:style-name="ce36">
            <text:p>9.3</text:p>
          </table:table-cell>
          <table:table-cell office:value-type="float" office:value="9.2279001482043999" table:style-name="ce36">
            <text:p>9.2</text:p>
          </table:table-cell>
          <table:table-cell office:value-type="float" office:value="9.1632881540876792" table:style-name="ce36">
            <text:p>9.2</text:p>
          </table:table-cell>
          <table:table-cell office:value-type="float" office:value="9.1593760834300504" table:style-name="ce36">
            <text:p>9.2</text:p>
          </table:table-cell>
          <table:table-cell office:value-type="float" office:value="9.1279672832389096" table:style-name="ce36">
            <text:p>9.1</text:p>
          </table:table-cell>
          <table:table-cell office:value-type="float" office:value="9.5060392322749312" table:style-name="ce36">
            <text:p>9.5</text:p>
          </table:table-cell>
          <table:table-cell office:value-type="float" office:value="8.8571620000000006" table:style-name="ce36">
            <text:p>8.9</text:p>
          </table:table-cell>
          <table:table-cell office:value-type="float" office:value="8.3459479999999999" table:style-name="ce36">
            <text:p>8.3</text:p>
          </table:table-cell>
          <table:table-cell office:value-type="float" office:value="8.1002089999999995" table:style-name="ce36">
            <text:p>8.1</text:p>
          </table:table-cell>
          <table:table-cell office:value-type="float" office:value="2.5426980000000001" table:style-name="ce36">
            <text:p>2.5</text:p>
          </table:table-cell>
          <table:table-cell table:style-name="ce33"/>
          <table:table-cell office:value-type="float" office:value="26.999460041109074" table:style-name="ce37">
            <text:p>27</text:p>
          </table:table-cell>
          <table:table-cell office:value-type="float" office:value="29.363983361016256" table:style-name="ce37">
            <text:p>29</text:p>
          </table:table-cell>
          <table:table-cell office:value-type="float" office:value="32.815123882057698" table:style-name="ce37">
            <text:p>33</text:p>
          </table:table-cell>
          <table:table-cell office:value-type="float" office:value="33.807210239359328" table:style-name="ce37">
            <text:p>34</text:p>
          </table:table-cell>
          <table:table-cell office:value-type="float" office:value="33.890018104266431" table:style-name="ce37">
            <text:p>34</text:p>
          </table:table-cell>
          <table:table-cell office:value-type="float" office:value="34.321897867299775" table:style-name="ce37">
            <text:p>34</text:p>
          </table:table-cell>
          <table:table-cell office:value-type="float" office:value="33.781269380540991" table:style-name="ce37">
            <text:p>34</text:p>
          </table:table-cell>
          <table:table-cell office:value-type="float" office:value="33.879989682156946" table:style-name="ce37">
            <text:p>34</text:p>
          </table:table-cell>
          <table:table-cell office:value-type="float" office:value="33.253493120384718" table:style-name="ce37">
            <text:p>33</text:p>
          </table:table-cell>
          <table:table-cell office:value-type="float" office:value="31.494142207768217" table:style-name="ce37">
            <text:p>31</text:p>
          </table:table-cell>
          <table:table-cell office:value-type="float" office:value="31.029913328792862" table:style-name="ce37">
            <text:p>31</text:p>
          </table:table-cell>
          <table:table-cell office:value-type="float" office:value="28.857335110905112" table:style-name="ce37">
            <text:p>29</text:p>
          </table:table-cell>
          <table:table-cell table:style-name="ce35"/>
          <table:table-cell table:number-columns-repeated="16355" table:style-name="ce4"/>
        </table:table-row>
        <table:table-row table:style-name="ro2">
          <table:table-cell office:value-type="string" table:style-name="ce3">
            <text:p>E10000018</text:p>
          </table:table-cell>
          <table:table-cell table:style-name="ce3"/>
          <table:table-cell office:value-type="string" table:style-name="ce3">
            <text:p>Leicestershire</text:p>
          </table:table-cell>
          <table:table-cell office:value-type="float" office:value="5.6269765369979092" table:style-name="ce36">
            <text:p>5.6</text:p>
          </table:table-cell>
          <table:table-cell office:value-type="float" office:value="5.5356218625019098" table:style-name="ce36">
            <text:p>5.5</text:p>
          </table:table-cell>
          <table:table-cell office:value-type="float" office:value="5.8282953992100008" table:style-name="ce36">
            <text:p>5.8</text:p>
          </table:table-cell>
          <table:table-cell office:value-type="float" office:value="5.7792478551838897" table:style-name="ce36">
            <text:p>5.8</text:p>
          </table:table-cell>
          <table:table-cell office:value-type="float" office:value="4.9463226148658501" table:style-name="ce36">
            <text:p>4.9</text:p>
          </table:table-cell>
          <table:table-cell office:value-type="float" office:value="5.0694810456892405" table:style-name="ce36">
            <text:p>5.1</text:p>
          </table:table-cell>
          <table:table-cell office:value-type="float" office:value="5.31471247570963" table:style-name="ce36">
            <text:p>5.3</text:p>
          </table:table-cell>
          <table:table-cell office:value-type="float" office:value="4.2882305182346601" table:style-name="ce36">
            <text:p>4.3</text:p>
          </table:table-cell>
          <table:table-cell office:value-type="float" office:value="4.36883" table:style-name="ce36">
            <text:p>4.4</text:p>
          </table:table-cell>
          <table:table-cell office:value-type="float" office:value="4.4655069999999997" table:style-name="ce36">
            <text:p>4.5</text:p>
          </table:table-cell>
          <table:table-cell office:value-type="float" office:value="3.8677221666666699" table:style-name="ce36">
            <text:p>3.9</text:p>
          </table:table-cell>
          <table:table-cell office:value-type="float" office:value="0.95556348000000002" table:style-name="ce36">
            <text:p>1.0</text:p>
          </table:table-cell>
          <table:table-cell table:style-name="ce33"/>
          <table:table-cell office:value-type="float" office:value="32.614191850618681" table:style-name="ce37">
            <text:p>33</text:p>
          </table:table-cell>
          <table:table-cell office:value-type="float" office:value="35.687418200783277" table:style-name="ce37">
            <text:p>36</text:p>
          </table:table-cell>
          <table:table-cell office:value-type="float" office:value="36.595906358682591" table:style-name="ce37">
            <text:p>37</text:p>
          </table:table-cell>
          <table:table-cell office:value-type="float" office:value="38.276876596916644" table:style-name="ce37">
            <text:p>38</text:p>
          </table:table-cell>
          <table:table-cell office:value-type="float" office:value="35.861383203106378" table:style-name="ce37">
            <text:p>36</text:p>
          </table:table-cell>
          <table:table-cell office:value-type="float" office:value="34.809551889129544" table:style-name="ce37">
            <text:p>35</text:p>
          </table:table-cell>
          <table:table-cell office:value-type="float" office:value="36.749470952467661" table:style-name="ce37">
            <text:p>37</text:p>
          </table:table-cell>
          <table:table-cell office:value-type="float" office:value="33.116049987850928" table:style-name="ce37">
            <text:p>33</text:p>
          </table:table-cell>
          <table:table-cell office:value-type="float" office:value="33.152285016632945" table:style-name="ce37">
            <text:p>33</text:p>
          </table:table-cell>
          <table:table-cell office:value-type="float" office:value="32.341293796021816" table:style-name="ce37">
            <text:p>32</text:p>
          </table:table-cell>
          <table:table-cell office:value-type="float" office:value="31.714703995947559" table:style-name="ce37">
            <text:p>32</text:p>
          </table:table-cell>
          <table:table-cell office:value-type="float" office:value="26.441354912118765" table:style-name="ce37">
            <text:p>26</text:p>
          </table:table-cell>
          <table:table-cell table:style-name="ce35"/>
          <table:table-cell table:number-columns-repeated="16355" table:style-name="ce4"/>
        </table:table-row>
        <table:table-row table:style-name="ro2">
          <table:table-cell office:value-type="string" table:style-name="ce3">
            <text:p>E10000019</text:p>
          </table:table-cell>
          <table:table-cell table:style-name="ce3"/>
          <table:table-cell office:value-type="string" table:style-name="ce3">
            <text:p>Lincolnshire</text:p>
          </table:table-cell>
          <table:table-cell office:value-type="float" office:value="5.8294544019467107" table:style-name="ce36">
            <text:p>5.8</text:p>
          </table:table-cell>
          <table:table-cell office:value-type="float" office:value="6.0541107725600005" table:style-name="ce36">
            <text:p>6.1</text:p>
          </table:table-cell>
          <table:table-cell office:value-type="float" office:value="5.8948867843539201" table:style-name="ce36">
            <text:p>5.9</text:p>
          </table:table-cell>
          <table:table-cell office:value-type="float" office:value="5.63246985591383" table:style-name="ce36">
            <text:p>5.6</text:p>
          </table:table-cell>
          <table:table-cell office:value-type="float" office:value="5.8652638644925803" table:style-name="ce36">
            <text:p>5.9</text:p>
          </table:table-cell>
          <table:table-cell office:value-type="float" office:value="5.6786122468080293" table:style-name="ce36">
            <text:p>5.7</text:p>
          </table:table-cell>
          <table:table-cell office:value-type="float" office:value="5.3733408521347101" table:style-name="ce36">
            <text:p>5.4</text:p>
          </table:table-cell>
          <table:table-cell office:value-type="float" office:value="4.9668797283588102" table:style-name="ce36">
            <text:p>5.0</text:p>
          </table:table-cell>
          <table:table-cell office:value-type="float" office:value="4.4888004500454093" table:style-name="ce36">
            <text:p>4.5</text:p>
          </table:table-cell>
          <table:table-cell office:value-type="float" office:value="4.6952082502708699" table:style-name="ce36">
            <text:p>4.7</text:p>
          </table:table-cell>
          <table:table-cell office:value-type="float" office:value="4.2559588453166297" table:style-name="ce36">
            <text:p>4.3</text:p>
          </table:table-cell>
          <table:table-cell office:value-type="float" office:value="1.21574295016453" table:style-name="ce36">
            <text:p>1.2</text:p>
          </table:table-cell>
          <table:table-cell table:style-name="ce33"/>
          <table:table-cell office:value-type="float" office:value="35.761050444910545" table:style-name="ce37">
            <text:p>36</text:p>
          </table:table-cell>
          <table:table-cell office:value-type="float" office:value="35.849769195781931" table:style-name="ce37">
            <text:p>36</text:p>
          </table:table-cell>
          <table:table-cell office:value-type="float" office:value="35.950068977303715" table:style-name="ce37">
            <text:p>36</text:p>
          </table:table-cell>
          <table:table-cell office:value-type="float" office:value="36.06080127506096" table:style-name="ce37">
            <text:p>36</text:p>
          </table:table-cell>
          <table:table-cell office:value-type="float" office:value="36.456066218471165" table:style-name="ce37">
            <text:p>36</text:p>
          </table:table-cell>
          <table:table-cell office:value-type="float" office:value="35.601921836102193" table:style-name="ce37">
            <text:p>36</text:p>
          </table:table-cell>
          <table:table-cell office:value-type="float" office:value="35.617210769929677" table:style-name="ce37">
            <text:p>36</text:p>
          </table:table-cell>
          <table:table-cell office:value-type="float" office:value="36.16437853997212" table:style-name="ce37">
            <text:p>36</text:p>
          </table:table-cell>
          <table:table-cell office:value-type="float" office:value="33.382591548334631" table:style-name="ce37">
            <text:p>33</text:p>
          </table:table-cell>
          <table:table-cell office:value-type="float" office:value="35.683513170698149" table:style-name="ce37">
            <text:p>36</text:p>
          </table:table-cell>
          <table:table-cell office:value-type="float" office:value="35.345538666913193" table:style-name="ce37">
            <text:p>35</text:p>
          </table:table-cell>
          <table:table-cell office:value-type="float" office:value="28.539061256928992" table:style-name="ce37">
            <text:p>29</text:p>
          </table:table-cell>
          <table:table-cell table:style-name="ce35"/>
          <table:table-cell table:number-columns-repeated="16355" table:style-name="ce4"/>
        </table:table-row>
        <table:table-row table:style-name="ro2">
          <table:table-cell office:value-type="string" table:style-name="ce3">
            <text:p>E10000021</text:p>
          </table:table-cell>
          <table:table-cell table:style-name="ce3"/>
          <table:table-cell office:value-type="string" table:style-name="ce3">
            <text:p>Northamptonshire</text:p>
          </table:table-cell>
          <table:table-cell office:value-type="float" office:value="6.2195792612777208" table:style-name="ce36">
            <text:p>6.2</text:p>
          </table:table-cell>
          <table:table-cell office:value-type="float" office:value="6.1689310584456605" table:style-name="ce36">
            <text:p>6.2</text:p>
          </table:table-cell>
          <table:table-cell office:value-type="float" office:value="6.05002424995351" table:style-name="ce36">
            <text:p>6.1</text:p>
          </table:table-cell>
          <table:table-cell office:value-type="float" office:value="5.9033939999999996" table:style-name="ce36">
            <text:p>5.9</text:p>
          </table:table-cell>
          <table:table-cell office:value-type="float" office:value="5.57901411447643" table:style-name="ce36">
            <text:p>5.6</text:p>
          </table:table-cell>
          <table:table-cell office:value-type="float" office:value="5.2122042312308903" table:style-name="ce36">
            <text:p>5.2</text:p>
          </table:table-cell>
          <table:table-cell office:value-type="float" office:value="5.6248539966467304" table:style-name="ce36">
            <text:p>5.6</text:p>
          </table:table-cell>
          <table:table-cell office:value-type="float" office:value="5.6058431106288706" table:style-name="ce36">
            <text:p>5.6</text:p>
          </table:table-cell>
          <table:table-cell office:value-type="float" office:value="5.2860023213902494" table:style-name="ce36">
            <text:p>5.3</text:p>
          </table:table-cell>
          <table:table-cell office:value-type="float" office:value="5.11713244597862" table:style-name="ce36">
            <text:p>5.1</text:p>
          </table:table-cell>
          <table:table-cell office:value-type="float" office:value="4.7539762177128502" table:style-name="ce36">
            <text:p>4.8</text:p>
          </table:table-cell>
          <table:table-cell office:value-type="float" office:value="1.47641336595956" table:style-name="ce36">
            <text:p>1.5</text:p>
          </table:table-cell>
          <table:table-cell table:style-name="ce33"/>
          <table:table-cell office:value-type="float" office:value="31.54215147933035" table:style-name="ce37">
            <text:p>32</text:p>
          </table:table-cell>
          <table:table-cell office:value-type="float" office:value="32.226981263451613" table:style-name="ce37">
            <text:p>32</text:p>
          </table:table-cell>
          <table:table-cell office:value-type="float" office:value="30.551706693176627" table:style-name="ce37">
            <text:p>31</text:p>
          </table:table-cell>
          <table:table-cell office:value-type="float" office:value="28.776600934948004" table:style-name="ce37">
            <text:p>29</text:p>
          </table:table-cell>
          <table:table-cell office:value-type="float" office:value="28.681116729929279" table:style-name="ce37">
            <text:p>29</text:p>
          </table:table-cell>
          <table:table-cell office:value-type="float" office:value="28.556318987916995" table:style-name="ce37">
            <text:p>29</text:p>
          </table:table-cell>
          <table:table-cell office:value-type="float" office:value="30.484523279162872" table:style-name="ce37">
            <text:p>30</text:p>
          </table:table-cell>
          <table:table-cell office:value-type="float" office:value="29.144548558878185" table:style-name="ce37">
            <text:p>29</text:p>
          </table:table-cell>
          <table:table-cell office:value-type="float" office:value="28.614690182398959" table:style-name="ce37">
            <text:p>29</text:p>
          </table:table-cell>
          <table:table-cell office:value-type="float" office:value="28.638807264027506" table:style-name="ce37">
            <text:p>29</text:p>
          </table:table-cell>
          <table:table-cell office:value-type="float" office:value="27.427562292901307" table:style-name="ce37">
            <text:p>27</text:p>
          </table:table-cell>
          <table:table-cell office:value-type="float" office:value="20.110663049235136" table:style-name="ce37">
            <text:p>20</text:p>
          </table:table-cell>
          <table:table-cell table:style-name="ce35"/>
          <table:table-cell table:number-columns-repeated="16355" table:style-name="ce4"/>
        </table:table-row>
        <table:table-row table:style-name="ro2">
          <table:table-cell office:value-type="string" table:style-name="ce3">
            <text:p>E06000018</text:p>
          </table:table-cell>
          <table:table-cell table:style-name="ce3"/>
          <table:table-cell office:value-type="string" table:style-name="ce3">
            <text:p>Nottingham</text:p>
          </table:table-cell>
          <table:table-cell office:value-type="float" office:value="11.782821523080399" table:style-name="ce36">
            <text:p>11.8</text:p>
          </table:table-cell>
          <table:table-cell office:value-type="float" office:value="11.6969805745881" table:style-name="ce36">
            <text:p>11.7</text:p>
          </table:table-cell>
          <table:table-cell office:value-type="float" office:value="11.9372727283515" table:style-name="ce36">
            <text:p>11.9</text:p>
          </table:table-cell>
          <table:table-cell office:value-type="float" office:value="11.058654306841301" table:style-name="ce36">
            <text:p>11.1</text:p>
          </table:table-cell>
          <table:table-cell office:value-type="float" office:value="9.6383397043482191" table:style-name="ce36">
            <text:p>9.6</text:p>
          </table:table-cell>
          <table:table-cell office:value-type="float" office:value="9.7554024182730004" table:style-name="ce36">
            <text:p>9.8</text:p>
          </table:table-cell>
          <table:table-cell office:value-type="float" office:value="9.1623483753650099" table:style-name="ce36">
            <text:p>9.2</text:p>
          </table:table-cell>
          <table:table-cell office:value-type="float" office:value="9.160224113939119" table:style-name="ce36">
            <text:p>9.2</text:p>
          </table:table-cell>
          <table:table-cell office:value-type="float" office:value="8.8307984245065203" table:style-name="ce36">
            <text:p>8.8</text:p>
          </table:table-cell>
          <table:table-cell office:value-type="float" office:value="8.67439617345096" table:style-name="ce36">
            <text:p>8.7</text:p>
          </table:table-cell>
          <table:table-cell office:value-type="float" office:value="7.4285649999999999" table:style-name="ce36">
            <text:p>7.4</text:p>
          </table:table-cell>
          <table:table-cell office:value-type="float" office:value="2.3855209999999998" table:style-name="ce36">
            <text:p>2.4</text:p>
          </table:table-cell>
          <table:table-cell table:style-name="ce33"/>
          <table:table-cell office:value-type="float" office:value="24.553276754481992" table:style-name="ce37">
            <text:p>25</text:p>
          </table:table-cell>
          <table:table-cell office:value-type="float" office:value="24.0632795276486" table:style-name="ce37">
            <text:p>24</text:p>
          </table:table-cell>
          <table:table-cell office:value-type="float" office:value="24.058002960888142" table:style-name="ce37">
            <text:p>24</text:p>
          </table:table-cell>
          <table:table-cell office:value-type="float" office:value="22.706674626471386" table:style-name="ce37">
            <text:p>23</text:p>
          </table:table-cell>
          <table:table-cell office:value-type="float" office:value="19.778803136918697" table:style-name="ce37">
            <text:p>20</text:p>
          </table:table-cell>
          <table:table-cell office:value-type="float" office:value="19.83137715533374" table:style-name="ce37">
            <text:p>20</text:p>
          </table:table-cell>
          <table:table-cell office:value-type="float" office:value="19.256898507803456" table:style-name="ce37">
            <text:p>19</text:p>
          </table:table-cell>
          <table:table-cell office:value-type="float" office:value="18.55328867041759" table:style-name="ce37">
            <text:p>19</text:p>
          </table:table-cell>
          <table:table-cell office:value-type="float" office:value="18.252494528704883" table:style-name="ce37">
            <text:p>18</text:p>
          </table:table-cell>
          <table:table-cell office:value-type="float" office:value="17.993240268066366" table:style-name="ce37">
            <text:p>18</text:p>
          </table:table-cell>
          <table:table-cell office:value-type="float" office:value="17.011002199056684" table:style-name="ce37">
            <text:p>17</text:p>
          </table:table-cell>
          <table:table-cell office:value-type="float" office:value="15.288609294841454" table:style-name="ce37">
            <text:p>15</text:p>
          </table:table-cell>
          <table:table-cell table:style-name="ce35"/>
          <table:table-cell table:number-columns-repeated="16355" table:style-name="ce4"/>
        </table:table-row>
        <table:table-row table:style-name="ro2">
          <table:table-cell office:value-type="string" table:style-name="ce3">
            <text:p>E10000024</text:p>
          </table:table-cell>
          <table:table-cell table:style-name="ce3"/>
          <table:table-cell office:value-type="string" table:style-name="ce3">
            <text:p>Nottinghamshire</text:p>
          </table:table-cell>
          <table:table-cell office:value-type="float" office:value="11.488561640767301" table:style-name="ce36">
            <text:p>11.5</text:p>
          </table:table-cell>
          <table:table-cell office:value-type="float" office:value="11.540762423356" table:style-name="ce36">
            <text:p>11.5</text:p>
          </table:table-cell>
          <table:table-cell office:value-type="float" office:value="11.4404694353503" table:style-name="ce36">
            <text:p>11.4</text:p>
          </table:table-cell>
          <table:table-cell office:value-type="float" office:value="10.719718045916499" table:style-name="ce36">
            <text:p>10.7</text:p>
          </table:table-cell>
          <table:table-cell office:value-type="float" office:value="10.739193627935" table:style-name="ce36">
            <text:p>10.7</text:p>
          </table:table-cell>
          <table:table-cell office:value-type="float" office:value="10.856246298177" table:style-name="ce36">
            <text:p>10.9</text:p>
          </table:table-cell>
          <table:table-cell office:value-type="float" office:value="10.721510675567099" table:style-name="ce36">
            <text:p>10.7</text:p>
          </table:table-cell>
          <table:table-cell office:value-type="float" office:value="10.2753014971957" table:style-name="ce36">
            <text:p>10.3</text:p>
          </table:table-cell>
          <table:table-cell office:value-type="float" office:value="9.4783237139293703" table:style-name="ce36">
            <text:p>9.5</text:p>
          </table:table-cell>
          <table:table-cell office:value-type="float" office:value="9.6528235713383896" table:style-name="ce36">
            <text:p>9.7</text:p>
          </table:table-cell>
          <table:table-cell office:value-type="float" office:value="8.9448091083684993" table:style-name="ce36">
            <text:p>8.9</text:p>
          </table:table-cell>
          <table:table-cell office:value-type="float" office:value="3.0987713072882097" table:style-name="ce36">
            <text:p>3.1</text:p>
          </table:table-cell>
          <table:table-cell table:style-name="ce33"/>
          <table:table-cell office:value-type="float" office:value="33.659917825220433" table:style-name="ce37">
            <text:p>34</text:p>
          </table:table-cell>
          <table:table-cell office:value-type="float" office:value="33.264190208877707" table:style-name="ce37">
            <text:p>33</text:p>
          </table:table-cell>
          <table:table-cell office:value-type="float" office:value="33.233403836520992" table:style-name="ce37">
            <text:p>33</text:p>
          </table:table-cell>
          <table:table-cell office:value-type="float" office:value="31.942144302082419" table:style-name="ce37">
            <text:p>32</text:p>
          </table:table-cell>
          <table:table-cell office:value-type="float" office:value="32.510739460238206" table:style-name="ce37">
            <text:p>33</text:p>
          </table:table-cell>
          <table:table-cell office:value-type="float" office:value="33.426122774319069" table:style-name="ce37">
            <text:p>33</text:p>
          </table:table-cell>
          <table:table-cell office:value-type="float" office:value="33.777283029784421" table:style-name="ce37">
            <text:p>34</text:p>
          </table:table-cell>
          <table:table-cell office:value-type="float" office:value="34.285725735026574" table:style-name="ce37">
            <text:p>34</text:p>
          </table:table-cell>
          <table:table-cell office:value-type="float" office:value="33.037283530692022" table:style-name="ce37">
            <text:p>33</text:p>
          </table:table-cell>
          <table:table-cell office:value-type="float" office:value="34.758878799960435" table:style-name="ce37">
            <text:p>35</text:p>
          </table:table-cell>
          <table:table-cell office:value-type="float" office:value="34.383546287518378" table:style-name="ce37">
            <text:p>34</text:p>
          </table:table-cell>
          <table:table-cell office:value-type="float" office:value="32.316900543918933" table:style-name="ce37">
            <text:p>32</text:p>
          </table:table-cell>
          <table:table-cell table:style-name="ce35"/>
          <table:table-cell table:number-columns-repeated="16355" table:style-name="ce4"/>
        </table:table-row>
        <table:table-row table:style-name="ro2">
          <table:table-cell office:value-type="string" table:style-name="ce3">
            <text:p>E06000017</text:p>
          </table:table-cell>
          <table:table-cell table:style-name="ce3"/>
          <table:table-cell office:value-type="string" table:style-name="ce3">
            <text:p>Rutland</text:p>
          </table:table-cell>
          <table:table-cell office:value-type="float" office:value="0.158728812965791" table:style-name="ce36">
            <text:p>0.2</text:p>
          </table:table-cell>
          <table:table-cell office:value-type="float" office:value="8.2871E-2" table:style-name="ce36">
            <text:p>0.1</text:p>
          </table:table-cell>
          <table:table-cell office:value-type="float" office:value="8.1406000000000006E-2" table:style-name="ce36">
            <text:p>0.1</text:p>
          </table:table-cell>
          <table:table-cell office:value-type="float" office:value="4.2242000000000002E-2" table:style-name="ce36">
            <text:p>0.0</text:p>
          </table:table-cell>
          <table:table-cell office:value-type="float" office:value="0.16036119096721099" table:style-name="ce36">
            <text:p>0.2</text:p>
          </table:table-cell>
          <table:table-cell office:value-type="float" office:value="2.3054230769230799E-2" table:style-name="ce36">
            <text:p>0.0</text:p>
          </table:table-cell>
          <table:table-cell office:value-type="float" office:value="1.6649250000000001E-2" table:style-name="ce36">
            <text:p>0.0</text:p>
          </table:table-cell>
          <table:table-cell office:value-type="float" office:value="0.13061585238960699" table:style-name="ce36">
            <text:p>0.1</text:p>
          </table:table-cell>
          <table:table-cell office:value-type="float" office:value="0.103502" table:style-name="ce36">
            <text:p>0.1</text:p>
          </table:table-cell>
          <table:table-cell office:value-type="float" office:value="0.124331" table:style-name="ce36">
            <text:p>0.1</text:p>
          </table:table-cell>
          <table:table-cell office:value-type="float" office:value="7.9709000000000002E-2" table:style-name="ce36">
            <text:p>0.1</text:p>
          </table:table-cell>
          <table:table-cell office:value-type="float" office:value="1.7732999999999999E-2" table:style-name="ce36">
            <text:p>0.0</text:p>
          </table:table-cell>
          <table:table-cell table:style-name="ce33"/>
          <table:table-cell office:value-type="float" office:value="46.455319080389991" table:style-name="ce37">
            <text:p>46</text:p>
          </table:table-cell>
          <table:table-cell office:value-type="float" office:value="37.568226739441855" table:style-name="ce37">
            <text:p>38</text:p>
          </table:table-cell>
          <table:table-cell office:value-type="float" office:value="28.670747427219002" table:style-name="ce37">
            <text:p>29</text:p>
          </table:table-cell>
          <table:table-cell office:value-type="float" office:value="37.329445033580768" table:style-name="ce37">
            <text:p>37</text:p>
          </table:table-cell>
          <table:table-cell office:value-type="float" office:value="44.176636630085675" table:style-name="ce37">
            <text:p>44</text:p>
          </table:table-cell>
          <table:table-cell office:value-type="float" office:value="38.428546150670286" table:style-name="ce37">
            <text:p>38</text:p>
          </table:table-cell>
          <table:table-cell office:value-type="float" office:value="29.187249457339114" table:style-name="ce37">
            <text:p>29</text:p>
          </table:table-cell>
          <table:table-cell office:value-type="float" office:value="46.548074794920289" table:style-name="ce37">
            <text:p>47</text:p>
          </table:table-cell>
          <table:table-cell office:value-type="float" office:value="46.395768429074117" table:style-name="ce37">
            <text:p>46</text:p>
          </table:table-cell>
          <table:table-cell office:value-type="float" office:value="34.968246736079472" table:style-name="ce37">
            <text:p>35</text:p>
          </table:table-cell>
          <table:table-cell office:value-type="float" office:value="36.71567679112659" table:style-name="ce37">
            <text:p>37</text:p>
          </table:table-cell>
          <table:table-cell office:value-type="float" office:value="35.395916086149427" table:style-name="ce37">
            <text:p>35</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5</text:p>
          </table:table-cell>
          <table:table-cell office:value-type="string" table:style-name="ce39">
            <text:p>West Midlands</text:p>
          </table:table-cell>
          <table:table-cell table:style-name="ce3"/>
          <table:table-cell office:value-type="float" office:value="106.19538818729205" table:style-name="ce32">
            <text:p>106.2</text:p>
          </table:table-cell>
          <table:table-cell office:value-type="float" office:value="104.25098127261499" table:style-name="ce32">
            <text:p>104.3</text:p>
          </table:table-cell>
          <table:table-cell office:value-type="float" office:value="101.67272702890899" table:style-name="ce32">
            <text:p>101.7</text:p>
          </table:table-cell>
          <table:table-cell office:value-type="float" office:value="94.964160593160486" table:style-name="ce32">
            <text:p>95.0</text:p>
          </table:table-cell>
          <table:table-cell office:value-type="float" office:value="94.911239789167439" table:style-name="ce32">
            <text:p>94.9</text:p>
          </table:table-cell>
          <table:table-cell office:value-type="float" office:value="91.510983694318639" table:style-name="ce32">
            <text:p>91.5</text:p>
          </table:table-cell>
          <table:table-cell office:value-type="float" office:value="86.088003313581439" table:style-name="ce32">
            <text:p>86.1</text:p>
          </table:table-cell>
          <table:table-cell office:value-type="float" office:value="82.584519845657994" table:style-name="ce32">
            <text:p>82.6</text:p>
          </table:table-cell>
          <table:table-cell office:value-type="float" office:value="76.863416647501879" table:style-name="ce32">
            <text:p>76.9</text:p>
          </table:table-cell>
          <table:table-cell office:value-type="float" office:value="75.119294002065089" table:style-name="ce32">
            <text:p>75.1</text:p>
          </table:table-cell>
          <table:table-cell office:value-type="float" office:value="69.467234612143514" table:style-name="ce32">
            <text:p>69.5</text:p>
          </table:table-cell>
          <table:table-cell office:value-type="float" office:value="24.030303144976237" table:style-name="ce32">
            <text:p>24.0</text:p>
          </table:table-cell>
          <table:table-cell table:style-name="ce33"/>
          <table:table-cell office:value-type="float" office:value="26.590845570211506" table:style-name="ce34">
            <text:p>27</text:p>
          </table:table-cell>
          <table:table-cell office:value-type="float" office:value="27.433910691098383" table:style-name="ce34">
            <text:p>27</text:p>
          </table:table-cell>
          <table:table-cell office:value-type="float" office:value="27.930222537419695" table:style-name="ce34">
            <text:p>28</text:p>
          </table:table-cell>
          <table:table-cell office:value-type="float" office:value="26.745498777098685" table:style-name="ce34">
            <text:p>27</text:p>
          </table:table-cell>
          <table:table-cell office:value-type="float" office:value="26.311733709557799" table:style-name="ce34">
            <text:p>26</text:p>
          </table:table-cell>
          <table:table-cell office:value-type="float" office:value="25.939464748937745" table:style-name="ce34">
            <text:p>26</text:p>
          </table:table-cell>
          <table:table-cell office:value-type="float" office:value="25.210892819461328" table:style-name="ce34">
            <text:p>25</text:p>
          </table:table-cell>
          <table:table-cell office:value-type="float" office:value="24.99431108053642" table:style-name="ce34">
            <text:p>25</text:p>
          </table:table-cell>
          <table:table-cell office:value-type="float" office:value="23.929395568747363" table:style-name="ce34">
            <text:p>24</text:p>
          </table:table-cell>
          <table:table-cell office:value-type="float" office:value="23.304412477302975" table:style-name="ce34">
            <text:p>23</text:p>
          </table:table-cell>
          <table:table-cell office:value-type="float" office:value="23.07142679083848" table:style-name="ce34">
            <text:p>23</text:p>
          </table:table-cell>
          <table:table-cell office:value-type="float" office:value="20.515956522740986" table:style-name="ce34">
            <text:p>21</text:p>
          </table:table-cell>
          <table:table-cell table:style-name="ce35"/>
          <table:table-cell table:number-columns-repeated="16355" table:style-name="ce4"/>
        </table:table-row>
        <table:table-row table:style-name="ro2">
          <table:table-cell office:value-type="string" table:style-name="ce3">
            <text:p>E06000019</text:p>
          </table:table-cell>
          <table:table-cell table:style-name="ce3"/>
          <table:table-cell office:value-type="string" table:style-name="ce3">
            <text:p>Herefordshire, County of</text:p>
          </table:table-cell>
          <table:table-cell office:value-type="float" office:value="1.4213497575254501" table:style-name="ce36">
            <text:p>1.4</text:p>
          </table:table-cell>
          <table:table-cell office:value-type="float" office:value="1.4123458389574799" table:style-name="ce36">
            <text:p>1.4</text:p>
          </table:table-cell>
          <table:table-cell office:value-type="float" office:value="1.3088072340447801" table:style-name="ce36">
            <text:p>1.3</text:p>
          </table:table-cell>
          <table:table-cell office:value-type="float" office:value="1.3316840953198399" table:style-name="ce36">
            <text:p>1.3</text:p>
          </table:table-cell>
          <table:table-cell office:value-type="float" office:value="1.2885488413914199" table:style-name="ce36">
            <text:p>1.3</text:p>
          </table:table-cell>
          <table:table-cell office:value-type="float" office:value="1.1403384199804001" table:style-name="ce36">
            <text:p>1.1</text:p>
          </table:table-cell>
          <table:table-cell office:value-type="float" office:value="1.0676673697761199" table:style-name="ce36">
            <text:p>1.1</text:p>
          </table:table-cell>
          <table:table-cell office:value-type="float" office:value="1.00051205512188" table:style-name="ce36">
            <text:p>1.0</text:p>
          </table:table-cell>
          <table:table-cell office:value-type="float" office:value="0.9701032760355941" table:style-name="ce36">
            <text:p>1.0</text:p>
          </table:table-cell>
          <table:table-cell office:value-type="float" office:value="0.97075531745416299" table:style-name="ce36">
            <text:p>1.0</text:p>
          </table:table-cell>
          <table:table-cell office:value-type="float" office:value="0.83595911712599391" table:style-name="ce36">
            <text:p>0.8</text:p>
          </table:table-cell>
          <table:table-cell office:value-type="float" office:value="0.21135328" table:style-name="ce36">
            <text:p>0.2</text:p>
          </table:table-cell>
          <table:table-cell table:style-name="ce33"/>
          <table:table-cell office:value-type="float" office:value="45.190600660535054" table:style-name="ce37">
            <text:p>45</text:p>
          </table:table-cell>
          <table:table-cell office:value-type="float" office:value="43.274493111508882" table:style-name="ce37">
            <text:p>43</text:p>
          </table:table-cell>
          <table:table-cell office:value-type="float" office:value="42.163085939147891" table:style-name="ce37">
            <text:p>42</text:p>
          </table:table-cell>
          <table:table-cell office:value-type="float" office:value="41.981676689774737" table:style-name="ce37">
            <text:p>42</text:p>
          </table:table-cell>
          <table:table-cell office:value-type="float" office:value="40.972736295222539" table:style-name="ce37">
            <text:p>41</text:p>
          </table:table-cell>
          <table:table-cell office:value-type="float" office:value="40.558662074479173" table:style-name="ce37">
            <text:p>41</text:p>
          </table:table-cell>
          <table:table-cell office:value-type="float" office:value="43.160327590438378" table:style-name="ce37">
            <text:p>43</text:p>
          </table:table-cell>
          <table:table-cell office:value-type="float" office:value="42.12038143043695" table:style-name="ce37">
            <text:p>42</text:p>
          </table:table-cell>
          <table:table-cell office:value-type="float" office:value="46.068104639497406" table:style-name="ce37">
            <text:p>46</text:p>
          </table:table-cell>
          <table:table-cell office:value-type="float" office:value="47.50585672384392" table:style-name="ce37">
            <text:p>48</text:p>
          </table:table-cell>
          <table:table-cell office:value-type="float" office:value="48.786674735065773" table:style-name="ce37">
            <text:p>49</text:p>
          </table:table-cell>
          <table:table-cell office:value-type="float" office:value="39.333073288093402" table:style-name="ce37">
            <text:p>39</text:p>
          </table:table-cell>
          <table:table-cell table:style-name="ce35"/>
          <table:table-cell table:number-columns-repeated="16355" table:style-name="ce4"/>
        </table:table-row>
        <table:table-row table:style-name="ro2">
          <table:table-cell office:value-type="string" table:style-name="ce3">
            <text:p>E06000051</text:p>
          </table:table-cell>
          <table:table-cell table:style-name="ce3"/>
          <table:table-cell office:value-type="string" table:style-name="ce3">
            <text:p>Shropshire</text:p>
          </table:table-cell>
          <table:table-cell office:value-type="float" office:value="2.4514461387464501" table:style-name="ce36">
            <text:p>2.5</text:p>
          </table:table-cell>
          <table:table-cell office:value-type="float" office:value="2.84173650229291" table:style-name="ce36">
            <text:p>2.8</text:p>
          </table:table-cell>
          <table:table-cell office:value-type="float" office:value="2.3517562841136401" table:style-name="ce36">
            <text:p>2.4</text:p>
          </table:table-cell>
          <table:table-cell office:value-type="float" office:value="2.3531102400107797" table:style-name="ce36">
            <text:p>2.4</text:p>
          </table:table-cell>
          <table:table-cell office:value-type="float" office:value="2.4487884910280999" table:style-name="ce36">
            <text:p>2.4</text:p>
          </table:table-cell>
          <table:table-cell office:value-type="float" office:value="2.2731520000000001" table:style-name="ce36">
            <text:p>2.3</text:p>
          </table:table-cell>
          <table:table-cell office:value-type="float" office:value="2.2513632546997298" table:style-name="ce36">
            <text:p>2.3</text:p>
          </table:table-cell>
          <table:table-cell office:value-type="float" office:value="2.2022517309935101" table:style-name="ce36">
            <text:p>2.2</text:p>
          </table:table-cell>
          <table:table-cell office:value-type="float" office:value="2.0960251817280402" table:style-name="ce36">
            <text:p>2.1</text:p>
          </table:table-cell>
          <table:table-cell office:value-type="float" office:value="1.9946133181396699" table:style-name="ce36">
            <text:p>2.0</text:p>
          </table:table-cell>
          <table:table-cell office:value-type="float" office:value="1.97090044444444" table:style-name="ce36">
            <text:p>2.0</text:p>
          </table:table-cell>
          <table:table-cell office:value-type="float" office:value="0.540456127006267" table:style-name="ce36">
            <text:p>0.5</text:p>
          </table:table-cell>
          <table:table-cell table:style-name="ce33"/>
          <table:table-cell office:value-type="float" office:value="40.786792344424846" table:style-name="ce37">
            <text:p>41</text:p>
          </table:table-cell>
          <table:table-cell office:value-type="float" office:value="45.517697370421622" table:style-name="ce37">
            <text:p>46</text:p>
          </table:table-cell>
          <table:table-cell office:value-type="float" office:value="40.704014579307248" table:style-name="ce37">
            <text:p>41</text:p>
          </table:table-cell>
          <table:table-cell office:value-type="float" office:value="38.312681846955876" table:style-name="ce37">
            <text:p>38</text:p>
          </table:table-cell>
          <table:table-cell office:value-type="float" office:value="44.58748135146336" table:style-name="ce37">
            <text:p>45</text:p>
          </table:table-cell>
          <table:table-cell office:value-type="float" office:value="46.482950302354133" table:style-name="ce37">
            <text:p>46</text:p>
          </table:table-cell>
          <table:table-cell office:value-type="float" office:value="46.32017598490976" table:style-name="ce37">
            <text:p>46</text:p>
          </table:table-cell>
          <table:table-cell office:value-type="float" office:value="47.635074252926948" table:style-name="ce37">
            <text:p>48</text:p>
          </table:table-cell>
          <table:table-cell office:value-type="float" office:value="48.841788762248207" table:style-name="ce37">
            <text:p>49</text:p>
          </table:table-cell>
          <table:table-cell office:value-type="float" office:value="46.364008312605307" table:style-name="ce37">
            <text:p>46</text:p>
          </table:table-cell>
          <table:table-cell office:value-type="float" office:value="47.480372369422575" table:style-name="ce37">
            <text:p>47</text:p>
          </table:table-cell>
          <table:table-cell office:value-type="float" office:value="44.524828517024865" table:style-name="ce37">
            <text:p>45</text:p>
          </table:table-cell>
          <table:table-cell table:style-name="ce35"/>
          <table:table-cell table:number-columns-repeated="16355" table:style-name="ce4"/>
        </table:table-row>
        <table:table-row table:style-name="ro2">
          <table:table-cell office:value-type="string" table:style-name="ce3">
            <text:p>E10000028</text:p>
          </table:table-cell>
          <table:table-cell table:style-name="ce3"/>
          <table:table-cell office:value-type="string" table:style-name="ce3">
            <text:p>Staffordshire</text:p>
          </table:table-cell>
          <table:table-cell office:value-type="float" office:value="8.74017638144357" table:style-name="ce36">
            <text:p>8.7</text:p>
          </table:table-cell>
          <table:table-cell office:value-type="float" office:value="8.8489765799059601" table:style-name="ce36">
            <text:p>8.8</text:p>
          </table:table-cell>
          <table:table-cell office:value-type="float" office:value="8.8702008130799896" table:style-name="ce36">
            <text:p>8.9</text:p>
          </table:table-cell>
          <table:table-cell office:value-type="float" office:value="8.5295610225012215" table:style-name="ce36">
            <text:p>8.5</text:p>
          </table:table-cell>
          <table:table-cell office:value-type="float" office:value="8.3895835599050894" table:style-name="ce36">
            <text:p>8.4</text:p>
          </table:table-cell>
          <table:table-cell office:value-type="float" office:value="8.3097173311777404" table:style-name="ce36">
            <text:p>8.3</text:p>
          </table:table-cell>
          <table:table-cell office:value-type="float" office:value="8.7844111240198597" table:style-name="ce36">
            <text:p>8.8</text:p>
          </table:table-cell>
          <table:table-cell office:value-type="float" office:value="7.8037622125177508" table:style-name="ce36">
            <text:p>7.8</text:p>
          </table:table-cell>
          <table:table-cell office:value-type="float" office:value="7.0623310358608107" table:style-name="ce36">
            <text:p>7.1</text:p>
          </table:table-cell>
          <table:table-cell office:value-type="float" office:value="6.7483504662706597" table:style-name="ce36">
            <text:p>6.7</text:p>
          </table:table-cell>
          <table:table-cell office:value-type="float" office:value="6.0702614152584697" table:style-name="ce36">
            <text:p>6.1</text:p>
          </table:table-cell>
          <table:table-cell office:value-type="float" office:value="1.8012336151828401" table:style-name="ce36">
            <text:p>1.8</text:p>
          </table:table-cell>
          <table:table-cell table:style-name="ce33"/>
          <table:table-cell office:value-type="float" office:value="39.651419841937333" table:style-name="ce37">
            <text:p>40</text:p>
          </table:table-cell>
          <table:table-cell office:value-type="float" office:value="41.344224338057764" table:style-name="ce37">
            <text:p>41</text:p>
          </table:table-cell>
          <table:table-cell office:value-type="float" office:value="43.11789534048782" table:style-name="ce37">
            <text:p>43</text:p>
          </table:table-cell>
          <table:table-cell office:value-type="float" office:value="42.672507587060643" table:style-name="ce37">
            <text:p>43</text:p>
          </table:table-cell>
          <table:table-cell office:value-type="float" office:value="41.223609168431722" table:style-name="ce37">
            <text:p>41</text:p>
          </table:table-cell>
          <table:table-cell office:value-type="float" office:value="39.646915293470748" table:style-name="ce37">
            <text:p>40</text:p>
          </table:table-cell>
          <table:table-cell office:value-type="float" office:value="42.553573501407577" table:style-name="ce37">
            <text:p>43</text:p>
          </table:table-cell>
          <table:table-cell office:value-type="float" office:value="42.328992647207691" table:style-name="ce37">
            <text:p>42</text:p>
          </table:table-cell>
          <table:table-cell office:value-type="float" office:value="42.573810636354686" table:style-name="ce37">
            <text:p>43</text:p>
          </table:table-cell>
          <table:table-cell office:value-type="float" office:value="42.442985467067288" table:style-name="ce37">
            <text:p>42</text:p>
          </table:table-cell>
          <table:table-cell office:value-type="float" office:value="41.212674118682045" table:style-name="ce37">
            <text:p>41</text:p>
          </table:table-cell>
          <table:table-cell office:value-type="float" office:value="36.540989765501216" table:style-name="ce37">
            <text:p>37</text:p>
          </table:table-cell>
          <table:table-cell table:style-name="ce35"/>
          <table:table-cell table:number-columns-repeated="16355" table:style-name="ce4"/>
        </table:table-row>
        <table:table-row table:style-name="ro2">
          <table:table-cell office:value-type="string" table:style-name="ce3">
            <text:p>E06000021</text:p>
          </table:table-cell>
          <table:table-cell table:style-name="ce3"/>
          <table:table-cell office:value-type="string" table:style-name="ce3">
            <text:p>Stoke-on-Trent</text:p>
          </table:table-cell>
          <table:table-cell office:value-type="float" office:value="5.2852006360120996" table:style-name="ce36">
            <text:p>5.3</text:p>
          </table:table-cell>
          <table:table-cell office:value-type="float" office:value="5.8186206588758198" table:style-name="ce36">
            <text:p>5.8</text:p>
          </table:table-cell>
          <table:table-cell office:value-type="float" office:value="5.5055996029358196" table:style-name="ce36">
            <text:p>5.5</text:p>
          </table:table-cell>
          <table:table-cell office:value-type="float" office:value="4.7267434615384598" table:style-name="ce36">
            <text:p>4.7</text:p>
          </table:table-cell>
          <table:table-cell office:value-type="float" office:value="4.55181271910749" table:style-name="ce36">
            <text:p>4.6</text:p>
          </table:table-cell>
          <table:table-cell office:value-type="float" office:value="4.1454665000000004" table:style-name="ce36">
            <text:p>4.1</text:p>
          </table:table-cell>
          <table:table-cell office:value-type="float" office:value="3.8138446829642603" table:style-name="ce36">
            <text:p>3.8</text:p>
          </table:table-cell>
          <table:table-cell office:value-type="float" office:value="3.5121128782422" table:style-name="ce36">
            <text:p>3.5</text:p>
          </table:table-cell>
          <table:table-cell office:value-type="float" office:value="3.5303849999999999" table:style-name="ce36">
            <text:p>3.5</text:p>
          </table:table-cell>
          <table:table-cell office:value-type="float" office:value="2.9556640000000001" table:style-name="ce36">
            <text:p>3.0</text:p>
          </table:table-cell>
          <table:table-cell office:value-type="float" office:value="2.7000864015906298" table:style-name="ce36">
            <text:p>2.7</text:p>
          </table:table-cell>
          <table:table-cell office:value-type="float" office:value="0.82742255130649001" table:style-name="ce36">
            <text:p>0.8</text:p>
          </table:table-cell>
          <table:table-cell table:style-name="ce33"/>
          <table:table-cell office:value-type="float" office:value="33.793460863776467" table:style-name="ce37">
            <text:p>34</text:p>
          </table:table-cell>
          <table:table-cell office:value-type="float" office:value="40.954876464924297" table:style-name="ce37">
            <text:p>41</text:p>
          </table:table-cell>
          <table:table-cell office:value-type="float" office:value="39.299389298578745" table:style-name="ce37">
            <text:p>39</text:p>
          </table:table-cell>
          <table:table-cell office:value-type="float" office:value="37.170566137279692" table:style-name="ce37">
            <text:p>37</text:p>
          </table:table-cell>
          <table:table-cell office:value-type="float" office:value="33.982909067210201" table:style-name="ce37">
            <text:p>34</text:p>
          </table:table-cell>
          <table:table-cell office:value-type="float" office:value="34.439912604744336" table:style-name="ce37">
            <text:p>34</text:p>
          </table:table-cell>
          <table:table-cell office:value-type="float" office:value="36.026798123862889" table:style-name="ce37">
            <text:p>36</text:p>
          </table:table-cell>
          <table:table-cell office:value-type="float" office:value="34.347247178872273" table:style-name="ce37">
            <text:p>34</text:p>
          </table:table-cell>
          <table:table-cell office:value-type="float" office:value="34.09231481755986" table:style-name="ce37">
            <text:p>34</text:p>
          </table:table-cell>
          <table:table-cell office:value-type="float" office:value="31.796674373969463" table:style-name="ce37">
            <text:p>32</text:p>
          </table:table-cell>
          <table:table-cell office:value-type="float" office:value="31.505594066179526" table:style-name="ce37">
            <text:p>32</text:p>
          </table:table-cell>
          <table:table-cell office:value-type="float" office:value="27.875040405123798" table:style-name="ce37">
            <text:p>28</text:p>
          </table:table-cell>
          <table:table-cell table:style-name="ce35"/>
          <table:table-cell table:number-columns-repeated="16355" table:style-name="ce4"/>
        </table:table-row>
        <table:table-row table:style-name="ro2">
          <table:table-cell office:value-type="string" table:style-name="ce3">
            <text:p>E06000020</text:p>
          </table:table-cell>
          <table:table-cell table:style-name="ce3"/>
          <table:table-cell office:value-type="string" table:style-name="ce3">
            <text:p>Telford and Wrekin</text:p>
          </table:table-cell>
          <table:table-cell office:value-type="float" office:value="1.7946291197882198" table:style-name="ce36">
            <text:p>1.8</text:p>
          </table:table-cell>
          <table:table-cell office:value-type="float" office:value="1.826627" table:style-name="ce36">
            <text:p>1.8</text:p>
          </table:table-cell>
          <table:table-cell office:value-type="float" office:value="1.7997669999999999" table:style-name="ce36">
            <text:p>1.8</text:p>
          </table:table-cell>
          <table:table-cell office:value-type="float" office:value="1.682804" table:style-name="ce36">
            <text:p>1.7</text:p>
          </table:table-cell>
          <table:table-cell office:value-type="float" office:value="1.69038" table:style-name="ce36">
            <text:p>1.7</text:p>
          </table:table-cell>
          <table:table-cell office:value-type="float" office:value="1.6406540000000001" table:style-name="ce36">
            <text:p>1.6</text:p>
          </table:table-cell>
          <table:table-cell office:value-type="float" office:value="1.5404990000000001" table:style-name="ce36">
            <text:p>1.5</text:p>
          </table:table-cell>
          <table:table-cell office:value-type="float" office:value="1.4673369999999999" table:style-name="ce36">
            <text:p>1.5</text:p>
          </table:table-cell>
          <table:table-cell office:value-type="float" office:value="1.3676219999999999" table:style-name="ce36">
            <text:p>1.4</text:p>
          </table:table-cell>
          <table:table-cell office:value-type="float" office:value="1.3114260628486001" table:style-name="ce36">
            <text:p>1.3</text:p>
          </table:table-cell>
          <table:table-cell office:value-type="float" office:value="1.265881" table:style-name="ce36">
            <text:p>1.3</text:p>
          </table:table-cell>
          <table:table-cell office:value-type="float" office:value="0.41775600000000002" table:style-name="ce36">
            <text:p>0.4</text:p>
          </table:table-cell>
          <table:table-cell table:style-name="ce33"/>
          <table:table-cell office:value-type="float" office:value="31.000461558189613" table:style-name="ce37">
            <text:p>31</text:p>
          </table:table-cell>
          <table:table-cell office:value-type="float" office:value="31.05210440941525" table:style-name="ce37">
            <text:p>31</text:p>
          </table:table-cell>
          <table:table-cell office:value-type="float" office:value="32.057362320740523" table:style-name="ce37">
            <text:p>32</text:p>
          </table:table-cell>
          <table:table-cell office:value-type="float" office:value="32.196884976002586" table:style-name="ce37">
            <text:p>32</text:p>
          </table:table-cell>
          <table:table-cell office:value-type="float" office:value="33.285254501114018" table:style-name="ce37">
            <text:p>33</text:p>
          </table:table-cell>
          <table:table-cell office:value-type="float" office:value="33.571548568181498" table:style-name="ce37">
            <text:p>34</text:p>
          </table:table-cell>
          <table:table-cell office:value-type="float" office:value="34.077787661067703" table:style-name="ce37">
            <text:p>34</text:p>
          </table:table-cell>
          <table:table-cell office:value-type="float" office:value="34.389628201549591" table:style-name="ce37">
            <text:p>34</text:p>
          </table:table-cell>
          <table:table-cell office:value-type="float" office:value="35.032153702510691" table:style-name="ce37">
            <text:p>35</text:p>
          </table:table-cell>
          <table:table-cell office:value-type="float" office:value="34.681787743504294" table:style-name="ce37">
            <text:p>35</text:p>
          </table:table-cell>
          <table:table-cell office:value-type="float" office:value="33.686112778721579" table:style-name="ce37">
            <text:p>34</text:p>
          </table:table-cell>
          <table:table-cell office:value-type="float" office:value="31.679573395455495" table:style-name="ce37">
            <text:p>32</text:p>
          </table:table-cell>
          <table:table-cell table:style-name="ce35"/>
          <table:table-cell table:number-columns-repeated="16355" table:style-name="ce4"/>
        </table:table-row>
        <table:table-row table:style-name="ro2">
          <table:table-cell office:value-type="string" table:style-name="ce3">
            <text:p>E10000031</text:p>
          </table:table-cell>
          <table:table-cell table:style-name="ce3"/>
          <table:table-cell office:value-type="string" table:style-name="ce3">
            <text:p>Warwickshire</text:p>
          </table:table-cell>
          <table:table-cell office:value-type="float" office:value="6.1756914419421003" table:style-name="ce36">
            <text:p>6.2</text:p>
          </table:table-cell>
          <table:table-cell office:value-type="float" office:value="6.4433563552223498" table:style-name="ce36">
            <text:p>6.4</text:p>
          </table:table-cell>
          <table:table-cell office:value-type="float" office:value="6.4933196401006601" table:style-name="ce36">
            <text:p>6.5</text:p>
          </table:table-cell>
          <table:table-cell office:value-type="float" office:value="5.8492458613101102" table:style-name="ce36">
            <text:p>5.8</text:p>
          </table:table-cell>
          <table:table-cell office:value-type="float" office:value="6.4482109380306198" table:style-name="ce36">
            <text:p>6.4</text:p>
          </table:table-cell>
          <table:table-cell office:value-type="float" office:value="6.3525052871304597" table:style-name="ce36">
            <text:p>6.4</text:p>
          </table:table-cell>
          <table:table-cell office:value-type="float" office:value="5.3656259303883607" table:style-name="ce36">
            <text:p>5.4</text:p>
          </table:table-cell>
          <table:table-cell office:value-type="float" office:value="5.2430860850205807" table:style-name="ce36">
            <text:p>5.2</text:p>
          </table:table-cell>
          <table:table-cell office:value-type="float" office:value="4.7543497110524005" table:style-name="ce36">
            <text:p>4.8</text:p>
          </table:table-cell>
          <table:table-cell office:value-type="float" office:value="4.6321428095238097" table:style-name="ce36">
            <text:p>4.6</text:p>
          </table:table-cell>
          <table:table-cell office:value-type="float" office:value="4.1948889999999999" table:style-name="ce36">
            <text:p>4.2</text:p>
          </table:table-cell>
          <table:table-cell office:value-type="float" office:value="1.24813" table:style-name="ce36">
            <text:p>1.2</text:p>
          </table:table-cell>
          <table:table-cell table:style-name="ce33"/>
          <table:table-cell office:value-type="float" office:value="36.399139549769387" table:style-name="ce37">
            <text:p>36</text:p>
          </table:table-cell>
          <table:table-cell office:value-type="float" office:value="36.568414369521861" table:style-name="ce37">
            <text:p>37</text:p>
          </table:table-cell>
          <table:table-cell office:value-type="float" office:value="36.918252934200808" table:style-name="ce37">
            <text:p>37</text:p>
          </table:table-cell>
          <table:table-cell office:value-type="float" office:value="34.239729987728609" table:style-name="ce37">
            <text:p>34</text:p>
          </table:table-cell>
          <table:table-cell office:value-type="float" office:value="33.548784331255902" table:style-name="ce37">
            <text:p>34</text:p>
          </table:table-cell>
          <table:table-cell office:value-type="float" office:value="33.780846815960103" table:style-name="ce37">
            <text:p>34</text:p>
          </table:table-cell>
          <table:table-cell office:value-type="float" office:value="28.017363674836343" table:style-name="ce37">
            <text:p>28</text:p>
          </table:table-cell>
          <table:table-cell office:value-type="float" office:value="33.863433577527779" table:style-name="ce37">
            <text:p>34</text:p>
          </table:table-cell>
          <table:table-cell office:value-type="float" office:value="33.92755166449902" table:style-name="ce37">
            <text:p>34</text:p>
          </table:table-cell>
          <table:table-cell office:value-type="float" office:value="33.688951039914606" table:style-name="ce37">
            <text:p>34</text:p>
          </table:table-cell>
          <table:table-cell office:value-type="float" office:value="38.061567007596636" table:style-name="ce37">
            <text:p>38</text:p>
          </table:table-cell>
          <table:table-cell office:value-type="float" office:value="34.765612813804971" table:style-name="ce37">
            <text:p>35</text:p>
          </table:table-cell>
          <table:table-cell table:style-name="ce35"/>
          <table:table-cell table:number-columns-repeated="16355" table:style-name="ce4"/>
        </table:table-row>
        <table:table-row table:style-name="ro2">
          <table:table-cell office:value-type="string" table:style-name="ce3">
            <text:p>E10000034</text:p>
          </table:table-cell>
          <table:table-cell table:style-name="ce3"/>
          <table:table-cell office:value-type="string" table:style-name="ce3">
            <text:p>Worcestershire</text:p>
          </table:table-cell>
          <table:table-cell office:value-type="float" office:value="5.9226704654760605" table:style-name="ce36">
            <text:p>5.9</text:p>
          </table:table-cell>
          <table:table-cell office:value-type="float" office:value="6.47021486571888" table:style-name="ce36">
            <text:p>6.5</text:p>
          </table:table-cell>
          <table:table-cell office:value-type="float" office:value="5.84003296933321" table:style-name="ce36">
            <text:p>5.8</text:p>
          </table:table-cell>
          <table:table-cell office:value-type="float" office:value="5.5435510714780696" table:style-name="ce36">
            <text:p>5.5</text:p>
          </table:table-cell>
          <table:table-cell office:value-type="float" office:value="5.50970909650861" table:style-name="ce36">
            <text:p>5.5</text:p>
          </table:table-cell>
          <table:table-cell office:value-type="float" office:value="4.9836169481488506" table:style-name="ce36">
            <text:p>5.0</text:p>
          </table:table-cell>
          <table:table-cell office:value-type="float" office:value="5.0313122570284099" table:style-name="ce36">
            <text:p>5.0</text:p>
          </table:table-cell>
          <table:table-cell office:value-type="float" office:value="4.3055535928214708" table:style-name="ce36">
            <text:p>4.3</text:p>
          </table:table-cell>
          <table:table-cell office:value-type="float" office:value="3.6714324697161298" table:style-name="ce36">
            <text:p>3.7</text:p>
          </table:table-cell>
          <table:table-cell office:value-type="float" office:value="3.6614904234474901" table:style-name="ce36">
            <text:p>3.7</text:p>
          </table:table-cell>
          <table:table-cell office:value-type="float" office:value="3.6388757635014701" table:style-name="ce36">
            <text:p>3.6</text:p>
          </table:table-cell>
          <table:table-cell office:value-type="float" office:value="1.06059084322324" table:style-name="ce36">
            <text:p>1.1</text:p>
          </table:table-cell>
          <table:table-cell table:style-name="ce33"/>
          <table:table-cell office:value-type="float" office:value="37.134692967302129" table:style-name="ce37">
            <text:p>37</text:p>
          </table:table-cell>
          <table:table-cell office:value-type="float" office:value="37.556437199327483" table:style-name="ce37">
            <text:p>38</text:p>
          </table:table-cell>
          <table:table-cell office:value-type="float" office:value="35.850557137413631" table:style-name="ce37">
            <text:p>36</text:p>
          </table:table-cell>
          <table:table-cell office:value-type="float" office:value="36.064782472670757" table:style-name="ce37">
            <text:p>36</text:p>
          </table:table-cell>
          <table:table-cell office:value-type="float" office:value="36.902035504623676" table:style-name="ce37">
            <text:p>37</text:p>
          </table:table-cell>
          <table:table-cell office:value-type="float" office:value="35.784783015801345" table:style-name="ce37">
            <text:p>36</text:p>
          </table:table-cell>
          <table:table-cell office:value-type="float" office:value="39.496199542221696" table:style-name="ce37">
            <text:p>39</text:p>
          </table:table-cell>
          <table:table-cell office:value-type="float" office:value="38.380775975004077" table:style-name="ce37">
            <text:p>38</text:p>
          </table:table-cell>
          <table:table-cell office:value-type="float" office:value="34.190791997010564" table:style-name="ce37">
            <text:p>34</text:p>
          </table:table-cell>
          <table:table-cell office:value-type="float" office:value="35.009834670699668" table:style-name="ce37">
            <text:p>35</text:p>
          </table:table-cell>
          <table:table-cell office:value-type="float" office:value="39.081640316243771" table:style-name="ce37">
            <text:p>39</text:p>
          </table:table-cell>
          <table:table-cell office:value-type="float" office:value="39.352069007394526" table:style-name="ce37">
            <text:p>39</text:p>
          </table:table-cell>
          <table:table-cell table:style-name="ce35"/>
          <table:table-cell table:number-columns-repeated="16355" table:style-name="ce4"/>
        </table:table-row>
        <table:table-row table:style-name="ro2">
          <table:table-cell office:value-type="string" table:style-name="ce3">
            <text:p>E11000005</text:p>
          </table:table-cell>
          <table:table-cell table:style-name="ce3"/>
          <table:table-cell office:value-type="string" table:style-name="ce3">
            <text:p>West Midlands ITA</text:p>
          </table:table-cell>
          <table:table-cell office:value-type="float" office:value="74.404224246358098" table:style-name="ce36">
            <text:p>74.4</text:p>
          </table:table-cell>
          <table:table-cell office:value-type="float" office:value="70.589103471641593" table:style-name="ce36">
            <text:p>70.6</text:p>
          </table:table-cell>
          <table:table-cell office:value-type="float" office:value="69.503243485300899" table:style-name="ce36">
            <text:p>69.5</text:p>
          </table:table-cell>
          <table:table-cell office:value-type="float" office:value="64.947460841001998" table:style-name="ce36">
            <text:p>64.9</text:p>
          </table:table-cell>
          <table:table-cell office:value-type="float" office:value="64.584206143196099" table:style-name="ce36">
            <text:p>64.6</text:p>
          </table:table-cell>
          <table:table-cell office:value-type="float" office:value="62.665533207881197" table:style-name="ce36">
            <text:p>62.7</text:p>
          </table:table-cell>
          <table:table-cell office:value-type="float" office:value="58.233279694704699" table:style-name="ce36">
            <text:p>58.2</text:p>
          </table:table-cell>
          <table:table-cell office:value-type="float" office:value="57.049904290940596" table:style-name="ce36">
            <text:p>57.0</text:p>
          </table:table-cell>
          <table:table-cell office:value-type="float" office:value="53.411167973108903" table:style-name="ce36">
            <text:p>53.4</text:p>
          </table:table-cell>
          <table:table-cell office:value-type="float" office:value="52.8448516043807" table:style-name="ce36">
            <text:p>52.8</text:p>
          </table:table-cell>
          <table:table-cell office:value-type="float" office:value="48.790381470222506" table:style-name="ce36">
            <text:p>48.8</text:p>
          </table:table-cell>
          <table:table-cell office:value-type="float" office:value="17.9233607282574" table:style-name="ce36">
            <text:p>17.9</text:p>
          </table:table-cell>
          <table:table-cell table:style-name="ce33"/>
          <table:table-cell office:value-type="float" office:value="23.708783077203197" table:style-name="ce37">
            <text:p>24</text:p>
          </table:table-cell>
          <table:table-cell office:value-type="float" office:value="23.996849220425425" table:style-name="ce37">
            <text:p>24</text:p>
          </table:table-cell>
          <table:table-cell office:value-type="float" office:value="24.728237275548377" table:style-name="ce37">
            <text:p>25</text:p>
          </table:table-cell>
          <table:table-cell office:value-type="float" office:value="23.585838411445572" table:style-name="ce37">
            <text:p>24</text:p>
          </table:table-cell>
          <table:table-cell office:value-type="float" office:value="23.139670650080756" table:style-name="ce37">
            <text:p>23</text:p>
          </table:table-cell>
          <table:table-cell office:value-type="float" office:value="22.831469055472482" table:style-name="ce37">
            <text:p>23</text:p>
          </table:table-cell>
          <table:table-cell office:value-type="float" office:value="21.851329749947354" table:style-name="ce37">
            <text:p>22</text:p>
          </table:table-cell>
          <table:table-cell office:value-type="float" office:value="21.627374790986508" table:style-name="ce37">
            <text:p>22</text:p>
          </table:table-cell>
          <table:table-cell office:value-type="float" office:value="20.605135362362464" table:style-name="ce37">
            <text:p>21</text:p>
          </table:table-cell>
          <table:table-cell office:value-type="float" office:value="20.10770107148587" table:style-name="ce37">
            <text:p>20</text:p>
          </table:table-cell>
          <table:table-cell office:value-type="float" office:value="19.686045741990451" table:style-name="ce37">
            <text:p>20</text:p>
          </table:table-cell>
          <table:table-cell office:value-type="float" office:value="17.945430843832373" table:style-name="ce37">
            <text:p>18</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6</text:p>
          </table:table-cell>
          <table:table-cell office:value-type="string" table:style-name="ce39">
            <text:p>East of England</text:p>
          </table:table-cell>
          <table:table-cell table:style-name="ce3"/>
          <table:table-cell office:value-type="float" office:value="63.01714265184863" table:style-name="ce32">
            <text:p>63.0</text:p>
          </table:table-cell>
          <table:table-cell office:value-type="float" office:value="65.852215772226685" table:style-name="ce32">
            <text:p>65.9</text:p>
          </table:table-cell>
          <table:table-cell office:value-type="float" office:value="64.808423564541812" table:style-name="ce32">
            <text:p>64.8</text:p>
          </table:table-cell>
          <table:table-cell office:value-type="float" office:value="62.724487309727422" table:style-name="ce32">
            <text:p>62.7</text:p>
          </table:table-cell>
          <table:table-cell office:value-type="float" office:value="63.380471319648663" table:style-name="ce32">
            <text:p>63.4</text:p>
          </table:table-cell>
          <table:table-cell office:value-type="float" office:value="61.463173896980344" table:style-name="ce32">
            <text:p>61.5</text:p>
          </table:table-cell>
          <table:table-cell office:value-type="float" office:value="60.650202899487269" table:style-name="ce32">
            <text:p>60.7</text:p>
          </table:table-cell>
          <table:table-cell office:value-type="float" office:value="62.53708274958737" table:style-name="ce32">
            <text:p>62.5</text:p>
          </table:table-cell>
          <table:table-cell office:value-type="float" office:value="56.896739781103079" table:style-name="ce32">
            <text:p>56.9</text:p>
          </table:table-cell>
          <table:table-cell office:value-type="float" office:value="53.183189627492226" table:style-name="ce32">
            <text:p>53.2</text:p>
          </table:table-cell>
          <table:table-cell office:value-type="float" office:value="49.85314180618365" table:style-name="ce32">
            <text:p>49.9</text:p>
          </table:table-cell>
          <table:table-cell office:value-type="float" office:value="14.437899106388556" table:style-name="ce32">
            <text:p>14.4</text:p>
          </table:table-cell>
          <table:table-cell table:style-name="ce33"/>
          <table:table-cell office:value-type="float" office:value="33.416029264987692" table:style-name="ce34">
            <text:p>33</text:p>
          </table:table-cell>
          <table:table-cell office:value-type="float" office:value="34.674471430046239" table:style-name="ce34">
            <text:p>35</text:p>
          </table:table-cell>
          <table:table-cell office:value-type="float" office:value="34.194580387991827" table:style-name="ce34">
            <text:p>34</text:p>
          </table:table-cell>
          <table:table-cell office:value-type="float" office:value="33.77322580874494" table:style-name="ce34">
            <text:p>34</text:p>
          </table:table-cell>
          <table:table-cell office:value-type="float" office:value="33.418905033047622" table:style-name="ce34">
            <text:p>33</text:p>
          </table:table-cell>
          <table:table-cell office:value-type="float" office:value="32.94497825146118" table:style-name="ce34">
            <text:p>33</text:p>
          </table:table-cell>
          <table:table-cell office:value-type="float" office:value="33.353326912908528" table:style-name="ce34">
            <text:p>33</text:p>
          </table:table-cell>
          <table:table-cell office:value-type="float" office:value="33.390598424965816" table:style-name="ce34">
            <text:p>33</text:p>
          </table:table-cell>
          <table:table-cell office:value-type="float" office:value="32.727459448471201" table:style-name="ce34">
            <text:p>33</text:p>
          </table:table-cell>
          <table:table-cell office:value-type="float" office:value="30.448403468165274" table:style-name="ce34">
            <text:p>30</text:p>
          </table:table-cell>
          <table:table-cell office:value-type="float" office:value="29.491312302042832" table:style-name="ce34">
            <text:p>29</text:p>
          </table:table-cell>
          <table:table-cell office:value-type="float" office:value="26.637067205222394" table:style-name="ce34">
            <text:p>27</text:p>
          </table:table-cell>
          <table:table-cell table:style-name="ce35"/>
          <table:table-cell table:number-columns-repeated="16355" table:style-name="ce4"/>
        </table:table-row>
        <table:table-row table:style-name="ro2">
          <table:table-cell office:value-type="string" table:style-name="ce3">
            <text:p>E06000055</text:p>
          </table:table-cell>
          <table:table-cell table:style-name="ce3"/>
          <table:table-cell office:value-type="string" table:style-name="ce3">
            <text:p>Bedford</text:p>
          </table:table-cell>
          <table:table-cell office:value-type="float" office:value="3.2074811677796942" table:style-name="ce36">
            <text:p>3.2</text:p>
          </table:table-cell>
          <table:table-cell office:value-type="float" office:value="2.9242478031079844" table:style-name="ce36">
            <text:p>2.9</text:p>
          </table:table-cell>
          <table:table-cell office:value-type="float" office:value="2.8310618995238102" table:style-name="ce36">
            <text:p>2.8</text:p>
          </table:table-cell>
          <table:table-cell office:value-type="float" office:value="2.7141829316327399" table:style-name="ce36">
            <text:p>2.7</text:p>
          </table:table-cell>
          <table:table-cell office:value-type="float" office:value="2.7524217921035499" table:style-name="ce36">
            <text:p>2.8</text:p>
          </table:table-cell>
          <table:table-cell office:value-type="float" office:value="2.6885930503247799" table:style-name="ce36">
            <text:p>2.7</text:p>
          </table:table-cell>
          <table:table-cell office:value-type="float" office:value="1.8346802216810401" table:style-name="ce36">
            <text:p>1.8</text:p>
          </table:table-cell>
          <table:table-cell office:value-type="float" office:value="2.4871289999999999" table:style-name="ce36">
            <text:p>2.5</text:p>
          </table:table-cell>
          <table:table-cell office:value-type="float" office:value="2.2494890000000001" table:style-name="ce36">
            <text:p>2.2</text:p>
          </table:table-cell>
          <table:table-cell office:value-type="float" office:value="2.178455" table:style-name="ce36">
            <text:p>2.2</text:p>
          </table:table-cell>
          <table:table-cell office:value-type="float" office:value="1.9063273529401898" table:style-name="ce36">
            <text:p>1.9</text:p>
          </table:table-cell>
          <table:table-cell office:value-type="float" office:value="0.54457028229839599" table:style-name="ce36">
            <text:p>0.5</text:p>
          </table:table-cell>
          <table:table-cell table:style-name="ce33"/>
          <table:table-cell office:value-type="float" office:value="42.123275823411568" table:style-name="ce37">
            <text:p>42</text:p>
          </table:table-cell>
          <table:table-cell office:value-type="float" office:value="40.684803146306727" table:style-name="ce37">
            <text:p>41</text:p>
          </table:table-cell>
          <table:table-cell office:value-type="float" office:value="41.993582576359117" table:style-name="ce37">
            <text:p>42</text:p>
          </table:table-cell>
          <table:table-cell office:value-type="float" office:value="42.688569780105361" table:style-name="ce37">
            <text:p>43</text:p>
          </table:table-cell>
          <table:table-cell office:value-type="float" office:value="40.078685891552958" table:style-name="ce37">
            <text:p>40</text:p>
          </table:table-cell>
          <table:table-cell office:value-type="float" office:value="44.225436904438617" table:style-name="ce37">
            <text:p>44</text:p>
          </table:table-cell>
          <table:table-cell office:value-type="float" office:value="28.011547934346741" table:style-name="ce37">
            <text:p>28</text:p>
          </table:table-cell>
          <table:table-cell office:value-type="float" office:value="38.280272168314873" table:style-name="ce37">
            <text:p>38</text:p>
          </table:table-cell>
          <table:table-cell office:value-type="float" office:value="36.874813534983296" table:style-name="ce37">
            <text:p>37</text:p>
          </table:table-cell>
          <table:table-cell office:value-type="float" office:value="38.07129974624435" table:style-name="ce37">
            <text:p>38</text:p>
          </table:table-cell>
          <table:table-cell office:value-type="float" office:value="36.909831471222979" table:style-name="ce37">
            <text:p>37</text:p>
          </table:table-cell>
          <table:table-cell office:value-type="float" office:value="35.249138290731032" table:style-name="ce37">
            <text:p>35</text:p>
          </table:table-cell>
          <table:table-cell table:style-name="ce35"/>
          <table:table-cell table:number-columns-repeated="16355" table:style-name="ce4"/>
        </table:table-row>
        <table:table-row table:style-name="ro2">
          <table:table-cell office:value-type="string" table:style-name="ce3">
            <text:p>E10000003</text:p>
          </table:table-cell>
          <table:table-cell table:style-name="ce3"/>
          <table:table-cell office:value-type="string" table:style-name="ce3">
            <text:p>Cambridgeshire</text:p>
          </table:table-cell>
          <table:table-cell office:value-type="float" office:value="4.9146350562739505" table:style-name="ce36">
            <text:p>4.9</text:p>
          </table:table-cell>
          <table:table-cell office:value-type="float" office:value="5.11890622807244" table:style-name="ce36">
            <text:p>5.1</text:p>
          </table:table-cell>
          <table:table-cell office:value-type="float" office:value="5.11441544444763" table:style-name="ce36">
            <text:p>5.1</text:p>
          </table:table-cell>
          <table:table-cell office:value-type="float" office:value="5.14985725076673" table:style-name="ce36">
            <text:p>5.1</text:p>
          </table:table-cell>
          <table:table-cell office:value-type="float" office:value="5.1423924473642399" table:style-name="ce36">
            <text:p>5.1</text:p>
          </table:table-cell>
          <table:table-cell office:value-type="float" office:value="5.1183143469765904" table:style-name="ce36">
            <text:p>5.1</text:p>
          </table:table-cell>
          <table:table-cell office:value-type="float" office:value="5.7478265754865605" table:style-name="ce36">
            <text:p>5.7</text:p>
          </table:table-cell>
          <table:table-cell office:value-type="float" office:value="4.7065054381143003" table:style-name="ce36">
            <text:p>4.7</text:p>
          </table:table-cell>
          <table:table-cell office:value-type="float" office:value="4.8386766380177999" table:style-name="ce36">
            <text:p>4.8</text:p>
          </table:table-cell>
          <table:table-cell office:value-type="float" office:value="4.3693761327064102" table:style-name="ce36">
            <text:p>4.4</text:p>
          </table:table-cell>
          <table:table-cell office:value-type="float" office:value="4.0278743783628297" table:style-name="ce36">
            <text:p>4.0</text:p>
          </table:table-cell>
          <table:table-cell office:value-type="float" office:value="1.21160603434152" table:style-name="ce36">
            <text:p>1.2</text:p>
          </table:table-cell>
          <table:table-cell table:style-name="ce33"/>
          <table:table-cell office:value-type="float" office:value="21.609904155034386" table:style-name="ce37">
            <text:p>22</text:p>
          </table:table-cell>
          <table:table-cell office:value-type="float" office:value="22.937281727084148" table:style-name="ce37">
            <text:p>23</text:p>
          </table:table-cell>
          <table:table-cell office:value-type="float" office:value="23.517516893033282" table:style-name="ce37">
            <text:p>24</text:p>
          </table:table-cell>
          <table:table-cell office:value-type="float" office:value="23.492882485948719" table:style-name="ce37">
            <text:p>23</text:p>
          </table:table-cell>
          <table:table-cell office:value-type="float" office:value="23.289693448435482" table:style-name="ce37">
            <text:p>23</text:p>
          </table:table-cell>
          <table:table-cell office:value-type="float" office:value="23.309950854896144" table:style-name="ce37">
            <text:p>23</text:p>
          </table:table-cell>
          <table:table-cell office:value-type="float" office:value="28.030833029639968" table:style-name="ce37">
            <text:p>28</text:p>
          </table:table-cell>
          <table:table-cell office:value-type="float" office:value="23.561614784753999" table:style-name="ce37">
            <text:p>24</text:p>
          </table:table-cell>
          <table:table-cell office:value-type="float" office:value="24.335999172432853" table:style-name="ce37">
            <text:p>24</text:p>
          </table:table-cell>
          <table:table-cell office:value-type="float" office:value="22.007439285916298" table:style-name="ce37">
            <text:p>22</text:p>
          </table:table-cell>
          <table:table-cell office:value-type="float" office:value="20.830398071490915" table:style-name="ce37">
            <text:p>21</text:p>
          </table:table-cell>
          <table:table-cell office:value-type="float" office:value="20.7542462939007" table:style-name="ce37">
            <text:p>21</text:p>
          </table:table-cell>
          <table:table-cell table:style-name="ce35"/>
          <table:table-cell table:number-columns-repeated="16355" table:style-name="ce4"/>
        </table:table-row>
        <table:table-row table:style-name="ro2">
          <table:table-cell office:value-type="string" table:style-name="ce3">
            <text:p>E06000056</text:p>
          </table:table-cell>
          <table:table-cell table:style-name="ce3"/>
          <table:table-cell office:value-type="string" table:style-name="ce3">
            <text:p>Central Bedfordshire</text:p>
          </table:table-cell>
          <table:table-cell office:value-type="float" office:value="0.34103297489111295" table:style-name="ce36">
            <text:p>0.3</text:p>
          </table:table-cell>
          <table:table-cell office:value-type="float" office:value="0.67299873665423593" table:style-name="ce36">
            <text:p>0.7</text:p>
          </table:table-cell>
          <table:table-cell office:value-type="float" office:value="1.3662179828571399" table:style-name="ce36">
            <text:p>1.4</text:p>
          </table:table-cell>
          <table:table-cell office:value-type="float" office:value="1.02518755523449" table:style-name="ce36">
            <text:p>1.0</text:p>
          </table:table-cell>
          <table:table-cell office:value-type="float" office:value="1.0932352699438401" table:style-name="ce36">
            <text:p>1.1</text:p>
          </table:table-cell>
          <table:table-cell office:value-type="float" office:value="1.0566452520542799" table:style-name="ce36">
            <text:p>1.1</text:p>
          </table:table-cell>
          <table:table-cell office:value-type="float" office:value="1.3716435887363398" table:style-name="ce36">
            <text:p>1.4</text:p>
          </table:table-cell>
          <table:table-cell office:value-type="float" office:value="1.43685892706012" table:style-name="ce36">
            <text:p>1.4</text:p>
          </table:table-cell>
          <table:table-cell office:value-type="float" office:value="1.3717230571121999" table:style-name="ce36">
            <text:p>1.4</text:p>
          </table:table-cell>
          <table:table-cell office:value-type="float" office:value="1.1188239976337602" table:style-name="ce36">
            <text:p>1.1</text:p>
          </table:table-cell>
          <table:table-cell office:value-type="float" office:value="0.93762948944885904" table:style-name="ce36">
            <text:p>0.9</text:p>
          </table:table-cell>
          <table:table-cell office:value-type="float" office:value="0.36329124778097904" table:style-name="ce36">
            <text:p>0.4</text:p>
          </table:table-cell>
          <table:table-cell table:style-name="ce33"/>
          <table:table-cell office:value-type="float" office:value="12.166569727631018" table:style-name="ce37">
            <text:p>12</text:p>
          </table:table-cell>
          <table:table-cell office:value-type="float" office:value="17.051170685535869" table:style-name="ce37">
            <text:p>17</text:p>
          </table:table-cell>
          <table:table-cell office:value-type="float" office:value="34.956888679744665" table:style-name="ce37">
            <text:p>35</text:p>
          </table:table-cell>
          <table:table-cell office:value-type="float" office:value="32.108847409263774" table:style-name="ce37">
            <text:p>32</text:p>
          </table:table-cell>
          <table:table-cell office:value-type="float" office:value="32.032014873134798" table:style-name="ce37">
            <text:p>32</text:p>
          </table:table-cell>
          <table:table-cell office:value-type="float" office:value="31.820089118579929" table:style-name="ce37">
            <text:p>32</text:p>
          </table:table-cell>
          <table:table-cell office:value-type="float" office:value="35.478700073605829" table:style-name="ce37">
            <text:p>35</text:p>
          </table:table-cell>
          <table:table-cell office:value-type="float" office:value="35.993737386437132" table:style-name="ce37">
            <text:p>36</text:p>
          </table:table-cell>
          <table:table-cell office:value-type="float" office:value="38.474511514384417" table:style-name="ce37">
            <text:p>38</text:p>
          </table:table-cell>
          <table:table-cell office:value-type="float" office:value="32.512295873543749" table:style-name="ce37">
            <text:p>33</text:p>
          </table:table-cell>
          <table:table-cell office:value-type="float" office:value="28.197059584050415" table:style-name="ce37">
            <text:p>28</text:p>
          </table:table-cell>
          <table:table-cell office:value-type="float" office:value="22.337002833294132" table:style-name="ce37">
            <text:p>22</text:p>
          </table:table-cell>
          <table:table-cell table:style-name="ce35"/>
          <table:table-cell table:number-columns-repeated="16355" table:style-name="ce4"/>
        </table:table-row>
        <table:table-row table:style-name="ro2">
          <table:table-cell office:value-type="string" table:style-name="ce3">
            <text:p>E10000012</text:p>
          </table:table-cell>
          <table:table-cell table:style-name="ce3"/>
          <table:table-cell office:value-type="string" table:style-name="ce3">
            <text:p>Essex</text:p>
          </table:table-cell>
          <table:table-cell office:value-type="float" office:value="17.403972468463699" table:style-name="ce36">
            <text:p>17.4</text:p>
          </table:table-cell>
          <table:table-cell office:value-type="float" office:value="17.26714600192" table:style-name="ce36">
            <text:p>17.3</text:p>
          </table:table-cell>
          <table:table-cell office:value-type="float" office:value="17.1867224919426" table:style-name="ce36">
            <text:p>17.2</text:p>
          </table:table-cell>
          <table:table-cell office:value-type="float" office:value="16.545874249512501" table:style-name="ce36">
            <text:p>16.5</text:p>
          </table:table-cell>
          <table:table-cell office:value-type="float" office:value="16.840165434563598" table:style-name="ce36">
            <text:p>16.8</text:p>
          </table:table-cell>
          <table:table-cell office:value-type="float" office:value="15.444678296385501" table:style-name="ce36">
            <text:p>15.4</text:p>
          </table:table-cell>
          <table:table-cell office:value-type="float" office:value="15.5583745157113" table:style-name="ce36">
            <text:p>15.6</text:p>
          </table:table-cell>
          <table:table-cell office:value-type="float" office:value="15.4076821146919" table:style-name="ce36">
            <text:p>15.4</text:p>
          </table:table-cell>
          <table:table-cell office:value-type="float" office:value="15.145245488656201" table:style-name="ce36">
            <text:p>15.1</text:p>
          </table:table-cell>
          <table:table-cell office:value-type="float" office:value="12.9200173455658" table:style-name="ce36">
            <text:p>12.9</text:p>
          </table:table-cell>
          <table:table-cell office:value-type="float" office:value="12.3002121080764" table:style-name="ce36">
            <text:p>12.3</text:p>
          </table:table-cell>
          <table:table-cell office:value-type="float" office:value="3.45627930201587" table:style-name="ce36">
            <text:p>3.5</text:p>
          </table:table-cell>
          <table:table-cell table:style-name="ce33"/>
          <table:table-cell office:value-type="float" office:value="37.273127128978103" table:style-name="ce37">
            <text:p>37</text:p>
          </table:table-cell>
          <table:table-cell office:value-type="float" office:value="37.735963609787341" table:style-name="ce37">
            <text:p>38</text:p>
          </table:table-cell>
          <table:table-cell office:value-type="float" office:value="36.633818263567406" table:style-name="ce37">
            <text:p>37</text:p>
          </table:table-cell>
          <table:table-cell office:value-type="float" office:value="36.03739481347489" table:style-name="ce37">
            <text:p>36</text:p>
          </table:table-cell>
          <table:table-cell office:value-type="float" office:value="36.859409611002327" table:style-name="ce37">
            <text:p>37</text:p>
          </table:table-cell>
          <table:table-cell office:value-type="float" office:value="34.061999324502587" table:style-name="ce37">
            <text:p>34</text:p>
          </table:table-cell>
          <table:table-cell office:value-type="float" office:value="35.513849031558308" table:style-name="ce37">
            <text:p>36</text:p>
          </table:table-cell>
          <table:table-cell office:value-type="float" office:value="34.740626049188137" table:style-name="ce37">
            <text:p>35</text:p>
          </table:table-cell>
          <table:table-cell office:value-type="float" office:value="33.833530079948083" table:style-name="ce37">
            <text:p>34</text:p>
          </table:table-cell>
          <table:table-cell office:value-type="float" office:value="30.4432060611949" table:style-name="ce37">
            <text:p>30</text:p>
          </table:table-cell>
          <table:table-cell office:value-type="float" office:value="30.668731948796445" table:style-name="ce37">
            <text:p>31</text:p>
          </table:table-cell>
          <table:table-cell office:value-type="float" office:value="27.500265056344698" table:style-name="ce37">
            <text:p>28</text:p>
          </table:table-cell>
          <table:table-cell table:style-name="ce35"/>
          <table:table-cell table:number-columns-repeated="16355" table:style-name="ce4"/>
        </table:table-row>
        <table:table-row table:style-name="ro2">
          <table:table-cell office:value-type="string" table:style-name="ce3">
            <text:p>E10000015</text:p>
          </table:table-cell>
          <table:table-cell table:style-name="ce3"/>
          <table:table-cell office:value-type="string" table:style-name="ce3">
            <text:p>Hertfordshire</text:p>
          </table:table-cell>
          <table:table-cell office:value-type="float" office:value="10.6027818149557" table:style-name="ce36">
            <text:p>10.6</text:p>
          </table:table-cell>
          <table:table-cell office:value-type="float" office:value="10.874279217904201" table:style-name="ce36">
            <text:p>10.9</text:p>
          </table:table-cell>
          <table:table-cell office:value-type="float" office:value="11.219828021944599" table:style-name="ce36">
            <text:p>11.2</text:p>
          </table:table-cell>
          <table:table-cell office:value-type="float" office:value="11.402880107720501" table:style-name="ce36">
            <text:p>11.4</text:p>
          </table:table-cell>
          <table:table-cell office:value-type="float" office:value="10.9405971580442" table:style-name="ce36">
            <text:p>10.9</text:p>
          </table:table-cell>
          <table:table-cell office:value-type="float" office:value="10.8527413480451" table:style-name="ce36">
            <text:p>10.9</text:p>
          </table:table-cell>
          <table:table-cell office:value-type="float" office:value="10.782344119867499" table:style-name="ce36">
            <text:p>10.8</text:p>
          </table:table-cell>
          <table:table-cell office:value-type="float" office:value="13.329429940689099" table:style-name="ce36">
            <text:p>13.3</text:p>
          </table:table-cell>
          <table:table-cell office:value-type="float" office:value="9.2050729021058704" table:style-name="ce36">
            <text:p>9.2</text:p>
          </table:table-cell>
          <table:table-cell office:value-type="float" office:value="9.645103337225029" table:style-name="ce36">
            <text:p>9.6</text:p>
          </table:table-cell>
          <table:table-cell office:value-type="float" office:value="9.1153751436094197" table:style-name="ce36">
            <text:p>9.1</text:p>
          </table:table-cell>
          <table:table-cell office:value-type="float" office:value="2.8062936265027498" table:style-name="ce36">
            <text:p>2.8</text:p>
          </table:table-cell>
          <table:table-cell table:style-name="ce33"/>
          <table:table-cell office:value-type="float" office:value="34.701337061997798" table:style-name="ce37">
            <text:p>35</text:p>
          </table:table-cell>
          <table:table-cell office:value-type="float" office:value="35.108778238367513" table:style-name="ce37">
            <text:p>35</text:p>
          </table:table-cell>
          <table:table-cell office:value-type="float" office:value="35.170750993333883" table:style-name="ce37">
            <text:p>35</text:p>
          </table:table-cell>
          <table:table-cell office:value-type="float" office:value="37.179590212613618" table:style-name="ce37">
            <text:p>37</text:p>
          </table:table-cell>
          <table:table-cell office:value-type="float" office:value="33.377716229726076" table:style-name="ce37">
            <text:p>33</text:p>
          </table:table-cell>
          <table:table-cell office:value-type="float" office:value="34.435667130710996" table:style-name="ce37">
            <text:p>34</text:p>
          </table:table-cell>
          <table:table-cell office:value-type="float" office:value="35.438724323208589" table:style-name="ce37">
            <text:p>35</text:p>
          </table:table-cell>
          <table:table-cell office:value-type="float" office:value="36.194264618144487" table:style-name="ce37">
            <text:p>36</text:p>
          </table:table-cell>
          <table:table-cell office:value-type="float" office:value="33.298724442541335" table:style-name="ce37">
            <text:p>33</text:p>
          </table:table-cell>
          <table:table-cell office:value-type="float" office:value="34.036670578822324" table:style-name="ce37">
            <text:p>34</text:p>
          </table:table-cell>
          <table:table-cell office:value-type="float" office:value="33.760321430832832" table:style-name="ce37">
            <text:p>34</text:p>
          </table:table-cell>
          <table:table-cell office:value-type="float" office:value="33.918367979111238" table:style-name="ce37">
            <text:p>34</text:p>
          </table:table-cell>
          <table:table-cell table:style-name="ce35"/>
          <table:table-cell table:number-columns-repeated="16355" table:style-name="ce4"/>
        </table:table-row>
        <table:table-row table:style-name="ro2">
          <table:table-cell office:value-type="string" table:style-name="ce3">
            <text:p>E06000032</text:p>
          </table:table-cell>
          <table:table-cell table:style-name="ce3"/>
          <table:table-cell office:value-type="string" table:style-name="ce3">
            <text:p>Luton</text:p>
          </table:table-cell>
          <table:table-cell office:value-type="float" office:value="3.3331363029276302" table:style-name="ce36">
            <text:p>3.3</text:p>
          </table:table-cell>
          <table:table-cell office:value-type="float" office:value="3.0232165000000002" table:style-name="ce36">
            <text:p>3.0</text:p>
          </table:table-cell>
          <table:table-cell office:value-type="float" office:value="2.8124495205499103" table:style-name="ce36">
            <text:p>2.8</text:p>
          </table:table-cell>
          <table:table-cell office:value-type="float" office:value="2.4318494297994397" table:style-name="ce36">
            <text:p>2.4</text:p>
          </table:table-cell>
          <table:table-cell office:value-type="float" office:value="2.7040097746715901" table:style-name="ce36">
            <text:p>2.7</text:p>
          </table:table-cell>
          <table:table-cell office:value-type="float" office:value="2.5786938420322203" table:style-name="ce36">
            <text:p>2.6</text:p>
          </table:table-cell>
          <table:table-cell office:value-type="float" office:value="2.4633704169895001" table:style-name="ce36">
            <text:p>2.5</text:p>
          </table:table-cell>
          <table:table-cell office:value-type="float" office:value="2.514745" table:style-name="ce36">
            <text:p>2.5</text:p>
          </table:table-cell>
          <table:table-cell office:value-type="float" office:value="2.4238439999999999" table:style-name="ce36">
            <text:p>2.4</text:p>
          </table:table-cell>
          <table:table-cell office:value-type="float" office:value="2.7687572656814301" table:style-name="ce36">
            <text:p>2.8</text:p>
          </table:table-cell>
          <table:table-cell office:value-type="float" office:value="2.3874056378528699" table:style-name="ce36">
            <text:p>2.4</text:p>
          </table:table-cell>
          <table:table-cell office:value-type="float" office:value="0.65833667914946203" table:style-name="ce36">
            <text:p>0.7</text:p>
          </table:table-cell>
          <table:table-cell table:style-name="ce33"/>
          <table:table-cell office:value-type="float" office:value="36.300931048626452" table:style-name="ce37">
            <text:p>36</text:p>
          </table:table-cell>
          <table:table-cell office:value-type="float" office:value="32.809690233867961" table:style-name="ce37">
            <text:p>33</text:p>
          </table:table-cell>
          <table:table-cell office:value-type="float" office:value="33.943679353896009" table:style-name="ce37">
            <text:p>34</text:p>
          </table:table-cell>
          <table:table-cell office:value-type="float" office:value="25.460049885217451" table:style-name="ce37">
            <text:p>25</text:p>
          </table:table-cell>
          <table:table-cell office:value-type="float" office:value="31.721909999666625" table:style-name="ce37">
            <text:p>32</text:p>
          </table:table-cell>
          <table:table-cell office:value-type="float" office:value="31.963117049329455" table:style-name="ce37">
            <text:p>32</text:p>
          </table:table-cell>
          <table:table-cell office:value-type="float" office:value="28.034215364425958" table:style-name="ce37">
            <text:p>28</text:p>
          </table:table-cell>
          <table:table-cell office:value-type="float" office:value="25.60619783735514" table:style-name="ce37">
            <text:p>26</text:p>
          </table:table-cell>
          <table:table-cell office:value-type="float" office:value="28.5553928987215" table:style-name="ce37">
            <text:p>29</text:p>
          </table:table-cell>
          <table:table-cell office:value-type="float" office:value="27.009537190410654" table:style-name="ce37">
            <text:p>27</text:p>
          </table:table-cell>
          <table:table-cell office:value-type="float" office:value="24.398455319254403" table:style-name="ce37">
            <text:p>24</text:p>
          </table:table-cell>
          <table:table-cell office:value-type="float" office:value="18.030110747665969" table:style-name="ce37">
            <text:p>18</text:p>
          </table:table-cell>
          <table:table-cell table:style-name="ce35"/>
          <table:table-cell table:number-columns-repeated="16355" table:style-name="ce4"/>
        </table:table-row>
        <table:table-row table:style-name="ro2">
          <table:table-cell office:value-type="string" table:style-name="ce3">
            <text:p>E10000020</text:p>
          </table:table-cell>
          <table:table-cell table:style-name="ce3"/>
          <table:table-cell office:value-type="string" table:style-name="ce3">
            <text:p>Norfolk</text:p>
          </table:table-cell>
          <table:table-cell office:value-type="float" office:value="9.1156432625864401" table:style-name="ce36">
            <text:p>9.1</text:p>
          </table:table-cell>
          <table:table-cell office:value-type="float" office:value="10.839446599800899" table:style-name="ce36">
            <text:p>10.8</text:p>
          </table:table-cell>
          <table:table-cell office:value-type="float" office:value="9.6987536697222207" table:style-name="ce36">
            <text:p>9.7</text:p>
          </table:table-cell>
          <table:table-cell office:value-type="float" office:value="9.2764543650446694" table:style-name="ce36">
            <text:p>9.3</text:p>
          </table:table-cell>
          <table:table-cell office:value-type="float" office:value="9.6573542062225108" table:style-name="ce36">
            <text:p>9.7</text:p>
          </table:table-cell>
          <table:table-cell office:value-type="float" office:value="9.6417056253379396" table:style-name="ce36">
            <text:p>9.6</text:p>
          </table:table-cell>
          <table:table-cell office:value-type="float" office:value="9.2858125543073502" table:style-name="ce36">
            <text:p>9.3</text:p>
          </table:table-cell>
          <table:table-cell office:value-type="float" office:value="9.7945844289459014" table:style-name="ce36">
            <text:p>9.8</text:p>
          </table:table-cell>
          <table:table-cell office:value-type="float" office:value="10.1992709570267" table:style-name="ce36">
            <text:p>10.2</text:p>
          </table:table-cell>
          <table:table-cell office:value-type="float" office:value="8.5686188660101195" table:style-name="ce36">
            <text:p>8.6</text:p>
          </table:table-cell>
          <table:table-cell office:value-type="float" office:value="8.1312682663986493" table:style-name="ce36">
            <text:p>8.1</text:p>
          </table:table-cell>
          <table:table-cell office:value-type="float" office:value="2.0593965723699399" table:style-name="ce36">
            <text:p>2.1</text:p>
          </table:table-cell>
          <table:table-cell table:style-name="ce33"/>
          <table:table-cell office:value-type="float" office:value="33.105302431022736" table:style-name="ce37">
            <text:p>33</text:p>
          </table:table-cell>
          <table:table-cell office:value-type="float" office:value="36.601772061093222" table:style-name="ce37">
            <text:p>37</text:p>
          </table:table-cell>
          <table:table-cell office:value-type="float" office:value="32.65619036965807" table:style-name="ce37">
            <text:p>33</text:p>
          </table:table-cell>
          <table:table-cell office:value-type="float" office:value="32.436648441032659" table:style-name="ce37">
            <text:p>32</text:p>
          </table:table-cell>
          <table:table-cell office:value-type="float" office:value="32.898665322470819" table:style-name="ce37">
            <text:p>33</text:p>
          </table:table-cell>
          <table:table-cell office:value-type="float" office:value="33.501075305444495" table:style-name="ce37">
            <text:p>34</text:p>
          </table:table-cell>
          <table:table-cell office:value-type="float" office:value="33.657053676319293" table:style-name="ce37">
            <text:p>34</text:p>
          </table:table-cell>
          <table:table-cell office:value-type="float" office:value="35.543275030748049" table:style-name="ce37">
            <text:p>36</text:p>
          </table:table-cell>
          <table:table-cell office:value-type="float" office:value="37.175022536340776" table:style-name="ce37">
            <text:p>37</text:p>
          </table:table-cell>
          <table:table-cell office:value-type="float" office:value="30.846992338176175" table:style-name="ce37">
            <text:p>31</text:p>
          </table:table-cell>
          <table:table-cell office:value-type="float" office:value="29.332692185604881" table:style-name="ce37">
            <text:p>29</text:p>
          </table:table-cell>
          <table:table-cell office:value-type="float" office:value="24.745069143185177" table:style-name="ce37">
            <text:p>25</text:p>
          </table:table-cell>
          <table:table-cell table:style-name="ce35"/>
          <table:table-cell table:number-columns-repeated="16355" table:style-name="ce4"/>
        </table:table-row>
        <table:table-row table:style-name="ro2">
          <table:table-cell office:value-type="string" table:style-name="ce3">
            <text:p>E06000031</text:p>
          </table:table-cell>
          <table:table-cell table:style-name="ce3"/>
          <table:table-cell office:value-type="string" table:style-name="ce3">
            <text:p>Peterborough</text:p>
          </table:table-cell>
          <table:table-cell office:value-type="float" office:value="2.8322895869296101" table:style-name="ce36">
            <text:p>2.8</text:p>
          </table:table-cell>
          <table:table-cell office:value-type="float" office:value="2.822603" table:style-name="ce36">
            <text:p>2.8</text:p>
          </table:table-cell>
          <table:table-cell office:value-type="float" office:value="2.63180626346267" table:style-name="ce36">
            <text:p>2.6</text:p>
          </table:table-cell>
          <table:table-cell office:value-type="float" office:value="2.6168456350234597" table:style-name="ce36">
            <text:p>2.6</text:p>
          </table:table-cell>
          <table:table-cell office:value-type="float" office:value="2.8724973337467001" table:style-name="ce36">
            <text:p>2.9</text:p>
          </table:table-cell>
          <table:table-cell office:value-type="float" office:value="2.8707832945093701" table:style-name="ce36">
            <text:p>2.9</text:p>
          </table:table-cell>
          <table:table-cell office:value-type="float" office:value="2.8540391942517997" table:style-name="ce36">
            <text:p>2.9</text:p>
          </table:table-cell>
          <table:table-cell office:value-type="float" office:value="2.6678431607120001" table:style-name="ce36">
            <text:p>2.7</text:p>
          </table:table-cell>
          <table:table-cell office:value-type="float" office:value="2.6163435625345399" table:style-name="ce36">
            <text:p>2.6</text:p>
          </table:table-cell>
          <table:table-cell office:value-type="float" office:value="2.4971160376616699" table:style-name="ce36">
            <text:p>2.5</text:p>
          </table:table-cell>
          <table:table-cell office:value-type="float" office:value="2.3363689999999999" table:style-name="ce36">
            <text:p>2.3</text:p>
          </table:table-cell>
          <table:table-cell office:value-type="float" office:value="0.6588889775627611" table:style-name="ce36">
            <text:p>0.7</text:p>
          </table:table-cell>
          <table:table-cell table:style-name="ce33"/>
          <table:table-cell office:value-type="float" office:value="25.634334253304836" table:style-name="ce37">
            <text:p>26</text:p>
          </table:table-cell>
          <table:table-cell office:value-type="float" office:value="26.286254266762267" table:style-name="ce37">
            <text:p>26</text:p>
          </table:table-cell>
          <table:table-cell office:value-type="float" office:value="24.830689438827282" table:style-name="ce37">
            <text:p>25</text:p>
          </table:table-cell>
          <table:table-cell office:value-type="float" office:value="24.844019202165246" table:style-name="ce37">
            <text:p>25</text:p>
          </table:table-cell>
          <table:table-cell office:value-type="float" office:value="26.1260438466702" table:style-name="ce37">
            <text:p>26</text:p>
          </table:table-cell>
          <table:table-cell office:value-type="float" office:value="25.887447799935302" table:style-name="ce37">
            <text:p>26</text:p>
          </table:table-cell>
          <table:table-cell office:value-type="float" office:value="27.680245486367905" table:style-name="ce37">
            <text:p>28</text:p>
          </table:table-cell>
          <table:table-cell office:value-type="float" office:value="26.396420063291632" table:style-name="ce37">
            <text:p>26</text:p>
          </table:table-cell>
          <table:table-cell office:value-type="float" office:value="27.131839886964698" table:style-name="ce37">
            <text:p>27</text:p>
          </table:table-cell>
          <table:table-cell office:value-type="float" office:value="26.615632213137992" table:style-name="ce37">
            <text:p>27</text:p>
          </table:table-cell>
          <table:table-cell office:value-type="float" office:value="26.092489520539118" table:style-name="ce37">
            <text:p>26</text:p>
          </table:table-cell>
          <table:table-cell office:value-type="float" office:value="25.220476259772617" table:style-name="ce37">
            <text:p>25</text:p>
          </table:table-cell>
          <table:table-cell table:style-name="ce35"/>
          <table:table-cell table:number-columns-repeated="16355" table:style-name="ce4"/>
        </table:table-row>
        <table:table-row table:style-name="ro2">
          <table:table-cell office:value-type="string" table:style-name="ce3">
            <text:p>E06000033</text:p>
          </table:table-cell>
          <table:table-cell table:style-name="ce3"/>
          <table:table-cell office:value-type="string" table:style-name="ce3">
            <text:p>Southend-on-Sea</text:p>
          </table:table-cell>
          <table:table-cell office:value-type="float" office:value="3.3197684573537303" table:style-name="ce36">
            <text:p>3.3</text:p>
          </table:table-cell>
          <table:table-cell office:value-type="float" office:value="3.3042790000000002" table:style-name="ce36">
            <text:p>3.3</text:p>
          </table:table-cell>
          <table:table-cell office:value-type="float" office:value="3.3846063938478701" table:style-name="ce36">
            <text:p>3.4</text:p>
          </table:table-cell>
          <table:table-cell office:value-type="float" office:value="3.1837982809016401" table:style-name="ce36">
            <text:p>3.2</text:p>
          </table:table-cell>
          <table:table-cell office:value-type="float" office:value="3.1608909999999999" table:style-name="ce36">
            <text:p>3.2</text:p>
          </table:table-cell>
          <table:table-cell office:value-type="float" office:value="3.1770800000000001" table:style-name="ce36">
            <text:p>3.2</text:p>
          </table:table-cell>
          <table:table-cell office:value-type="float" office:value="3.1419440000000001" table:style-name="ce36">
            <text:p>3.1</text:p>
          </table:table-cell>
          <table:table-cell office:value-type="float" office:value="3.141305" table:style-name="ce36">
            <text:p>3.1</text:p>
          </table:table-cell>
          <table:table-cell office:value-type="float" office:value="2.8476026908497603" table:style-name="ce36">
            <text:p>2.8</text:p>
          </table:table-cell>
          <table:table-cell office:value-type="float" office:value="2.8640080000000001" table:style-name="ce36">
            <text:p>2.9</text:p>
          </table:table-cell>
          <table:table-cell office:value-type="float" office:value="2.5720499999999999" table:style-name="ce36">
            <text:p>2.6</text:p>
          </table:table-cell>
          <table:table-cell office:value-type="float" office:value="0.978966" table:style-name="ce36">
            <text:p>1.0</text:p>
          </table:table-cell>
          <table:table-cell table:style-name="ce33"/>
          <table:table-cell office:value-type="float" office:value="37.9667470738543" table:style-name="ce37">
            <text:p>38</text:p>
          </table:table-cell>
          <table:table-cell office:value-type="float" office:value="38.891408325660272" table:style-name="ce37">
            <text:p>39</text:p>
          </table:table-cell>
          <table:table-cell office:value-type="float" office:value="41.324211905397661" table:style-name="ce37">
            <text:p>41</text:p>
          </table:table-cell>
          <table:table-cell office:value-type="float" office:value="41.040117262680013" table:style-name="ce37">
            <text:p>41</text:p>
          </table:table-cell>
          <table:table-cell office:value-type="float" office:value="41.211084429964941" table:style-name="ce37">
            <text:p>41</text:p>
          </table:table-cell>
          <table:table-cell office:value-type="float" office:value="41.065927369546742" table:style-name="ce37">
            <text:p>41</text:p>
          </table:table-cell>
          <table:table-cell office:value-type="float" office:value="43.068027998829386" table:style-name="ce37">
            <text:p>43</text:p>
          </table:table-cell>
          <table:table-cell office:value-type="float" office:value="41.450439799114861" table:style-name="ce37">
            <text:p>41</text:p>
          </table:table-cell>
          <table:table-cell office:value-type="float" office:value="38.761968860727251" table:style-name="ce37">
            <text:p>39</text:p>
          </table:table-cell>
          <table:table-cell office:value-type="float" office:value="38.491983972649265" table:style-name="ce37">
            <text:p>38</text:p>
          </table:table-cell>
          <table:table-cell office:value-type="float" office:value="35.951553567542248" table:style-name="ce37">
            <text:p>36</text:p>
          </table:table-cell>
          <table:table-cell office:value-type="float" office:value="31.714313759728029" table:style-name="ce37">
            <text:p>32</text:p>
          </table:table-cell>
          <table:table-cell table:style-name="ce35"/>
          <table:table-cell table:number-columns-repeated="16355" table:style-name="ce4"/>
        </table:table-row>
        <table:table-row table:style-name="ro2">
          <table:table-cell office:value-type="string" table:style-name="ce3">
            <text:p>E10000029</text:p>
          </table:table-cell>
          <table:table-cell table:style-name="ce3"/>
          <table:table-cell office:value-type="string" table:style-name="ce3">
            <text:p>Suffolk</text:p>
          </table:table-cell>
          <table:table-cell office:value-type="float" office:value="6.7802657704250997" table:style-name="ce36">
            <text:p>6.8</text:p>
          </table:table-cell>
          <table:table-cell office:value-type="float" office:value="7.7824842964769205" table:style-name="ce36">
            <text:p>7.8</text:p>
          </table:table-cell>
          <table:table-cell office:value-type="float" office:value="7.1910257766433494" table:style-name="ce36">
            <text:p>7.2</text:p>
          </table:table-cell>
          <table:table-cell office:value-type="float" office:value="7.1411720965381402" table:style-name="ce36">
            <text:p>7.1</text:p>
          </table:table-cell>
          <table:table-cell office:value-type="float" office:value="7.0301704981884399" table:style-name="ce36">
            <text:p>7.0</text:p>
          </table:table-cell>
          <table:table-cell office:value-type="float" office:value="6.8523769708145599" table:style-name="ce36">
            <text:p>6.9</text:p>
          </table:table-cell>
          <table:table-cell office:value-type="float" office:value="6.4614027504558793" table:style-name="ce36">
            <text:p>6.5</text:p>
          </table:table-cell>
          <table:table-cell office:value-type="float" office:value="5.9222072545740403" table:style-name="ce36">
            <text:p>5.9</text:p>
          </table:table-cell>
          <table:table-cell office:value-type="float" office:value="4.9149700000000003" table:style-name="ce36">
            <text:p>4.9</text:p>
          </table:table-cell>
          <table:table-cell office:value-type="float" office:value="5.1181230530080093" table:style-name="ce36">
            <text:p>5.1</text:p>
          </table:table-cell>
          <table:table-cell office:value-type="float" office:value="5.01896530149443" table:style-name="ce36">
            <text:p>5.0</text:p>
          </table:table-cell>
          <table:table-cell office:value-type="float" office:value="1.32131525956688" table:style-name="ce36">
            <text:p>1.3</text:p>
          </table:table-cell>
          <table:table-cell table:style-name="ce33"/>
          <table:table-cell office:value-type="float" office:value="37.954091843536858" table:style-name="ce37">
            <text:p>38</text:p>
          </table:table-cell>
          <table:table-cell office:value-type="float" office:value="44.049866231642447" table:style-name="ce37">
            <text:p>44</text:p>
          </table:table-cell>
          <table:table-cell office:value-type="float" office:value="41.249718800851355" table:style-name="ce37">
            <text:p>41</text:p>
          </table:table-cell>
          <table:table-cell office:value-type="float" office:value="41.450465658685395" table:style-name="ce37">
            <text:p>41</text:p>
          </table:table-cell>
          <table:table-cell office:value-type="float" office:value="39.28724383802281" table:style-name="ce37">
            <text:p>39</text:p>
          </table:table-cell>
          <table:table-cell office:value-type="float" office:value="37.991082973303634" table:style-name="ce37">
            <text:p>38</text:p>
          </table:table-cell>
          <table:table-cell office:value-type="float" office:value="35.519050918114488" table:style-name="ce37">
            <text:p>36</text:p>
          </table:table-cell>
          <table:table-cell office:value-type="float" office:value="36.846432406072012" table:style-name="ce37">
            <text:p>37</text:p>
          </table:table-cell>
          <table:table-cell office:value-type="float" office:value="33.789671475907902" table:style-name="ce37">
            <text:p>34</text:p>
          </table:table-cell>
          <table:table-cell office:value-type="float" office:value="33.582672577818634" table:style-name="ce37">
            <text:p>34</text:p>
          </table:table-cell>
          <table:table-cell office:value-type="float" office:value="32.45958174683642" table:style-name="ce37">
            <text:p>32</text:p>
          </table:table-cell>
          <table:table-cell office:value-type="float" office:value="28.214271030685762" table:style-name="ce37">
            <text:p>28</text:p>
          </table:table-cell>
          <table:table-cell table:style-name="ce35"/>
          <table:table-cell table:number-columns-repeated="16355" table:style-name="ce4"/>
        </table:table-row>
        <table:table-row table:style-name="ro2">
          <table:table-cell office:value-type="string" table:style-name="ce3">
            <text:p>E06000034</text:p>
          </table:table-cell>
          <table:table-cell table:style-name="ce3"/>
          <table:table-cell office:value-type="string" table:style-name="ce3">
            <text:p>Thurrock</text:p>
          </table:table-cell>
          <table:table-cell office:value-type="float" office:value="1.1661357892619599" table:style-name="ce36">
            <text:p>1.2</text:p>
          </table:table-cell>
          <table:table-cell office:value-type="float" office:value="1.2226083882899998" table:style-name="ce36">
            <text:p>1.2</text:p>
          </table:table-cell>
          <table:table-cell office:value-type="float" office:value="1.3715360996000001" table:style-name="ce36">
            <text:p>1.4</text:p>
          </table:table-cell>
          <table:table-cell office:value-type="float" office:value="1.23638540755311" table:style-name="ce36">
            <text:p>1.2</text:p>
          </table:table-cell>
          <table:table-cell office:value-type="float" office:value="1.1867364048" table:style-name="ce36">
            <text:p>1.2</text:p>
          </table:table-cell>
          <table:table-cell office:value-type="float" office:value="1.1815618704999999" table:style-name="ce36">
            <text:p>1.2</text:p>
          </table:table-cell>
          <table:table-cell office:value-type="float" office:value="1.148764962" table:style-name="ce36">
            <text:p>1.1</text:p>
          </table:table-cell>
          <table:table-cell office:value-type="float" office:value="1.1287924847999999" table:style-name="ce36">
            <text:p>1.1</text:p>
          </table:table-cell>
          <table:table-cell office:value-type="float" office:value="1.0845014848000001" table:style-name="ce36">
            <text:p>1.1</text:p>
          </table:table-cell>
          <table:table-cell office:value-type="float" office:value="1.1347905919999999" table:style-name="ce36">
            <text:p>1.1</text:p>
          </table:table-cell>
          <table:table-cell office:value-type="float" office:value="1.1196651280000001" table:style-name="ce36">
            <text:p>1.1</text:p>
          </table:table-cell>
          <table:table-cell office:value-type="float" office:value="0.37895512479999999" table:style-name="ce36">
            <text:p>0.4</text:p>
          </table:table-cell>
          <table:table-cell table:style-name="ce33"/>
          <table:table-cell office:value-type="float" office:value="30.674002464504071" table:style-name="ce37">
            <text:p>31</text:p>
          </table:table-cell>
          <table:table-cell office:value-type="float" office:value="30.544691310861928" table:style-name="ce37">
            <text:p>31</text:p>
          </table:table-cell>
          <table:table-cell office:value-type="float" office:value="33.389352438892281" table:style-name="ce37">
            <text:p>33</text:p>
          </table:table-cell>
          <table:table-cell office:value-type="float" office:value="30.921587122241185" table:style-name="ce37">
            <text:p>31</text:p>
          </table:table-cell>
          <table:table-cell office:value-type="float" office:value="27.031414537612307" table:style-name="ce37">
            <text:p>27</text:p>
          </table:table-cell>
          <table:table-cell office:value-type="float" office:value="25.48756934964031" table:style-name="ce37">
            <text:p>25</text:p>
          </table:table-cell>
          <table:table-cell office:value-type="float" office:value="25.461531191659496" table:style-name="ce37">
            <text:p>25</text:p>
          </table:table-cell>
          <table:table-cell office:value-type="float" office:value="25.021035383011913" table:style-name="ce37">
            <text:p>25</text:p>
          </table:table-cell>
          <table:table-cell office:value-type="float" office:value="24.45575554651041" table:style-name="ce37">
            <text:p>24</text:p>
          </table:table-cell>
          <table:table-cell office:value-type="float" office:value="23.739286418078485" table:style-name="ce37">
            <text:p>24</text:p>
          </table:table-cell>
          <table:table-cell office:value-type="float" office:value="22.244628361880537" table:style-name="ce37">
            <text:p>22</text:p>
          </table:table-cell>
          <table:table-cell office:value-type="float" office:value="18.995325283340804" table:style-name="ce37">
            <text:p>19</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8" table:style-name="ce34"/>
          <table:table-cell table:number-columns-repeated="4" table:style-name="ce3"/>
          <table:table-cell table:style-name="ce35"/>
          <table:table-cell table:number-columns-repeated="16355" table:style-name="ce4"/>
        </table:table-row>
        <table:table-row table:style-name="ro2">
          <table:table-cell office:value-type="string" table:style-name="ce39">
            <text:p>E12000007</text:p>
          </table:table-cell>
          <table:table-cell office:value-type="string" table:style-name="ce39">
            <text:p>London</text:p>
          </table:table-cell>
          <table:table-cell table:style-name="ce39"/>
          <table:table-cell office:value-type="float" office:value="318.01167299999997" table:style-name="ce32">
            <text:p>318.0</text:p>
          </table:table-cell>
          <table:table-cell office:value-type="float" office:value="313.85366599999998" table:style-name="ce32">
            <text:p>313.9</text:p>
          </table:table-cell>
          <table:table-cell office:value-type="float" office:value="326.14833800000002" table:style-name="ce32">
            <text:p>326.1</text:p>
          </table:table-cell>
          <table:table-cell office:value-type="float" office:value="318.29448200000002" table:style-name="ce32">
            <text:p>318.3</text:p>
          </table:table-cell>
          <table:table-cell office:value-type="float" office:value="334.93553200000002" table:style-name="ce32">
            <text:p>334.9</text:p>
          </table:table-cell>
          <table:table-cell office:value-type="float" office:value="343.38198899999998" table:style-name="ce32">
            <text:p>343.4</text:p>
          </table:table-cell>
          <table:table-cell office:value-type="float" office:value="339.578306" table:style-name="ce32">
            <text:p>339.6</text:p>
          </table:table-cell>
          <table:table-cell office:value-type="float" office:value="341.20930299999998" table:style-name="ce32">
            <text:p>341.2</text:p>
          </table:table-cell>
          <table:table-cell office:value-type="float" office:value="351.30771099999998" table:style-name="ce32">
            <text:p>351.3</text:p>
          </table:table-cell>
          <table:table-cell office:value-type="float" office:value="359.91248400000001" table:style-name="ce32">
            <text:p>359.9</text:p>
          </table:table-cell>
          <table:table-cell office:value-type="float" office:value="352.009007" table:style-name="ce32">
            <text:p>352.0</text:p>
          </table:table-cell>
          <table:table-cell office:value-type="float" office:value="140.811509" table:style-name="ce32">
            <text:p>140.8</text:p>
          </table:table-cell>
          <table:table-cell table:style-name="ce33"/>
          <table:table-cell office:value-type="float" office:value="14.208232819416603" table:style-name="ce34">
            <text:p>14</text:p>
          </table:table-cell>
          <table:table-cell office:value-type="float" office:value="13.830829707194125" table:style-name="ce34">
            <text:p>14</text:p>
          </table:table-cell>
          <table:table-cell office:value-type="float" office:value="14.034801052484022" table:style-name="ce34">
            <text:p>14</text:p>
          </table:table-cell>
          <table:table-cell office:value-type="float" office:value="13.751632010133621" table:style-name="ce34">
            <text:p>14</text:p>
          </table:table-cell>
          <table:table-cell office:value-type="float" office:value="14.048802251465398" table:style-name="ce34">
            <text:p>14</text:p>
          </table:table-cell>
          <table:table-cell office:value-type="float" office:value="14.527713201840955" table:style-name="ce34">
            <text:p>15</text:p>
          </table:table-cell>
          <table:table-cell office:value-type="float" office:value="14.811614470057494" table:style-name="ce34">
            <text:p>15</text:p>
          </table:table-cell>
          <table:table-cell office:value-type="float" office:value="15.23055387634821" table:style-name="ce34">
            <text:p>15</text:p>
          </table:table-cell>
          <table:table-cell office:value-type="float" office:value="15.787335074346217" table:style-name="ce34">
            <text:p>16</text:p>
          </table:table-cell>
          <table:table-cell office:value-type="float" office:value="16.376137812547412" table:style-name="ce34">
            <text:p>16</text:p>
          </table:table-cell>
          <table:table-cell office:value-type="float" office:value="16.838064610202519" table:style-name="ce34">
            <text:p>17</text:p>
          </table:table-cell>
          <table:table-cell office:value-type="float" office:value="16.446638825546017" table:style-name="ce34">
            <text:p>16</text:p>
          </table:table-cell>
          <table:table-cell table:style-name="ce35"/>
          <table:table-cell table:number-columns-repeated="16355" table:style-name="ce4"/>
        </table:table-row>
        <table:table-row table:style-name="ro2">
          <table:table-cell table:number-columns-repeated="3" table:style-name="ce39"/>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8</text:p>
          </table:table-cell>
          <table:table-cell office:value-type="string" table:style-name="ce39">
            <text:p>South East</text:p>
          </table:table-cell>
          <table:table-cell table:style-name="ce3"/>
          <table:table-cell office:value-type="float" office:value="102.50675263206851" table:style-name="ce32">
            <text:p>102.5</text:p>
          </table:table-cell>
          <table:table-cell office:value-type="float" office:value="105.08557956103319" table:style-name="ce32">
            <text:p>105.1</text:p>
          </table:table-cell>
          <table:table-cell office:value-type="float" office:value="108.0810078426636" table:style-name="ce32">
            <text:p>108.1</text:p>
          </table:table-cell>
          <table:table-cell office:value-type="float" office:value="104.68182363223109" table:style-name="ce32">
            <text:p>104.7</text:p>
          </table:table-cell>
          <table:table-cell office:value-type="float" office:value="106.00203676137941" table:style-name="ce32">
            <text:p>106.0</text:p>
          </table:table-cell>
          <table:table-cell office:value-type="float" office:value="106.43006498582717" table:style-name="ce32">
            <text:p>106.4</text:p>
          </table:table-cell>
          <table:table-cell office:value-type="float" office:value="103.46029702623528" table:style-name="ce32">
            <text:p>103.5</text:p>
          </table:table-cell>
          <table:table-cell office:value-type="float" office:value="99.338666325200307" table:style-name="ce32">
            <text:p>99.3</text:p>
          </table:table-cell>
          <table:table-cell office:value-type="float" office:value="92.337620544210409" table:style-name="ce32">
            <text:p>92.3</text:p>
          </table:table-cell>
          <table:table-cell office:value-type="float" office:value="95.411856285877548" table:style-name="ce32">
            <text:p>95.4</text:p>
          </table:table-cell>
          <table:table-cell office:value-type="float" office:value="88.823065875353194" table:style-name="ce32">
            <text:p>88.8</text:p>
          </table:table-cell>
          <table:table-cell office:value-type="float" office:value="27.985883004315678" table:style-name="ce32">
            <text:p>28.0</text:p>
          </table:table-cell>
          <table:table-cell table:style-name="ce33"/>
          <table:table-cell office:value-type="float" office:value="30.904536463847236" table:style-name="ce34">
            <text:p>31</text:p>
          </table:table-cell>
          <table:table-cell office:value-type="float" office:value="31.085336765542742" table:style-name="ce34">
            <text:p>31</text:p>
          </table:table-cell>
          <table:table-cell office:value-type="float" office:value="31.352575738532927" table:style-name="ce34">
            <text:p>31</text:p>
          </table:table-cell>
          <table:table-cell office:value-type="float" office:value="30.299574881715579" table:style-name="ce34">
            <text:p>30</text:p>
          </table:table-cell>
          <table:table-cell office:value-type="float" office:value="29.831539670774156" table:style-name="ce34">
            <text:p>30</text:p>
          </table:table-cell>
          <table:table-cell office:value-type="float" office:value="29.963101737714346" table:style-name="ce34">
            <text:p>30</text:p>
          </table:table-cell>
          <table:table-cell office:value-type="float" office:value="29.29365554360372" table:style-name="ce34">
            <text:p>29</text:p>
          </table:table-cell>
          <table:table-cell office:value-type="float" office:value="27.952440578422916" table:style-name="ce34">
            <text:p>28</text:p>
          </table:table-cell>
          <table:table-cell office:value-type="float" office:value="26.451375240482953" table:style-name="ce34">
            <text:p>26</text:p>
          </table:table-cell>
          <table:table-cell office:value-type="float" office:value="27.429291824238796" table:style-name="ce34">
            <text:p>27</text:p>
          </table:table-cell>
          <table:table-cell office:value-type="float" office:value="26.609753586114888" table:style-name="ce34">
            <text:p>27</text:p>
          </table:table-cell>
          <table:table-cell office:value-type="float" office:value="25.606468892180196" table:style-name="ce34">
            <text:p>26</text:p>
          </table:table-cell>
          <table:table-cell table:style-name="ce35"/>
          <table:table-cell table:number-columns-repeated="16355" table:style-name="ce4"/>
        </table:table-row>
        <table:table-row table:style-name="ro2">
          <table:table-cell office:value-type="string" table:style-name="ce3">
            <text:p>E06000036</text:p>
          </table:table-cell>
          <table:table-cell table:style-name="ce3"/>
          <table:table-cell office:value-type="string" table:style-name="ce3">
            <text:p>Bracknell Forest</text:p>
          </table:table-cell>
          <table:table-cell office:value-type="float" office:value="0.840658652369768" table:style-name="ce36">
            <text:p>0.8</text:p>
          </table:table-cell>
          <table:table-cell office:value-type="float" office:value="0.92154615446400501" table:style-name="ce36">
            <text:p>0.9</text:p>
          </table:table-cell>
          <table:table-cell office:value-type="float" office:value="0.85977599999999998" table:style-name="ce36">
            <text:p>0.9</text:p>
          </table:table-cell>
          <table:table-cell office:value-type="float" office:value="0.75208104706458301" table:style-name="ce36">
            <text:p>0.8</text:p>
          </table:table-cell>
          <table:table-cell office:value-type="float" office:value="0.76827054097319603" table:style-name="ce36">
            <text:p>0.8</text:p>
          </table:table-cell>
          <table:table-cell office:value-type="float" office:value="0.89615282818339492" table:style-name="ce36">
            <text:p>0.9</text:p>
          </table:table-cell>
          <table:table-cell office:value-type="float" office:value="0.82326260557382902" table:style-name="ce36">
            <text:p>0.8</text:p>
          </table:table-cell>
          <table:table-cell office:value-type="float" office:value="0.75226619958683894" table:style-name="ce36">
            <text:p>0.8</text:p>
          </table:table-cell>
          <table:table-cell office:value-type="float" office:value="0.69257184686024498" table:style-name="ce36">
            <text:p>0.7</text:p>
          </table:table-cell>
          <table:table-cell office:value-type="float" office:value="0.71705839373870406" table:style-name="ce36">
            <text:p>0.7</text:p>
          </table:table-cell>
          <table:table-cell office:value-type="float" office:value="0.69106699999999999" table:style-name="ce36">
            <text:p>0.7</text:p>
          </table:table-cell>
          <table:table-cell office:value-type="float" office:value="0.17291899999999999" table:style-name="ce36">
            <text:p>0.2</text:p>
          </table:table-cell>
          <table:table-cell table:style-name="ce33"/>
          <table:table-cell office:value-type="float" office:value="40.526457636973056" table:style-name="ce37">
            <text:p>41</text:p>
          </table:table-cell>
          <table:table-cell office:value-type="float" office:value="44.925584559970254" table:style-name="ce37">
            <text:p>45</text:p>
          </table:table-cell>
          <table:table-cell office:value-type="float" office:value="44.594818688170555" table:style-name="ce37">
            <text:p>45</text:p>
          </table:table-cell>
          <table:table-cell office:value-type="float" office:value="44.06630046607539" table:style-name="ce37">
            <text:p>44</text:p>
          </table:table-cell>
          <table:table-cell office:value-type="float" office:value="40.930442269944351" table:style-name="ce37">
            <text:p>41</text:p>
          </table:table-cell>
          <table:table-cell office:value-type="float" office:value="39.731212083356652" table:style-name="ce37">
            <text:p>40</text:p>
          </table:table-cell>
          <table:table-cell office:value-type="float" office:value="38.751481309378441" table:style-name="ce37">
            <text:p>39</text:p>
          </table:table-cell>
          <table:table-cell office:value-type="float" office:value="38.896722565722222" table:style-name="ce37">
            <text:p>39</text:p>
          </table:table-cell>
          <table:table-cell office:value-type="float" office:value="38.957036768883654" table:style-name="ce37">
            <text:p>39</text:p>
          </table:table-cell>
          <table:table-cell office:value-type="float" office:value="39.909456531939384" table:style-name="ce37">
            <text:p>40</text:p>
          </table:table-cell>
          <table:table-cell office:value-type="float" office:value="36.335076827303659" table:style-name="ce37">
            <text:p>36</text:p>
          </table:table-cell>
          <table:table-cell office:value-type="float" office:value="30.655592391015301" table:style-name="ce37">
            <text:p>31</text:p>
          </table:table-cell>
          <table:table-cell table:style-name="ce35"/>
          <table:table-cell table:number-columns-repeated="16355" table:style-name="ce4"/>
        </table:table-row>
        <table:table-row table:style-name="ro2">
          <table:table-cell office:value-type="string" table:style-name="ce3">
            <text:p>E06000043</text:p>
          </table:table-cell>
          <table:table-cell table:style-name="ce3"/>
          <table:table-cell office:value-type="string" table:style-name="ce3">
            <text:p>Brighton and Hove</text:p>
          </table:table-cell>
          <table:table-cell office:value-type="float" office:value="10.171917794723001" table:style-name="ce36">
            <text:p>10.2</text:p>
          </table:table-cell>
          <table:table-cell office:value-type="float" office:value="10.4204836249128" table:style-name="ce36">
            <text:p>10.4</text:p>
          </table:table-cell>
          <table:table-cell office:value-type="float" office:value="10.6802793621333" table:style-name="ce36">
            <text:p>10.7</text:p>
          </table:table-cell>
          <table:table-cell office:value-type="float" office:value="10.4841528045856" table:style-name="ce36">
            <text:p>10.5</text:p>
          </table:table-cell>
          <table:table-cell office:value-type="float" office:value="10.568025780547" table:style-name="ce36">
            <text:p>10.6</text:p>
          </table:table-cell>
          <table:table-cell office:value-type="float" office:value="9.5510146883935398" table:style-name="ce36">
            <text:p>9.6</text:p>
          </table:table-cell>
          <table:table-cell office:value-type="float" office:value="10.082466373603699" table:style-name="ce36">
            <text:p>10.1</text:p>
          </table:table-cell>
          <table:table-cell office:value-type="float" office:value="10.515230250943501" table:style-name="ce36">
            <text:p>10.5</text:p>
          </table:table-cell>
          <table:table-cell office:value-type="float" office:value="10.2062491038226" table:style-name="ce36">
            <text:p>10.2</text:p>
          </table:table-cell>
          <table:table-cell office:value-type="float" office:value="10.056527426912199" table:style-name="ce36">
            <text:p>10.1</text:p>
          </table:table-cell>
          <table:table-cell office:value-type="float" office:value="9.0825980000000008" table:style-name="ce36">
            <text:p>9.1</text:p>
          </table:table-cell>
          <table:table-cell office:value-type="float" office:value="3.399648" table:style-name="ce36">
            <text:p>3.4</text:p>
          </table:table-cell>
          <table:table-cell table:style-name="ce33"/>
          <table:table-cell office:value-type="float" office:value="24.919838326818709" table:style-name="ce37">
            <text:p>25</text:p>
          </table:table-cell>
          <table:table-cell office:value-type="float" office:value="24.638805784242972" table:style-name="ce37">
            <text:p>25</text:p>
          </table:table-cell>
          <table:table-cell office:value-type="float" office:value="24.732863566131734" table:style-name="ce37">
            <text:p>25</text:p>
          </table:table-cell>
          <table:table-cell office:value-type="float" office:value="23.236469548957999" table:style-name="ce37">
            <text:p>23</text:p>
          </table:table-cell>
          <table:table-cell office:value-type="float" office:value="23.12488780338666" table:style-name="ce37">
            <text:p>23</text:p>
          </table:table-cell>
          <table:table-cell office:value-type="float" office:value="21.569808927364249" table:style-name="ce37">
            <text:p>22</text:p>
          </table:table-cell>
          <table:table-cell office:value-type="float" office:value="22.114066706848437" table:style-name="ce37">
            <text:p>22</text:p>
          </table:table-cell>
          <table:table-cell office:value-type="float" office:value="21.211102879860384" table:style-name="ce37">
            <text:p>21</text:p>
          </table:table-cell>
          <table:table-cell office:value-type="float" office:value="20.820792534575691" table:style-name="ce37">
            <text:p>21</text:p>
          </table:table-cell>
          <table:table-cell office:value-type="float" office:value="20.163316667893181" table:style-name="ce37">
            <text:p>20</text:p>
          </table:table-cell>
          <table:table-cell office:value-type="float" office:value="18.678892439696778" table:style-name="ce37">
            <text:p>19</text:p>
          </table:table-cell>
          <table:table-cell office:value-type="float" office:value="22.451395455776506" table:style-name="ce37">
            <text:p>22</text:p>
          </table:table-cell>
          <table:table-cell table:style-name="ce35"/>
          <table:table-cell table:number-columns-repeated="16355" table:style-name="ce4"/>
        </table:table-row>
        <table:table-row table:style-name="ro2">
          <table:table-cell office:value-type="string" table:style-name="ce3">
            <text:p>E10000002</text:p>
          </table:table-cell>
          <table:table-cell table:style-name="ce3"/>
          <table:table-cell office:value-type="string" table:style-name="ce3">
            <text:p>Buckinghamshire</text:p>
          </table:table-cell>
          <table:table-cell office:value-type="float" office:value="4.0290481883637499" table:style-name="ce36">
            <text:p>4.0</text:p>
          </table:table-cell>
          <table:table-cell office:value-type="float" office:value="4.0291506101527199" table:style-name="ce36">
            <text:p>4.0</text:p>
          </table:table-cell>
          <table:table-cell office:value-type="float" office:value="3.9886735965061098" table:style-name="ce36">
            <text:p>4.0</text:p>
          </table:table-cell>
          <table:table-cell office:value-type="float" office:value="3.9453698919571298" table:style-name="ce36">
            <text:p>3.9</text:p>
          </table:table-cell>
          <table:table-cell office:value-type="float" office:value="3.7964712032557801" table:style-name="ce36">
            <text:p>3.8</text:p>
          </table:table-cell>
          <table:table-cell office:value-type="float" office:value="4.0328433048379901" table:style-name="ce36">
            <text:p>4.0</text:p>
          </table:table-cell>
          <table:table-cell office:value-type="float" office:value="3.5414351379423201" table:style-name="ce36">
            <text:p>3.5</text:p>
          </table:table-cell>
          <table:table-cell office:value-type="float" office:value="3.58764024864981" table:style-name="ce36">
            <text:p>3.6</text:p>
          </table:table-cell>
          <table:table-cell office:value-type="float" office:value="3.7038678732352701" table:style-name="ce36">
            <text:p>3.7</text:p>
          </table:table-cell>
          <table:table-cell office:value-type="float" office:value="3.2171026133221701" table:style-name="ce36">
            <text:p>3.2</text:p>
          </table:table-cell>
          <table:table-cell office:value-type="float" office:value="2.8498567303647597" table:style-name="ce36">
            <text:p>2.8</text:p>
          </table:table-cell>
          <table:table-cell office:value-type="float" office:value="1.0093598272306199" table:style-name="ce36">
            <text:p>1.0</text:p>
          </table:table-cell>
          <table:table-cell table:style-name="ce33"/>
          <table:table-cell office:value-type="float" office:value="36.494303768082744" table:style-name="ce37">
            <text:p>36</text:p>
          </table:table-cell>
          <table:table-cell office:value-type="float" office:value="35.068738660495384" table:style-name="ce37">
            <text:p>35</text:p>
          </table:table-cell>
          <table:table-cell office:value-type="float" office:value="35.443125599526383" table:style-name="ce37">
            <text:p>35</text:p>
          </table:table-cell>
          <table:table-cell office:value-type="float" office:value="36.882726968807354" table:style-name="ce37">
            <text:p>37</text:p>
          </table:table-cell>
          <table:table-cell office:value-type="float" office:value="38.700842302018181" table:style-name="ce37">
            <text:p>39</text:p>
          </table:table-cell>
          <table:table-cell office:value-type="float" office:value="38.636527274978363" table:style-name="ce37">
            <text:p>39</text:p>
          </table:table-cell>
          <table:table-cell office:value-type="float" office:value="32.617167615453319" table:style-name="ce37">
            <text:p>33</text:p>
          </table:table-cell>
          <table:table-cell office:value-type="float" office:value="32.174431964681851" table:style-name="ce37">
            <text:p>32</text:p>
          </table:table-cell>
          <table:table-cell office:value-type="float" office:value="35.502402130972158" table:style-name="ce37">
            <text:p>36</text:p>
          </table:table-cell>
          <table:table-cell office:value-type="float" office:value="34.25127084590163" table:style-name="ce37">
            <text:p>34</text:p>
          </table:table-cell>
          <table:table-cell office:value-type="float" office:value="34.140255808694242" table:style-name="ce37">
            <text:p>34</text:p>
          </table:table-cell>
          <table:table-cell office:value-type="float" office:value="30.224758980609405" table:style-name="ce37">
            <text:p>30</text:p>
          </table:table-cell>
          <table:table-cell table:style-name="ce35"/>
          <table:table-cell table:number-columns-repeated="16355" table:style-name="ce4"/>
        </table:table-row>
        <table:table-row table:style-name="ro2">
          <table:table-cell office:value-type="string" table:style-name="ce3">
            <text:p>E10000011</text:p>
          </table:table-cell>
          <table:table-cell table:style-name="ce3"/>
          <table:table-cell office:value-type="string" table:style-name="ce3">
            <text:p>East Sussex</text:p>
          </table:table-cell>
          <table:table-cell office:value-type="float" office:value="7.5156190232214497" table:style-name="ce36">
            <text:p>7.5</text:p>
          </table:table-cell>
          <table:table-cell office:value-type="float" office:value="8.2015712448379006" table:style-name="ce36">
            <text:p>8.2</text:p>
          </table:table-cell>
          <table:table-cell office:value-type="float" office:value="8.1434004864106697" table:style-name="ce36">
            <text:p>8.1</text:p>
          </table:table-cell>
          <table:table-cell office:value-type="float" office:value="8.2341849812351704" table:style-name="ce36">
            <text:p>8.2</text:p>
          </table:table-cell>
          <table:table-cell office:value-type="float" office:value="8.1104051137991799" table:style-name="ce36">
            <text:p>8.1</text:p>
          </table:table-cell>
          <table:table-cell office:value-type="float" office:value="8.4009187543936097" table:style-name="ce36">
            <text:p>8.4</text:p>
          </table:table-cell>
          <table:table-cell office:value-type="float" office:value="7.9346124792893002" table:style-name="ce36">
            <text:p>7.9</text:p>
          </table:table-cell>
          <table:table-cell office:value-type="float" office:value="6.5109932618497792" table:style-name="ce36">
            <text:p>6.5</text:p>
          </table:table-cell>
          <table:table-cell office:value-type="float" office:value="6.9024891200124605" table:style-name="ce36">
            <text:p>6.9</text:p>
          </table:table-cell>
          <table:table-cell office:value-type="float" office:value="6.9673684144196901" table:style-name="ce36">
            <text:p>7.0</text:p>
          </table:table-cell>
          <table:table-cell office:value-type="float" office:value="6.2799873269341404" table:style-name="ce36">
            <text:p>6.3</text:p>
          </table:table-cell>
          <table:table-cell office:value-type="float" office:value="2.0069648571428602" table:style-name="ce36">
            <text:p>2.0</text:p>
          </table:table-cell>
          <table:table-cell table:style-name="ce33"/>
          <table:table-cell office:value-type="float" office:value="39.778574013091742" table:style-name="ce37">
            <text:p>40</text:p>
          </table:table-cell>
          <table:table-cell office:value-type="float" office:value="39.6769022758684" table:style-name="ce37">
            <text:p>40</text:p>
          </table:table-cell>
          <table:table-cell office:value-type="float" office:value="39.155696570799378" table:style-name="ce37">
            <text:p>39</text:p>
          </table:table-cell>
          <table:table-cell office:value-type="float" office:value="38.654670502913227" table:style-name="ce37">
            <text:p>39</text:p>
          </table:table-cell>
          <table:table-cell office:value-type="float" office:value="36.003586407560846" table:style-name="ce37">
            <text:p>36</text:p>
          </table:table-cell>
          <table:table-cell office:value-type="float" office:value="38.413313970274537" table:style-name="ce37">
            <text:p>38</text:p>
          </table:table-cell>
          <table:table-cell office:value-type="float" office:value="38.647010857927185" table:style-name="ce37">
            <text:p>39</text:p>
          </table:table-cell>
          <table:table-cell office:value-type="float" office:value="38.020397891470708" table:style-name="ce37">
            <text:p>38</text:p>
          </table:table-cell>
          <table:table-cell office:value-type="float" office:value="42.037746636883377" table:style-name="ce37">
            <text:p>42</text:p>
          </table:table-cell>
          <table:table-cell office:value-type="float" office:value="42.815866325325366" table:style-name="ce37">
            <text:p>43</text:p>
          </table:table-cell>
          <table:table-cell office:value-type="float" office:value="41.794529174311606" table:style-name="ce37">
            <text:p>42</text:p>
          </table:table-cell>
          <table:table-cell office:value-type="float" office:value="32.603357923860564" table:style-name="ce37">
            <text:p>33</text:p>
          </table:table-cell>
          <table:table-cell table:style-name="ce35"/>
          <table:table-cell table:number-columns-repeated="16355" table:style-name="ce4"/>
        </table:table-row>
        <table:table-row table:style-name="ro2">
          <table:table-cell office:value-type="string" table:style-name="ce3">
            <text:p>E10000014</text:p>
          </table:table-cell>
          <table:table-cell table:style-name="ce3"/>
          <table:table-cell office:value-type="string" table:style-name="ce3">
            <text:p>Hampshire</text:p>
          </table:table-cell>
          <table:table-cell office:value-type="float" office:value="10.683191594700599" table:style-name="ce36">
            <text:p>10.7</text:p>
          </table:table-cell>
          <table:table-cell office:value-type="float" office:value="10.762333804073199" table:style-name="ce36">
            <text:p>10.8</text:p>
          </table:table-cell>
          <table:table-cell office:value-type="float" office:value="12.139916004346301" table:style-name="ce36">
            <text:p>12.1</text:p>
          </table:table-cell>
          <table:table-cell office:value-type="float" office:value="11.7756950005031" table:style-name="ce36">
            <text:p>11.8</text:p>
          </table:table-cell>
          <table:table-cell office:value-type="float" office:value="12.112757971024601" table:style-name="ce36">
            <text:p>12.1</text:p>
          </table:table-cell>
          <table:table-cell office:value-type="float" office:value="11.839664562796301" table:style-name="ce36">
            <text:p>11.8</text:p>
          </table:table-cell>
          <table:table-cell office:value-type="float" office:value="10.565069479932999" table:style-name="ce36">
            <text:p>10.6</text:p>
          </table:table-cell>
          <table:table-cell office:value-type="float" office:value="10.8582206978675" table:style-name="ce36">
            <text:p>10.9</text:p>
          </table:table-cell>
          <table:table-cell office:value-type="float" office:value="4.43694409084749" table:style-name="ce36">
            <text:p>4.4</text:p>
          </table:table-cell>
          <table:table-cell office:value-type="float" office:value="10.888323113001199" table:style-name="ce36">
            <text:p>10.9</text:p>
          </table:table-cell>
          <table:table-cell office:value-type="float" office:value="10.157099397806499" table:style-name="ce36">
            <text:p>10.2</text:p>
          </table:table-cell>
          <table:table-cell office:value-type="float" office:value="2.8849084857142899" table:style-name="ce36">
            <text:p>2.9</text:p>
          </table:table-cell>
          <table:table-cell table:style-name="ce33"/>
          <table:table-cell office:value-type="float" office:value="35.311298415695077" table:style-name="ce37">
            <text:p>35</text:p>
          </table:table-cell>
          <table:table-cell office:value-type="float" office:value="34.633530436025048" table:style-name="ce37">
            <text:p>35</text:p>
          </table:table-cell>
          <table:table-cell office:value-type="float" office:value="38.017692032429871" table:style-name="ce37">
            <text:p>38</text:p>
          </table:table-cell>
          <table:table-cell office:value-type="float" office:value="37.293239403947325" table:style-name="ce37">
            <text:p>37</text:p>
          </table:table-cell>
          <table:table-cell office:value-type="float" office:value="37.579307041037197" table:style-name="ce37">
            <text:p>38</text:p>
          </table:table-cell>
          <table:table-cell office:value-type="float" office:value="36.811771353382127" table:style-name="ce37">
            <text:p>37</text:p>
          </table:table-cell>
          <table:table-cell office:value-type="float" office:value="34.47844097779555" table:style-name="ce37">
            <text:p>34</text:p>
          </table:table-cell>
          <table:table-cell office:value-type="float" office:value="34.355077719865349" table:style-name="ce37">
            <text:p>34</text:p>
          </table:table-cell>
          <table:table-cell office:value-type="float" office:value="14.314386450353279" table:style-name="ce37">
            <text:p>14</text:p>
          </table:table-cell>
          <table:table-cell office:value-type="float" office:value="34.989454264994102" table:style-name="ce37">
            <text:p>35</text:p>
          </table:table-cell>
          <table:table-cell office:value-type="float" office:value="35.100376437422121" table:style-name="ce37">
            <text:p>35</text:p>
          </table:table-cell>
          <table:table-cell office:value-type="float" office:value="29.314590163193909" table:style-name="ce37">
            <text:p>29</text:p>
          </table:table-cell>
          <table:table-cell table:style-name="ce35"/>
          <table:table-cell table:number-columns-repeated="16355" table:style-name="ce4"/>
        </table:table-row>
        <table:table-row table:style-name="ro2">
          <table:table-cell office:value-type="string" table:style-name="ce3">
            <text:p>E06000046</text:p>
          </table:table-cell>
          <table:table-cell table:style-name="ce3"/>
          <table:table-cell office:value-type="string" table:style-name="ce3">
            <text:p>Isle of Wight</text:p>
          </table:table-cell>
          <table:table-cell office:value-type="float" office:value="3.4146890000000001" table:style-name="ce36">
            <text:p>3.4</text:p>
          </table:table-cell>
          <table:table-cell office:value-type="float" office:value="3.1817410000000002" table:style-name="ce36">
            <text:p>3.2</text:p>
          </table:table-cell>
          <table:table-cell office:value-type="float" office:value="2.98488" table:style-name="ce36">
            <text:p>3.0</text:p>
          </table:table-cell>
          <table:table-cell office:value-type="float" office:value="3.0173757318764598" table:style-name="ce36">
            <text:p>3.0</text:p>
          </table:table-cell>
          <table:table-cell office:value-type="float" office:value="3.0972857840328798" table:style-name="ce36">
            <text:p>3.1</text:p>
          </table:table-cell>
          <table:table-cell office:value-type="float" office:value="3.15561153941323" table:style-name="ce36">
            <text:p>3.2</text:p>
          </table:table-cell>
          <table:table-cell office:value-type="float" office:value="3.1650224718335602" table:style-name="ce36">
            <text:p>3.2</text:p>
          </table:table-cell>
          <table:table-cell office:value-type="float" office:value="3.1708979587428701" table:style-name="ce36">
            <text:p>3.2</text:p>
          </table:table-cell>
          <table:table-cell office:value-type="float" office:value="3.1095176380178002" table:style-name="ce36">
            <text:p>3.1</text:p>
          </table:table-cell>
          <table:table-cell office:value-type="float" office:value="3.0995606587270803" table:style-name="ce36">
            <text:p>3.1</text:p>
          </table:table-cell>
          <table:table-cell office:value-type="float" office:value="2.9782489999999999" table:style-name="ce36">
            <text:p>3.0</text:p>
          </table:table-cell>
          <table:table-cell office:value-type="float" office:value="1.0193049999999999" table:style-name="ce36">
            <text:p>1.0</text:p>
          </table:table-cell>
          <table:table-cell table:style-name="ce33"/>
          <table:table-cell office:value-type="float" office:value="40.825286293218966" table:style-name="ce37">
            <text:p>41</text:p>
          </table:table-cell>
          <table:table-cell office:value-type="float" office:value="44.274901893608856" table:style-name="ce37">
            <text:p>44</text:p>
          </table:table-cell>
          <table:table-cell office:value-type="float" office:value="41.355128339058631" table:style-name="ce37">
            <text:p>41</text:p>
          </table:table-cell>
          <table:table-cell office:value-type="float" office:value="40.229750760949706" table:style-name="ce37">
            <text:p>40</text:p>
          </table:table-cell>
          <table:table-cell office:value-type="float" office:value="39.226994091706956" table:style-name="ce37">
            <text:p>39</text:p>
          </table:table-cell>
          <table:table-cell office:value-type="float" office:value="39.051108792175135" table:style-name="ce37">
            <text:p>39</text:p>
          </table:table-cell>
          <table:table-cell office:value-type="float" office:value="39.217729719531043" table:style-name="ce37">
            <text:p>39</text:p>
          </table:table-cell>
          <table:table-cell office:value-type="float" office:value="39.804526856173332" table:style-name="ce37">
            <text:p>40</text:p>
          </table:table-cell>
          <table:table-cell office:value-type="float" office:value="39.436670091910329" table:style-name="ce37">
            <text:p>39</text:p>
          </table:table-cell>
          <table:table-cell office:value-type="float" office:value="38.613400175155817" table:style-name="ce37">
            <text:p>39</text:p>
          </table:table-cell>
          <table:table-cell office:value-type="float" office:value="37.770013040852" table:style-name="ce37">
            <text:p>38</text:p>
          </table:table-cell>
          <table:table-cell office:value-type="float" office:value="33.256269736942983" table:style-name="ce37">
            <text:p>33</text:p>
          </table:table-cell>
          <table:table-cell table:style-name="ce35"/>
          <table:table-cell table:number-columns-repeated="16355" table:style-name="ce4"/>
        </table:table-row>
        <table:table-row table:style-name="ro2">
          <table:table-cell office:value-type="string" table:style-name="ce3">
            <text:p>E10000016</text:p>
          </table:table-cell>
          <table:table-cell table:style-name="ce3"/>
          <table:table-cell office:value-type="string" table:style-name="ce3">
            <text:p>Kent</text:p>
          </table:table-cell>
          <table:table-cell office:value-type="float" office:value="17.560975652473701" table:style-name="ce36">
            <text:p>17.6</text:p>
          </table:table-cell>
          <table:table-cell office:value-type="float" office:value="17.190540456000903" table:style-name="ce36">
            <text:p>17.2</text:p>
          </table:table-cell>
          <table:table-cell office:value-type="float" office:value="17.809015137361499" table:style-name="ce36">
            <text:p>17.8</text:p>
          </table:table-cell>
          <table:table-cell office:value-type="float" office:value="17.320915012734101" table:style-name="ce36">
            <text:p>17.3</text:p>
          </table:table-cell>
          <table:table-cell office:value-type="float" office:value="17.803656114791298" table:style-name="ce36">
            <text:p>17.8</text:p>
          </table:table-cell>
          <table:table-cell office:value-type="float" office:value="17.816571088218801" table:style-name="ce36">
            <text:p>17.8</text:p>
          </table:table-cell>
          <table:table-cell office:value-type="float" office:value="16.877282541384297" table:style-name="ce36">
            <text:p>16.9</text:p>
          </table:table-cell>
          <table:table-cell office:value-type="float" office:value="15.3965698878895" table:style-name="ce36">
            <text:p>15.4</text:p>
          </table:table-cell>
          <table:table-cell office:value-type="float" office:value="16.3750652200034" table:style-name="ce36">
            <text:p>16.4</text:p>
          </table:table-cell>
          <table:table-cell office:value-type="float" office:value="15.698043952550201" table:style-name="ce36">
            <text:p>15.7</text:p>
          </table:table-cell>
          <table:table-cell office:value-type="float" office:value="15.298717242845001" table:style-name="ce36">
            <text:p>15.3</text:p>
          </table:table-cell>
          <table:table-cell office:value-type="float" office:value="3.9970705771428596" table:style-name="ce36">
            <text:p>4.0</text:p>
          </table:table-cell>
          <table:table-cell table:style-name="ce33"/>
          <table:table-cell office:value-type="float" office:value="30.401296325954757" table:style-name="ce37">
            <text:p>30</text:p>
          </table:table-cell>
          <table:table-cell office:value-type="float" office:value="29.456442171764071" table:style-name="ce37">
            <text:p>29</text:p>
          </table:table-cell>
          <table:table-cell office:value-type="float" office:value="30.302571381495074" table:style-name="ce37">
            <text:p>30</text:p>
          </table:table-cell>
          <table:table-cell office:value-type="float" office:value="28.736186523095462" table:style-name="ce37">
            <text:p>29</text:p>
          </table:table-cell>
          <table:table-cell office:value-type="float" office:value="28.587442598700559" table:style-name="ce37">
            <text:p>29</text:p>
          </table:table-cell>
          <table:table-cell office:value-type="float" office:value="30.833437303703288" table:style-name="ce37">
            <text:p>31</text:p>
          </table:table-cell>
          <table:table-cell office:value-type="float" office:value="30.11470175008991" table:style-name="ce37">
            <text:p>30</text:p>
          </table:table-cell>
          <table:table-cell office:value-type="float" office:value="27.142688458596925" table:style-name="ce37">
            <text:p>27</text:p>
          </table:table-cell>
          <table:table-cell office:value-type="float" office:value="29.777504863072018" table:style-name="ce37">
            <text:p>30</text:p>
          </table:table-cell>
          <table:table-cell office:value-type="float" office:value="29.279461668448754" table:style-name="ce37">
            <text:p>29</text:p>
          </table:table-cell>
          <table:table-cell office:value-type="float" office:value="29.542483732126396" table:style-name="ce37">
            <text:p>30</text:p>
          </table:table-cell>
          <table:table-cell office:value-type="float" office:value="27.720283338554573" table:style-name="ce37">
            <text:p>28</text:p>
          </table:table-cell>
          <table:table-cell table:style-name="ce35"/>
          <table:table-cell table:number-columns-repeated="16355" table:style-name="ce4"/>
        </table:table-row>
        <table:table-row table:style-name="ro2">
          <table:table-cell office:value-type="string" table:style-name="ce3">
            <text:p>E06000035</text:p>
          </table:table-cell>
          <table:table-cell table:style-name="ce3"/>
          <table:table-cell office:value-type="string" table:style-name="ce3">
            <text:p>Medway</text:p>
          </table:table-cell>
          <table:table-cell office:value-type="float" office:value="3.5655739711550898" table:style-name="ce36">
            <text:p>3.6</text:p>
          </table:table-cell>
          <table:table-cell office:value-type="float" office:value="3.9179210000000002" table:style-name="ce36">
            <text:p>3.9</text:p>
          </table:table-cell>
          <table:table-cell office:value-type="float" office:value="3.7952679084700001" table:style-name="ce36">
            <text:p>3.8</text:p>
          </table:table-cell>
          <table:table-cell office:value-type="float" office:value="3.72773479539882" table:style-name="ce36">
            <text:p>3.7</text:p>
          </table:table-cell>
          <table:table-cell office:value-type="float" office:value="3.77359963773511" table:style-name="ce36">
            <text:p>3.8</text:p>
          </table:table-cell>
          <table:table-cell office:value-type="float" office:value="3.67970845944832" table:style-name="ce36">
            <text:p>3.7</text:p>
          </table:table-cell>
          <table:table-cell office:value-type="float" office:value="3.58748943243498" table:style-name="ce36">
            <text:p>3.6</text:p>
          </table:table-cell>
          <table:table-cell office:value-type="float" office:value="3.3587571715320199" table:style-name="ce36">
            <text:p>3.4</text:p>
          </table:table-cell>
          <table:table-cell office:value-type="float" office:value="3.1073179377417603" table:style-name="ce36">
            <text:p>3.1</text:p>
          </table:table-cell>
          <table:table-cell office:value-type="float" office:value="2.9254502636316801" table:style-name="ce36">
            <text:p>2.9</text:p>
          </table:table-cell>
          <table:table-cell office:value-type="float" office:value="2.72029749650441" table:style-name="ce36">
            <text:p>2.7</text:p>
          </table:table-cell>
          <table:table-cell office:value-type="float" office:value="1.6604140000000001" table:style-name="ce36">
            <text:p>1.7</text:p>
          </table:table-cell>
          <table:table-cell table:style-name="ce33"/>
          <table:table-cell office:value-type="float" office:value="38.520780062244633" table:style-name="ce37">
            <text:p>39</text:p>
          </table:table-cell>
          <table:table-cell office:value-type="float" office:value="43.426207709072074" table:style-name="ce37">
            <text:p>43</text:p>
          </table:table-cell>
          <table:table-cell office:value-type="float" office:value="40.706035313290997" table:style-name="ce37">
            <text:p>41</text:p>
          </table:table-cell>
          <table:table-cell office:value-type="float" office:value="41.416223656041304" table:style-name="ce37">
            <text:p>41</text:p>
          </table:table-cell>
          <table:table-cell office:value-type="float" office:value="42.314141381083616" table:style-name="ce37">
            <text:p>42</text:p>
          </table:table-cell>
          <table:table-cell office:value-type="float" office:value="41.375986025765982" table:style-name="ce37">
            <text:p>41</text:p>
          </table:table-cell>
          <table:table-cell office:value-type="float" office:value="40.851874247270977" table:style-name="ce37">
            <text:p>41</text:p>
          </table:table-cell>
          <table:table-cell office:value-type="float" office:value="38.734091208585916" table:style-name="ce37">
            <text:p>39</text:p>
          </table:table-cell>
          <table:table-cell office:value-type="float" office:value="38.124507364226901" table:style-name="ce37">
            <text:p>38</text:p>
          </table:table-cell>
          <table:table-cell office:value-type="float" office:value="35.543199060094651" table:style-name="ce37">
            <text:p>36</text:p>
          </table:table-cell>
          <table:table-cell office:value-type="float" office:value="33.606925664492856" table:style-name="ce37">
            <text:p>34</text:p>
          </table:table-cell>
          <table:table-cell office:value-type="float" office:value="29.818858527702556" table:style-name="ce37">
            <text:p>30</text:p>
          </table:table-cell>
          <table:table-cell table:style-name="ce35"/>
          <table:table-cell table:number-columns-repeated="16355" table:style-name="ce4"/>
        </table:table-row>
        <table:table-row table:style-name="ro2">
          <table:table-cell office:value-type="string" table:style-name="ce3">
            <text:p>E06000042</text:p>
          </table:table-cell>
          <table:table-cell table:style-name="ce3"/>
          <table:table-cell office:value-type="string" table:style-name="ce3">
            <text:p>Milton Keynes</text:p>
          </table:table-cell>
          <table:table-cell office:value-type="float" office:value="2.2663455071599601" table:style-name="ce36">
            <text:p>2.3</text:p>
          </table:table-cell>
          <table:table-cell office:value-type="float" office:value="2.135782229198" table:style-name="ce36">
            <text:p>2.1</text:p>
          </table:table-cell>
          <table:table-cell office:value-type="float" office:value="2.1013075781231403" table:style-name="ce36">
            <text:p>2.1</text:p>
          </table:table-cell>
          <table:table-cell office:value-type="float" office:value="2.1059621551201197" table:style-name="ce36">
            <text:p>2.1</text:p>
          </table:table-cell>
          <table:table-cell office:value-type="float" office:value="2.1824912901282798" table:style-name="ce36">
            <text:p>2.2</text:p>
          </table:table-cell>
          <table:table-cell office:value-type="float" office:value="2.1265869021074399" table:style-name="ce36">
            <text:p>2.1</text:p>
          </table:table-cell>
          <table:table-cell office:value-type="float" office:value="2.2276962909750999" table:style-name="ce36">
            <text:p>2.2</text:p>
          </table:table-cell>
          <table:table-cell office:value-type="float" office:value="2.1804320000000001" table:style-name="ce36">
            <text:p>2.2</text:p>
          </table:table-cell>
          <table:table-cell office:value-type="float" office:value="2.2339609999999999" table:style-name="ce36">
            <text:p>2.2</text:p>
          </table:table-cell>
          <table:table-cell office:value-type="float" office:value="2.0266996025866999" table:style-name="ce36">
            <text:p>2.0</text:p>
          </table:table-cell>
          <table:table-cell office:value-type="float" office:value="1.831238724996" table:style-name="ce36">
            <text:p>1.8</text:p>
          </table:table-cell>
          <table:table-cell office:value-type="float" office:value="0.74968954948210398" table:style-name="ce36">
            <text:p>0.7</text:p>
          </table:table-cell>
          <table:table-cell table:style-name="ce33"/>
          <table:table-cell office:value-type="float" office:value="28.207815546934899" table:style-name="ce37">
            <text:p>28</text:p>
          </table:table-cell>
          <table:table-cell office:value-type="float" office:value="23.664989832634454" table:style-name="ce37">
            <text:p>24</text:p>
          </table:table-cell>
          <table:table-cell office:value-type="float" office:value="23.775061799585675" table:style-name="ce37">
            <text:p>24</text:p>
          </table:table-cell>
          <table:table-cell office:value-type="float" office:value="23.457664849754185" table:style-name="ce37">
            <text:p>23</text:p>
          </table:table-cell>
          <table:table-cell office:value-type="float" office:value="22.758963048580323" table:style-name="ce37">
            <text:p>23</text:p>
          </table:table-cell>
          <table:table-cell office:value-type="float" office:value="22.010547366426064" table:style-name="ce37">
            <text:p>22</text:p>
          </table:table-cell>
          <table:table-cell office:value-type="float" office:value="22.310246454247256" table:style-name="ce37">
            <text:p>22</text:p>
          </table:table-cell>
          <table:table-cell office:value-type="float" office:value="22.843656096340066" table:style-name="ce37">
            <text:p>23</text:p>
          </table:table-cell>
          <table:table-cell office:value-type="float" office:value="22.049017182939171" table:style-name="ce37">
            <text:p>22</text:p>
          </table:table-cell>
          <table:table-cell office:value-type="float" office:value="23.521806375314075" table:style-name="ce37">
            <text:p>24</text:p>
          </table:table-cell>
          <table:table-cell office:value-type="float" office:value="21.761580109128627" table:style-name="ce37">
            <text:p>22</text:p>
          </table:table-cell>
          <table:table-cell office:value-type="float" office:value="21.299852345195973" table:style-name="ce37">
            <text:p>21</text:p>
          </table:table-cell>
          <table:table-cell table:style-name="ce35"/>
          <table:table-cell table:number-columns-repeated="16355" table:style-name="ce4"/>
        </table:table-row>
        <table:table-row table:style-name="ro2">
          <table:table-cell office:value-type="string" table:style-name="ce3">
            <text:p>E10000025</text:p>
          </table:table-cell>
          <table:table-cell table:style-name="ce3"/>
          <table:table-cell office:value-type="string" table:style-name="ce3">
            <text:p>Oxfordshire</text:p>
          </table:table-cell>
          <table:table-cell office:value-type="float" office:value="7.0917257038313704" table:style-name="ce36">
            <text:p>7.1</text:p>
          </table:table-cell>
          <table:table-cell office:value-type="float" office:value="7.3563471719823896" table:style-name="ce36">
            <text:p>7.4</text:p>
          </table:table-cell>
          <table:table-cell office:value-type="float" office:value="7.8971750197137904" table:style-name="ce36">
            <text:p>7.9</text:p>
          </table:table-cell>
          <table:table-cell office:value-type="float" office:value="7.87804064671215" table:style-name="ce36">
            <text:p>7.9</text:p>
          </table:table-cell>
          <table:table-cell office:value-type="float" office:value="8.1345261922370096" table:style-name="ce36">
            <text:p>8.1</text:p>
          </table:table-cell>
          <table:table-cell office:value-type="float" office:value="8.0419510599214803" table:style-name="ce36">
            <text:p>8.0</text:p>
          </table:table-cell>
          <table:table-cell office:value-type="float" office:value="8.0372202981618202" table:style-name="ce36">
            <text:p>8.0</text:p>
          </table:table-cell>
          <table:table-cell office:value-type="float" office:value="7.5090810642044001" table:style-name="ce36">
            <text:p>7.5</text:p>
          </table:table-cell>
          <table:table-cell office:value-type="float" office:value="7.3395640000000002" table:style-name="ce36">
            <text:p>7.3</text:p>
          </table:table-cell>
          <table:table-cell office:value-type="float" office:value="7.3763747822470602" table:style-name="ce36">
            <text:p>7.4</text:p>
          </table:table-cell>
          <table:table-cell office:value-type="float" office:value="6.9163815253993901" table:style-name="ce36">
            <text:p>6.9</text:p>
          </table:table-cell>
          <table:table-cell office:value-type="float" office:value="1.9138898400000002" table:style-name="ce36">
            <text:p>1.9</text:p>
          </table:table-cell>
          <table:table-cell table:style-name="ce33"/>
          <table:table-cell office:value-type="float" office:value="19.80943332090775" table:style-name="ce37">
            <text:p>20</text:p>
          </table:table-cell>
          <table:table-cell office:value-type="float" office:value="20.292276759998195" table:style-name="ce37">
            <text:p>20</text:p>
          </table:table-cell>
          <table:table-cell office:value-type="float" office:value="20.128871839230005" table:style-name="ce37">
            <text:p>20</text:p>
          </table:table-cell>
          <table:table-cell office:value-type="float" office:value="19.313370655190063" table:style-name="ce37">
            <text:p>19</text:p>
          </table:table-cell>
          <table:table-cell office:value-type="float" office:value="18.819300395333833" table:style-name="ce37">
            <text:p>19</text:p>
          </table:table-cell>
          <table:table-cell office:value-type="float" office:value="18.953921973247169" table:style-name="ce37">
            <text:p>19</text:p>
          </table:table-cell>
          <table:table-cell office:value-type="float" office:value="19.082643607512018" table:style-name="ce37">
            <text:p>19</text:p>
          </table:table-cell>
          <table:table-cell office:value-type="float" office:value="18.161227249035328" table:style-name="ce37">
            <text:p>18</text:p>
          </table:table-cell>
          <table:table-cell office:value-type="float" office:value="18.070487013700337" table:style-name="ce37">
            <text:p>18</text:p>
          </table:table-cell>
          <table:table-cell office:value-type="float" office:value="17.61345769845893" table:style-name="ce37">
            <text:p>18</text:p>
          </table:table-cell>
          <table:table-cell office:value-type="float" office:value="16.959221103338837" table:style-name="ce37">
            <text:p>17</text:p>
          </table:table-cell>
          <table:table-cell office:value-type="float" office:value="16.281765911789211" table:style-name="ce37">
            <text:p>16</text:p>
          </table:table-cell>
          <table:table-cell table:style-name="ce35"/>
          <table:table-cell table:number-columns-repeated="16355" table:style-name="ce4"/>
        </table:table-row>
        <table:table-row table:style-name="ro2">
          <table:table-cell office:value-type="string" table:style-name="ce3">
            <text:p>E06000044</text:p>
          </table:table-cell>
          <table:table-cell table:style-name="ce3"/>
          <table:table-cell office:value-type="string" table:style-name="ce3">
            <text:p>Portsmouth</text:p>
          </table:table-cell>
          <table:table-cell office:value-type="float" office:value="4.0515454995716098" table:style-name="ce36">
            <text:p>4.1</text:p>
          </table:table-cell>
          <table:table-cell office:value-type="float" office:value="4.2523768270371098" table:style-name="ce36">
            <text:p>4.3</text:p>
          </table:table-cell>
          <table:table-cell office:value-type="float" office:value="4.5379690000000004" table:style-name="ce36">
            <text:p>4.5</text:p>
          </table:table-cell>
          <table:table-cell office:value-type="float" office:value="4.3331410000000004" table:style-name="ce36">
            <text:p>4.3</text:p>
          </table:table-cell>
          <table:table-cell office:value-type="float" office:value="4.4460379999999997" table:style-name="ce36">
            <text:p>4.4</text:p>
          </table:table-cell>
          <table:table-cell office:value-type="float" office:value="4.4996479999999996" table:style-name="ce36">
            <text:p>4.5</text:p>
          </table:table-cell>
          <table:table-cell office:value-type="float" office:value="4.4280480000000004" table:style-name="ce36">
            <text:p>4.4</text:p>
          </table:table-cell>
          <table:table-cell office:value-type="float" office:value="4.1808100000000001" table:style-name="ce36">
            <text:p>4.2</text:p>
          </table:table-cell>
          <table:table-cell office:value-type="float" office:value="4.3448981801487099" table:style-name="ce36">
            <text:p>4.3</text:p>
          </table:table-cell>
          <table:table-cell office:value-type="float" office:value="3.9731679999999998" table:style-name="ce36">
            <text:p>4.0</text:p>
          </table:table-cell>
          <table:table-cell office:value-type="float" office:value="3.610258" table:style-name="ce36">
            <text:p>3.6</text:p>
          </table:table-cell>
          <table:table-cell office:value-type="float" office:value="1.2543" table:style-name="ce36">
            <text:p>1.3</text:p>
          </table:table-cell>
          <table:table-cell table:style-name="ce33"/>
          <table:table-cell office:value-type="float" office:value="38.690285518185448" table:style-name="ce37">
            <text:p>39</text:p>
          </table:table-cell>
          <table:table-cell office:value-type="float" office:value="39.345550953356792" table:style-name="ce37">
            <text:p>39</text:p>
          </table:table-cell>
          <table:table-cell office:value-type="float" office:value="41.71104891687947" table:style-name="ce37">
            <text:p>42</text:p>
          </table:table-cell>
          <table:table-cell office:value-type="float" office:value="42.722309489151279" table:style-name="ce37">
            <text:p>43</text:p>
          </table:table-cell>
          <table:table-cell office:value-type="float" office:value="43.064942366019629" table:style-name="ce37">
            <text:p>43</text:p>
          </table:table-cell>
          <table:table-cell office:value-type="float" office:value="42.30506954980406" table:style-name="ce37">
            <text:p>42</text:p>
          </table:table-cell>
          <table:table-cell office:value-type="float" office:value="39.727366278219542" table:style-name="ce37">
            <text:p>40</text:p>
          </table:table-cell>
          <table:table-cell office:value-type="float" office:value="38.404109509137164" table:style-name="ce37">
            <text:p>38</text:p>
          </table:table-cell>
          <table:table-cell office:value-type="float" office:value="37.438850939378568" table:style-name="ce37">
            <text:p>37</text:p>
          </table:table-cell>
          <table:table-cell office:value-type="float" office:value="36.137245510594141" table:style-name="ce37">
            <text:p>36</text:p>
          </table:table-cell>
          <table:table-cell office:value-type="float" office:value="36.496523474382478" table:style-name="ce37">
            <text:p>36</text:p>
          </table:table-cell>
          <table:table-cell office:value-type="float" office:value="31.865143602735174" table:style-name="ce37">
            <text:p>32</text:p>
          </table:table-cell>
          <table:table-cell table:style-name="ce35"/>
          <table:table-cell table:number-columns-repeated="16355" table:style-name="ce4"/>
        </table:table-row>
        <table:table-row table:style-name="ro2">
          <table:table-cell office:value-type="string" table:style-name="ce3">
            <text:p>E06000038</text:p>
          </table:table-cell>
          <table:table-cell table:style-name="ce3"/>
          <table:table-cell office:value-type="string" table:style-name="ce3">
            <text:p>Reading</text:p>
          </table:table-cell>
          <table:table-cell office:value-type="float" office:value="3.97810867615196" table:style-name="ce36">
            <text:p>4.0</text:p>
          </table:table-cell>
          <table:table-cell office:value-type="float" office:value="4.2914780638649299" table:style-name="ce36">
            <text:p>4.3</text:p>
          </table:table-cell>
          <table:table-cell office:value-type="float" office:value="4.9105564251740601" table:style-name="ce36">
            <text:p>4.9</text:p>
          </table:table-cell>
          <table:table-cell office:value-type="float" office:value="4.4724449942451701" table:style-name="ce36">
            <text:p>4.5</text:p>
          </table:table-cell>
          <table:table-cell office:value-type="float" office:value="4.7179229999999999" table:style-name="ce36">
            <text:p>4.7</text:p>
          </table:table-cell>
          <table:table-cell office:value-type="float" office:value="4.7362551140830602" table:style-name="ce36">
            <text:p>4.7</text:p>
          </table:table-cell>
          <table:table-cell office:value-type="float" office:value="4.7671190000000001" table:style-name="ce36">
            <text:p>4.8</text:p>
          </table:table-cell>
          <table:table-cell office:value-type="float" office:value="4.8309304572286198" table:style-name="ce36">
            <text:p>4.8</text:p>
          </table:table-cell>
          <table:table-cell office:value-type="float" office:value="4.6321899999999996" table:style-name="ce36">
            <text:p>4.6</text:p>
          </table:table-cell>
          <table:table-cell office:value-type="float" office:value="4.4872479232997797" table:style-name="ce36">
            <text:p>4.5</text:p>
          </table:table-cell>
          <table:table-cell office:value-type="float" office:value="4.1942620000000002" table:style-name="ce36">
            <text:p>4.2</text:p>
          </table:table-cell>
          <table:table-cell office:value-type="float" office:value="1.3557539999999999" table:style-name="ce36">
            <text:p>1.4</text:p>
          </table:table-cell>
          <table:table-cell table:style-name="ce33"/>
          <table:table-cell office:value-type="float" office:value="24.12238250498844" table:style-name="ce37">
            <text:p>24</text:p>
          </table:table-cell>
          <table:table-cell office:value-type="float" office:value="26.70891941306958" table:style-name="ce37">
            <text:p>27</text:p>
          </table:table-cell>
          <table:table-cell office:value-type="float" office:value="30.768519035630248" table:style-name="ce37">
            <text:p>31</text:p>
          </table:table-cell>
          <table:table-cell office:value-type="float" office:value="27.70800479804414" table:style-name="ce37">
            <text:p>28</text:p>
          </table:table-cell>
          <table:table-cell office:value-type="float" office:value="26.625003893928046" table:style-name="ce37">
            <text:p>27</text:p>
          </table:table-cell>
          <table:table-cell office:value-type="float" office:value="24.71416649469365" table:style-name="ce37">
            <text:p>25</text:p>
          </table:table-cell>
          <table:table-cell office:value-type="float" office:value="23.36222721592814" table:style-name="ce37">
            <text:p>23</text:p>
          </table:table-cell>
          <table:table-cell office:value-type="float" office:value="22.613661647777068" table:style-name="ce37">
            <text:p>23</text:p>
          </table:table-cell>
          <table:table-cell office:value-type="float" office:value="21.478464549375069" table:style-name="ce37">
            <text:p>21</text:p>
          </table:table-cell>
          <table:table-cell office:value-type="float" office:value="19.986526090060806" table:style-name="ce37">
            <text:p>20</text:p>
          </table:table-cell>
          <table:table-cell office:value-type="float" office:value="18.857899541063187" table:style-name="ce37">
            <text:p>19</text:p>
          </table:table-cell>
          <table:table-cell office:value-type="float" office:value="18.286293109901543" table:style-name="ce37">
            <text:p>18</text:p>
          </table:table-cell>
          <table:table-cell table:style-name="ce35"/>
          <table:table-cell table:number-columns-repeated="16355" table:style-name="ce4"/>
        </table:table-row>
        <table:table-row table:style-name="ro2">
          <table:table-cell office:value-type="string" table:style-name="ce3">
            <text:p>E06000039</text:p>
          </table:table-cell>
          <table:table-cell table:style-name="ce3"/>
          <table:table-cell office:value-type="string" table:style-name="ce3">
            <text:p>Slough</text:p>
          </table:table-cell>
          <table:table-cell office:value-type="float" office:value="1.71127827482353" table:style-name="ce36">
            <text:p>1.7</text:p>
          </table:table-cell>
          <table:table-cell office:value-type="float" office:value="2.0032656764229797" table:style-name="ce36">
            <text:p>2.0</text:p>
          </table:table-cell>
          <table:table-cell office:value-type="float" office:value="1.8304045104" table:style-name="ce36">
            <text:p>1.8</text:p>
          </table:table-cell>
          <table:table-cell office:value-type="float" office:value="1.57329785241729" table:style-name="ce36">
            <text:p>1.6</text:p>
          </table:table-cell>
          <table:table-cell office:value-type="float" office:value="1.6403762752" table:style-name="ce36">
            <text:p>1.6</text:p>
          </table:table-cell>
          <table:table-cell office:value-type="float" office:value="1.73244518022005" table:style-name="ce36">
            <text:p>1.7</text:p>
          </table:table-cell>
          <table:table-cell office:value-type="float" office:value="1.4796054591257901" table:style-name="ce36">
            <text:p>1.5</text:p>
          </table:table-cell>
          <table:table-cell office:value-type="float" office:value="1.3017065954193801" table:style-name="ce36">
            <text:p>1.3</text:p>
          </table:table-cell>
          <table:table-cell office:value-type="float" office:value="1.318818276" table:style-name="ce36">
            <text:p>1.3</text:p>
          </table:table-cell>
          <table:table-cell office:value-type="float" office:value="1.37773201934635" table:style-name="ce36">
            <text:p>1.4</text:p>
          </table:table-cell>
          <table:table-cell office:value-type="float" office:value="1.2743685550222199" table:style-name="ce36">
            <text:p>1.3</text:p>
          </table:table-cell>
          <table:table-cell office:value-type="float" office:value="0.33387612447999998" table:style-name="ce36">
            <text:p>0.3</text:p>
          </table:table-cell>
          <table:table-cell table:style-name="ce33"/>
          <table:table-cell office:value-type="float" office:value="36.343266234280641" table:style-name="ce37">
            <text:p>36</text:p>
          </table:table-cell>
          <table:table-cell office:value-type="float" office:value="41.032927533637761" table:style-name="ce37">
            <text:p>41</text:p>
          </table:table-cell>
          <table:table-cell office:value-type="float" office:value="35.240871269865778" table:style-name="ce37">
            <text:p>35</text:p>
          </table:table-cell>
          <table:table-cell office:value-type="float" office:value="32.769949876594353" table:style-name="ce37">
            <text:p>33</text:p>
          </table:table-cell>
          <table:table-cell office:value-type="float" office:value="33.995575686636009" table:style-name="ce37">
            <text:p>34</text:p>
          </table:table-cell>
          <table:table-cell office:value-type="float" office:value="33.492195937205885" table:style-name="ce37">
            <text:p>33</text:p>
          </table:table-cell>
          <table:table-cell office:value-type="float" office:value="30.00742393271414" table:style-name="ce37">
            <text:p>30</text:p>
          </table:table-cell>
          <table:table-cell office:value-type="float" office:value="27.575111493851139" table:style-name="ce37">
            <text:p>28</text:p>
          </table:table-cell>
          <table:table-cell office:value-type="float" office:value="28.330653673299334" table:style-name="ce37">
            <text:p>28</text:p>
          </table:table-cell>
          <table:table-cell office:value-type="float" office:value="27.490153983712013" table:style-name="ce37">
            <text:p>27</text:p>
          </table:table-cell>
          <table:table-cell office:value-type="float" office:value="27.603259051676488" table:style-name="ce37">
            <text:p>28</text:p>
          </table:table-cell>
          <table:table-cell office:value-type="float" office:value="31.460472868042476" table:style-name="ce37">
            <text:p>31</text:p>
          </table:table-cell>
          <table:table-cell table:style-name="ce35"/>
          <table:table-cell table:number-columns-repeated="16355" table:style-name="ce4"/>
        </table:table-row>
        <table:table-row table:style-name="ro2">
          <table:table-cell office:value-type="string" table:style-name="ce3">
            <text:p>E06000045</text:p>
          </table:table-cell>
          <table:table-cell table:style-name="ce3"/>
          <table:table-cell office:value-type="string" table:style-name="ce3">
            <text:p>Southampton</text:p>
          </table:table-cell>
          <table:table-cell office:value-type="float" office:value="5.6450320469764499" table:style-name="ce36">
            <text:p>5.6</text:p>
          </table:table-cell>
          <table:table-cell office:value-type="float" office:value="5.3577931786940196" table:style-name="ce36">
            <text:p>5.4</text:p>
          </table:table-cell>
          <table:table-cell office:value-type="float" office:value="5.1286649999999998" table:style-name="ce36">
            <text:p>5.1</text:p>
          </table:table-cell>
          <table:table-cell office:value-type="float" office:value="4.8000189999999998" table:style-name="ce36">
            <text:p>4.8</text:p>
          </table:table-cell>
          <table:table-cell office:value-type="float" office:value="4.6600950000000001" table:style-name="ce36">
            <text:p>4.7</text:p>
          </table:table-cell>
          <table:table-cell office:value-type="float" office:value="4.52766" table:style-name="ce36">
            <text:p>4.5</text:p>
          </table:table-cell>
          <table:table-cell office:value-type="float" office:value="5.0126555200669705" table:style-name="ce36">
            <text:p>5.0</text:p>
          </table:table-cell>
          <table:table-cell office:value-type="float" office:value="5.3395330000000003" table:style-name="ce36">
            <text:p>5.3</text:p>
          </table:table-cell>
          <table:table-cell office:value-type="float" office:value="4.7075483356727901" table:style-name="ce36">
            <text:p>4.7</text:p>
          </table:table-cell>
          <table:table-cell office:value-type="float" office:value="4.0387880000000003" table:style-name="ce36">
            <text:p>4.0</text:p>
          </table:table-cell>
          <table:table-cell office:value-type="float" office:value="3.8674369999999998" table:style-name="ce36">
            <text:p>3.9</text:p>
          </table:table-cell>
          <table:table-cell office:value-type="float" office:value="1.4279361657142899" table:style-name="ce36">
            <text:p>1.4</text:p>
          </table:table-cell>
          <table:table-cell table:style-name="ce33"/>
          <table:table-cell office:value-type="float" office:value="30.280387791265813" table:style-name="ce37">
            <text:p>30</text:p>
          </table:table-cell>
          <table:table-cell office:value-type="float" office:value="29.786793267278789" table:style-name="ce37">
            <text:p>30</text:p>
          </table:table-cell>
          <table:table-cell office:value-type="float" office:value="28.172944066104229" table:style-name="ce37">
            <text:p>28</text:p>
          </table:table-cell>
          <table:table-cell office:value-type="float" office:value="26.998674426579957" table:style-name="ce37">
            <text:p>27</text:p>
          </table:table-cell>
          <table:table-cell office:value-type="float" office:value="25.887119903861862" table:style-name="ce37">
            <text:p>26</text:p>
          </table:table-cell>
          <table:table-cell office:value-type="float" office:value="22.539573288062293" table:style-name="ce37">
            <text:p>23</text:p>
          </table:table-cell>
          <table:table-cell office:value-type="float" office:value="25.040288072815265" table:style-name="ce37">
            <text:p>25</text:p>
          </table:table-cell>
          <table:table-cell office:value-type="float" office:value="24.970802883865556" table:style-name="ce37">
            <text:p>25</text:p>
          </table:table-cell>
          <table:table-cell office:value-type="float" office:value="22.807199647376443" table:style-name="ce37">
            <text:p>23</text:p>
          </table:table-cell>
          <table:table-cell office:value-type="float" office:value="19.635164453498778" table:style-name="ce37">
            <text:p>20</text:p>
          </table:table-cell>
          <table:table-cell office:value-type="float" office:value="19.015394140350793" table:style-name="ce37">
            <text:p>19</text:p>
          </table:table-cell>
          <table:table-cell office:value-type="float" office:value="19.260417089504546" table:style-name="ce37">
            <text:p>19</text:p>
          </table:table-cell>
          <table:table-cell table:style-name="ce35"/>
          <table:table-cell table:number-columns-repeated="16355" table:style-name="ce4"/>
        </table:table-row>
        <table:table-row table:style-name="ro2">
          <table:table-cell office:value-type="string" table:style-name="ce3">
            <text:p>E10000030</text:p>
          </table:table-cell>
          <table:table-cell table:style-name="ce3"/>
          <table:table-cell office:value-type="string" table:style-name="ce3">
            <text:p>Surrey</text:p>
          </table:table-cell>
          <table:table-cell office:value-type="float" office:value="7.8875576140500598" table:style-name="ce36">
            <text:p>7.9</text:p>
          </table:table-cell>
          <table:table-cell office:value-type="float" office:value="8.4595349279420091" table:style-name="ce36">
            <text:p>8.5</text:p>
          </table:table-cell>
          <table:table-cell office:value-type="float" office:value="8.2167598347506292" table:style-name="ce36">
            <text:p>8.2</text:p>
          </table:table-cell>
          <table:table-cell office:value-type="float" office:value="7.9053036437996296" table:style-name="ce36">
            <text:p>7.9</text:p>
          </table:table-cell>
          <table:table-cell office:value-type="float" office:value="7.9243311605000697" table:style-name="ce36">
            <text:p>7.9</text:p>
          </table:table-cell>
          <table:table-cell office:value-type="float" office:value="8.1650103996060501" table:style-name="ce36">
            <text:p>8.2</text:p>
          </table:table-cell>
          <table:table-cell office:value-type="float" office:value="7.8055320552912004" table:style-name="ce36">
            <text:p>7.8</text:p>
          </table:table-cell>
          <table:table-cell office:value-type="float" office:value="7.61137568836428" table:style-name="ce36">
            <text:p>7.6</text:p>
          </table:table-cell>
          <table:table-cell office:value-type="float" office:value="7.41323700285706" table:style-name="ce36">
            <text:p>7.4</text:p>
          </table:table-cell>
          <table:table-cell office:value-type="float" office:value="6.6598768391543492" table:style-name="ce36">
            <text:p>6.7</text:p>
          </table:table-cell>
          <table:table-cell office:value-type="float" office:value="6.4457341415174199" table:style-name="ce36">
            <text:p>6.4</text:p>
          </table:table-cell>
          <table:table-cell office:value-type="float" office:value="1.5371635774086601" table:style-name="ce36">
            <text:p>1.5</text:p>
          </table:table-cell>
          <table:table-cell table:style-name="ce33"/>
          <table:table-cell office:value-type="float" office:value="28.274337848622178" table:style-name="ce37">
            <text:p>28</text:p>
          </table:table-cell>
          <table:table-cell office:value-type="float" office:value="29.168721562511529" table:style-name="ce37">
            <text:p>29</text:p>
          </table:table-cell>
          <table:table-cell office:value-type="float" office:value="28.518948108924079" table:style-name="ce37">
            <text:p>29</text:p>
          </table:table-cell>
          <table:table-cell office:value-type="float" office:value="28.84313175982054" table:style-name="ce37">
            <text:p>29</text:p>
          </table:table-cell>
          <table:table-cell office:value-type="float" office:value="29.202372334279552" table:style-name="ce37">
            <text:p>29</text:p>
          </table:table-cell>
          <table:table-cell office:value-type="float" office:value="29.497669030572883" table:style-name="ce37">
            <text:p>29</text:p>
          </table:table-cell>
          <table:table-cell office:value-type="float" office:value="29.041477029317054" table:style-name="ce37">
            <text:p>29</text:p>
          </table:table-cell>
          <table:table-cell office:value-type="float" office:value="27.828278173112782" table:style-name="ce37">
            <text:p>28</text:p>
          </table:table-cell>
          <table:table-cell office:value-type="float" office:value="27.522554430992425" table:style-name="ce37">
            <text:p>28</text:p>
          </table:table-cell>
          <table:table-cell office:value-type="float" office:value="25.40054957062549" table:style-name="ce37">
            <text:p>25</text:p>
          </table:table-cell>
          <table:table-cell office:value-type="float" office:value="25.648019087147283" table:style-name="ce37">
            <text:p>26</text:p>
          </table:table-cell>
          <table:table-cell office:value-type="float" office:value="27.816822236552284" table:style-name="ce37">
            <text:p>28</text:p>
          </table:table-cell>
          <table:table-cell table:style-name="ce35"/>
          <table:table-cell table:number-columns-repeated="16355" table:style-name="ce4"/>
        </table:table-row>
        <table:table-row table:style-name="ro2">
          <table:table-cell office:value-type="string" table:style-name="ce3">
            <text:p>E06000037</text:p>
          </table:table-cell>
          <table:table-cell table:style-name="ce3"/>
          <table:table-cell office:value-type="string" table:style-name="ce3">
            <text:p>West Berkshire</text:p>
          </table:table-cell>
          <table:table-cell office:value-type="float" office:value="0.66966309514184796" table:style-name="ce36">
            <text:p>0.7</text:p>
          </table:table-cell>
          <table:table-cell office:value-type="float" office:value="0.68334593321546899" table:style-name="ce36">
            <text:p>0.7</text:p>
          </table:table-cell>
          <table:table-cell office:value-type="float" office:value="0.64144713733153302" table:style-name="ce36">
            <text:p>0.6</text:p>
          </table:table-cell>
          <table:table-cell office:value-type="float" office:value="0.75987555037371501" table:style-name="ce36">
            <text:p>0.8</text:p>
          </table:table-cell>
          <table:table-cell office:value-type="float" office:value="0.76250996673779903" table:style-name="ce36">
            <text:p>0.8</text:p>
          </table:table-cell>
          <table:table-cell office:value-type="float" office:value="0.73901700000000003" table:style-name="ce36">
            <text:p>0.7</text:p>
          </table:table-cell>
          <table:table-cell office:value-type="float" office:value="0.83346724804978001" table:style-name="ce36">
            <text:p>0.8</text:p>
          </table:table-cell>
          <table:table-cell office:value-type="float" office:value="0.77431809372633698" table:style-name="ce36">
            <text:p>0.8</text:p>
          </table:table-cell>
          <table:table-cell office:value-type="float" office:value="0.73086176649405798" table:style-name="ce36">
            <text:p>0.7</text:p>
          </table:table-cell>
          <table:table-cell office:value-type="float" office:value="0.72409519740804995" table:style-name="ce36">
            <text:p>0.7</text:p>
          </table:table-cell>
          <table:table-cell office:value-type="float" office:value="0.57213199999999997" table:style-name="ce36">
            <text:p>0.6</text:p>
          </table:table-cell>
          <table:table-cell office:value-type="float" office:value="0.22261500000000001" table:style-name="ce36">
            <text:p>0.2</text:p>
          </table:table-cell>
          <table:table-cell table:style-name="ce33"/>
          <table:table-cell office:value-type="float" office:value="28.994041519535209" table:style-name="ce37">
            <text:p>29</text:p>
          </table:table-cell>
          <table:table-cell office:value-type="float" office:value="28.337329163397623" table:style-name="ce37">
            <text:p>28</text:p>
          </table:table-cell>
          <table:table-cell office:value-type="float" office:value="28.63420316141454" table:style-name="ce37">
            <text:p>29</text:p>
          </table:table-cell>
          <table:table-cell office:value-type="float" office:value="32.466572075859695" table:style-name="ce37">
            <text:p>32</text:p>
          </table:table-cell>
          <table:table-cell office:value-type="float" office:value="25.695457126773043" table:style-name="ce37">
            <text:p>26</text:p>
          </table:table-cell>
          <table:table-cell office:value-type="float" office:value="23.194284858811574" table:style-name="ce37">
            <text:p>23</text:p>
          </table:table-cell>
          <table:table-cell office:value-type="float" office:value="24.607024419397209" table:style-name="ce37">
            <text:p>25</text:p>
          </table:table-cell>
          <table:table-cell office:value-type="float" office:value="24.781785682267532" table:style-name="ce37">
            <text:p>25</text:p>
          </table:table-cell>
          <table:table-cell office:value-type="float" office:value="25.579448428201868" table:style-name="ce37">
            <text:p>26</text:p>
          </table:table-cell>
          <table:table-cell office:value-type="float" office:value="23.719717968891253" table:style-name="ce37">
            <text:p>24</text:p>
          </table:table-cell>
          <table:table-cell office:value-type="float" office:value="21.118022509866339" table:style-name="ce37">
            <text:p>21</text:p>
          </table:table-cell>
          <table:table-cell office:value-type="float" office:value="27.218607176131403" table:style-name="ce37">
            <text:p>27</text:p>
          </table:table-cell>
          <table:table-cell table:style-name="ce35"/>
          <table:table-cell table:number-columns-repeated="16355" table:style-name="ce4"/>
        </table:table-row>
        <table:table-row table:style-name="ro2">
          <table:table-cell office:value-type="string" table:style-name="ce3">
            <text:p>E10000032</text:p>
          </table:table-cell>
          <table:table-cell table:style-name="ce3"/>
          <table:table-cell office:value-type="string" table:style-name="ce3">
            <text:p>West Sussex</text:p>
          </table:table-cell>
          <table:table-cell office:value-type="float" office:value="9.6426809805632701" table:style-name="ce36">
            <text:p>9.6</text:p>
          </table:table-cell>
          <table:table-cell office:value-type="float" office:value="10.175201137257799" table:style-name="ce36">
            <text:p>10.2</text:p>
          </table:table-cell>
          <table:table-cell office:value-type="float" office:value="10.5859014507" table:style-name="ce36">
            <text:p>10.6</text:p>
          </table:table-cell>
          <table:table-cell office:value-type="float" office:value="10.119066419036999" table:style-name="ce36">
            <text:p>10.1</text:p>
          </table:table-cell>
          <table:table-cell office:value-type="float" office:value="10.0358347304172" table:style-name="ce36">
            <text:p>10.0</text:p>
          </table:table-cell>
          <table:table-cell office:value-type="float" office:value="10.996082448015901" table:style-name="ce36">
            <text:p>11.0</text:p>
          </table:table-cell>
          <table:table-cell office:value-type="float" office:value="10.799220910946499" table:style-name="ce36">
            <text:p>10.8</text:p>
          </table:table-cell>
          <table:table-cell office:value-type="float" office:value="10.147162411376598" table:style-name="ce36">
            <text:p>10.1</text:p>
          </table:table-cell>
          <table:table-cell office:value-type="float" office:value="9.7638563501107392" table:style-name="ce36">
            <text:p>9.8</text:p>
          </table:table-cell>
          <table:table-cell office:value-type="float" office:value="9.9263310676399605" table:style-name="ce36">
            <text:p>9.9</text:p>
          </table:table-cell>
          <table:table-cell office:value-type="float" office:value="8.745958845074469" table:style-name="ce36">
            <text:p>8.7</text:p>
          </table:table-cell>
          <table:table-cell office:value-type="float" office:value="2.6709619999999998" table:style-name="ce36">
            <text:p>2.7</text:p>
          </table:table-cell>
          <table:table-cell table:style-name="ce33"/>
          <table:table-cell office:value-type="float" office:value="39.266853508891693" table:style-name="ce37">
            <text:p>39</text:p>
          </table:table-cell>
          <table:table-cell office:value-type="float" office:value="40.199848384101202" table:style-name="ce37">
            <text:p>40</text:p>
          </table:table-cell>
          <table:table-cell office:value-type="float" office:value="39.836316038594092" table:style-name="ce37">
            <text:p>40</text:p>
          </table:table-cell>
          <table:table-cell office:value-type="float" office:value="38.742781649264764" table:style-name="ce37">
            <text:p>39</text:p>
          </table:table-cell>
          <table:table-cell office:value-type="float" office:value="37.852307638344548" table:style-name="ce37">
            <text:p>38</text:p>
          </table:table-cell>
          <table:table-cell office:value-type="float" office:value="40.226893048833233" table:style-name="ce37">
            <text:p>40</text:p>
          </table:table-cell>
          <table:table-cell office:value-type="float" office:value="39.376104315768202" table:style-name="ce37">
            <text:p>39</text:p>
          </table:table-cell>
          <table:table-cell office:value-type="float" office:value="37.410428288509976" table:style-name="ce37">
            <text:p>37</text:p>
          </table:table-cell>
          <table:table-cell office:value-type="float" office:value="36.830603450194118" table:style-name="ce37">
            <text:p>37</text:p>
          </table:table-cell>
          <table:table-cell office:value-type="float" office:value="37.469056261362745" table:style-name="ce37">
            <text:p>37</text:p>
          </table:table-cell>
          <table:table-cell office:value-type="float" office:value="35.196453960466314" table:style-name="ce37">
            <text:p>35</text:p>
          </table:table-cell>
          <table:table-cell office:value-type="float" office:value="31.081594360687543" table:style-name="ce37">
            <text:p>31</text:p>
          </table:table-cell>
          <table:table-cell table:style-name="ce35"/>
          <table:table-cell table:number-columns-repeated="16355" table:style-name="ce4"/>
        </table:table-row>
        <table:table-row table:style-name="ro2">
          <table:table-cell office:value-type="string" table:style-name="ce3">
            <text:p>E06000040</text:p>
          </table:table-cell>
          <table:table-cell table:style-name="ce3"/>
          <table:table-cell office:value-type="string" table:style-name="ce3">
            <text:p>Windsor and Maidenhead</text:p>
          </table:table-cell>
          <table:table-cell office:value-type="float" office:value="1.2379777034613002" table:style-name="ce36">
            <text:p>1.2</text:p>
          </table:table-cell>
          <table:table-cell office:value-type="float" office:value="1.1278165703149601" table:style-name="ce36">
            <text:p>1.1</text:p>
          </table:table-cell>
          <table:table-cell office:value-type="float" office:value="1.262162" table:style-name="ce36">
            <text:p>1.3</text:p>
          </table:table-cell>
          <table:table-cell office:value-type="float" office:value="0.81368035050832899" table:style-name="ce36">
            <text:p>0.8</text:p>
          </table:table-cell>
          <table:table-cell office:value-type="float" office:value="0.82499199999999995" table:style-name="ce36">
            <text:p>0.8</text:p>
          </table:table-cell>
          <table:table-cell office:value-type="float" office:value="0.83933642134485897" table:style-name="ce36">
            <text:p>0.8</text:p>
          </table:table-cell>
          <table:table-cell office:value-type="float" office:value="0.83072672162315597" table:style-name="ce36">
            <text:p>0.8</text:p>
          </table:table-cell>
          <table:table-cell office:value-type="float" office:value="0.66536905191253404" table:style-name="ce36">
            <text:p>0.7</text:p>
          </table:table-cell>
          <table:table-cell office:value-type="float" office:value="0.71355199999999996" table:style-name="ce36">
            <text:p>0.7</text:p>
          </table:table-cell>
          <table:table-cell office:value-type="float" office:value="0.61054969530170899" table:style-name="ce36">
            <text:p>0.6</text:p>
          </table:table-cell>
          <table:table-cell office:value-type="float" office:value="0.69672688888888901" table:style-name="ce36">
            <text:p>0.7</text:p>
          </table:table-cell>
          <table:table-cell office:value-type="float" office:value="0.21690499999999999" table:style-name="ce36">
            <text:p>0.2</text:p>
          </table:table-cell>
          <table:table-cell table:style-name="ce33"/>
          <table:table-cell office:value-type="float" office:value="54.732076769200923" table:style-name="ce37">
            <text:p>55</text:p>
          </table:table-cell>
          <table:table-cell office:value-type="float" office:value="54.813812938575481" table:style-name="ce37">
            <text:p>55</text:p>
          </table:table-cell>
          <table:table-cell office:value-type="float" office:value="54.966634483521496" table:style-name="ce37">
            <text:p>55</text:p>
          </table:table-cell>
          <table:table-cell office:value-type="float" office:value="47.612587100075814" table:style-name="ce37">
            <text:p>48</text:p>
          </table:table-cell>
          <table:table-cell office:value-type="float" office:value="49.311102278195015" table:style-name="ce37">
            <text:p>49</text:p>
          </table:table-cell>
          <table:table-cell office:value-type="float" office:value="45.151002627527625" table:style-name="ce37">
            <text:p>45</text:p>
          </table:table-cell>
          <table:table-cell office:value-type="float" office:value="44.660830084268241" table:style-name="ce37">
            <text:p>45</text:p>
          </table:table-cell>
          <table:table-cell office:value-type="float" office:value="45.906057147974415" table:style-name="ce37">
            <text:p>46</text:p>
          </table:table-cell>
          <table:table-cell office:value-type="float" office:value="47.750886355149689" table:style-name="ce37">
            <text:p>48</text:p>
          </table:table-cell>
          <table:table-cell office:value-type="float" office:value="43.681768999966302" table:style-name="ce37">
            <text:p>44</text:p>
          </table:table-cell>
          <table:table-cell office:value-type="float" office:value="49.31111950629618" table:style-name="ce37">
            <text:p>49</text:p>
          </table:table-cell>
          <table:table-cell office:value-type="float" office:value="53.410406047622558" table:style-name="ce37">
            <text:p>53</text:p>
          </table:table-cell>
          <table:table-cell table:style-name="ce35"/>
          <table:table-cell table:number-columns-repeated="16355" table:style-name="ce4"/>
        </table:table-row>
        <table:table-row table:style-name="ro2">
          <table:table-cell office:value-type="string" table:style-name="ce3">
            <text:p>E06000041</text:p>
          </table:table-cell>
          <table:table-cell table:style-name="ce3"/>
          <table:table-cell office:value-type="string" table:style-name="ce3">
            <text:p>Wokingham</text:p>
          </table:table-cell>
          <table:table-cell office:value-type="float" office:value="0.54316365332977801" table:style-name="ce36">
            <text:p>0.5</text:p>
          </table:table-cell>
          <table:table-cell office:value-type="float" office:value="0.61734995066199194" table:style-name="ce36">
            <text:p>0.6</text:p>
          </table:table-cell>
          <table:table-cell office:value-type="float" office:value="0.56745139124254607" table:style-name="ce36">
            <text:p>0.6</text:p>
          </table:table-cell>
          <table:table-cell office:value-type="float" office:value="0.66348275466272599" table:style-name="ce36">
            <text:p>0.7</text:p>
          </table:table-cell>
          <table:table-cell office:value-type="float" office:value="0.64244699999999999" table:style-name="ce36">
            <text:p>0.6</text:p>
          </table:table-cell>
          <table:table-cell office:value-type="float" office:value="0.65358723484315806" table:style-name="ce36">
            <text:p>0.7</text:p>
          </table:table-cell>
          <table:table-cell office:value-type="float" office:value="0.66236499999999998" table:style-name="ce36">
            <text:p>0.7</text:p>
          </table:table-cell>
          <table:table-cell office:value-type="float" office:value="0.64737228590634799" table:style-name="ce36">
            <text:p>0.6</text:p>
          </table:table-cell>
          <table:table-cell office:value-type="float" office:value="0.60511080238604198" table:style-name="ce36">
            <text:p>0.6</text:p>
          </table:table-cell>
          <table:table-cell office:value-type="float" office:value="0.64155832259065293" table:style-name="ce36">
            <text:p>0.6</text:p>
          </table:table-cell>
          <table:table-cell office:value-type="float" office:value="0.61069600000000002" table:style-name="ce36">
            <text:p>0.6</text:p>
          </table:table-cell>
          <table:table-cell office:value-type="float" office:value="0.152202" table:style-name="ce36">
            <text:p>0.2</text:p>
          </table:table-cell>
          <table:table-cell table:style-name="ce33"/>
          <table:table-cell office:value-type="float" office:value="26.500133641210468" table:style-name="ce37">
            <text:p>27</text:p>
          </table:table-cell>
          <table:table-cell office:value-type="float" office:value="29.341369891364188" table:style-name="ce37">
            <text:p>29</text:p>
          </table:table-cell>
          <table:table-cell office:value-type="float" office:value="27.130976141903918" table:style-name="ce37">
            <text:p>27</text:p>
          </table:table-cell>
          <table:table-cell office:value-type="float" office:value="31.537436069736785" table:style-name="ce37">
            <text:p>32</text:p>
          </table:table-cell>
          <table:table-cell office:value-type="float" office:value="30.25290216369654" table:style-name="ce37">
            <text:p>30</text:p>
          </table:table-cell>
          <table:table-cell office:value-type="float" office:value="29.319763925250403" table:style-name="ce37">
            <text:p>29</text:p>
          </table:table-cell>
          <table:table-cell office:value-type="float" office:value="27.765539819707278" table:style-name="ce37">
            <text:p>28</text:p>
          </table:table-cell>
          <table:table-cell office:value-type="float" office:value="27.676330351221125" table:style-name="ce37">
            <text:p>28</text:p>
          </table:table-cell>
          <table:table-cell office:value-type="float" office:value="25.224544015412825" table:style-name="ce37">
            <text:p>25</text:p>
          </table:table-cell>
          <table:table-cell office:value-type="float" office:value="22.642334549190384" table:style-name="ce37">
            <text:p>23</text:p>
          </table:table-cell>
          <table:table-cell office:value-type="float" office:value="21.752011905092647" table:style-name="ce37">
            <text:p>22</text:p>
          </table:table-cell>
          <table:table-cell office:value-type="float" office:value="20.198049759272138" table:style-name="ce37">
            <text:p>20</text:p>
          </table:table-cell>
          <table:table-cell table:style-name="ce35"/>
          <table:table-cell table:number-columns-repeated="16355"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style-name="ce35"/>
          <table:table-cell table:number-columns-repeated="16355" table:style-name="ce4"/>
        </table:table-row>
        <table:table-row table:style-name="ro2">
          <table:table-cell office:value-type="string" table:style-name="ce39">
            <text:p>E12000009</text:p>
          </table:table-cell>
          <table:table-cell office:value-type="string" table:style-name="ce39">
            <text:p>South West</text:p>
          </table:table-cell>
          <table:table-cell table:style-name="ce3"/>
          <table:table-cell office:value-type="float" office:value="71.097673870006673" table:style-name="ce32">
            <text:p>71.1</text:p>
          </table:table-cell>
          <table:table-cell office:value-type="float" office:value="72.871692179194227" table:style-name="ce32">
            <text:p>72.9</text:p>
          </table:table-cell>
          <table:table-cell office:value-type="float" office:value="74.230151968465847" table:style-name="ce32">
            <text:p>74.2</text:p>
          </table:table-cell>
          <table:table-cell office:value-type="float" office:value="71.478429553899247" table:style-name="ce32">
            <text:p>71.5</text:p>
          </table:table-cell>
          <table:table-cell office:value-type="float" office:value="72.624248310097457" table:style-name="ce32">
            <text:p>72.6</text:p>
          </table:table-cell>
          <table:table-cell office:value-type="float" office:value="71.990982649963357" table:style-name="ce32">
            <text:p>72.0</text:p>
          </table:table-cell>
          <table:table-cell office:value-type="float" office:value="68.186764622625432" table:style-name="ce32">
            <text:p>68.2</text:p>
          </table:table-cell>
          <table:table-cell office:value-type="float" office:value="65.629885098097759" table:style-name="ce32">
            <text:p>65.6</text:p>
          </table:table-cell>
          <table:table-cell office:value-type="float" office:value="62.527841852474403" table:style-name="ce32">
            <text:p>62.5</text:p>
          </table:table-cell>
          <table:table-cell office:value-type="float" office:value="60.938985727335243" table:style-name="ce32">
            <text:p>60.9</text:p>
          </table:table-cell>
          <table:table-cell office:value-type="float" office:value="56.206433946670863" table:style-name="ce32">
            <text:p>56.2</text:p>
          </table:table-cell>
          <table:table-cell office:value-type="float" office:value="17.269355575412582" table:style-name="ce32">
            <text:p>17.3</text:p>
          </table:table-cell>
          <table:table-cell table:style-name="ce33"/>
          <table:table-cell office:value-type="float" office:value="35.1900164223958" table:style-name="ce34">
            <text:p>35</text:p>
          </table:table-cell>
          <table:table-cell office:value-type="float" office:value="35.348843544761024" table:style-name="ce34">
            <text:p>35</text:p>
          </table:table-cell>
          <table:table-cell office:value-type="float" office:value="35.442803317291528" table:style-name="ce34">
            <text:p>35</text:p>
          </table:table-cell>
          <table:table-cell office:value-type="float" office:value="35.303228815093043" table:style-name="ce34">
            <text:p>35</text:p>
          </table:table-cell>
          <table:table-cell office:value-type="float" office:value="34.572095078148344" table:style-name="ce34">
            <text:p>35</text:p>
          </table:table-cell>
          <table:table-cell office:value-type="float" office:value="33.373993684765416" table:style-name="ce34">
            <text:p>33</text:p>
          </table:table-cell>
          <table:table-cell office:value-type="float" office:value="31.19994822508858" table:style-name="ce34">
            <text:p>31</text:p>
          </table:table-cell>
          <table:table-cell office:value-type="float" office:value="29.679673177601064" table:style-name="ce34">
            <text:p>30</text:p>
          </table:table-cell>
          <table:table-cell office:value-type="float" office:value="28.797753602018371" table:style-name="ce34">
            <text:p>29</text:p>
          </table:table-cell>
          <table:table-cell office:value-type="float" office:value="28.045065821741481" table:style-name="ce34">
            <text:p>28</text:p>
          </table:table-cell>
          <table:table-cell office:value-type="float" office:value="28.263071208694967" table:style-name="ce34">
            <text:p>28</text:p>
          </table:table-cell>
          <table:table-cell office:value-type="float" office:value="24.627812579201557" table:style-name="ce34">
            <text:p>25</text:p>
          </table:table-cell>
          <table:table-cell table:style-name="ce35"/>
          <table:table-cell table:number-columns-repeated="16355" table:style-name="ce4"/>
        </table:table-row>
        <table:table-row table:style-name="ro2">
          <table:table-cell office:value-type="string" table:style-name="ce3">
            <text:p>E06000022</text:p>
          </table:table-cell>
          <table:table-cell table:style-name="ce3"/>
          <table:table-cell office:value-type="string" table:style-name="ce3">
            <text:p>Bath and North East Somerset</text:p>
          </table:table-cell>
          <table:table-cell office:value-type="float" office:value="3.63420900758193" table:style-name="ce36">
            <text:p>3.6</text:p>
          </table:table-cell>
          <table:table-cell office:value-type="float" office:value="3.5663109026709798" table:style-name="ce36">
            <text:p>3.6</text:p>
          </table:table-cell>
          <table:table-cell office:value-type="float" office:value="3.6413921944880201" table:style-name="ce36">
            <text:p>3.6</text:p>
          </table:table-cell>
          <table:table-cell office:value-type="float" office:value="3.7634588036032999" table:style-name="ce36">
            <text:p>3.8</text:p>
          </table:table-cell>
          <table:table-cell office:value-type="float" office:value="3.8606585725615203" table:style-name="ce36">
            <text:p>3.9</text:p>
          </table:table-cell>
          <table:table-cell office:value-type="float" office:value="3.8773751868070803" table:style-name="ce36">
            <text:p>3.9</text:p>
          </table:table-cell>
          <table:table-cell office:value-type="float" office:value="3.7814519364391299" table:style-name="ce36">
            <text:p>3.8</text:p>
          </table:table-cell>
          <table:table-cell office:value-type="float" office:value="2.85627031632785" table:style-name="ce36">
            <text:p>2.9</text:p>
          </table:table-cell>
          <table:table-cell office:value-type="float" office:value="2.7583932831409097" table:style-name="ce36">
            <text:p>2.8</text:p>
          </table:table-cell>
          <table:table-cell office:value-type="float" office:value="3.4443000000000001" table:style-name="ce36">
            <text:p>3.4</text:p>
          </table:table-cell>
          <table:table-cell office:value-type="float" office:value="2.5672061245782398" table:style-name="ce36">
            <text:p>2.6</text:p>
          </table:table-cell>
          <table:table-cell office:value-type="float" office:value="0.6480192285421611" table:style-name="ce36">
            <text:p>0.6</text:p>
          </table:table-cell>
          <table:table-cell table:style-name="ce33"/>
          <table:table-cell office:value-type="float" office:value="31.996033186833134" table:style-name="ce37">
            <text:p>32</text:p>
          </table:table-cell>
          <table:table-cell office:value-type="float" office:value="30.917880387990905" table:style-name="ce37">
            <text:p>31</text:p>
          </table:table-cell>
          <table:table-cell office:value-type="float" office:value="31.499779725216548" table:style-name="ce37">
            <text:p>31</text:p>
          </table:table-cell>
          <table:table-cell office:value-type="float" office:value="36.688086954527513" table:style-name="ce37">
            <text:p>37</text:p>
          </table:table-cell>
          <table:table-cell office:value-type="float" office:value="32.114503380188957" table:style-name="ce37">
            <text:p>32</text:p>
          </table:table-cell>
          <table:table-cell office:value-type="float" office:value="31.849144957374055" table:style-name="ce37">
            <text:p>32</text:p>
          </table:table-cell>
          <table:table-cell office:value-type="float" office:value="29.245179382834628" table:style-name="ce37">
            <text:p>29</text:p>
          </table:table-cell>
          <table:table-cell office:value-type="float" office:value="23.108799926944791" table:style-name="ce37">
            <text:p>23</text:p>
          </table:table-cell>
          <table:table-cell office:value-type="float" office:value="23.150726652763069" table:style-name="ce37">
            <text:p>23</text:p>
          </table:table-cell>
          <table:table-cell office:value-type="float" office:value="23.380768264226916" table:style-name="ce37">
            <text:p>23</text:p>
          </table:table-cell>
          <table:table-cell office:value-type="float" office:value="21.220081677460811" table:style-name="ce37">
            <text:p>21</text:p>
          </table:table-cell>
          <table:table-cell office:value-type="float" office:value="22.626994166143504" table:style-name="ce37">
            <text:p>23</text:p>
          </table:table-cell>
          <table:table-cell table:style-name="ce35"/>
          <table:table-cell table:number-columns-repeated="16355" table:style-name="ce4"/>
        </table:table-row>
        <table:table-row table:style-name="ro2">
          <table:table-cell office:value-type="string" table:style-name="ce3">
            <text:p>E06000028</text:p>
          </table:table-cell>
          <table:table-cell table:style-name="ce3"/>
          <table:table-cell office:value-type="string" table:style-name="ce3">
            <text:p>Bournemouth</text:p>
          </table:table-cell>
          <table:table-cell office:value-type="float" office:value="4.7441561755314305" table:style-name="ce36">
            <text:p>4.7</text:p>
          </table:table-cell>
          <table:table-cell office:value-type="float" office:value="4.8465706724850799" table:style-name="ce36">
            <text:p>4.8</text:p>
          </table:table-cell>
          <table:table-cell office:value-type="float" office:value="5.0223560000000003" table:style-name="ce36">
            <text:p>5.0</text:p>
          </table:table-cell>
          <table:table-cell office:value-type="float" office:value="4.922396" table:style-name="ce36">
            <text:p>4.9</text:p>
          </table:table-cell>
          <table:table-cell office:value-type="float" office:value="4.8591490000000004" table:style-name="ce36">
            <text:p>4.9</text:p>
          </table:table-cell>
          <table:table-cell office:value-type="float" office:value="4.8101089999999997" table:style-name="ce36">
            <text:p>4.8</text:p>
          </table:table-cell>
          <table:table-cell office:value-type="float" office:value="4.5543199999999997" table:style-name="ce36">
            <text:p>4.6</text:p>
          </table:table-cell>
          <table:table-cell office:value-type="float" office:value="4.5947839999999998" table:style-name="ce36">
            <text:p>4.6</text:p>
          </table:table-cell>
          <table:table-cell office:value-type="float" office:value="4.4948889999999997" table:style-name="ce36">
            <text:p>4.5</text:p>
          </table:table-cell>
          <table:table-cell office:value-type="float" office:value="4.2410750000000004" table:style-name="ce36">
            <text:p>4.2</text:p>
          </table:table-cell>
          <table:table-cell office:value-type="float" office:value="4.0699709999999998" table:style-name="ce36">
            <text:p>4.1</text:p>
          </table:table-cell>
          <table:table-cell office:value-type="string" table:style-name="ce40">
            <text:p>..</text:p>
          </table:table-cell>
          <table:table-cell table:style-name="ce33"/>
          <table:table-cell office:value-type="float" office:value="30.421663156438207" table:style-name="ce37">
            <text:p>30</text:p>
          </table:table-cell>
          <table:table-cell office:value-type="float" office:value="32.320821653141621" table:style-name="ce37">
            <text:p>32</text:p>
          </table:table-cell>
          <table:table-cell office:value-type="float" office:value="28.617171775417511" table:style-name="ce37">
            <text:p>29</text:p>
          </table:table-cell>
          <table:table-cell office:value-type="float" office:value="27.982753050582467" table:style-name="ce37">
            <text:p>28</text:p>
          </table:table-cell>
          <table:table-cell office:value-type="float" office:value="26.747517398426545" table:style-name="ce37">
            <text:p>27</text:p>
          </table:table-cell>
          <table:table-cell office:value-type="float" office:value="26.035990924172896" table:style-name="ce37">
            <text:p>26</text:p>
          </table:table-cell>
          <table:table-cell office:value-type="float" office:value="24.547382680549894" table:style-name="ce37">
            <text:p>25</text:p>
          </table:table-cell>
          <table:table-cell office:value-type="float" office:value="25.761536469083335" table:style-name="ce37">
            <text:p>26</text:p>
          </table:table-cell>
          <table:table-cell office:value-type="float" office:value="24.814183572357472" table:style-name="ce37">
            <text:p>25</text:p>
          </table:table-cell>
          <table:table-cell office:value-type="float" office:value="25.635673702781297" table:style-name="ce37">
            <text:p>26</text:p>
          </table:table-cell>
          <table:table-cell office:value-type="float" office:value="26.816427267401082" table:style-name="ce37">
            <text:p>27</text:p>
          </table:table-cell>
          <table:table-cell office:value-type="string" table:style-name="ce41">
            <text:p>..</text:p>
          </table:table-cell>
          <table:table-cell table:style-name="ce35"/>
          <table:table-cell table:number-columns-repeated="16355" table:style-name="ce4"/>
        </table:table-row>
        <table:table-row table:style-name="ro2">
          <table:table-cell office:value-type="string" table:style-name="ce3">
            <text:p>E06000058</text:p>
          </table:table-cell>
          <table:table-cell table:style-name="ce3"/>
          <table:table-cell office:value-type="string" table:style-name="ce3">
            <text:p>Bournemouth, Christchurch and Poole</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float" office:value="2.4922749999999998" table:style-name="ce36">
            <text:p>2.5</text:p>
          </table:table-cell>
          <table:table-cell table:style-name="ce33"/>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28.327342473538391" table:style-name="ce37">
            <text:p>28</text:p>
          </table:table-cell>
          <table:table-cell table:style-name="ce35"/>
          <table:table-cell table:number-columns-repeated="16355" table:style-name="ce4"/>
        </table:table-row>
        <table:table-row table:style-name="ro2">
          <table:table-cell office:value-type="string" table:style-name="ce3">
            <text:p>E06000023</text:p>
          </table:table-cell>
          <table:table-cell table:style-name="ce3"/>
          <table:table-cell office:value-type="string" table:style-name="ce3">
            <text:p>Bristol, City of</text:p>
          </table:table-cell>
          <table:table-cell office:value-type="float" office:value="7.1911627048597699" table:style-name="ce36">
            <text:p>7.2</text:p>
          </table:table-cell>
          <table:table-cell office:value-type="float" office:value="7.3728631433380896" table:style-name="ce36">
            <text:p>7.4</text:p>
          </table:table-cell>
          <table:table-cell office:value-type="float" office:value="7.5235289999999999" table:style-name="ce36">
            <text:p>7.5</text:p>
          </table:table-cell>
          <table:table-cell office:value-type="float" office:value="7.0759949999999998" table:style-name="ce36">
            <text:p>7.1</text:p>
          </table:table-cell>
          <table:table-cell office:value-type="float" office:value="7.5476230320195503" table:style-name="ce36">
            <text:p>7.5</text:p>
          </table:table-cell>
          <table:table-cell office:value-type="float" office:value="7.3519100000000002" table:style-name="ce36">
            <text:p>7.4</text:p>
          </table:table-cell>
          <table:table-cell office:value-type="float" office:value="7.0093865707907899" table:style-name="ce36">
            <text:p>7.0</text:p>
          </table:table-cell>
          <table:table-cell office:value-type="float" office:value="8.5508988108231403" table:style-name="ce36">
            <text:p>8.6</text:p>
          </table:table-cell>
          <table:table-cell office:value-type="float" office:value="8.0083448308928809" table:style-name="ce36">
            <text:p>8.0</text:p>
          </table:table-cell>
          <table:table-cell office:value-type="float" office:value="6.8448079999999996" table:style-name="ce36">
            <text:p>6.8</text:p>
          </table:table-cell>
          <table:table-cell office:value-type="float" office:value="6.6547000000000001" table:style-name="ce36">
            <text:p>6.7</text:p>
          </table:table-cell>
          <table:table-cell office:value-type="float" office:value="2.5240301745485798" table:style-name="ce36">
            <text:p>2.5</text:p>
          </table:table-cell>
          <table:table-cell table:style-name="ce33"/>
          <table:table-cell office:value-type="float" office:value="25.589087829799016" table:style-name="ce37">
            <text:p>26</text:p>
          </table:table-cell>
          <table:table-cell office:value-type="float" office:value="25.651458202685916" table:style-name="ce37">
            <text:p>26</text:p>
          </table:table-cell>
          <table:table-cell office:value-type="float" office:value="26.113411452024813" table:style-name="ce37">
            <text:p>26</text:p>
          </table:table-cell>
          <table:table-cell office:value-type="float" office:value="25.706738551855356" table:style-name="ce37">
            <text:p>26</text:p>
          </table:table-cell>
          <table:table-cell office:value-type="float" office:value="25.294666941254995" table:style-name="ce37">
            <text:p>25</text:p>
          </table:table-cell>
          <table:table-cell office:value-type="float" office:value="22.50896466006424" table:style-name="ce37">
            <text:p>23</text:p>
          </table:table-cell>
          <table:table-cell office:value-type="float" office:value="19.634512683929863" table:style-name="ce37">
            <text:p>20</text:p>
          </table:table-cell>
          <table:table-cell office:value-type="float" office:value="21.859745385065558" table:style-name="ce37">
            <text:p>22</text:p>
          </table:table-cell>
          <table:table-cell office:value-type="float" office:value="20.853451130215038" table:style-name="ce37">
            <text:p>21</text:p>
          </table:table-cell>
          <table:table-cell office:value-type="float" office:value="16.00087054657947" table:style-name="ce37">
            <text:p>16</text:p>
          </table:table-cell>
          <table:table-cell office:value-type="float" office:value="16.511055257698764" table:style-name="ce37">
            <text:p>17</text:p>
          </table:table-cell>
          <table:table-cell office:value-type="float" office:value="16.941403435369644" table:style-name="ce37">
            <text:p>17</text:p>
          </table:table-cell>
          <table:table-cell table:style-name="ce35"/>
          <table:table-cell table:number-columns-repeated="16355" table:style-name="ce4"/>
        </table:table-row>
        <table:table-row table:style-name="ro2">
          <table:table-cell office:value-type="string" table:style-name="ce3">
            <text:p>E06000052</text:p>
          </table:table-cell>
          <table:table-cell table:style-name="ce3"/>
          <table:table-cell office:value-type="string" table:style-name="ce3">
            <text:p>Cornwall</text:p>
          </table:table-cell>
          <table:table-cell office:value-type="float" office:value="4.3961279859920204" table:style-name="ce36">
            <text:p>4.4</text:p>
          </table:table-cell>
          <table:table-cell office:value-type="float" office:value="4.7043052231999996" table:style-name="ce36">
            <text:p>4.7</text:p>
          </table:table-cell>
          <table:table-cell office:value-type="float" office:value="4.7869946948835" table:style-name="ce36">
            <text:p>4.8</text:p>
          </table:table-cell>
          <table:table-cell office:value-type="float" office:value="3.8942340797025397" table:style-name="ce36">
            <text:p>3.9</text:p>
          </table:table-cell>
          <table:table-cell office:value-type="float" office:value="3.73885167142326" table:style-name="ce36">
            <text:p>3.7</text:p>
          </table:table-cell>
          <table:table-cell office:value-type="float" office:value="3.75178652333648" table:style-name="ce36">
            <text:p>3.8</text:p>
          </table:table-cell>
          <table:table-cell office:value-type="float" office:value="3.6571816232510201" table:style-name="ce36">
            <text:p>3.7</text:p>
          </table:table-cell>
          <table:table-cell office:value-type="float" office:value="3.8666042793714301" table:style-name="ce36">
            <text:p>3.9</text:p>
          </table:table-cell>
          <table:table-cell office:value-type="float" office:value="3.75911145528451" table:style-name="ce36">
            <text:p>3.8</text:p>
          </table:table-cell>
          <table:table-cell office:value-type="float" office:value="3.7398495277670101" table:style-name="ce36">
            <text:p>3.7</text:p>
          </table:table-cell>
          <table:table-cell office:value-type="float" office:value="2.6804358371568902" table:style-name="ce36">
            <text:p>2.7</text:p>
          </table:table-cell>
          <table:table-cell office:value-type="float" office:value="0.91362101773331694" table:style-name="ce36">
            <text:p>0.9</text:p>
          </table:table-cell>
          <table:table-cell table:style-name="ce33"/>
          <table:table-cell office:value-type="float" office:value="42.389870549445888" table:style-name="ce37">
            <text:p>42</text:p>
          </table:table-cell>
          <table:table-cell office:value-type="float" office:value="44.007823821468541" table:style-name="ce37">
            <text:p>44</text:p>
          </table:table-cell>
          <table:table-cell office:value-type="float" office:value="42.476553103551176" table:style-name="ce37">
            <text:p>42</text:p>
          </table:table-cell>
          <table:table-cell office:value-type="float" office:value="39.793522867028599" table:style-name="ce37">
            <text:p>40</text:p>
          </table:table-cell>
          <table:table-cell office:value-type="float" office:value="37.367240037862878" table:style-name="ce37">
            <text:p>37</text:p>
          </table:table-cell>
          <table:table-cell office:value-type="float" office:value="36.78127646714178" table:style-name="ce37">
            <text:p>37</text:p>
          </table:table-cell>
          <table:table-cell office:value-type="float" office:value="35.959038985739525" table:style-name="ce37">
            <text:p>36</text:p>
          </table:table-cell>
          <table:table-cell office:value-type="float" office:value="34.519112090240675" table:style-name="ce37">
            <text:p>35</text:p>
          </table:table-cell>
          <table:table-cell office:value-type="float" office:value="34.995583808059088" table:style-name="ce37">
            <text:p>35</text:p>
          </table:table-cell>
          <table:table-cell office:value-type="float" office:value="31.006970227390301" table:style-name="ce37">
            <text:p>31</text:p>
          </table:table-cell>
          <table:table-cell office:value-type="float" office:value="33.811840419265778" table:style-name="ce37">
            <text:p>34</text:p>
          </table:table-cell>
          <table:table-cell office:value-type="float" office:value="28.871053367890561" table:style-name="ce37">
            <text:p>29</text:p>
          </table:table-cell>
          <table:table-cell table:style-name="ce35"/>
          <table:table-cell table:number-columns-repeated="16355" table:style-name="ce4"/>
        </table:table-row>
        <table:table-row table:style-name="ro2">
          <table:table-cell office:value-type="string" table:style-name="ce3">
            <text:p>E10000008</text:p>
          </table:table-cell>
          <table:table-cell table:style-name="ce3"/>
          <table:table-cell office:value-type="string" table:style-name="ce3">
            <text:p>Devon</text:p>
          </table:table-cell>
          <table:table-cell office:value-type="float" office:value="11.3555932912346" table:style-name="ce36">
            <text:p>11.4</text:p>
          </table:table-cell>
          <table:table-cell office:value-type="float" office:value="11.6500883724822" table:style-name="ce36">
            <text:p>11.7</text:p>
          </table:table-cell>
          <table:table-cell office:value-type="float" office:value="11.840375697739999" table:style-name="ce36">
            <text:p>11.8</text:p>
          </table:table-cell>
          <table:table-cell office:value-type="float" office:value="11.686927750000001" table:style-name="ce36">
            <text:p>11.7</text:p>
          </table:table-cell>
          <table:table-cell office:value-type="float" office:value="11.496652802798" table:style-name="ce36">
            <text:p>11.5</text:p>
          </table:table-cell>
          <table:table-cell office:value-type="float" office:value="11.402474239604301" table:style-name="ce36">
            <text:p>11.4</text:p>
          </table:table-cell>
          <table:table-cell office:value-type="float" office:value="10.2971432026497" table:style-name="ce36">
            <text:p>10.3</text:p>
          </table:table-cell>
          <table:table-cell office:value-type="float" office:value="9.9070661189251386" table:style-name="ce36">
            <text:p>9.9</text:p>
          </table:table-cell>
          <table:table-cell office:value-type="float" office:value="9.12225956465808" table:style-name="ce36">
            <text:p>9.1</text:p>
          </table:table-cell>
          <table:table-cell office:value-type="float" office:value="8.9133742887514202" table:style-name="ce36">
            <text:p>8.9</text:p>
          </table:table-cell>
          <table:table-cell office:value-type="float" office:value="8.512539928111801" table:style-name="ce36">
            <text:p>8.5</text:p>
          </table:table-cell>
          <table:table-cell office:value-type="float" office:value="2.3662737412279702" table:style-name="ce36">
            <text:p>2.4</text:p>
          </table:table-cell>
          <table:table-cell table:style-name="ce33"/>
          <table:table-cell office:value-type="float" office:value="44.439299334891942" table:style-name="ce37">
            <text:p>44</text:p>
          </table:table-cell>
          <table:table-cell office:value-type="float" office:value="43.463933522047874" table:style-name="ce37">
            <text:p>43</text:p>
          </table:table-cell>
          <table:table-cell office:value-type="float" office:value="44.139990225844194" table:style-name="ce37">
            <text:p>44</text:p>
          </table:table-cell>
          <table:table-cell office:value-type="float" office:value="42.903210903202421" table:style-name="ce37">
            <text:p>43</text:p>
          </table:table-cell>
          <table:table-cell office:value-type="float" office:value="40.860513838765236" table:style-name="ce37">
            <text:p>41</text:p>
          </table:table-cell>
          <table:table-cell office:value-type="float" office:value="39.762200577631759" table:style-name="ce37">
            <text:p>40</text:p>
          </table:table-cell>
          <table:table-cell office:value-type="float" office:value="39.061653151745404" table:style-name="ce37">
            <text:p>39</text:p>
          </table:table-cell>
          <table:table-cell office:value-type="float" office:value="37.768994511085275" table:style-name="ce37">
            <text:p>38</text:p>
          </table:table-cell>
          <table:table-cell office:value-type="float" office:value="37.389132995526339" table:style-name="ce37">
            <text:p>37</text:p>
          </table:table-cell>
          <table:table-cell office:value-type="float" office:value="37.363085483432457" table:style-name="ce37">
            <text:p>37</text:p>
          </table:table-cell>
          <table:table-cell office:value-type="float" office:value="36.127577466514417" table:style-name="ce37">
            <text:p>36</text:p>
          </table:table-cell>
          <table:table-cell office:value-type="float" office:value="29.448631046819116" table:style-name="ce37">
            <text:p>29</text:p>
          </table:table-cell>
          <table:table-cell table:style-name="ce35"/>
          <table:table-cell table:number-columns-repeated="16355" table:style-name="ce4"/>
        </table:table-row>
        <table:table-row table:style-name="ro2">
          <table:table-cell office:value-type="string" table:style-name="ce3">
            <text:p>E10000009</text:p>
          </table:table-cell>
          <table:table-cell table:style-name="ce3"/>
          <table:table-cell office:value-type="string" table:style-name="ce3">
            <text:p>Dorset</text:p>
          </table:table-cell>
          <table:table-cell office:value-type="float" office:value="4.3648953918431905" table:style-name="ce36">
            <text:p>4.4</text:p>
          </table:table-cell>
          <table:table-cell office:value-type="float" office:value="4.4410950714975206" table:style-name="ce36">
            <text:p>4.4</text:p>
          </table:table-cell>
          <table:table-cell office:value-type="float" office:value="4.4025512297552902" table:style-name="ce36">
            <text:p>4.4</text:p>
          </table:table-cell>
          <table:table-cell office:value-type="float" office:value="4.2218600000000004" table:style-name="ce36">
            <text:p>4.2</text:p>
          </table:table-cell>
          <table:table-cell office:value-type="float" office:value="4.3436943787525504" table:style-name="ce36">
            <text:p>4.3</text:p>
          </table:table-cell>
          <table:table-cell office:value-type="float" office:value="4.3222079999999998" table:style-name="ce36">
            <text:p>4.3</text:p>
          </table:table-cell>
          <table:table-cell office:value-type="float" office:value="4.2029860000000001" table:style-name="ce36">
            <text:p>4.2</text:p>
          </table:table-cell>
          <table:table-cell office:value-type="float" office:value="3.3551299999999999" table:style-name="ce36">
            <text:p>3.4</text:p>
          </table:table-cell>
          <table:table-cell office:value-type="float" office:value="3.1329564518677402" table:style-name="ce36">
            <text:p>3.1</text:p>
          </table:table-cell>
          <table:table-cell office:value-type="float" office:value="3.5096129999999999" table:style-name="ce36">
            <text:p>3.5</text:p>
          </table:table-cell>
          <table:table-cell office:value-type="float" office:value="3.2943118517806802" table:style-name="ce36">
            <text:p>3.3</text:p>
          </table:table-cell>
          <table:table-cell office:value-type="float" office:value="0.71412699999999996" table:style-name="ce36">
            <text:p>0.7</text:p>
          </table:table-cell>
          <table:table-cell table:style-name="ce33"/>
          <table:table-cell office:value-type="float" office:value="42.208090168146597" table:style-name="ce37">
            <text:p>42</text:p>
          </table:table-cell>
          <table:table-cell office:value-type="float" office:value="39.87774560329801" table:style-name="ce37">
            <text:p>40</text:p>
          </table:table-cell>
          <table:table-cell office:value-type="float" office:value="41.239724938627177" table:style-name="ce37">
            <text:p>41</text:p>
          </table:table-cell>
          <table:table-cell office:value-type="float" office:value="42.852425946938574" table:style-name="ce37">
            <text:p>43</text:p>
          </table:table-cell>
          <table:table-cell office:value-type="float" office:value="42.571622742537883" table:style-name="ce37">
            <text:p>43</text:p>
          </table:table-cell>
          <table:table-cell office:value-type="float" office:value="43.303902724197371" table:style-name="ce37">
            <text:p>43</text:p>
          </table:table-cell>
          <table:table-cell office:value-type="float" office:value="41.907377308340912" table:style-name="ce37">
            <text:p>42</text:p>
          </table:table-cell>
          <table:table-cell office:value-type="float" office:value="38.435617565416202" table:style-name="ce37">
            <text:p>38</text:p>
          </table:table-cell>
          <table:table-cell office:value-type="float" office:value="37.697332743020489" table:style-name="ce37">
            <text:p>38</text:p>
          </table:table-cell>
          <table:table-cell office:value-type="float" office:value="42.744926357655785" table:style-name="ce37">
            <text:p>43</text:p>
          </table:table-cell>
          <table:table-cell office:value-type="float" office:value="43.353070580876285" table:style-name="ce37">
            <text:p>43</text:p>
          </table:table-cell>
          <table:table-cell office:value-type="float" office:value="30.315548261495994" table:style-name="ce37">
            <text:p>30</text:p>
          </table:table-cell>
          <table:table-cell table:style-name="ce35"/>
          <table:table-cell table:number-columns-repeated="16355" table:style-name="ce4"/>
        </table:table-row>
        <table:table-row table:style-name="ro2">
          <table:table-cell office:value-type="string" table:style-name="ce3">
            <text:p>E10000013</text:p>
          </table:table-cell>
          <table:table-cell table:style-name="ce3"/>
          <table:table-cell office:value-type="string" table:style-name="ce3">
            <text:p>Gloucestershire</text:p>
          </table:table-cell>
          <table:table-cell office:value-type="float" office:value="6.4468302850505701" table:style-name="ce36">
            <text:p>6.4</text:p>
          </table:table-cell>
          <table:table-cell office:value-type="float" office:value="6.6734884250814801" table:style-name="ce36">
            <text:p>6.7</text:p>
          </table:table-cell>
          <table:table-cell office:value-type="float" office:value="6.5663562298523104" table:style-name="ce36">
            <text:p>6.6</text:p>
          </table:table-cell>
          <table:table-cell office:value-type="float" office:value="6.3804405478622508" table:style-name="ce36">
            <text:p>6.4</text:p>
          </table:table-cell>
          <table:table-cell office:value-type="float" office:value="6.51745643400894" table:style-name="ce36">
            <text:p>6.5</text:p>
          </table:table-cell>
          <table:table-cell office:value-type="float" office:value="6.3749193531385506" table:style-name="ce36">
            <text:p>6.4</text:p>
          </table:table-cell>
          <table:table-cell office:value-type="float" office:value="6.1017045984166902" table:style-name="ce36">
            <text:p>6.1</text:p>
          </table:table-cell>
          <table:table-cell office:value-type="float" office:value="5.8657814825935199" table:style-name="ce36">
            <text:p>5.9</text:p>
          </table:table-cell>
          <table:table-cell office:value-type="float" office:value="5.6444217570049" table:style-name="ce36">
            <text:p>5.6</text:p>
          </table:table-cell>
          <table:table-cell office:value-type="float" office:value="5.4391371461812899" table:style-name="ce36">
            <text:p>5.4</text:p>
          </table:table-cell>
          <table:table-cell office:value-type="float" office:value="5.1573835038085196" table:style-name="ce36">
            <text:p>5.2</text:p>
          </table:table-cell>
          <table:table-cell office:value-type="float" office:value="1.52858216" table:style-name="ce36">
            <text:p>1.5</text:p>
          </table:table-cell>
          <table:table-cell table:style-name="ce33"/>
          <table:table-cell office:value-type="float" office:value="30.264812355908905" table:style-name="ce37">
            <text:p>30</text:p>
          </table:table-cell>
          <table:table-cell office:value-type="float" office:value="31.504523232105587" table:style-name="ce37">
            <text:p>32</text:p>
          </table:table-cell>
          <table:table-cell office:value-type="float" office:value="32.020915799538649" table:style-name="ce37">
            <text:p>32</text:p>
          </table:table-cell>
          <table:table-cell office:value-type="float" office:value="31.180258354672119" table:style-name="ce37">
            <text:p>31</text:p>
          </table:table-cell>
          <table:table-cell office:value-type="float" office:value="31.407834813449565" table:style-name="ce37">
            <text:p>31</text:p>
          </table:table-cell>
          <table:table-cell office:value-type="float" office:value="32.690844075744778" table:style-name="ce37">
            <text:p>33</text:p>
          </table:table-cell>
          <table:table-cell office:value-type="float" office:value="29.908689877569977" table:style-name="ce37">
            <text:p>30</text:p>
          </table:table-cell>
          <table:table-cell office:value-type="float" office:value="28.614230844198179" table:style-name="ce37">
            <text:p>29</text:p>
          </table:table-cell>
          <table:table-cell office:value-type="float" office:value="28.364749995261189" table:style-name="ce37">
            <text:p>28</text:p>
          </table:table-cell>
          <table:table-cell office:value-type="float" office:value="27.472313232522822" table:style-name="ce37">
            <text:p>27</text:p>
          </table:table-cell>
          <table:table-cell office:value-type="float" office:value="30.073508626239793" table:style-name="ce37">
            <text:p>30</text:p>
          </table:table-cell>
          <table:table-cell office:value-type="float" office:value="24.183835544505712" table:style-name="ce37">
            <text:p>24</text:p>
          </table:table-cell>
          <table:table-cell table:style-name="ce35"/>
          <table:table-cell table:number-columns-repeated="16355" table:style-name="ce4"/>
        </table:table-row>
        <table:table-row table:style-name="ro2">
          <table:table-cell office:value-type="string" table:style-name="ce3">
            <text:p>E06000024</text:p>
          </table:table-cell>
          <table:table-cell table:style-name="ce3"/>
          <table:table-cell office:value-type="string" table:style-name="ce3">
            <text:p>North Somerset</text:p>
          </table:table-cell>
          <table:table-cell office:value-type="float" office:value="2.1028760533725199" table:style-name="ce36">
            <text:p>2.1</text:p>
          </table:table-cell>
          <table:table-cell office:value-type="float" office:value="2.1762152926785898" table:style-name="ce36">
            <text:p>2.2</text:p>
          </table:table-cell>
          <table:table-cell office:value-type="float" office:value="2.4018839999999999" table:style-name="ce36">
            <text:p>2.4</text:p>
          </table:table-cell>
          <table:table-cell office:value-type="float" office:value="2.3060900000000002" table:style-name="ce36">
            <text:p>2.3</text:p>
          </table:table-cell>
          <table:table-cell office:value-type="float" office:value="2.5706512528877599" table:style-name="ce36">
            <text:p>2.6</text:p>
          </table:table-cell>
          <table:table-cell office:value-type="float" office:value="2.3882620000000001" table:style-name="ce36">
            <text:p>2.4</text:p>
          </table:table-cell>
          <table:table-cell office:value-type="float" office:value="2.4874562365997899" table:style-name="ce36">
            <text:p>2.5</text:p>
          </table:table-cell>
          <table:table-cell office:value-type="float" office:value="2.4100365035482101" table:style-name="ce36">
            <text:p>2.4</text:p>
          </table:table-cell>
          <table:table-cell office:value-type="float" office:value="2.0350058180668897" table:style-name="ce36">
            <text:p>2.0</text:p>
          </table:table-cell>
          <table:table-cell office:value-type="float" office:value="1.8932420000000001" table:style-name="ce36">
            <text:p>1.9</text:p>
          </table:table-cell>
          <table:table-cell office:value-type="float" office:value="1.74981630315501" table:style-name="ce36">
            <text:p>1.7</text:p>
          </table:table-cell>
          <table:table-cell office:value-type="float" office:value="0.460536" table:style-name="ce36">
            <text:p>0.5</text:p>
          </table:table-cell>
          <table:table-cell table:style-name="ce33"/>
          <table:table-cell office:value-type="float" office:value="47.927499607731036" table:style-name="ce37">
            <text:p>48</text:p>
          </table:table-cell>
          <table:table-cell office:value-type="float" office:value="47.534108910287429" table:style-name="ce37">
            <text:p>48</text:p>
          </table:table-cell>
          <table:table-cell office:value-type="float" office:value="49.835081898845665" table:style-name="ce37">
            <text:p>50</text:p>
          </table:table-cell>
          <table:table-cell office:value-type="float" office:value="47.014770338955927" table:style-name="ce37">
            <text:p>47</text:p>
          </table:table-cell>
          <table:table-cell office:value-type="float" office:value="51.089333260085944" table:style-name="ce37">
            <text:p>51</text:p>
          </table:table-cell>
          <table:table-cell office:value-type="float" office:value="41.895195264046734" table:style-name="ce37">
            <text:p>42</text:p>
          </table:table-cell>
          <table:table-cell office:value-type="float" office:value="41.327022697618773" table:style-name="ce37">
            <text:p>41</text:p>
          </table:table-cell>
          <table:table-cell office:value-type="float" office:value="31.201342857264375" table:style-name="ce37">
            <text:p>31</text:p>
          </table:table-cell>
          <table:table-cell office:value-type="float" office:value="26.76177637441025" table:style-name="ce37">
            <text:p>27</text:p>
          </table:table-cell>
          <table:table-cell office:value-type="float" office:value="34.235296074854503" table:style-name="ce37">
            <text:p>34</text:p>
          </table:table-cell>
          <table:table-cell office:value-type="float" office:value="33.093765485347568" table:style-name="ce37">
            <text:p>33</text:p>
          </table:table-cell>
          <table:table-cell office:value-type="float" office:value="28.912733412991049" table:style-name="ce37">
            <text:p>29</text:p>
          </table:table-cell>
          <table:table-cell table:style-name="ce35"/>
          <table:table-cell table:number-columns-repeated="16355" table:style-name="ce4"/>
        </table:table-row>
        <table:table-row table:style-name="ro2">
          <table:table-cell office:value-type="string" table:style-name="ce3">
            <text:p>E06000026</text:p>
          </table:table-cell>
          <table:table-cell table:style-name="ce3"/>
          <table:table-cell office:value-type="string" table:style-name="ce3">
            <text:p>Plymouth</text:p>
          </table:table-cell>
          <table:table-cell office:value-type="float" office:value="6.1134478163278505" table:style-name="ce36">
            <text:p>6.1</text:p>
          </table:table-cell>
          <table:table-cell office:value-type="float" office:value="6.2737309999999997" table:style-name="ce36">
            <text:p>6.3</text:p>
          </table:table-cell>
          <table:table-cell office:value-type="float" office:value="6.3601863416278102" table:style-name="ce36">
            <text:p>6.4</text:p>
          </table:table-cell>
          <table:table-cell office:value-type="float" office:value="6.1274189999999997" table:style-name="ce36">
            <text:p>6.1</text:p>
          </table:table-cell>
          <table:table-cell office:value-type="float" office:value="6.53851360009718" table:style-name="ce36">
            <text:p>6.5</text:p>
          </table:table-cell>
          <table:table-cell office:value-type="float" office:value="6.75682368469844" table:style-name="ce36">
            <text:p>6.8</text:p>
          </table:table-cell>
          <table:table-cell office:value-type="float" office:value="6.0197435426042096" table:style-name="ce36">
            <text:p>6.0</text:p>
          </table:table-cell>
          <table:table-cell office:value-type="float" office:value="5.8099187160463401" table:style-name="ce36">
            <text:p>5.8</text:p>
          </table:table-cell>
          <table:table-cell office:value-type="float" office:value="5.5340819999999997" table:style-name="ce36">
            <text:p>5.5</text:p>
          </table:table-cell>
          <table:table-cell office:value-type="float" office:value="5.3467099999999999" table:style-name="ce36">
            <text:p>5.3</text:p>
          </table:table-cell>
          <table:table-cell office:value-type="float" office:value="5.0080660000000004" table:style-name="ce36">
            <text:p>5.0</text:p>
          </table:table-cell>
          <table:table-cell office:value-type="float" office:value="1.6421269999999999" table:style-name="ce36">
            <text:p>1.6</text:p>
          </table:table-cell>
          <table:table-cell table:style-name="ce33"/>
          <table:table-cell office:value-type="float" office:value="30.429657371445547" table:style-name="ce37">
            <text:p>30</text:p>
          </table:table-cell>
          <table:table-cell office:value-type="float" office:value="30.107098333500176" table:style-name="ce37">
            <text:p>30</text:p>
          </table:table-cell>
          <table:table-cell office:value-type="float" office:value="30.900512406958953" table:style-name="ce37">
            <text:p>31</text:p>
          </table:table-cell>
          <table:table-cell office:value-type="float" office:value="30.624822102542403" table:style-name="ce37">
            <text:p>31</text:p>
          </table:table-cell>
          <table:table-cell office:value-type="float" office:value="31.979876477153606" table:style-name="ce37">
            <text:p>32</text:p>
          </table:table-cell>
          <table:table-cell office:value-type="float" office:value="32.017842152984329" table:style-name="ce37">
            <text:p>32</text:p>
          </table:table-cell>
          <table:table-cell office:value-type="float" office:value="30.806405153513399" table:style-name="ce37">
            <text:p>31</text:p>
          </table:table-cell>
          <table:table-cell office:value-type="float" office:value="30.188721944699548" table:style-name="ce37">
            <text:p>30</text:p>
          </table:table-cell>
          <table:table-cell office:value-type="float" office:value="29.741190982157377" table:style-name="ce37">
            <text:p>30</text:p>
          </table:table-cell>
          <table:table-cell office:value-type="float" office:value="28.496948284054351" table:style-name="ce37">
            <text:p>28</text:p>
          </table:table-cell>
          <table:table-cell office:value-type="float" office:value="28.078548255023644" table:style-name="ce37">
            <text:p>28</text:p>
          </table:table-cell>
          <table:table-cell office:value-type="float" office:value="23.870716776952378" table:style-name="ce37">
            <text:p>24</text:p>
          </table:table-cell>
          <table:table-cell table:style-name="ce3"/>
          <table:table-cell table:number-columns-repeated="16355" table:style-name="ce4"/>
        </table:table-row>
        <table:table-row table:style-name="ro2">
          <table:table-cell office:value-type="string" table:style-name="ce3">
            <text:p>E06000029</text:p>
          </table:table-cell>
          <table:table-cell table:style-name="ce3"/>
          <table:table-cell office:value-type="string" table:style-name="ce3">
            <text:p>Poole</text:p>
          </table:table-cell>
          <table:table-cell office:value-type="float" office:value="2.8677455640126603" table:style-name="ce36">
            <text:p>2.9</text:p>
          </table:table-cell>
          <table:table-cell office:value-type="float" office:value="2.9880999587846397" table:style-name="ce36">
            <text:p>3.0</text:p>
          </table:table-cell>
          <table:table-cell office:value-type="float" office:value="3.0822338584306501" table:style-name="ce36">
            <text:p>3.1</text:p>
          </table:table-cell>
          <table:table-cell office:value-type="float" office:value="3.0138910000000001" table:style-name="ce36">
            <text:p>3.0</text:p>
          </table:table-cell>
          <table:table-cell office:value-type="float" office:value="3.2266910000000002" table:style-name="ce36">
            <text:p>3.2</text:p>
          </table:table-cell>
          <table:table-cell office:value-type="float" office:value="3.2641070000000001" table:style-name="ce36">
            <text:p>3.3</text:p>
          </table:table-cell>
          <table:table-cell office:value-type="float" office:value="3.1009999083607402" table:style-name="ce36">
            <text:p>3.1</text:p>
          </table:table-cell>
          <table:table-cell office:value-type="float" office:value="3.0207337393649603" table:style-name="ce36">
            <text:p>3.0</text:p>
          </table:table-cell>
          <table:table-cell office:value-type="float" office:value="2.9154121046658097" table:style-name="ce36">
            <text:p>2.9</text:p>
          </table:table-cell>
          <table:table-cell office:value-type="float" office:value="2.9991840867254798" table:style-name="ce36">
            <text:p>3.0</text:p>
          </table:table-cell>
          <table:table-cell office:value-type="float" office:value="2.7425079999999999" table:style-name="ce36">
            <text:p>2.7</text:p>
          </table:table-cell>
          <table:table-cell office:value-type="string" table:style-name="ce40">
            <text:p>..</text:p>
          </table:table-cell>
          <table:table-cell table:style-name="ce33"/>
          <table:table-cell office:value-type="float" office:value="37.036505705921684" table:style-name="ce37">
            <text:p>37</text:p>
          </table:table-cell>
          <table:table-cell office:value-type="float" office:value="35.621787700400063" table:style-name="ce37">
            <text:p>36</text:p>
          </table:table-cell>
          <table:table-cell office:value-type="float" office:value="32.688142249728429" table:style-name="ce37">
            <text:p>33</text:p>
          </table:table-cell>
          <table:table-cell office:value-type="float" office:value="31.799146625217254" table:style-name="ce37">
            <text:p>32</text:p>
          </table:table-cell>
          <table:table-cell office:value-type="float" office:value="31.273758629335774" table:style-name="ce37">
            <text:p>31</text:p>
          </table:table-cell>
          <table:table-cell office:value-type="float" office:value="30.83384878835637" table:style-name="ce37">
            <text:p>31</text:p>
          </table:table-cell>
          <table:table-cell office:value-type="float" office:value="28.41569404069989" table:style-name="ce37">
            <text:p>28</text:p>
          </table:table-cell>
          <table:table-cell office:value-type="float" office:value="28.399331579658799" table:style-name="ce37">
            <text:p>28</text:p>
          </table:table-cell>
          <table:table-cell office:value-type="float" office:value="26.791689644901783" table:style-name="ce37">
            <text:p>27</text:p>
          </table:table-cell>
          <table:table-cell office:value-type="float" office:value="30.422428514082444" table:style-name="ce37">
            <text:p>30</text:p>
          </table:table-cell>
          <table:table-cell office:value-type="float" office:value="30.409974043208539" table:style-name="ce37">
            <text:p>30</text:p>
          </table:table-cell>
          <table:table-cell office:value-type="string" table:style-name="ce41">
            <text:p>..</text:p>
          </table:table-cell>
          <table:table-cell table:style-name="ce3"/>
          <table:table-cell table:number-columns-repeated="16355" table:style-name="ce4"/>
        </table:table-row>
        <table:table-row table:style-name="ro2">
          <table:table-cell office:value-type="string" table:style-name="ce3">
            <text:p>E10000027</text:p>
          </table:table-cell>
          <table:table-cell table:style-name="ce3"/>
          <table:table-cell office:value-type="string" table:style-name="ce3">
            <text:p>Somerset</text:p>
          </table:table-cell>
          <table:table-cell office:value-type="float" office:value="4.6230902586187996" table:style-name="ce36">
            <text:p>4.6</text:p>
          </table:table-cell>
          <table:table-cell office:value-type="float" office:value="4.5829616232703492" table:style-name="ce36">
            <text:p>4.6</text:p>
          </table:table-cell>
          <table:table-cell office:value-type="float" office:value="4.22579634769283" table:style-name="ce36">
            <text:p>4.2</text:p>
          </table:table-cell>
          <table:table-cell office:value-type="float" office:value="4.2633631231351901" table:style-name="ce36">
            <text:p>4.3</text:p>
          </table:table-cell>
          <table:table-cell office:value-type="float" office:value="4.5077381606351903" table:style-name="ce36">
            <text:p>4.5</text:p>
          </table:table-cell>
          <table:table-cell office:value-type="float" office:value="4.1432915727704804" table:style-name="ce36">
            <text:p>4.1</text:p>
          </table:table-cell>
          <table:table-cell office:value-type="float" office:value="4.1107351523538105" table:style-name="ce36">
            <text:p>4.1</text:p>
          </table:table-cell>
          <table:table-cell office:value-type="float" office:value="2.5510314271739101" table:style-name="ce36">
            <text:p>2.6</text:p>
          </table:table-cell>
          <table:table-cell office:value-type="float" office:value="2.6925250493410702" table:style-name="ce36">
            <text:p>2.7</text:p>
          </table:table-cell>
          <table:table-cell office:value-type="float" office:value="2.6552509999999998" table:style-name="ce36">
            <text:p>2.7</text:p>
          </table:table-cell>
          <table:table-cell office:value-type="float" office:value="2.50293648671295" table:style-name="ce36">
            <text:p>2.5</text:p>
          </table:table-cell>
          <table:table-cell office:value-type="float" office:value="0.46978069964448199" table:style-name="ce36">
            <text:p>0.5</text:p>
          </table:table-cell>
          <table:table-cell table:style-name="ce33"/>
          <table:table-cell office:value-type="float" office:value="47.375316445393686" table:style-name="ce37">
            <text:p>47</text:p>
          </table:table-cell>
          <table:table-cell office:value-type="float" office:value="48.887630044872338" table:style-name="ce37">
            <text:p>49</text:p>
          </table:table-cell>
          <table:table-cell office:value-type="float" office:value="49.070458334157181" table:style-name="ce37">
            <text:p>49</text:p>
          </table:table-cell>
          <table:table-cell office:value-type="float" office:value="52.340118401628111" table:style-name="ce37">
            <text:p>52</text:p>
          </table:table-cell>
          <table:table-cell office:value-type="float" office:value="52.18429816750244" table:style-name="ce37">
            <text:p>52</text:p>
          </table:table-cell>
          <table:table-cell office:value-type="float" office:value="46.571853851262432" table:style-name="ce37">
            <text:p>47</text:p>
          </table:table-cell>
          <table:table-cell office:value-type="float" office:value="42.598257971285697" table:style-name="ce37">
            <text:p>43</text:p>
          </table:table-cell>
          <table:table-cell office:value-type="float" office:value="34.356753760382858" table:style-name="ce37">
            <text:p>34</text:p>
          </table:table-cell>
          <table:table-cell office:value-type="float" office:value="33.202456031636586" table:style-name="ce37">
            <text:p>33</text:p>
          </table:table-cell>
          <table:table-cell office:value-type="float" office:value="41.983505441528273" table:style-name="ce37">
            <text:p>42</text:p>
          </table:table-cell>
          <table:table-cell office:value-type="float" office:value="42.365935647955538" table:style-name="ce37">
            <text:p>42</text:p>
          </table:table-cell>
          <table:table-cell office:value-type="float" office:value="35.342380143970672" table:style-name="ce37">
            <text:p>35</text:p>
          </table:table-cell>
          <table:table-cell table:style-name="ce3"/>
          <table:table-cell table:number-columns-repeated="16355" table:style-name="ce4"/>
        </table:table-row>
        <table:table-row table:style-name="ro2">
          <table:table-cell office:value-type="string" table:style-name="ce3">
            <text:p>E06000025</text:p>
          </table:table-cell>
          <table:table-cell table:style-name="ce3"/>
          <table:table-cell office:value-type="string" table:style-name="ce3">
            <text:p>South Gloucestershire</text:p>
          </table:table-cell>
          <table:table-cell office:value-type="float" office:value="2.3392807325981702" table:style-name="ce36">
            <text:p>2.3</text:p>
          </table:table-cell>
          <table:table-cell office:value-type="float" office:value="2.1530322880077599" table:style-name="ce36">
            <text:p>2.2</text:p>
          </table:table-cell>
          <table:table-cell office:value-type="float" office:value="2.2366826126882402" table:style-name="ce36">
            <text:p>2.2</text:p>
          </table:table-cell>
          <table:table-cell office:value-type="float" office:value="2.2109618529192101" table:style-name="ce36">
            <text:p>2.2</text:p>
          </table:table-cell>
          <table:table-cell office:value-type="float" office:value="2.2026186815520501" table:style-name="ce36">
            <text:p>2.2</text:p>
          </table:table-cell>
          <table:table-cell office:value-type="float" office:value="2.23418204139025" table:style-name="ce36">
            <text:p>2.2</text:p>
          </table:table-cell>
          <table:table-cell office:value-type="float" office:value="2.0631173861483898" table:style-name="ce36">
            <text:p>2.1</text:p>
          </table:table-cell>
          <table:table-cell office:value-type="float" office:value="2.3442793282529899" table:style-name="ce36">
            <text:p>2.3</text:p>
          </table:table-cell>
          <table:table-cell office:value-type="float" office:value="2.1506769999999999" table:style-name="ce36">
            <text:p>2.2</text:p>
          </table:table-cell>
          <table:table-cell office:value-type="float" office:value="1.922809" table:style-name="ce36">
            <text:p>1.9</text:p>
          </table:table-cell>
          <table:table-cell office:value-type="float" office:value="1.8227409999999999" table:style-name="ce36">
            <text:p>1.8</text:p>
          </table:table-cell>
          <table:table-cell office:value-type="float" office:value="0.49426752000000002" table:style-name="ce36">
            <text:p>0.5</text:p>
          </table:table-cell>
          <table:table-cell table:style-name="ce33"/>
          <table:table-cell office:value-type="float" office:value="32.251222073830249" table:style-name="ce37">
            <text:p>32</text:p>
          </table:table-cell>
          <table:table-cell office:value-type="float" office:value="31.250475994072225" table:style-name="ce37">
            <text:p>31</text:p>
          </table:table-cell>
          <table:table-cell office:value-type="float" office:value="31.672936606303541" table:style-name="ce37">
            <text:p>32</text:p>
          </table:table-cell>
          <table:table-cell office:value-type="float" office:value="34.02279729979967" table:style-name="ce37">
            <text:p>34</text:p>
          </table:table-cell>
          <table:table-cell office:value-type="float" office:value="31.981538226166595" table:style-name="ce37">
            <text:p>32</text:p>
          </table:table-cell>
          <table:table-cell office:value-type="float" office:value="27.858072327085186" table:style-name="ce37">
            <text:p>28</text:p>
          </table:table-cell>
          <table:table-cell office:value-type="float" office:value="23.404808798048617" table:style-name="ce37">
            <text:p>23</text:p>
          </table:table-cell>
          <table:table-cell office:value-type="float" office:value="22.125286411879554" table:style-name="ce37">
            <text:p>22</text:p>
          </table:table-cell>
          <table:table-cell office:value-type="float" office:value="20.655215370402864" table:style-name="ce37">
            <text:p>21</text:p>
          </table:table-cell>
          <table:table-cell office:value-type="float" office:value="20.694070360801387" table:style-name="ce37">
            <text:p>21</text:p>
          </table:table-cell>
          <table:table-cell office:value-type="float" office:value="21.686752396078763" table:style-name="ce37">
            <text:p>22</text:p>
          </table:table-cell>
          <table:table-cell office:value-type="float" office:value="19.176120187913035" table:style-name="ce37">
            <text:p>19</text:p>
          </table:table-cell>
          <table:table-cell table:style-name="ce3"/>
          <table:table-cell table:number-columns-repeated="16355" table:style-name="ce4"/>
        </table:table-row>
        <table:table-row table:style-name="ro2">
          <table:table-cell office:value-type="string" table:style-name="ce3">
            <text:p>E06000030</text:p>
          </table:table-cell>
          <table:table-cell table:style-name="ce3"/>
          <table:table-cell office:value-type="string" table:style-name="ce3">
            <text:p>Swindon</text:p>
          </table:table-cell>
          <table:table-cell office:value-type="float" office:value="3.4845286512114098" table:style-name="ce36">
            <text:p>3.5</text:p>
          </table:table-cell>
          <table:table-cell office:value-type="float" office:value="3.6793664698856703" table:style-name="ce36">
            <text:p>3.7</text:p>
          </table:table-cell>
          <table:table-cell office:value-type="float" office:value="3.7167469999999998" table:style-name="ce36">
            <text:p>3.7</text:p>
          </table:table-cell>
          <table:table-cell office:value-type="float" office:value="3.5840122949608402" table:style-name="ce36">
            <text:p>3.6</text:p>
          </table:table-cell>
          <table:table-cell office:value-type="float" office:value="3.42515195494558" table:style-name="ce36">
            <text:p>3.4</text:p>
          </table:table-cell>
          <table:table-cell office:value-type="float" office:value="3.2179785968447798" table:style-name="ce36">
            <text:p>3.2</text:p>
          </table:table-cell>
          <table:table-cell office:value-type="float" office:value="3.3251689999999998" table:style-name="ce36">
            <text:p>3.3</text:p>
          </table:table-cell>
          <table:table-cell office:value-type="float" office:value="3.285568" table:style-name="ce36">
            <text:p>3.3</text:p>
          </table:table-cell>
          <table:table-cell office:value-type="float" office:value="3.1289799999999999" table:style-name="ce36">
            <text:p>3.1</text:p>
          </table:table-cell>
          <table:table-cell office:value-type="float" office:value="3.0692970000000002" table:style-name="ce36">
            <text:p>3.1</text:p>
          </table:table-cell>
          <table:table-cell office:value-type="float" office:value="2.914526" table:style-name="ce36">
            <text:p>2.9</text:p>
          </table:table-cell>
          <table:table-cell office:value-type="float" office:value="0.961198" table:style-name="ce36">
            <text:p>1.0</text:p>
          </table:table-cell>
          <table:table-cell table:style-name="ce33"/>
          <table:table-cell office:value-type="float" office:value="28.69303076837322" table:style-name="ce37">
            <text:p>29</text:p>
          </table:table-cell>
          <table:table-cell office:value-type="float" office:value="29.419598249338719" table:style-name="ce37">
            <text:p>29</text:p>
          </table:table-cell>
          <table:table-cell office:value-type="float" office:value="29.797972509599418" table:style-name="ce37">
            <text:p>30</text:p>
          </table:table-cell>
          <table:table-cell office:value-type="float" office:value="29.768732904724736" table:style-name="ce37">
            <text:p>30</text:p>
          </table:table-cell>
          <table:table-cell office:value-type="float" office:value="29.522619550001629" table:style-name="ce37">
            <text:p>30</text:p>
          </table:table-cell>
          <table:table-cell office:value-type="float" office:value="27.567713423771256" table:style-name="ce37">
            <text:p>28</text:p>
          </table:table-cell>
          <table:table-cell office:value-type="float" office:value="28.273501142701562" table:style-name="ce37">
            <text:p>28</text:p>
          </table:table-cell>
          <table:table-cell office:value-type="float" office:value="28.064622377842191" table:style-name="ce37">
            <text:p>28</text:p>
          </table:table-cell>
          <table:table-cell office:value-type="float" office:value="26.356194494965251" table:style-name="ce37">
            <text:p>26</text:p>
          </table:table-cell>
          <table:table-cell office:value-type="float" office:value="25.630647914986969" table:style-name="ce37">
            <text:p>26</text:p>
          </table:table-cell>
          <table:table-cell office:value-type="float" office:value="24.561861840780718" table:style-name="ce37">
            <text:p>25</text:p>
          </table:table-cell>
          <table:table-cell office:value-type="float" office:value="19.924146303899416" table:style-name="ce37">
            <text:p>20</text:p>
          </table:table-cell>
          <table:table-cell table:number-columns-repeated="16356" table:style-name="ce4"/>
        </table:table-row>
        <table:table-row table:style-name="ro2">
          <table:table-cell office:value-type="string" table:style-name="ce3">
            <text:p>E06000027</text:p>
          </table:table-cell>
          <table:table-cell table:style-name="ce3"/>
          <table:table-cell office:value-type="string" table:style-name="ce3">
            <text:p>Torbay</text:p>
          </table:table-cell>
          <table:table-cell office:value-type="float" office:value="3.2161522883019602" table:style-name="ce36">
            <text:p>3.2</text:p>
          </table:table-cell>
          <table:table-cell office:value-type="float" office:value="3.5483470000000001" table:style-name="ce36">
            <text:p>3.5</text:p>
          </table:table-cell>
          <table:table-cell office:value-type="float" office:value="4.0506239024199999" table:style-name="ce36">
            <text:p>4.1</text:p>
          </table:table-cell>
          <table:table-cell office:value-type="float" office:value="3.8715067700469201" table:style-name="ce36">
            <text:p>3.9</text:p>
          </table:table-cell>
          <table:table-cell office:value-type="float" office:value="3.8328442988251403" table:style-name="ce36">
            <text:p>3.8</text:p>
          </table:table-cell>
          <table:table-cell office:value-type="float" office:value="4.0533825507271901" table:style-name="ce36">
            <text:p>4.1</text:p>
          </table:table-cell>
          <table:table-cell office:value-type="float" office:value="3.8698670000000002" table:style-name="ce36">
            <text:p>3.9</text:p>
          </table:table-cell>
          <table:table-cell office:value-type="float" office:value="3.7756699999999999" table:style-name="ce36">
            <text:p>3.8</text:p>
          </table:table-cell>
          <table:table-cell office:value-type="float" office:value="3.7527010000000001" table:style-name="ce36">
            <text:p>3.8</text:p>
          </table:table-cell>
          <table:table-cell office:value-type="float" office:value="3.5037216779100402" table:style-name="ce36">
            <text:p>3.5</text:p>
          </table:table-cell>
          <table:table-cell office:value-type="float" office:value="3.1651039999999999" table:style-name="ce36">
            <text:p>3.2</text:p>
          </table:table-cell>
          <table:table-cell office:value-type="float" office:value="0.95555800000000002" table:style-name="ce36">
            <text:p>1.0</text:p>
          </table:table-cell>
          <table:table-cell table:style-name="ce33"/>
          <table:table-cell office:value-type="float" office:value="41.995322590043585" table:style-name="ce37">
            <text:p>42</text:p>
          </table:table-cell>
          <table:table-cell office:value-type="float" office:value="46.288629386569966" table:style-name="ce37">
            <text:p>46</text:p>
          </table:table-cell>
          <table:table-cell office:value-type="float" office:value="48.749290715845881" table:style-name="ce37">
            <text:p>49</text:p>
          </table:table-cell>
          <table:table-cell office:value-type="float" office:value="48.620619427327853" table:style-name="ce37">
            <text:p>49</text:p>
          </table:table-cell>
          <table:table-cell office:value-type="float" office:value="49.24989942698911" table:style-name="ce37">
            <text:p>49</text:p>
          </table:table-cell>
          <table:table-cell office:value-type="float" office:value="49.824966793410155" table:style-name="ce37">
            <text:p>50</text:p>
          </table:table-cell>
          <table:table-cell office:value-type="float" office:value="49.300344197022675" table:style-name="ce37">
            <text:p>49</text:p>
          </table:table-cell>
          <table:table-cell office:value-type="float" office:value="47.541609469464305" table:style-name="ce37">
            <text:p>48</text:p>
          </table:table-cell>
          <table:table-cell office:value-type="float" office:value="47.102790670469332" table:style-name="ce37">
            <text:p>47</text:p>
          </table:table-cell>
          <table:table-cell office:value-type="float" office:value="45.069503901218141" table:style-name="ce37">
            <text:p>45</text:p>
          </table:table-cell>
          <table:table-cell office:value-type="float" office:value="43.494292197284175" table:style-name="ce37">
            <text:p>43</text:p>
          </table:table-cell>
          <table:table-cell office:value-type="float" office:value="35.519736883678895" table:style-name="ce37">
            <text:p>36</text:p>
          </table:table-cell>
          <table:table-cell table:number-columns-repeated="16356" table:style-name="ce4"/>
        </table:table-row>
        <table:table-row table:style-name="ro2">
          <table:table-cell office:value-type="string" table:style-name="ce3">
            <text:p>E06000054</text:p>
          </table:table-cell>
          <table:table-cell table:style-name="ce3"/>
          <table:table-cell office:value-type="string" table:style-name="ce3">
            <text:p>Wiltshire</text:p>
          </table:table-cell>
          <table:table-cell office:value-type="float" office:value="4.2175776634697897" table:style-name="ce36">
            <text:p>4.2</text:p>
          </table:table-cell>
          <table:table-cell office:value-type="float" office:value="4.2152167358118602" table:style-name="ce36">
            <text:p>4.2</text:p>
          </table:table-cell>
          <table:table-cell office:value-type="float" office:value="4.3724428588872" table:style-name="ce36">
            <text:p>4.4</text:p>
          </table:table-cell>
          <table:table-cell office:value-type="float" office:value="4.15587333166898" table:style-name="ce36">
            <text:p>4.2</text:p>
          </table:table-cell>
          <table:table-cell office:value-type="float" office:value="3.9559534695907299" table:style-name="ce36">
            <text:p>4.0</text:p>
          </table:table-cell>
          <table:table-cell office:value-type="float" office:value="4.0421729006458103" table:style-name="ce36">
            <text:p>4.0</text:p>
          </table:table-cell>
          <table:table-cell office:value-type="float" office:value="3.6055024650111598" table:style-name="ce36">
            <text:p>3.6</text:p>
          </table:table-cell>
          <table:table-cell office:value-type="float" office:value="3.4361123756702701" table:style-name="ce36">
            <text:p>3.4</text:p>
          </table:table-cell>
          <table:table-cell office:value-type="float" office:value="3.3980825375516002" table:style-name="ce36">
            <text:p>3.4</text:p>
          </table:table-cell>
          <table:table-cell office:value-type="float" office:value="3.416614" table:style-name="ce36">
            <text:p>3.4</text:p>
          </table:table-cell>
          <table:table-cell office:value-type="float" office:value="3.3641879113667796" table:style-name="ce36">
            <text:p>3.4</text:p>
          </table:table-cell>
          <table:table-cell office:value-type="float" office:value="1.0989600337160701" table:style-name="ce36">
            <text:p>1.1</text:p>
          </table:table-cell>
          <table:table-cell table:style-name="ce33"/>
          <table:table-cell office:value-type="float" office:value="40.623794973603253" table:style-name="ce37">
            <text:p>41</text:p>
          </table:table-cell>
          <table:table-cell office:value-type="float" office:value="38.944757142332278" table:style-name="ce37">
            <text:p>39</text:p>
          </table:table-cell>
          <table:table-cell office:value-type="float" office:value="39.925288206553248" table:style-name="ce37">
            <text:p>40</text:p>
          </table:table-cell>
          <table:table-cell office:value-type="float" office:value="38.779417699014616" table:style-name="ce37">
            <text:p>39</text:p>
          </table:table-cell>
          <table:table-cell office:value-type="float" office:value="38.639070104627123" table:style-name="ce37">
            <text:p>39</text:p>
          </table:table-cell>
          <table:table-cell office:value-type="float" office:value="40.725841723345788" table:style-name="ce37">
            <text:p>41</text:p>
          </table:table-cell>
          <table:table-cell office:value-type="float" office:value="36.584485101981848" table:style-name="ce37">
            <text:p>37</text:p>
          </table:table-cell>
          <table:table-cell office:value-type="float" office:value="34.785867784961113" table:style-name="ce37">
            <text:p>35</text:p>
          </table:table-cell>
          <table:table-cell office:value-type="float" office:value="34.35423037017167" table:style-name="ce37">
            <text:p>34</text:p>
          </table:table-cell>
          <table:table-cell office:value-type="float" office:value="34.88483742053792" table:style-name="ce37">
            <text:p>35</text:p>
          </table:table-cell>
          <table:table-cell office:value-type="float" office:value="35.586890296544951" table:style-name="ce37">
            <text:p>36</text:p>
          </table:table-cell>
          <table:table-cell office:value-type="float" office:value="28.986369347444786" table:style-name="ce37">
            <text:p>29</text:p>
          </table:table-cell>
          <table:table-cell table:number-columns-repeated="16356" table:style-name="ce4"/>
        </table:table-row>
        <table:table-row table:style-name="ro2">
          <table:table-cell table:number-columns-repeated="3" table:style-name="ce3"/>
          <table:table-cell table:number-columns-repeated="12" table:style-name="ce32"/>
          <table:table-cell table:style-name="ce33"/>
          <table:table-cell table:number-columns-repeated="12" table:style-name="ce34"/>
          <table:table-cell table:number-columns-repeated="16356" table:style-name="ce4"/>
        </table:table-row>
        <table:table-row table:style-name="ro2">
          <table:table-cell table:style-name="ce3"/>
          <table:table-cell office:value-type="string" table:style-name="ce39">
            <text:p>England</text:p>
          </table:table-cell>
          <table:table-cell table:style-name="ce3"/>
          <table:table-cell office:value-type="float" office:value="1050.5186465495376" table:style-name="ce42">
            <text:p>1,050.5</text:p>
          </table:table-cell>
          <table:table-cell office:value-type="float" office:value="1044.0091274954705" table:style-name="ce42">
            <text:p>1,044.0</text:p>
          </table:table-cell>
          <table:table-cell office:value-type="float" office:value="1061.049053148274" table:style-name="ce42">
            <text:p>1,061.0</text:p>
          </table:table-cell>
          <table:table-cell office:value-type="float" office:value="1022.0593845701591" table:style-name="ce42">
            <text:p>1,022.1</text:p>
          </table:table-cell>
          <table:table-cell office:value-type="float" office:value="1040.3381506087933" table:style-name="ce42">
            <text:p>1,040.3</text:p>
          </table:table-cell>
          <table:table-cell office:value-type="float" office:value="1031.9498529877251" table:style-name="ce42">
            <text:p>1,031.9</text:p>
          </table:table-cell>
          <table:table-cell office:value-type="float" office:value="1003.3640578111916" table:style-name="ce42">
            <text:p>1,003.4</text:p>
          </table:table-cell>
          <table:table-cell office:value-type="float" office:value="986.71933866050347" table:style-name="ce42">
            <text:p>986.7</text:p>
          </table:table-cell>
          <table:table-cell office:value-type="float" office:value="956.03661512896554" table:style-name="ce43">
            <text:p>956</text:p>
          </table:table-cell>
          <table:table-cell office:value-type="float" office:value="951.32204584609428" table:style-name="ce43">
            <text:p>951</text:p>
          </table:table-cell>
          <table:table-cell office:value-type="float" office:value="898.68259384533667" table:style-name="ce43">
            <text:p>899</text:p>
          </table:table-cell>
          <table:table-cell office:value-type="float" office:value="320.07057216836421" table:style-name="ce43">
            <text:p>320</text:p>
          </table:table-cell>
          <table:table-cell table:style-name="ce33"/>
          <table:table-cell office:value-type="float" office:value="22.771342636929994" table:style-name="ce34">
            <text:p>23</text:p>
          </table:table-cell>
          <table:table-cell office:value-type="float" office:value="22.605498684853139" table:style-name="ce34">
            <text:p>23</text:p>
          </table:table-cell>
          <table:table-cell office:value-type="float" office:value="22.869961694684697" table:style-name="ce34">
            <text:p>23</text:p>
          </table:table-cell>
          <table:table-cell office:value-type="float" office:value="22.364171632267759" table:style-name="ce34">
            <text:p>22</text:p>
          </table:table-cell>
          <table:table-cell office:value-type="float" office:value="22.26581589525356" table:style-name="ce34">
            <text:p>22</text:p>
          </table:table-cell>
          <table:table-cell office:value-type="float" office:value="22.30300254939467" table:style-name="ce34">
            <text:p>22</text:p>
          </table:table-cell>
          <table:table-cell office:value-type="float" office:value="22.243015813436539" table:style-name="ce34">
            <text:p>22</text:p>
          </table:table-cell>
          <table:table-cell office:value-type="float" office:value="22.229179252156428" table:style-name="ce34">
            <text:p>22</text:p>
          </table:table-cell>
          <table:table-cell office:value-type="float" office:value="21.986880184133611" table:style-name="ce34">
            <text:p>22</text:p>
          </table:table-cell>
          <table:table-cell office:value-type="float" office:value="22.093015792844025" table:style-name="ce34">
            <text:p>22</text:p>
          </table:table-cell>
          <table:table-cell office:value-type="float" office:value="22.06614573951838" table:style-name="ce34">
            <text:p>22</text:p>
          </table:table-cell>
          <table:table-cell office:value-type="float" office:value="20.328374708179073" table:style-name="ce34">
            <text:p>20</text:p>
          </table:table-cell>
          <table:table-cell table:number-columns-repeated="16356" table:style-name="ce4"/>
        </table:table-row>
        <table:table-row table:style-name="ro4">
          <table:table-cell table:number-columns-repeated="6" table:style-name="ce44"/>
          <table:table-cell table:number-columns-repeated="8" table:style-name="ce45"/>
          <table:table-cell table:number-columns-repeated="2" table:style-name="ce46"/>
          <table:table-cell table:number-columns-repeated="12" table:style-name="ce44"/>
          <table:table-cell table:number-columns-repeated="16356" table:style-name="ce4"/>
        </table:table-row>
        <table:table-row table:style-name="ro4">
          <table:table-cell table:number-columns-repeated="6" table:style-name="ce3"/>
          <table:table-cell table:number-columns-repeated="8" table:style-name="ce47"/>
          <table:table-cell table:number-columns-repeated="2" table:style-name="ce25"/>
          <table:table-cell table:number-columns-repeated="12" table:style-name="ce3"/>
          <table:table-cell table:number-columns-repeated="16356" table:style-name="ce4"/>
        </table:table-row>
        <table:table-row table:style-name="ro8">
          <table:table-cell office:value-type="string" table:style-name="ce48">
            <text:p><text:span text:style-name="T4">1</text:span><text:s/>Data are only available at ITA or London level, and therefore figures are quoted for Transport for London. Greater Manchester ITA, Merseyside ITA, Tyne and Wear ITA, West Midlands ITA, South Yorkshire ITA<text:s/></text:p>
          </table:table-cell>
          <table:table-cell table:number-columns-repeated="4" table:style-name="ce49"/>
          <table:table-cell table:number-columns-repeated="9" table:style-name="ce7"/>
          <table:table-cell table:number-columns-repeated="14" table:style-name="ce3"/>
          <table:table-cell table:number-columns-repeated="16356" table:style-name="ce4"/>
        </table:table-row>
        <table:table-row table:style-name="ro2">
          <table:table-cell office:value-type="string" table:style-name="ce48">
            <text:p>and West Yorkshire ITA respectively. Isles of Scilly are not included.</text:p>
          </table:table-cell>
          <table:table-cell table:number-columns-repeated="4" table:style-name="ce49"/>
          <table:table-cell table:number-columns-repeated="9" table:style-name="ce7"/>
          <table:table-cell table:number-columns-repeated="11" table:style-name="ce3"/>
          <table:table-cell office:value-type="string" table:style-name="ce50">
            <text:p>Source: Department for Transport Public Service Vehicle Survey</text:p>
          </table:table-cell>
          <table:table-cell table:number-columns-repeated="2" table:style-name="ce3"/>
          <table:table-cell table:number-columns-repeated="16356" table:style-name="ce4"/>
        </table:table-row>
        <table:table-row table:style-name="ro8">
          <table:table-cell office:value-type="string" table:style-name="ce48">
            <text:p><text:span text:style-name="T4">2</text:span><text:s/>Estimates of elderly and disabled concessionary passenger boardings from 2010/11 held by local authorities (which are not directly comparable with these figures derived from the DfT PSV survey) are published separately.</text:p>
          </table:table-cell>
          <table:table-cell table:number-columns-repeated="4" table:style-name="ce49"/>
          <table:table-cell table:number-columns-repeated="9" table:style-name="ce7"/>
          <table:table-cell table:number-columns-repeated="11" table:style-name="ce3"/>
          <table:table-cell office:value-type="string" table:style-name="ce50">
            <text:p>Last updated: 03 November 2021</text:p>
          </table:table-cell>
          <table:table-cell table:number-columns-repeated="2" table:style-name="ce3"/>
          <table:table-cell table:number-columns-repeated="16356" table:style-name="ce4"/>
        </table:table-row>
        <table:table-row table:style-name="ro2">
          <table:table-cell table:style-name="ce48"/>
          <table:table-cell table:number-columns-repeated="4" table:style-name="ce49"/>
          <table:table-cell table:number-columns-repeated="9" table:style-name="ce7"/>
          <table:table-cell table:number-columns-repeated="11" table:style-name="ce3"/>
          <table:table-cell office:value-type="string" table:style-name="ce50">
            <text:p>Next update: Autumn 2022</text:p>
          </table:table-cell>
          <table:table-cell table:number-columns-repeated="2" table:style-name="ce3"/>
          <table:table-cell table:number-columns-repeated="16356" table:style-name="ce4"/>
        </table:table-row>
        <table:table-row table:style-name="ro2">
          <table:table-cell table:style-name="ce3"/>
          <table:table-cell table:number-columns-repeated="4" table:style-name="ce49"/>
          <table:table-cell table:style-name="ce3"/>
          <table:table-cell table:number-columns-repeated="8" table:style-name="ce50"/>
          <table:table-cell table:number-columns-repeated="14" table:style-name="ce3"/>
          <table:table-cell table:number-columns-repeated="16356" table:style-name="ce4"/>
        </table:table-row>
        <table:table-row table:style-name="ro2">
          <table:table-cell office:value-type="string" table:style-name="ce7">
            <text:p>Telephone: 020 7082 6602</text:p>
          </table:table-cell>
          <table:table-cell table:style-name="ce51"/>
          <table:table-cell table:number-columns-repeated="3" table:style-name="ce52"/>
          <table:table-cell table:number-columns-repeated="16" table:style-name="ce3"/>
          <table:table-cell table:style-name="ce50"/>
          <table:table-cell table:number-columns-repeated="6" table:style-name="ce3"/>
          <table:table-cell table:number-columns-repeated="16356" table:style-name="ce4"/>
        </table:table-row>
        <table:table-row table:style-name="ro2">
          <table:table-cell office:value-type="string" table:style-name="ce7">
            <text:p>Email: bus.statistics@dft.gov.uk</text:p>
          </table:table-cell>
          <table:table-cell table:style-name="ce51"/>
          <table:table-cell table:number-columns-repeated="3" table:style-name="ce52"/>
          <table:table-cell table:number-columns-repeated="16" table:style-name="ce3"/>
          <table:table-cell table:style-name="ce50"/>
          <table:table-cell table:number-columns-repeated="6" table:style-name="ce3"/>
          <table:table-cell table:number-columns-repeated="16356" table:style-name="ce4"/>
        </table:table-row>
        <table:table-row table:style-name="ro2">
          <table:table-cell office:value-type="string" table:style-name="ce53">
            <text:p><text:a xlink:href="https://www.gov.uk/government/publications/buses-statistics-guidance">Notes &amp; Definitions</text:a></text:p>
          </table:table-cell>
          <table:table-cell table:style-name="ce3"/>
          <table:table-cell table:number-columns-repeated="3" table:style-name="ce54"/>
          <table:table-cell table:number-columns-repeated="16" table:style-name="ce3"/>
          <table:table-cell table:style-name="ce50"/>
          <table:table-cell table:number-columns-repeated="6" table:style-name="ce3"/>
          <table:table-cell table:number-columns-repeated="16356" table:style-name="ce4"/>
        </table:table-row>
        <table:table-row table:style-name="ro2">
          <table:table-cell table:number-columns-repeated="2" table:style-name="ce3"/>
          <table:table-cell table:number-columns-repeated="3" table:style-name="ce7"/>
          <table:table-cell table:number-columns-repeated="23" table:style-name="ce3"/>
          <table:table-cell table:number-columns-repeated="16356" table:style-name="ce4"/>
        </table:table-row>
        <table:table-row table:style-name="ro2">
          <table:table-cell office:value-type="string" table:style-name="ce7">
            <text:p>The figures in this table are outside the scope of National Statistics</text:p>
          </table:table-cell>
          <table:table-cell table:number-columns-repeated="16383" table:style-name="ce4"/>
        </table:table-row>
        <table:table-row table:number-rows-repeated="1048447" table:style-name="ro2">
          <table:table-cell table:number-columns-repeated="16384"/>
        </table:table-row>
        <table:named-expressions>
          <table:named-expression table:name="\a" table:expression="of:=[.#REF!]" table:base-cell-address="BUS0113.$A$1"/>
          <table:named-expression table:name="\p" table:expression="of:=[.#REF!]" table:base-cell-address="BUS0113.$A$1"/>
          <table:named-expression table:name="\s" table:expression="of:=[.#REF!]" table:base-cell-address="BUS0113.$A$1"/>
          <table:named-expression table:name="\z" table:expression="of:=[.#REF!]" table:base-cell-address="BUS0113.$A$1"/>
          <table:named-expression table:name="BOTO" table:expression="of:=[.#REF!]" table:base-cell-address="BUS0113.$A$1"/>
          <table:named-expression table:name="BOTO2" table:expression="of:=[.#REF!]" table:base-cell-address="BUS0113.$A$1"/>
          <table:named-expression table:name="DASH" table:expression="of:=[.#REF!]" table:base-cell-address="BUS0113.$A$1"/>
          <table:named-expression table:name="MIN" table:expression="of:=[.#REF!]" table:base-cell-address="BUS0113.$A$1"/>
          <table:named-expression table:name="mincheck" table:expression="of:=[.#REF!]" table:base-cell-address="BUS0113.$A$1"/>
          <table:named-expression table:name="name" table:expression="of:=[.#REF!]" table:base-cell-address="BUS0113.$A$1"/>
          <table:named-expression table:name="other" table:expression="of:=[.#REF!]" table:base-cell-address="BUS0113.$A$1"/>
          <table:named-expression table:name="PR" table:expression="of:=[.#REF!]" table:base-cell-address="BUS0113.$A$1"/>
          <table:named-range table:name="Print_Area" table:cell-range-address="BUS0113.$A$1:BUS0113.$X$129" table:base-cell-address="BUS0113.$A$1"/>
          <table:named-range table:name="Print_Titles" table:cell-range-address="BUS0113.$A$7:BUS0113.$XFD$8" table:base-cell-address="BUS0113.$A$1"/>
          <table:named-expression table:name="PU" table:expression="of:=[.#REF!]" table:base-cell-address="BUS0113.$A$1"/>
          <table:named-expression table:name="R_" table:expression="of:=[.#REF!]" table:base-cell-address="BUS0113.$A$1"/>
          <table:named-expression table:name="region" table:expression="of:=[.#REF!]" table:base-cell-address="BUS0113.$A$1"/>
          <table:named-expression table:name="TAB5cQT" table:expression="of:=[.#REF!]" table:base-cell-address="BUS0113.$A$1"/>
          <table:named-expression table:name="TB6a_bik" table:expression="of:=[.#REF!]" table:base-cell-address="BUS0113.$A$1"/>
          <table:named-expression table:name="TB6a_car" table:expression="of:=[.#REF!]" table:base-cell-address="BUS0113.$A$1"/>
          <table:named-expression table:name="TB6a_cyc" table:expression="of:=[.#REF!]" table:base-cell-address="BUS0113.$A$1"/>
          <table:named-expression table:name="TB6a_ped" table:expression="of:=[.#REF!]" table:base-cell-address="BUS0113.$A$1"/>
          <table:named-expression table:name="TB6b_bik" table:expression="of:=[.#REF!]" table:base-cell-address="BUS0113.$A$1"/>
          <table:named-expression table:name="TB6b_car" table:expression="of:=[.#REF!]" table:base-cell-address="BUS0113.$A$1"/>
          <table:named-expression table:name="TB6b_cyc" table:expression="of:=[.#REF!]" table:base-cell-address="BUS0113.$A$1"/>
          <table:named-expression table:name="TB6b_ped" table:expression="of:=[.#REF!]" table:base-cell-address="BUS0113.$A$1"/>
          <table:named-expression table:name="TB6c_bik" table:expression="of:=[.#REF!]" table:base-cell-address="BUS0113.$A$1"/>
          <table:named-expression table:name="TB6c_car" table:expression="of:=[.#REF!]" table:base-cell-address="BUS0113.$A$1"/>
          <table:named-expression table:name="TB6c_cyc" table:expression="of:=[.#REF!]" table:base-cell-address="BUS0113.$A$1"/>
          <table:named-expression table:name="TB6c_ped" table:expression="of:=[.#REF!]" table:base-cell-address="BUS0113.$A$1"/>
          <table:named-expression table:name="TOP" table:expression="of:=[.#REF!]" table:base-cell-address="BUS0113.$A$1"/>
          <table:named-expression table:name="v" table:expression="of:=[.#REF!]" table:base-cell-address="BUS0113.$A$1"/>
        </table:named-expressions>
      </table:table>
      <table:table table:name="'file:///C:/temp/Working%20files/6.11.9%20DW%20LHA%20&amp;%20HA%20roads%20casulties_1WIP.xls'#Sheet2" table:style-name="ta2">
        <table:table-source xlink:href="file:///C:/temp/Working%20files/6.11.9%20DW%20LHA%20&amp;%20HA%20roads%20casulties_1WIP.xls" table:table-name="Sheet2" table:mode="copy-results-only"/>
        <table:table-column/>
        <table:table-row table:number-rows-repeated="1048576">
          <table:table-cell table:number-columns-repeated="16384"/>
        </table:table-row>
      </table:table>
      <table:table table:name="'file:///C:/temp/Working%20files/6.11.9%20DW%20LHA%20&amp;%20HA%20roads%20casulties_1WIP.xls'#Sheet3" table:style-name="ta2">
        <table:table-source xlink:href="file:///C:/temp/Working%20files/6.11.9%20DW%20LHA%20&amp;%20HA%20roads%20casulties_1WIP.xls" table:table-name="Sheet3" table:mode="copy-results-only"/>
        <table:table-column/>
        <table:table-row table:number-rows-repeated="1048576">
          <table:table-cell table:number-columns-repeated="16384"/>
        </table:table-row>
      </table:table>
      <table:table table:name="'file:///C:/temp/Working%20files/6.11.9%20DW%20LHA%20&amp;%20HA%20roads%20casulties_1WIP.xls'#Sheet5" table:style-name="ta2">
        <table:table-source xlink:href="file:///C:/temp/Working%20files/6.11.9%20DW%20LHA%20&amp;%20HA%20roads%20casulties_1WIP.xls" table:table-name="Sheet5" table:mode="copy-results-only"/>
        <table:table-column/>
        <table:table-row table:number-rows-repeated="1048576">
          <table:table-cell table:number-columns-repeated="16384"/>
        </table:table-row>
      </table:table>
      <table:table table:name="'file:///C:/temp/Working%20files/6.11.9%20DW%20LHA%20&amp;%20HA%20roads%20casulties_1WIP.xls'#Sheet1" table:style-name="ta2">
        <table:table-source xlink:href="file:///C:/temp/Working%20files/6.11.9%20DW%20LHA%20&amp;%20HA%20roads%20casulties_1WIP.xls" table:table-name="Sheet1" table:mode="copy-results-only"/>
        <table:table-column/>
        <table:table-row>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string" office:string-value="TR1998"/>
          <table:table-cell office:value-type="string" office:string-value="TR1997"/>
          <table:table-cell office:value-type="string" office:string-value="TR1996"/>
          <table:table-cell office:value-type="string" office:string-value="TR1995"/>
          <table:table-cell office:value-type="string" office:string-value="TR1994"/>
          <table:table-cell office:value-type="string" office:string-value="LACode"/>
          <table:table-cell office:value-type="string" office:string-value="Local Authority Name"/>
          <table:table-cell office:value-type="string" office:string-value="RCat"/>
          <table:table-cell office:value-type="string" office:string-value="TU1998"/>
          <table:table-cell office:value-type="string" office:string-value="TU1997"/>
          <table:table-cell office:value-type="string" office:string-value="TU1996"/>
          <table:table-cell office:value-type="string" office:string-value="TU1995"/>
          <table:table-cell office:value-type="string" office:string-value="TU1994"/>
          <table:table-cell table:number-columns-repeated="16348"/>
        </table:table-row>
        <table:table-row>
          <table:table-cell office:value-type="float" office:value="120"/>
          <table:table-cell office:value-type="string" office:string-value="Bristol City Council"/>
          <table:table-cell office:value-type="string" office:string-value="TM"/>
          <table:table-cell office:value-type="float" office:value="289947.15999999997"/>
          <table:table-cell office:value-type="float" office:value="279366.44"/>
          <table:table-cell office:value-type="float" office:value="266512.25"/>
          <table:table-cell office:value-type="float" office:value="280720.02"/>
          <table:table-cell office:value-type="float" office:value="270320.73"/>
          <table:table-cell office:value-type="float" office:value="277373.32"/>
          <table:table-cell/>
          <table:table-cell office:value-type="float" office:value="330"/>
          <table:table-cell office:value-type="string" office:string-value="Wokingham District Council"/>
          <table:table-cell office:value-type="string" office:string-value="PM"/>
          <table:table-cell office:value-type="float" office:value="198308.46"/>
          <table:table-cell office:value-type="float" office:value="192697.67"/>
          <table:table-cell office:value-type="float" office:value="186103.96"/>
          <table:table-cell office:value-type="float" office:value="284108.61"/>
          <table:table-cell office:value-type="float" office:value="273570.8"/>
          <table:table-cell office:value-type="float" office:value="226957.9"/>
          <table:table-cell/>
          <table:table-cell office:value-type="float" office:value="110"/>
          <table:table-cell office:value-type="string" office:string-value="Bath and North East Somerset Council"/>
          <table:table-cell office:value-type="string" office:string-value="TR"/>
          <table:table-cell office:value-type="float" office:value="164400.78"/>
          <table:table-cell office:value-type="float" office:value="167588.39000000001"/>
          <table:table-cell office:value-type="float" office:value="164112.01999999999"/>
          <table:table-cell office:value-type="float" office:value="156652.66"/>
          <table:table-cell office:value-type="float" office:value="154202.78"/>
          <table:table-cell office:value-type="float" office:value="110"/>
          <table:table-cell office:value-type="string" office:string-value="Bath and North East Somerset Council"/>
          <table:table-cell office:value-type="string" office:string-value="TU"/>
          <table:table-cell office:value-type="float" office:value="10755.9"/>
          <table:table-cell office:value-type="float" office:value="10769.19"/>
          <table:table-cell office:value-type="float" office:value="10836.54"/>
          <table:table-cell office:value-type="float" office:value="8923.33"/>
          <table:table-cell office:value-type="float" office:value="8747.1"/>
          <table:table-cell table:number-columns-repeated="16348"/>
        </table:table-row>
        <table:table-row>
          <table:table-cell office:value-type="float" office:value="130"/>
          <table:table-cell office:value-type="string" office:string-value="North Somerset Council"/>
          <table:table-cell office:value-type="string" office:string-value="TM"/>
          <table:table-cell office:value-type="float" office:value="717698.32"/>
          <table:table-cell office:value-type="float" office:value="682086.02"/>
          <table:table-cell office:value-type="float" office:value="670293.63"/>
          <table:table-cell office:value-type="float" office:value="629604.52"/>
          <table:table-cell office:value-type="float" office:value="606146.68999999994"/>
          <table:table-cell office:value-type="float" office:value="661165.83599999989"/>
          <table:table-cell/>
          <table:table-cell office:value-type="float" office:value="1745"/>
          <table:table-cell office:value-type="string" office:string-value="Portsmouth City Council"/>
          <table:table-cell office:value-type="string" office:string-value="PM"/>
          <table:table-cell office:value-type="float" office:value="58880.63"/>
          <table:table-cell office:value-type="float" office:value="57493.85"/>
          <table:table-cell office:value-type="float" office:value="56134.55"/>
          <table:table-cell office:value-type="float" office:value="90452.52"/>
          <table:table-cell office:value-type="float" office:value="87884.12"/>
          <table:table-cell office:value-type="float" office:value="70169.133999999991"/>
          <table:table-cell/>
          <table:table-cell office:value-type="float" office:value="140"/>
          <table:table-cell office:value-type="string" office:string-value="South Gloucestershire Council"/>
          <table:table-cell office:value-type="string" office:string-value="TR"/>
          <table:table-cell office:value-type="float" office:value="72139.89"/>
          <table:table-cell office:value-type="float" office:value="71117.39"/>
          <table:table-cell office:value-type="float" office:value="76038.09"/>
          <table:table-cell office:value-type="float" office:value="72347.320000000007"/>
          <table:table-cell office:value-type="float" office:value="70650.67"/>
          <table:table-cell office:value-type="float" office:value="225"/>
          <table:table-cell office:value-type="string" office:string-value="Bedfordshire County Council"/>
          <table:table-cell office:value-type="string" office:string-value="TU"/>
          <table:table-cell office:value-type="float" office:value="126450.59"/>
          <table:table-cell office:value-type="float" office:value="135043.4"/>
          <table:table-cell office:value-type="float" office:value="135291.71"/>
          <table:table-cell office:value-type="float" office:value="135837.51"/>
          <table:table-cell office:value-type="float" office:value="133958"/>
          <table:table-cell table:number-columns-repeated="16348"/>
        </table:table-row>
        <table:table-row>
          <table:table-cell office:value-type="float" office:value="140"/>
          <table:table-cell office:value-type="string" office:string-value="South Gloucestershire Council"/>
          <table:table-cell office:value-type="string" office:string-value="TM"/>
          <table:table-cell office:value-type="float" office:value="1567155.6"/>
          <table:table-cell office:value-type="float" office:value="1498789.02"/>
          <table:table-cell office:value-type="float" office:value="1430927.22"/>
          <table:table-cell office:value-type="float" office:value="1360053.19"/>
          <table:table-cell office:value-type="float" office:value="1307705.24"/>
          <table:table-cell office:value-type="float" office:value="1432926.054"/>
          <table:table-cell/>
          <table:table-cell office:value-type="float" office:value="2305"/>
          <table:table-cell office:value-type="string" office:string-value="Blackburn with Darwen Borough Council"/>
          <table:table-cell office:value-type="string" office:string-value="PM"/>
          <table:table-cell office:value-type="float" office:value="2440.4299999999998"/>
          <table:table-cell office:value-type="float" office:value="2378.4499999999998"/>
          <table:table-cell office:value-type="float" office:value="2315.2399999999998"/>
          <table:table-cell office:value-type="float" office:value="3566.89"/>
          <table:table-cell office:value-type="float" office:value="3470.65"/>
          <table:table-cell office:value-type="float" office:value="2834.3319999999994"/>
          <table:table-cell/>
          <table:table-cell office:value-type="float" office:value="225"/>
          <table:table-cell office:value-type="string" office:string-value="Bedfordshire County Council"/>
          <table:table-cell office:value-type="string" office:string-value="TR"/>
          <table:table-cell office:value-type="float" office:value="894147.98"/>
          <table:table-cell office:value-type="float" office:value="871265.04"/>
          <table:table-cell office:value-type="float" office:value="838647.76"/>
          <table:table-cell office:value-type="float" office:value="798044.63"/>
          <table:table-cell office:value-type="float" office:value="780158.77"/>
          <table:table-cell office:value-type="float" office:value="310"/>
          <table:table-cell office:value-type="string" office:string-value="West Berkshire Council"/>
          <table:table-cell office:value-type="string" office:string-value="TU"/>
          <table:table-cell office:value-type="float" office:value="34209.4"/>
          <table:table-cell office:value-type="float" office:value="33440.94"/>
          <table:table-cell office:value-type="float" office:value="33850.33"/>
          <table:table-cell office:value-type="float" office:value="33970.07"/>
          <table:table-cell office:value-type="float" office:value="34478.36"/>
          <table:table-cell table:number-columns-repeated="16348"/>
        </table:table-row>
        <table:table-row>
          <table:table-cell office:value-type="float" office:value="205"/>
          <table:table-cell office:value-type="string" office:string-value="Luton Borough Council"/>
          <table:table-cell office:value-type="string" office:string-value="TM"/>
          <table:table-cell office:value-type="float" office:value="102471.96"/>
          <table:table-cell office:value-type="float" office:value="97146.38"/>
          <table:table-cell office:value-type="float" office:value="92137.14"/>
          <table:table-cell office:value-type="float" office:value="88262.92"/>
          <table:table-cell office:value-type="float" office:value="84954.03"/>
          <table:table-cell office:value-type="float" office:value="92994.486000000004"/>
          <table:table-cell/>
          <table:table-cell office:value-type="float" office:value="2310"/>
          <table:table-cell office:value-type="string" office:string-value="Blackpool Borough Council"/>
          <table:table-cell office:value-type="string" office:string-value="PM"/>
          <table:table-cell office:value-type="float" office:value="1983.54"/>
          <table:table-cell office:value-type="float" office:value="1997.8"/>
          <table:table-cell office:value-type="float" office:value="1992.54"/>
          <table:table-cell office:value-type="float" office:value="3130.51"/>
          <table:table-cell office:value-type="float" office:value="3027.01"/>
          <table:table-cell office:value-type="float" office:value="2426.2800000000002"/>
          <table:table-cell/>
          <table:table-cell office:value-type="float" office:value="310"/>
          <table:table-cell office:value-type="string" office:string-value="West Berkshire Council"/>
          <table:table-cell office:value-type="string" office:string-value="TR"/>
          <table:table-cell office:value-type="float" office:value="436292.2"/>
          <table:table-cell office:value-type="float" office:value="427762.99"/>
          <table:table-cell office:value-type="float" office:value="407047.66"/>
          <table:table-cell office:value-type="float" office:value="387732.62"/>
          <table:table-cell office:value-type="float" office:value="377824.86"/>
          <table:table-cell office:value-type="float" office:value="320"/>
          <table:table-cell office:value-type="string" office:string-value="Slough Borough Council"/>
          <table:table-cell office:value-type="string" office:string-value="TU"/>
          <table:table-cell office:value-type="float" office:value="5146.58"/>
          <table:table-cell office:value-type="float" office:value="6251.35"/>
          <table:table-cell office:value-type="float" office:value="6113.1"/>
          <table:table-cell office:value-type="float" office:value="5953.96"/>
          <table:table-cell office:value-type="float" office:value="5893.93"/>
          <table:table-cell table:number-columns-repeated="16348"/>
        </table:table-row>
        <table:table-row>
          <table:table-cell office:value-type="float" office:value="225"/>
          <table:table-cell office:value-type="string" office:string-value="Bedfordshire County Council"/>
          <table:table-cell office:value-type="string" office:string-value="TM"/>
          <table:table-cell office:value-type="float" office:value="916937.16"/>
          <table:table-cell office:value-type="float" office:value="870778.83"/>
          <table:table-cell office:value-type="float" office:value="826032.16"/>
          <table:table-cell office:value-type="float" office:value="781240.14"/>
          <table:table-cell office:value-type="float" office:value="751426.52"/>
          <table:table-cell office:value-type="float" office:value="829282.96200000006"/>
          <table:table-cell/>
          <table:table-cell office:value-type="float" office:value="2315"/>
          <table:table-cell office:value-type="string" office:string-value="Lancashire County Council"/>
          <table:table-cell office:value-type="string" office:string-value="PM"/>
          <table:table-cell office:value-type="float" office:value="144317.32"/>
          <table:table-cell office:value-type="float" office:value="139804.84"/>
          <table:table-cell office:value-type="float" office:value="136739.10999999999"/>
          <table:table-cell office:value-type="float" office:value="208299.79"/>
          <table:table-cell office:value-type="float" office:value="202105.52"/>
          <table:table-cell office:value-type="float" office:value="166253.31600000002"/>
          <table:table-cell/>
          <table:table-cell office:value-type="float" office:value="320"/>
          <table:table-cell office:value-type="string" office:string-value="Slough Borough Council"/>
          <table:table-cell office:value-type="string" office:string-value="TR"/>
          <table:table-cell office:value-type="float" office:value="20638.28"/>
          <table:table-cell office:value-type="float" office:value="25050.61"/>
          <table:table-cell office:value-type="float" office:value="24090.34"/>
          <table:table-cell office:value-type="float" office:value="22940.78"/>
          <table:table-cell office:value-type="float" office:value="22426.2"/>
          <table:table-cell office:value-type="float" office:value="415"/>
          <table:table-cell office:value-type="string" office:string-value="Milton Keynes Council"/>
          <table:table-cell office:value-type="string" office:string-value="TU"/>
          <table:table-cell office:value-type="float" office:value="108218.08"/>
          <table:table-cell office:value-type="float" office:value="103343.37"/>
          <table:table-cell office:value-type="float" office:value="103632.32000000001"/>
          <table:table-cell office:value-type="float" office:value="103241.85"/>
          <table:table-cell office:value-type="float" office:value="102158.14"/>
          <table:table-cell table:number-columns-repeated="16348"/>
        </table:table-row>
        <table:table-row>
          <table:table-cell office:value-type="float" office:value="305"/>
          <table:table-cell office:value-type="string" office:string-value="Bracknell Forest Borough Council"/>
          <table:table-cell office:value-type="string" office:string-value="TM"/>
          <table:table-cell office:value-type="float" office:value="36403.699999999997"/>
          <table:table-cell office:value-type="float" office:value="37839.230000000003"/>
          <table:table-cell office:value-type="float" office:value="35986.300000000003"/>
          <table:table-cell office:value-type="float" office:value="33452.32"/>
          <table:table-cell office:value-type="float" office:value="31905.4"/>
          <table:table-cell office:value-type="float" office:value="35117.39"/>
          <table:table-cell/>
          <table:table-cell office:value-type="float" office:value="4215"/>
          <table:table-cell office:value-type="string" office:string-value="Manchester City Council"/>
          <table:table-cell office:value-type="string" office:string-value="PM"/>
          <table:table-cell office:value-type="float" office:value="59983.81"/>
          <table:table-cell office:value-type="float" office:value="57172.24"/>
          <table:table-cell office:value-type="float" office:value="54864"/>
          <table:table-cell office:value-type="float" office:value="84677.98"/>
          <table:table-cell office:value-type="float" office:value="82253.42"/>
          <table:table-cell office:value-type="float" office:value="67790.289999999994"/>
          <table:table-cell/>
          <table:table-cell office:value-type="float" office:value="325"/>
          <table:table-cell office:value-type="string" office:string-value="Royal Borough of Windsor and Maidenhead"/>
          <table:table-cell office:value-type="string" office:string-value="TR"/>
          <table:table-cell office:value-type="float" office:value="105343.99"/>
          <table:table-cell office:value-type="float" office:value="107978.12"/>
          <table:table-cell office:value-type="float" office:value="98952.2"/>
          <table:table-cell office:value-type="float" office:value="94220.03"/>
          <table:table-cell office:value-type="float" office:value="92064.42"/>
          <table:table-cell office:value-type="float" office:value="430"/>
          <table:table-cell office:value-type="string" office:string-value="Buckinghamshire County Council"/>
          <table:table-cell office:value-type="string" office:string-value="TU"/>
          <table:table-cell office:value-type="float" office:value="48767.16"/>
          <table:table-cell office:value-type="float" office:value="48397.46"/>
          <table:table-cell office:value-type="float" office:value="49292.31"/>
          <table:table-cell office:value-type="float" office:value="49449.46"/>
          <table:table-cell office:value-type="float" office:value="48928.63"/>
          <table:table-cell table:number-columns-repeated="16348"/>
        </table:table-row>
        <table:table-row>
          <table:table-cell office:value-type="float" office:value="310"/>
          <table:table-cell office:value-type="string" office:string-value="West Berkshire Council"/>
          <table:table-cell office:value-type="string" office:string-value="TM"/>
          <table:table-cell office:value-type="float" office:value="1330472.78"/>
          <table:table-cell office:value-type="float" office:value="1250647.06"/>
          <table:table-cell office:value-type="float" office:value="1189099.03"/>
          <table:table-cell office:value-type="float" office:value="1117223.3500000001"/>
          <table:table-cell office:value-type="float" office:value="1070715.3600000001"/>
          <table:table-cell office:value-type="float" office:value="1191631.5160000003"/>
          <table:table-cell/>
          <table:table-cell office:value-type="float" office:value="4245"/>
          <table:table-cell office:value-type="string" office:string-value="Trafford Metropolitan Borough Council"/>
          <table:table-cell office:value-type="string" office:string-value="PM"/>
          <table:table-cell office:value-type="float" office:value="14538.41"/>
          <table:table-cell office:value-type="float" office:value="14399.7"/>
          <table:table-cell office:value-type="float" office:value="13966.16"/>
          <table:table-cell office:value-type="float" office:value="21487.71"/>
          <table:table-cell office:value-type="float" office:value="20498.46"/>
          <table:table-cell office:value-type="float" office:value="16978.088"/>
          <table:table-cell/>
          <table:table-cell office:value-type="float" office:value="415"/>
          <table:table-cell office:value-type="string" office:string-value="Milton Keynes Council"/>
          <table:table-cell office:value-type="string" office:string-value="TR"/>
          <table:table-cell office:value-type="float" office:value="113502.57"/>
          <table:table-cell office:value-type="float" office:value="112735.17"/>
          <table:table-cell office:value-type="float" office:value="106776.69"/>
          <table:table-cell office:value-type="float" office:value="101833.44"/>
          <table:table-cell office:value-type="float" office:value="99682.52"/>
          <table:table-cell office:value-type="float" office:value="505"/>
          <table:table-cell office:value-type="string" office:string-value="Peterborough City Council"/>
          <table:table-cell office:value-type="string" office:string-value="TU"/>
          <table:table-cell office:value-type="float" office:value="69152.100000000006"/>
          <table:table-cell office:value-type="float" office:value="69382.649999999994"/>
          <table:table-cell office:value-type="float" office:value="70286.789999999994"/>
          <table:table-cell office:value-type="float" office:value="70590.95"/>
          <table:table-cell office:value-type="float" office:value="69887.399999999994"/>
          <table:table-cell table:number-columns-repeated="16348"/>
        </table:table-row>
        <table:table-row>
          <table:table-cell office:value-type="float" office:value="315"/>
          <table:table-cell office:value-type="string" office:string-value="Reading Borough Council"/>
          <table:table-cell office:value-type="string" office:string-value="TM"/>
          <table:table-cell office:value-type="float" office:value="43122.34"/>
          <table:table-cell office:value-type="float" office:value="41146.61"/>
          <table:table-cell office:value-type="float" office:value="39102.01"/>
          <table:table-cell office:value-type="float" office:value="36641.760000000002"/>
          <table:table-cell office:value-type="float" office:value="35103.760000000002"/>
          <table:table-cell office:value-type="float" office:value="39023.296000000002"/>
          <table:table-cell/>
          <table:table-cell office:value-type="float" office:value="4305"/>
          <table:table-cell office:value-type="string" office:string-value="Knowsley Metropolitan Borough Council"/>
          <table:table-cell office:value-type="string" office:string-value="PM"/>
          <table:table-cell office:value-type="float" office:value="99716.37"/>
          <table:table-cell office:value-type="float" office:value="98487.63"/>
          <table:table-cell office:value-type="float" office:value="95529.37"/>
          <table:table-cell office:value-type="float" office:value="153782.56"/>
          <table:table-cell office:value-type="float" office:value="149183.85999999999"/>
          <table:table-cell office:value-type="float" office:value="119339.95800000001"/>
          <table:table-cell/>
          <table:table-cell office:value-type="float" office:value="430"/>
          <table:table-cell office:value-type="string" office:string-value="Buckinghamshire County Council"/>
          <table:table-cell office:value-type="string" office:string-value="TR"/>
          <table:table-cell office:value-type="float" office:value="259280.89"/>
          <table:table-cell office:value-type="float" office:value="259239.03"/>
          <table:table-cell office:value-type="float" office:value="251847.24"/>
          <table:table-cell office:value-type="float" office:value="238630.14"/>
          <table:table-cell office:value-type="float" office:value="233199.93"/>
          <table:table-cell office:value-type="float" office:value="515"/>
          <table:table-cell office:value-type="string" office:string-value="Cambridgeshire County Council"/>
          <table:table-cell office:value-type="string" office:string-value="TU"/>
          <table:table-cell office:value-type="float" office:value="92710.81"/>
          <table:table-cell office:value-type="float" office:value="91278.86"/>
          <table:table-cell office:value-type="float" office:value="89180.69"/>
          <table:table-cell office:value-type="float" office:value="87102.080000000002"/>
          <table:table-cell office:value-type="float" office:value="1957498.3"/>
          <table:table-cell table:number-columns-repeated="16348"/>
        </table:table-row>
        <table:table-row>
          <table:table-cell office:value-type="float" office:value="320"/>
          <table:table-cell office:value-type="string" office:string-value="Slough Borough Council"/>
          <table:table-cell office:value-type="string" office:string-value="TM"/>
          <table:table-cell office:value-type="float" office:value="459785.84"/>
          <table:table-cell office:value-type="float" office:value="440826.72"/>
          <table:table-cell office:value-type="float" office:value="419514.81"/>
          <table:table-cell office:value-type="float" office:value="391429.44"/>
          <table:table-cell office:value-type="float" office:value="373112.22"/>
          <table:table-cell office:value-type="float" office:value="416933.80599999998"/>
          <table:table-cell/>
          <table:table-cell office:value-type="float" office:value="4310"/>
          <table:table-cell office:value-type="string" office:string-value="Liverpool City Council"/>
          <table:table-cell office:value-type="string" office:string-value="PM"/>
          <table:table-cell office:value-type="float" office:value="17407.990000000002"/>
          <table:table-cell office:value-type="float" office:value="16939.27"/>
          <table:table-cell office:value-type="float" office:value="16425.82"/>
          <table:table-cell office:value-type="float" office:value="32171.87"/>
          <table:table-cell office:value-type="float" office:value="31195.43"/>
          <table:table-cell office:value-type="float" office:value="22828.076000000001"/>
          <table:table-cell/>
          <table:table-cell office:value-type="float" office:value="505"/>
          <table:table-cell office:value-type="string" office:string-value="Peterborough City Council"/>
          <table:table-cell office:value-type="string" office:string-value="TR"/>
          <table:table-cell office:value-type="float" office:value="315020.13"/>
          <table:table-cell office:value-type="float" office:value="319853.81"/>
          <table:table-cell office:value-type="float" office:value="307341.77"/>
          <table:table-cell office:value-type="float" office:value="299098.94"/>
          <table:table-cell office:value-type="float" office:value="292035.76"/>
          <table:table-cell office:value-type="float" office:value="605"/>
          <table:table-cell office:value-type="string" office:string-value="Halton Borough Council"/>
          <table:table-cell office:value-type="string" office:string-value="TU"/>
          <table:table-cell office:value-type="float" office:value="25408.57"/>
          <table:table-cell office:value-type="float" office:value="25493.14"/>
          <table:table-cell office:value-type="float" office:value="25698.55"/>
          <table:table-cell office:value-type="float" office:value="25589.200000000001"/>
          <table:table-cell office:value-type="float" office:value="25162.02"/>
          <table:table-cell table:number-columns-repeated="16348"/>
        </table:table-row>
        <table:table-row>
          <table:table-cell office:value-type="float" office:value="325"/>
          <table:table-cell office:value-type="string" office:string-value="Royal Borough of Windsor and Maidenhead"/>
          <table:table-cell office:value-type="string" office:string-value="TM"/>
          <table:table-cell office:value-type="float" office:value="776914.29"/>
          <table:table-cell office:value-type="float" office:value="772207.31"/>
          <table:table-cell office:value-type="float" office:value="734815.56"/>
          <table:table-cell office:value-type="float" office:value="685796.81"/>
          <table:table-cell office:value-type="float" office:value="653877.53"/>
          <table:table-cell office:value-type="float" office:value="724722.3"/>
          <table:table-cell/>
          <table:table-cell office:value-type="float" office:value="4510"/>
          <table:table-cell office:value-type="string" office:string-value="Newcastle City Council"/>
          <table:table-cell office:value-type="string" office:string-value="PM"/>
          <table:table-cell office:value-type="float" office:value="57726.28"/>
          <table:table-cell office:value-type="float" office:value="56326.73"/>
          <table:table-cell office:value-type="float" office:value="56587.55"/>
          <table:table-cell office:value-type="float" office:value="91981.37"/>
          <table:table-cell office:value-type="float" office:value="89311.12"/>
          <table:table-cell office:value-type="float" office:value="70386.61"/>
          <table:table-cell/>
          <table:table-cell office:value-type="float" office:value="515"/>
          <table:table-cell office:value-type="string" office:string-value="Cambridgeshire County Council"/>
          <table:table-cell office:value-type="string" office:string-value="TR"/>
          <table:table-cell office:value-type="float" office:value="2247350.92"/>
          <table:table-cell office:value-type="float" office:value="2224054.6"/>
          <table:table-cell office:value-type="float" office:value="2123463.91"/>
          <table:table-cell office:value-type="float" office:value="2008489.3"/>
          <table:table-cell office:value-type="float" office:value="686006.04"/>
          <table:table-cell office:value-type="float" office:value="615"/>
          <table:table-cell office:value-type="string" office:string-value="Cheshire County Council"/>
          <table:table-cell office:value-type="string" office:string-value="TU"/>
          <table:table-cell office:value-type="float" office:value="94388.31"/>
          <table:table-cell office:value-type="float" office:value="94671.73"/>
          <table:table-cell office:value-type="float" office:value="96385.67"/>
          <table:table-cell office:value-type="float" office:value="97538.77"/>
          <table:table-cell office:value-type="float" office:value="96088.38"/>
          <table:table-cell table:number-columns-repeated="16348"/>
        </table:table-row>
        <table:table-row>
          <table:table-cell office:value-type="float" office:value="330"/>
          <table:table-cell office:value-type="string" office:string-value="Wokingham District Council"/>
          <table:table-cell office:value-type="string" office:string-value="TM"/>
          <table:table-cell office:value-type="float" office:value="501569.26"/>
          <table:table-cell office:value-type="float" office:value="490361.68"/>
          <table:table-cell office:value-type="float" office:value="466152.2"/>
          <table:table-cell office:value-type="float" office:value="434709.76000000001"/>
          <table:table-cell office:value-type="float" office:value="414623.39"/>
          <table:table-cell office:value-type="float" office:value="461483.25800000003"/>
          <table:table-cell/>
          <table:table-cell office:value-type="float" office:value="4605"/>
          <table:table-cell office:value-type="string" office:string-value="Birmingham City Council"/>
          <table:table-cell office:value-type="string" office:string-value="PM"/>
          <table:table-cell office:value-type="float" office:value="153584.79"/>
          <table:table-cell office:value-type="float" office:value="152469.59"/>
          <table:table-cell office:value-type="float" office:value="148429.37"/>
          <table:table-cell office:value-type="float" office:value="247754.74"/>
          <table:table-cell office:value-type="float" office:value="240325.47"/>
          <table:table-cell office:value-type="float" office:value="188512.79199999999"/>
          <table:table-cell/>
          <table:table-cell office:value-type="float" office:value="605"/>
          <table:table-cell office:value-type="string" office:string-value="Halton Borough Council"/>
          <table:table-cell office:value-type="string" office:string-value="TR"/>
          <table:table-cell office:value-type="float" office:value="16657.62"/>
          <table:table-cell office:value-type="float" office:value="16384.009999999998"/>
          <table:table-cell office:value-type="float" office:value="15750.24"/>
          <table:table-cell office:value-type="float" office:value="15008.59"/>
          <table:table-cell office:value-type="float" office:value="14663.81"/>
          <table:table-cell office:value-type="float" office:value="720"/>
          <table:table-cell office:value-type="string" office:string-value="Redcar and Cleveland Borough Council"/>
          <table:table-cell office:value-type="string" office:string-value="TU"/>
          <table:table-cell office:value-type="float" office:value="18603.48"/>
          <table:table-cell office:value-type="float" office:value="18424.349999999999"/>
          <table:table-cell office:value-type="float" office:value="18101.62"/>
          <table:table-cell office:value-type="float" office:value="17941.599999999999"/>
          <table:table-cell office:value-type="float" office:value="17520.53"/>
          <table:table-cell table:number-columns-repeated="16348"/>
        </table:table-row>
        <table:table-row>
          <table:table-cell office:value-type="float" office:value="415"/>
          <table:table-cell office:value-type="string" office:string-value="Milton Keynes Council"/>
          <table:table-cell office:value-type="string" office:string-value="TM"/>
          <table:table-cell office:value-type="float" office:value="532349.93999999994"/>
          <table:table-cell office:value-type="float" office:value="505069.43"/>
          <table:table-cell office:value-type="float" office:value="507087.45"/>
          <table:table-cell office:value-type="float" office:value="476210.3"/>
          <table:table-cell office:value-type="float" office:value="457859.39"/>
          <table:table-cell office:value-type="float" office:value="495715.30199999997"/>
          <table:table-cell/>
          <table:table-cell office:value-type="float" office:value="4720"/>
          <table:table-cell office:value-type="string" office:string-value="Leeds City Council"/>
          <table:table-cell office:value-type="string" office:string-value="PM"/>
          <table:table-cell office:value-type="float" office:value="92037.89"/>
          <table:table-cell office:value-type="float" office:value="89830.18"/>
          <table:table-cell office:value-type="float" office:value="86553.279999999999"/>
          <table:table-cell office:value-type="float" office:value="133064.89000000001"/>
          <table:table-cell office:value-type="float" office:value="129034.27"/>
          <table:table-cell office:value-type="float" office:value="106104.102"/>
          <table:table-cell/>
          <table:table-cell office:value-type="float" office:value="610"/>
          <table:table-cell office:value-type="string" office:string-value="Warrington Borough Council"/>
          <table:table-cell office:value-type="string" office:string-value="TR"/>
          <table:table-cell office:value-type="float" office:value="3917.85"/>
          <table:table-cell office:value-type="float" office:value="3922.25"/>
          <table:table-cell office:value-type="float" office:value="3862.07"/>
          <table:table-cell office:value-type="float" office:value="3734.14"/>
          <table:table-cell office:value-type="float" office:value="3687.15"/>
          <table:table-cell office:value-type="float" office:value="730"/>
          <table:table-cell office:value-type="string" office:string-value="Middlesbrough Borough Council"/>
          <table:table-cell office:value-type="string" office:string-value="TU"/>
          <table:table-cell office:value-type="float" office:value="105011.24"/>
          <table:table-cell office:value-type="float" office:value="103941.64"/>
          <table:table-cell office:value-type="float" office:value="107259.22"/>
          <table:table-cell office:value-type="float" office:value="105677.21"/>
          <table:table-cell office:value-type="float" office:value="104296.8"/>
          <table:table-cell table:number-columns-repeated="16348"/>
        </table:table-row>
        <table:table-row>
          <table:table-cell office:value-type="float" office:value="430"/>
          <table:table-cell office:value-type="string" office:string-value="Buckinghamshire County Council"/>
          <table:table-cell office:value-type="string" office:string-value="TM"/>
          <table:table-cell office:value-type="float" office:value="2197481.79"/>
          <table:table-cell office:value-type="float" office:value="2127082.37"/>
          <table:table-cell office:value-type="float" office:value="2032198.56"/>
          <table:table-cell office:value-type="float" office:value="1884476.8"/>
          <table:table-cell office:value-type="float" office:value="1812693.83"/>
          <table:table-cell office:value-type="float" office:value="2010786.67"/>
          <table:table-cell table:number-columns-repeated="11"/>
          <table:table-cell office:value-type="float" office:value="615"/>
          <table:table-cell office:value-type="string" office:string-value="Cheshire County Council"/>
          <table:table-cell office:value-type="string" office:string-value="TR"/>
          <table:table-cell office:value-type="float" office:value="1262262.24"/>
          <table:table-cell office:value-type="float" office:value="1248604.1200000001"/>
          <table:table-cell office:value-type="float" office:value="1205335.81"/>
          <table:table-cell office:value-type="float" office:value="1140937.17"/>
          <table:table-cell office:value-type="float" office:value="1116316.47"/>
          <table:table-cell office:value-type="float" office:value="740"/>
          <table:table-cell office:value-type="string" office:string-value="Stockton-on-Tees Borough Council"/>
          <table:table-cell office:value-type="string" office:string-value="TU"/>
          <table:table-cell office:value-type="float" office:value="192762.36"/>
          <table:table-cell office:value-type="float" office:value="191017.52"/>
          <table:table-cell office:value-type="float" office:value="187253.29"/>
          <table:table-cell office:value-type="float" office:value="184513.53"/>
          <table:table-cell office:value-type="float" office:value="182227.6"/>
          <table:table-cell table:number-columns-repeated="16348"/>
        </table:table-row>
        <table:table-row>
          <table:table-cell office:value-type="float" office:value="515"/>
          <table:table-cell office:value-type="string" office:string-value="Cambridgeshire County Council"/>
          <table:table-cell office:value-type="string" office:string-value="TM"/>
          <table:table-cell office:value-type="float" office:value="831727.94"/>
          <table:table-cell office:value-type="float" office:value="808393.44"/>
          <table:table-cell office:value-type="float" office:value="755227.06"/>
          <table:table-cell office:value-type="float" office:value="716421.2"/>
          <table:table-cell office:value-type="float" office:value="289717.40999999997"/>
          <table:table-cell office:value-type="float" office:value="680297.41"/>
          <table:table-cell table:number-columns-repeated="11"/>
          <table:table-cell office:value-type="float" office:value="710"/>
          <table:table-cell office:value-type="string" office:string-value="Hartlepool Borough Council"/>
          <table:table-cell office:value-type="string" office:string-value="TR"/>
          <table:table-cell office:value-type="float" office:value="96868"/>
          <table:table-cell office:value-type="float" office:value="95437.01"/>
          <table:table-cell office:value-type="float" office:value="79855.73"/>
          <table:table-cell office:value-type="float" office:value="86519.16"/>
          <table:table-cell office:value-type="float" office:value="84395.71"/>
          <table:table-cell office:value-type="float" office:value="810"/>
          <table:table-cell office:value-type="string" office:string-value="Cornwall County Council"/>
          <table:table-cell office:value-type="string" office:string-value="TU"/>
          <table:table-cell office:value-type="float" office:value="27504.62"/>
          <table:table-cell office:value-type="float" office:value="27826.82"/>
          <table:table-cell office:value-type="float" office:value="27848.799999999999"/>
          <table:table-cell office:value-type="float" office:value="29057.93"/>
          <table:table-cell office:value-type="float" office:value="28315.48"/>
          <table:table-cell table:number-columns-repeated="16348"/>
        </table:table-row>
        <table:table-row>
          <table:table-cell office:value-type="float" office:value="605"/>
          <table:table-cell office:value-type="string" office:string-value="Halton Borough Council"/>
          <table:table-cell office:value-type="string" office:string-value="TM"/>
          <table:table-cell office:value-type="float" office:value="177376.82"/>
          <table:table-cell office:value-type="float" office:value="167969.58"/>
          <table:table-cell office:value-type="float" office:value="146101.23000000001"/>
          <table:table-cell office:value-type="float" office:value="136060.66"/>
          <table:table-cell office:value-type="float" office:value="130696.39"/>
          <table:table-cell office:value-type="float" office:value="151640.93600000002"/>
          <table:table-cell table:number-columns-repeated="11"/>
          <table:table-cell office:value-type="float" office:value="720"/>
          <table:table-cell office:value-type="string" office:string-value="Redcar and Cleveland Borough Council"/>
          <table:table-cell office:value-type="string" office:string-value="TR"/>
          <table:table-cell office:value-type="float" office:value="35041.06"/>
          <table:table-cell office:value-type="float" office:value="34530.65"/>
          <table:table-cell office:value-type="float" office:value="33164.03"/>
          <table:table-cell office:value-type="float" office:value="36144.160000000003"/>
          <table:table-cell office:value-type="float" office:value="35197.19"/>
          <table:table-cell office:value-type="float" office:value="900"/>
          <table:table-cell office:value-type="string" office:string-value="Cumbria County Council"/>
          <table:table-cell office:value-type="string" office:string-value="TU"/>
          <table:table-cell office:value-type="float" office:value="103086.11"/>
          <table:table-cell office:value-type="float" office:value="104305.09"/>
          <table:table-cell office:value-type="float" office:value="104352.7"/>
          <table:table-cell office:value-type="float" office:value="98787.68"/>
          <table:table-cell office:value-type="float" office:value="96225.61"/>
          <table:table-cell table:number-columns-repeated="16348"/>
        </table:table-row>
        <table:table-row>
          <table:table-cell office:value-type="float" office:value="610"/>
          <table:table-cell office:value-type="string" office:string-value="Warrington Borough Council"/>
          <table:table-cell office:value-type="string" office:string-value="TM"/>
          <table:table-cell office:value-type="float" office:value="1204910.58"/>
          <table:table-cell office:value-type="float" office:value="1157253.1299999999"/>
          <table:table-cell office:value-type="float" office:value="1101541.53"/>
          <table:table-cell office:value-type="float" office:value="1056174.74"/>
          <table:table-cell office:value-type="float" office:value="1014715.47"/>
          <table:table-cell office:value-type="float" office:value="1106919.0900000001"/>
          <table:table-cell table:number-columns-repeated="11"/>
          <table:table-cell office:value-type="float" office:value="730"/>
          <table:table-cell office:value-type="string" office:string-value="Middlesbrough Borough Council"/>
          <table:table-cell office:value-type="string" office:string-value="TR"/>
          <table:table-cell office:value-type="float" office:value="95246.82"/>
          <table:table-cell office:value-type="float" office:value="96644.14"/>
          <table:table-cell office:value-type="float" office:value="91236.38"/>
          <table:table-cell office:value-type="float" office:value="86713.78"/>
          <table:table-cell office:value-type="float" office:value="84496.26"/>
          <table:table-cell office:value-type="float" office:value="1020"/>
          <table:table-cell office:value-type="string" office:string-value="Derby City Council"/>
          <table:table-cell office:value-type="string" office:string-value="TU"/>
          <table:table-cell office:value-type="float" office:value="319291.61"/>
          <table:table-cell office:value-type="float" office:value="327371.23"/>
          <table:table-cell office:value-type="float" office:value="334039.39"/>
          <table:table-cell office:value-type="float" office:value="338089.3"/>
          <table:table-cell office:value-type="float" office:value="334117.36"/>
          <table:table-cell table:number-columns-repeated="16348"/>
        </table:table-row>
        <table:table-row>
          <table:table-cell office:value-type="float" office:value="615"/>
          <table:table-cell office:value-type="string" office:string-value="Cheshire County Council"/>
          <table:table-cell office:value-type="string" office:string-value="TM"/>
          <table:table-cell office:value-type="float" office:value="2628610.69"/>
          <table:table-cell office:value-type="float" office:value="2540676.2000000002"/>
          <table:table-cell office:value-type="float" office:value="2419887.63"/>
          <table:table-cell office:value-type="float" office:value="2263690.66"/>
          <table:table-cell office:value-type="float" office:value="2177013.81"/>
          <table:table-cell office:value-type="float" office:value="2405975.798"/>
          <table:table-cell table:number-columns-repeated="11"/>
          <table:table-cell office:value-type="float" office:value="740"/>
          <table:table-cell office:value-type="string" office:string-value="Stockton-on-Tees Borough Council"/>
          <table:table-cell office:value-type="string" office:string-value="TR"/>
          <table:table-cell office:value-type="float" office:value="247692.5"/>
          <table:table-cell office:value-type="float" office:value="242572.61"/>
          <table:table-cell office:value-type="float" office:value="238082.77"/>
          <table:table-cell office:value-type="float" office:value="225319.96"/>
          <table:table-cell office:value-type="float" office:value="219487.21"/>
          <table:table-cell office:value-type="float" office:value="1050"/>
          <table:table-cell office:value-type="string" office:string-value="Derbyshire County Council"/>
          <table:table-cell office:value-type="string" office:string-value="TU"/>
          <table:table-cell office:value-type="float" office:value="181420.38"/>
          <table:table-cell office:value-type="float" office:value="181542.16"/>
          <table:table-cell office:value-type="float" office:value="182934.25"/>
          <table:table-cell office:value-type="float" office:value="185641.85"/>
          <table:table-cell office:value-type="float" office:value="183107.06"/>
          <table:table-cell table:number-columns-repeated="16348"/>
        </table:table-row>
        <table:table-row>
          <table:table-cell office:value-type="float" office:value="900"/>
          <table:table-cell office:value-type="string" office:string-value="Cumbria County Council"/>
          <table:table-cell office:value-type="string" office:string-value="TM"/>
          <table:table-cell office:value-type="float" office:value="1349957.01"/>
          <table:table-cell office:value-type="float" office:value="1278504.52"/>
          <table:table-cell office:value-type="float" office:value="1207774.5"/>
          <table:table-cell office:value-type="float" office:value="1147347.68"/>
          <table:table-cell office:value-type="float" office:value="1102699.03"/>
          <table:table-cell office:value-type="float" office:value="1217256.548"/>
          <table:table-cell table:number-columns-repeated="11"/>
          <table:table-cell office:value-type="float" office:value="810"/>
          <table:table-cell office:value-type="string" office:string-value="Cornwall County Council"/>
          <table:table-cell office:value-type="string" office:string-value="TR"/>
          <table:table-cell office:value-type="float" office:value="1113159.8899999999"/>
          <table:table-cell office:value-type="float" office:value="1097428.3400000001"/>
          <table:table-cell office:value-type="float" office:value="1065280.72"/>
          <table:table-cell office:value-type="float" office:value="1044390.95"/>
          <table:table-cell office:value-type="float" office:value="1015599.47"/>
          <table:table-cell office:value-type="float" office:value="1105"/>
          <table:table-cell office:value-type="string" office:string-value="Plymouth City Council"/>
          <table:table-cell office:value-type="string" office:string-value="TU"/>
          <table:table-cell office:value-type="float" office:value="137550.17000000001"/>
          <table:table-cell office:value-type="float" office:value="139739.26"/>
          <table:table-cell office:value-type="float" office:value="147901.56"/>
          <table:table-cell office:value-type="float" office:value="139196.57"/>
          <table:table-cell office:value-type="float" office:value="135732.57"/>
          <table:table-cell table:number-columns-repeated="16348"/>
        </table:table-row>
        <table:table-row>
          <table:table-cell office:value-type="float" office:value="1050"/>
          <table:table-cell office:value-type="string" office:string-value="Derbyshire County Council"/>
          <table:table-cell office:value-type="string" office:string-value="TM"/>
          <table:table-cell office:value-type="float" office:value="1412588.34"/>
          <table:table-cell office:value-type="float" office:value="1327372.0900000001"/>
          <table:table-cell office:value-type="float" office:value="1265436.96"/>
          <table:table-cell office:value-type="float" office:value="1133998.1299999999"/>
          <table:table-cell office:value-type="float" office:value="1069379.3600000001"/>
          <table:table-cell office:value-type="float" office:value="1241754.976"/>
          <table:table-cell table:number-columns-repeated="11"/>
          <table:table-cell office:value-type="float" office:value="900"/>
          <table:table-cell office:value-type="string" office:string-value="Cumbria County Council"/>
          <table:table-cell office:value-type="string" office:string-value="TR"/>
          <table:table-cell office:value-type="float" office:value="1348481.24"/>
          <table:table-cell office:value-type="float" office:value="1335393.5"/>
          <table:table-cell office:value-type="float" office:value="1263625.27"/>
          <table:table-cell office:value-type="float" office:value="1232921.1399999999"/>
          <table:table-cell office:value-type="float" office:value="1197815.93"/>
          <table:table-cell office:value-type="float" office:value="1245"/>
          <table:table-cell office:value-type="string" office:string-value="Dorset County Council"/>
          <table:table-cell office:value-type="string" office:string-value="TU"/>
          <table:table-cell office:value-type="float" office:value="24069.22"/>
          <table:table-cell office:value-type="float" office:value="24036.09"/>
          <table:table-cell office:value-type="float" office:value="24048.66"/>
          <table:table-cell office:value-type="float" office:value="23794.639999999999"/>
          <table:table-cell office:value-type="float" office:value="23349.34"/>
          <table:table-cell table:number-columns-repeated="16348"/>
        </table:table-row>
        <table:table-row>
          <table:table-cell office:value-type="float" office:value="1115"/>
          <table:table-cell office:value-type="string" office:string-value="Devon County Council"/>
          <table:table-cell office:value-type="string" office:string-value="TM"/>
          <table:table-cell office:value-type="float" office:value="757232.7"/>
          <table:table-cell office:value-type="float" office:value="718533.24"/>
          <table:table-cell office:value-type="float" office:value="679844.04"/>
          <table:table-cell office:value-type="float" office:value="646305.84"/>
          <table:table-cell office:value-type="float" office:value="623666.47"/>
          <table:table-cell office:value-type="float" office:value="685116.45799999998"/>
          <table:table-cell table:number-columns-repeated="11"/>
          <table:table-cell office:value-type="float" office:value="1020"/>
          <table:table-cell office:value-type="string" office:string-value="Derby City Council"/>
          <table:table-cell office:value-type="string" office:string-value="TR"/>
          <table:table-cell office:value-type="float" office:value="37522.79"/>
          <table:table-cell office:value-type="float" office:value="38803.71"/>
          <table:table-cell office:value-type="float" office:value="40796.129999999997"/>
          <table:table-cell office:value-type="float" office:value="38892.42"/>
          <table:table-cell office:value-type="float" office:value="37933.58"/>
          <table:table-cell office:value-type="float" office:value="1310"/>
          <table:table-cell office:value-type="string" office:string-value="Durham County Council"/>
          <table:table-cell office:value-type="string" office:string-value="TU"/>
          <table:table-cell office:value-type="float" office:value="22825.81"/>
          <table:table-cell office:value-type="float" office:value="24790.51"/>
          <table:table-cell office:value-type="float" office:value="24598.36"/>
          <table:table-cell office:value-type="float" office:value="24611.86"/>
          <table:table-cell office:value-type="float" office:value="24383.54"/>
          <table:table-cell table:number-columns-repeated="16348"/>
        </table:table-row>
        <table:table-row>
          <table:table-cell office:value-type="float" office:value="1305"/>
          <table:table-cell office:value-type="string" office:string-value="Darlington Borough Council"/>
          <table:table-cell office:value-type="string" office:string-value="TM"/>
          <table:table-cell office:value-type="float" office:value="129856.07"/>
          <table:table-cell office:value-type="float" office:value="127030.05"/>
          <table:table-cell office:value-type="float" office:value="120308.63"/>
          <table:table-cell office:value-type="float" office:value="116343.06"/>
          <table:table-cell office:value-type="float" office:value="111873.63"/>
          <table:table-cell office:value-type="float" office:value="121082.28799999999"/>
          <table:table-cell table:number-columns-repeated="11"/>
          <table:table-cell office:value-type="float" office:value="1050"/>
          <table:table-cell office:value-type="string" office:string-value="Derbyshire County Council"/>
          <table:table-cell office:value-type="string" office:string-value="TR"/>
          <table:table-cell office:value-type="float" office:value="1617576.91"/>
          <table:table-cell office:value-type="float" office:value="1580416.49"/>
          <table:table-cell office:value-type="float" office:value="1542958.99"/>
          <table:table-cell office:value-type="float" office:value="1463231.59"/>
          <table:table-cell office:value-type="float" office:value="1429893.5"/>
          <table:table-cell office:value-type="float" office:value="1410"/>
          <table:table-cell office:value-type="string" office:string-value="East Sussex County Council"/>
          <table:table-cell office:value-type="string" office:string-value="TU"/>
          <table:table-cell office:value-type="float" office:value="63521.1"/>
          <table:table-cell office:value-type="float" office:value="63645.46"/>
          <table:table-cell office:value-type="float" office:value="63523.99"/>
          <table:table-cell office:value-type="float" office:value="63850.62"/>
          <table:table-cell office:value-type="float" office:value="62858.57"/>
          <table:table-cell table:number-columns-repeated="16348"/>
        </table:table-row>
        <table:table-row>
          <table:table-cell office:value-type="float" office:value="1310"/>
          <table:table-cell office:value-type="string" office:string-value="Durham County Council"/>
          <table:table-cell office:value-type="string" office:string-value="TM"/>
          <table:table-cell office:value-type="float" office:value="690668.19"/>
          <table:table-cell office:value-type="float" office:value="671953.56"/>
          <table:table-cell office:value-type="float" office:value="626914.09"/>
          <table:table-cell office:value-type="float" office:value="595999.43000000005"/>
          <table:table-cell office:value-type="float" office:value="571694.51"/>
          <table:table-cell office:value-type="float" office:value="631445.95600000001"/>
          <table:table-cell table:number-columns-repeated="11"/>
          <table:table-cell office:value-type="float" office:value="1105"/>
          <table:table-cell office:value-type="string" office:string-value="Plymouth City Council"/>
          <table:table-cell office:value-type="string" office:string-value="TR"/>
          <table:table-cell office:value-type="float" office:value="61264.98"/>
          <table:table-cell office:value-type="float" office:value="60646.26"/>
          <table:table-cell office:value-type="float" office:value="59055.18"/>
          <table:table-cell office:value-type="float" office:value="57040.27"/>
          <table:table-cell office:value-type="float" office:value="55452.5"/>
          <table:table-cell office:value-type="float" office:value="1510"/>
          <table:table-cell office:value-type="string" office:string-value="Thurrock Borough Council"/>
          <table:table-cell office:value-type="string" office:string-value="TU"/>
          <table:table-cell office:value-type="float" office:value="22188.41"/>
          <table:table-cell office:value-type="float" office:value="22234.69"/>
          <table:table-cell office:value-type="float" office:value="22332.06"/>
          <table:table-cell office:value-type="float" office:value="22175.360000000001"/>
          <table:table-cell office:value-type="float" office:value="21830.799999999999"/>
          <table:table-cell table:number-columns-repeated="16348"/>
        </table:table-row>
        <table:table-row>
          <table:table-cell office:value-type="float" office:value="1510"/>
          <table:table-cell office:value-type="string" office:string-value="Thurrock Borough Council"/>
          <table:table-cell office:value-type="string" office:string-value="TM"/>
          <table:table-cell office:value-type="float" office:value="183425.03"/>
          <table:table-cell office:value-type="float" office:value="175591.88"/>
          <table:table-cell office:value-type="float" office:value="166597.76999999999"/>
          <table:table-cell office:value-type="float" office:value="155162.51"/>
          <table:table-cell office:value-type="float" office:value="147365.47"/>
          <table:table-cell office:value-type="float" office:value="165628.53200000001"/>
          <table:table-cell table:number-columns-repeated="11"/>
          <table:table-cell office:value-type="float" office:value="1115"/>
          <table:table-cell office:value-type="string" office:string-value="Devon County Council"/>
          <table:table-cell office:value-type="string" office:string-value="TR"/>
          <table:table-cell office:value-type="float" office:value="1975566.36"/>
          <table:table-cell office:value-type="float" office:value="1908537.98"/>
          <table:table-cell office:value-type="float" office:value="1853677.2"/>
          <table:table-cell office:value-type="float" office:value="1788447.38"/>
          <table:table-cell office:value-type="float" office:value="1739485.74"/>
          <table:table-cell office:value-type="float" office:value="1515"/>
          <table:table-cell office:value-type="string" office:string-value="Essex County Council"/>
          <table:table-cell office:value-type="string" office:string-value="TU"/>
          <table:table-cell office:value-type="float" office:value="3322.24"/>
          <table:table-cell office:value-type="float" office:value="3332.75"/>
          <table:table-cell office:value-type="float" office:value="3352.27"/>
          <table:table-cell office:value-type="float" office:value="3326.08"/>
          <table:table-cell office:value-type="float" office:value="3247.59"/>
          <table:table-cell table:number-columns-repeated="16348"/>
        </table:table-row>
        <table:table-row>
          <table:table-cell office:value-type="float" office:value="1515"/>
          <table:table-cell office:value-type="string" office:string-value="Essex County Council"/>
          <table:table-cell office:value-type="string" office:string-value="TM"/>
          <table:table-cell office:value-type="float" office:value="2137393.0299999998"/>
          <table:table-cell office:value-type="float" office:value="2105446.58"/>
          <table:table-cell office:value-type="float" office:value="2004404.45"/>
          <table:table-cell office:value-type="float" office:value="1875233.86"/>
          <table:table-cell office:value-type="float" office:value="1783211.95"/>
          <table:table-cell office:value-type="float" office:value="1981137.9739999999"/>
          <table:table-cell table:number-columns-repeated="11"/>
          <table:table-cell office:value-type="float" office:value="1225"/>
          <table:table-cell office:value-type="string" office:string-value="Borough of Poole Council"/>
          <table:table-cell office:value-type="string" office:string-value="TR"/>
          <table:table-cell office:value-type="float" office:value="24652.7"/>
          <table:table-cell office:value-type="float" office:value="24293.29"/>
          <table:table-cell office:value-type="float" office:value="23837.82"/>
          <table:table-cell office:value-type="float" office:value="22817.45"/>
          <table:table-cell office:value-type="float" office:value="22232.21"/>
          <table:table-cell office:value-type="float" office:value="1600"/>
          <table:table-cell office:value-type="string" office:string-value="Gloucestershire County Council"/>
          <table:table-cell office:value-type="string" office:string-value="TU"/>
          <table:table-cell office:value-type="float" office:value="94259.21"/>
          <table:table-cell office:value-type="float" office:value="96832.26"/>
          <table:table-cell office:value-type="float" office:value="99327.64"/>
          <table:table-cell office:value-type="float" office:value="100069.69"/>
          <table:table-cell office:value-type="float" office:value="98504.47"/>
          <table:table-cell table:number-columns-repeated="16348"/>
        </table:table-row>
        <table:table-row>
          <table:table-cell office:value-type="float" office:value="1600"/>
          <table:table-cell office:value-type="string" office:string-value="Gloucestershire County Council"/>
          <table:table-cell office:value-type="string" office:string-value="TM"/>
          <table:table-cell office:value-type="float" office:value="1321561.58"/>
          <table:table-cell office:value-type="float" office:value="1266091.1299999999"/>
          <table:table-cell office:value-type="float" office:value="1205856.3600000001"/>
          <table:table-cell office:value-type="float" office:value="1105506.46"/>
          <table:table-cell office:value-type="float" office:value="1045244.83"/>
          <table:table-cell office:value-type="float" office:value="1188852.0720000002"/>
          <table:table-cell table:number-columns-repeated="11"/>
          <table:table-cell office:value-type="float" office:value="1245"/>
          <table:table-cell office:value-type="string" office:string-value="Dorset County Council"/>
          <table:table-cell office:value-type="string" office:string-value="TR"/>
          <table:table-cell office:value-type="float" office:value="575209.23"/>
          <table:table-cell office:value-type="float" office:value="565042.17000000004"/>
          <table:table-cell office:value-type="float" office:value="548645.15"/>
          <table:table-cell office:value-type="float" office:value="532299.63"/>
          <table:table-cell office:value-type="float" office:value="517675.63"/>
          <table:table-cell office:value-type="float" office:value="1770"/>
          <table:table-cell office:value-type="string" office:string-value="Hampshire County Council"/>
          <table:table-cell office:value-type="string" office:string-value="TU"/>
          <table:table-cell office:value-type="float" office:value="158733.31"/>
          <table:table-cell office:value-type="float" office:value="162321.32"/>
          <table:table-cell office:value-type="float" office:value="160524.79999999999"/>
          <table:table-cell office:value-type="float" office:value="151265.93"/>
          <table:table-cell office:value-type="float" office:value="149695.32999999999"/>
          <table:table-cell table:number-columns-repeated="16348"/>
        </table:table-row>
        <table:table-row>
          <table:table-cell office:value-type="float" office:value="1745"/>
          <table:table-cell office:value-type="string" office:string-value="Portsmouth City Council"/>
          <table:table-cell office:value-type="string" office:string-value="TM"/>
          <table:table-cell office:value-type="float" office:value="211401.21"/>
          <table:table-cell office:value-type="float" office:value="200896.47"/>
          <table:table-cell office:value-type="float" office:value="193403.71"/>
          <table:table-cell office:value-type="float" office:value="187801.45"/>
          <table:table-cell office:value-type="float" office:value="180903.63"/>
          <table:table-cell office:value-type="float" office:value="194881.29400000002"/>
          <table:table-cell table:number-columns-repeated="11"/>
          <table:table-cell office:value-type="float" office:value="1305"/>
          <table:table-cell office:value-type="string" office:string-value="Darlington Borough Council"/>
          <table:table-cell office:value-type="string" office:string-value="TR"/>
          <table:table-cell office:value-type="float" office:value="94940.41"/>
          <table:table-cell office:value-type="float" office:value="96982.83"/>
          <table:table-cell office:value-type="float" office:value="93195.8"/>
          <table:table-cell office:value-type="float" office:value="79920.490000000005"/>
          <table:table-cell office:value-type="float" office:value="77785.59"/>
          <table:table-cell office:value-type="float" office:value="1810"/>
          <table:table-cell office:value-type="string" office:string-value="Worcestershire County Council"/>
          <table:table-cell office:value-type="string" office:string-value="TU"/>
          <table:table-cell office:value-type="float" office:value="110915.68"/>
          <table:table-cell office:value-type="float" office:value="114473.03"/>
          <table:table-cell office:value-type="float" office:value="114525.42"/>
          <table:table-cell office:value-type="float" office:value="114011.29"/>
          <table:table-cell office:value-type="float" office:value="112544.39"/>
          <table:table-cell table:number-columns-repeated="16348"/>
        </table:table-row>
        <table:table-row>
          <table:table-cell office:value-type="float" office:value="1755"/>
          <table:table-cell office:value-type="string" office:string-value="Southampton City Council"/>
          <table:table-cell office:value-type="string" office:string-value="TM"/>
          <table:table-cell office:value-type="float" office:value="67207.08"/>
          <table:table-cell office:value-type="float" office:value="65087.17"/>
          <table:table-cell office:value-type="float" office:value="63645.25"/>
          <table:table-cell office:value-type="float" office:value="60955.34"/>
          <table:table-cell office:value-type="float" office:value="58611.82"/>
          <table:table-cell office:value-type="float" office:value="63101.331999999995"/>
          <table:table-cell table:number-columns-repeated="11"/>
          <table:table-cell office:value-type="float" office:value="1310"/>
          <table:table-cell office:value-type="string" office:string-value="Durham County Council"/>
          <table:table-cell office:value-type="string" office:string-value="TR"/>
          <table:table-cell office:value-type="float" office:value="576176.47"/>
          <table:table-cell office:value-type="float" office:value="572960.80000000005"/>
          <table:table-cell office:value-type="float" office:value="533293.80000000005"/>
          <table:table-cell office:value-type="float" office:value="515619.34"/>
          <table:table-cell office:value-type="float" office:value="504129.59"/>
          <table:table-cell office:value-type="float" office:value="1815"/>
          <table:table-cell office:value-type="string" office:string-value="Herefordshire County Council"/>
          <table:table-cell office:value-type="string" office:string-value="TU"/>
          <table:table-cell office:value-type="float" office:value="61885.599999999999"/>
          <table:table-cell office:value-type="float" office:value="61590.43"/>
          <table:table-cell office:value-type="float" office:value="63351.95"/>
          <table:table-cell office:value-type="float" office:value="63142.92"/>
          <table:table-cell office:value-type="float" office:value="62144.480000000003"/>
          <table:table-cell table:number-columns-repeated="16348"/>
        </table:table-row>
        <table:table-row>
          <table:table-cell office:value-type="float" office:value="1770"/>
          <table:table-cell office:value-type="string" office:string-value="Hampshire County Council"/>
          <table:table-cell office:value-type="string" office:string-value="TM"/>
          <table:table-cell office:value-type="float" office:value="3515319.08"/>
          <table:table-cell office:value-type="float" office:value="3363311.77"/>
          <table:table-cell office:value-type="float" office:value="3209707.42"/>
          <table:table-cell office:value-type="float" office:value="3017185.3"/>
          <table:table-cell office:value-type="float" office:value="2903668.01"/>
          <table:table-cell office:value-type="float" office:value="3201838.3160000001"/>
          <table:table-cell table:number-columns-repeated="11"/>
          <table:table-cell office:value-type="float" office:value="1405"/>
          <table:table-cell office:value-type="string" office:string-value="Brighton &amp; Hove Council"/>
          <table:table-cell office:value-type="string" office:string-value="TR"/>
          <table:table-cell office:value-type="float" office:value="289353.95"/>
          <table:table-cell office:value-type="float" office:value="284595.93"/>
          <table:table-cell office:value-type="float" office:value="254133.28"/>
          <table:table-cell office:value-type="float" office:value="240487.56"/>
          <table:table-cell office:value-type="float" office:value="234910.72"/>
          <table:table-cell office:value-type="float" office:value="1900"/>
          <table:table-cell office:value-type="string" office:string-value="Hertfordshire County Council"/>
          <table:table-cell office:value-type="string" office:string-value="TU"/>
          <table:table-cell office:value-type="float" office:value="128108.22"/>
          <table:table-cell office:value-type="float" office:value="127022.45"/>
          <table:table-cell office:value-type="float" office:value="127299.15"/>
          <table:table-cell office:value-type="float" office:value="126643.64"/>
          <table:table-cell office:value-type="float" office:value="124657.54"/>
          <table:table-cell table:number-columns-repeated="16348"/>
        </table:table-row>
        <table:table-row>
          <table:table-cell office:value-type="float" office:value="1810"/>
          <table:table-cell office:value-type="string" office:string-value="Worcestershire County Council"/>
          <table:table-cell office:value-type="string" office:string-value="TM"/>
          <table:table-cell office:value-type="float" office:value="2081213.23"/>
          <table:table-cell office:value-type="float" office:value="1987725.16"/>
          <table:table-cell office:value-type="float" office:value="1863479.37"/>
          <table:table-cell office:value-type="float" office:value="1690079.98"/>
          <table:table-cell office:value-type="float" office:value="1626241.8"/>
          <table:table-cell office:value-type="float" office:value="1849747.9080000003"/>
          <table:table-cell table:number-columns-repeated="11"/>
          <table:table-cell office:value-type="float" office:value="1410"/>
          <table:table-cell office:value-type="string" office:string-value="East Sussex County Council"/>
          <table:table-cell office:value-type="string" office:string-value="TR"/>
          <table:table-cell office:value-type="float" office:value="537094.48"/>
          <table:table-cell office:value-type="float" office:value="527521.97"/>
          <table:table-cell office:value-type="float" office:value="490128.47"/>
          <table:table-cell office:value-type="float" office:value="450794"/>
          <table:table-cell office:value-type="float" office:value="442224.8"/>
          <table:table-cell office:value-type="float" office:value="2010"/>
          <table:table-cell office:value-type="string" office:string-value="Kingston Upon Hull City Council"/>
          <table:table-cell office:value-type="string" office:string-value="TU"/>
          <table:table-cell office:value-type="float" office:value="179270.57"/>
          <table:table-cell office:value-type="float" office:value="183795.54"/>
          <table:table-cell office:value-type="float" office:value="195032.75"/>
          <table:table-cell office:value-type="float" office:value="206610.28"/>
          <table:table-cell office:value-type="float" office:value="203944.12"/>
          <table:table-cell table:number-columns-repeated="16348"/>
        </table:table-row>
        <table:table-row>
          <table:table-cell office:value-type="float" office:value="1815"/>
          <table:table-cell office:value-type="string" office:string-value="Herefordshire County Council"/>
          <table:table-cell office:value-type="string" office:string-value="TM"/>
          <table:table-cell office:value-type="float" office:value="59759.32"/>
          <table:table-cell office:value-type="float" office:value="58308.39"/>
          <table:table-cell office:value-type="float" office:value="54300.25"/>
          <table:table-cell office:value-type="float" office:value="50447.22"/>
          <table:table-cell office:value-type="float" office:value="48395.14"/>
          <table:table-cell office:value-type="float" office:value="54242.063999999998"/>
          <table:table-cell table:number-columns-repeated="11"/>
          <table:table-cell office:value-type="float" office:value="1510"/>
          <table:table-cell office:value-type="string" office:string-value="Thurrock Borough Council"/>
          <table:table-cell office:value-type="string" office:string-value="TR"/>
          <table:table-cell office:value-type="float" office:value="305328.90000000002"/>
          <table:table-cell office:value-type="float" office:value="302384.90999999997"/>
          <table:table-cell office:value-type="float" office:value="289874.69"/>
          <table:table-cell office:value-type="float" office:value="282566.92"/>
          <table:table-cell office:value-type="float" office:value="274578.2"/>
          <table:table-cell office:value-type="float" office:value="2036"/>
          <table:table-cell office:value-type="string" office:string-value="East Riding of Yorkshire Council"/>
          <table:table-cell office:value-type="string" office:string-value="TU"/>
          <table:table-cell office:value-type="float" office:value="7453.17"/>
          <table:table-cell office:value-type="float" office:value="8877.1200000000008"/>
          <table:table-cell office:value-type="float" office:value="8962.4599999999991"/>
          <table:table-cell office:value-type="float" office:value="8977.27"/>
          <table:table-cell office:value-type="float" office:value="8851.74"/>
          <table:table-cell table:number-columns-repeated="16348"/>
        </table:table-row>
        <table:table-row>
          <table:table-cell office:value-type="float" office:value="1900"/>
          <table:table-cell office:value-type="string" office:string-value="Hertfordshire County Council"/>
          <table:table-cell office:value-type="string" office:string-value="TM"/>
          <table:table-cell office:value-type="float" office:value="3686434.38"/>
          <table:table-cell office:value-type="float" office:value="3633871.87"/>
          <table:table-cell office:value-type="float" office:value="3499541.88"/>
          <table:table-cell office:value-type="float" office:value="3337339.53"/>
          <table:table-cell office:value-type="float" office:value="3177700.98"/>
          <table:table-cell office:value-type="float" office:value="3466977.7279999992"/>
          <table:table-cell table:number-columns-repeated="11"/>
          <table:table-cell office:value-type="float" office:value="1515"/>
          <table:table-cell office:value-type="string" office:string-value="Essex County Council"/>
          <table:table-cell office:value-type="string" office:string-value="TR"/>
          <table:table-cell office:value-type="float" office:value="1572640.41"/>
          <table:table-cell office:value-type="float" office:value="1554968.43"/>
          <table:table-cell office:value-type="float" office:value="1508209.86"/>
          <table:table-cell office:value-type="float" office:value="1478914.14"/>
          <table:table-cell office:value-type="float" office:value="1442456.13"/>
          <table:table-cell office:value-type="float" office:value="2210"/>
          <table:table-cell office:value-type="string" office:string-value="Kent County Council"/>
          <table:table-cell office:value-type="string" office:string-value="TU"/>
          <table:table-cell office:value-type="float" office:value="122626.49"/>
          <table:table-cell office:value-type="float" office:value="122911.1"/>
          <table:table-cell office:value-type="float" office:value="123284.85"/>
          <table:table-cell office:value-type="float" office:value="123783.11"/>
          <table:table-cell office:value-type="float" office:value="121513.78"/>
          <table:table-cell table:number-columns-repeated="16348"/>
        </table:table-row>
        <table:table-row>
          <table:table-cell office:value-type="float" office:value="2036"/>
          <table:table-cell office:value-type="string" office:string-value="East Riding of Yorkshire Council"/>
          <table:table-cell office:value-type="string" office:string-value="TM"/>
          <table:table-cell office:value-type="float" office:value="409972.83"/>
          <table:table-cell office:value-type="float" office:value="399117.61"/>
          <table:table-cell office:value-type="float" office:value="385985.36"/>
          <table:table-cell office:value-type="float" office:value="363513.01"/>
          <table:table-cell office:value-type="float" office:value="348381.47"/>
          <table:table-cell office:value-type="float" office:value="381394.05599999998"/>
          <table:table-cell table:number-columns-repeated="11"/>
          <table:table-cell office:value-type="float" office:value="1600"/>
          <table:table-cell office:value-type="string" office:string-value="Gloucestershire County Council"/>
          <table:table-cell office:value-type="string" office:string-value="TR"/>
          <table:table-cell office:value-type="float" office:value="691628.04"/>
          <table:table-cell office:value-type="float" office:value="692376.61"/>
          <table:table-cell office:value-type="float" office:value="679071.21"/>
          <table:table-cell office:value-type="float" office:value="642422.35"/>
          <table:table-cell office:value-type="float" office:value="624898.12"/>
          <table:table-cell office:value-type="float" office:value="2315"/>
          <table:table-cell office:value-type="string" office:string-value="Lancashire County Council"/>
          <table:table-cell office:value-type="string" office:string-value="TU"/>
          <table:table-cell office:value-type="float" office:value="149450.26999999999"/>
          <table:table-cell office:value-type="float" office:value="146982.65"/>
          <table:table-cell office:value-type="float" office:value="152118.43"/>
          <table:table-cell office:value-type="float" office:value="151066.9"/>
          <table:table-cell office:value-type="float" office:value="148541.07"/>
          <table:table-cell table:number-columns-repeated="16348"/>
        </table:table-row>
        <table:table-row>
          <table:table-cell office:value-type="float" office:value="2040"/>
          <table:table-cell office:value-type="string" office:string-value="North Lincolnshire Council"/>
          <table:table-cell office:value-type="string" office:string-value="TM"/>
          <table:table-cell office:value-type="float" office:value="360357.18"/>
          <table:table-cell office:value-type="float" office:value="350940.82"/>
          <table:table-cell office:value-type="float" office:value="328272.84999999998"/>
          <table:table-cell office:value-type="float" office:value="314011.34000000003"/>
          <table:table-cell office:value-type="float" office:value="299349.34999999998"/>
          <table:table-cell office:value-type="float" office:value="330586.30800000002"/>
          <table:table-cell table:number-columns-repeated="11"/>
          <table:table-cell office:value-type="float" office:value="1745"/>
          <table:table-cell office:value-type="string" office:string-value="Portsmouth City Council"/>
          <table:table-cell office:value-type="string" office:string-value="TR"/>
          <table:table-cell office:value-type="float" office:value="148010.57999999999"/>
          <table:table-cell office:value-type="float" office:value="145814.47"/>
          <table:table-cell office:value-type="float" office:value="146410.22"/>
          <table:table-cell office:value-type="float" office:value="139265.59"/>
          <table:table-cell office:value-type="float" office:value="136039.19"/>
          <table:table-cell office:value-type="float" office:value="2425"/>
          <table:table-cell office:value-type="string" office:string-value="Leicester City Council"/>
          <table:table-cell office:value-type="string" office:string-value="TU"/>
          <table:table-cell office:value-type="float" office:value="9143.81"/>
          <table:table-cell office:value-type="float" office:value="9178.73"/>
          <table:table-cell office:value-type="float" office:value="9281.8700000000008"/>
          <table:table-cell office:value-type="float" office:value="9271.6299999999992"/>
          <table:table-cell office:value-type="float" office:value="9142.6299999999992"/>
          <table:table-cell table:number-columns-repeated="16348"/>
        </table:table-row>
        <table:table-row>
          <table:table-cell office:value-type="float" office:value="2205"/>
          <table:table-cell office:value-type="string" office:string-value="Medway Council"/>
          <table:table-cell office:value-type="string" office:string-value="TM"/>
          <table:table-cell office:value-type="float" office:value="163057.37"/>
          <table:table-cell office:value-type="float" office:value="171554.97"/>
          <table:table-cell office:value-type="float" office:value="165946.10999999999"/>
          <table:table-cell office:value-type="float" office:value="154428.07"/>
          <table:table-cell office:value-type="float" office:value="146627.32"/>
          <table:table-cell office:value-type="float" office:value="160322.76800000001"/>
          <table:table-cell table:number-columns-repeated="11"/>
          <table:table-cell office:value-type="float" office:value="1755"/>
          <table:table-cell office:value-type="string" office:string-value="Southampton City Council"/>
          <table:table-cell office:value-type="string" office:string-value="TR"/>
          <table:table-cell office:value-type="float" office:value="2591.15"/>
          <table:table-cell office:value-type="float" office:value="2525.62"/>
          <table:table-cell office:value-type="float" office:value="2458.87"/>
          <table:table-cell office:value-type="float" office:value="2338.63"/>
          <table:table-cell office:value-type="float" office:value="2275.17"/>
          <table:table-cell office:value-type="float" office:value="2450"/>
          <table:table-cell office:value-type="string" office:string-value="Leicestershire County Council"/>
          <table:table-cell office:value-type="string" office:string-value="TU"/>
          <table:table-cell office:value-type="float" office:value="66468.78"/>
          <table:table-cell office:value-type="float" office:value="68114.97"/>
          <table:table-cell office:value-type="float" office:value="68993.91"/>
          <table:table-cell office:value-type="float" office:value="69287.08"/>
          <table:table-cell office:value-type="float" office:value="68314.559999999998"/>
          <table:table-cell table:number-columns-repeated="16348"/>
        </table:table-row>
        <table:table-row>
          <table:table-cell office:value-type="float" office:value="2210"/>
          <table:table-cell office:value-type="string" office:string-value="Kent County Council"/>
          <table:table-cell office:value-type="string" office:string-value="TM"/>
          <table:table-cell office:value-type="float" office:value="3650679.04"/>
          <table:table-cell office:value-type="float" office:value="3478961.78"/>
          <table:table-cell office:value-type="float" office:value="3317249.71"/>
          <table:table-cell office:value-type="float" office:value="3053098.89"/>
          <table:table-cell office:value-type="float" office:value="2903479.53"/>
          <table:table-cell office:value-type="float" office:value="3280693.79"/>
          <table:table-cell table:number-columns-repeated="11"/>
          <table:table-cell office:value-type="float" office:value="1770"/>
          <table:table-cell office:value-type="string" office:string-value="Hampshire County Council"/>
          <table:table-cell office:value-type="string" office:string-value="TR"/>
          <table:table-cell office:value-type="float" office:value="1732625.5"/>
          <table:table-cell office:value-type="float" office:value="1720864.83"/>
          <table:table-cell office:value-type="float" office:value="1627960.22"/>
          <table:table-cell office:value-type="float" office:value="1543693.53"/>
          <table:table-cell office:value-type="float" office:value="1506470.99"/>
          <table:table-cell office:value-type="float" office:value="2500"/>
          <table:table-cell office:value-type="string" office:string-value="Lincolnshire County Council"/>
          <table:table-cell office:value-type="string" office:string-value="TU"/>
          <table:table-cell office:value-type="float" office:value="39061.519999999997"/>
          <table:table-cell office:value-type="float" office:value="40555.760000000002"/>
          <table:table-cell office:value-type="float" office:value="39919.74"/>
          <table:table-cell office:value-type="float" office:value="37837.879999999997"/>
          <table:table-cell office:value-type="float" office:value="37018.17"/>
          <table:table-cell table:number-columns-repeated="16348"/>
        </table:table-row>
        <table:table-row>
          <table:table-cell office:value-type="float" office:value="2305"/>
          <table:table-cell office:value-type="string" office:string-value="Blackburn with Darwen Borough Council"/>
          <table:table-cell office:value-type="string" office:string-value="TM"/>
          <table:table-cell office:value-type="float" office:value="141040.89000000001"/>
          <table:table-cell office:value-type="float" office:value="133676.64000000001"/>
          <table:table-cell office:value-type="float" office:value="126833.37"/>
          <table:table-cell office:value-type="float" office:value="119166.43"/>
          <table:table-cell office:value-type="float" office:value="114593.39"/>
          <table:table-cell office:value-type="float" office:value="127062.144"/>
          <table:table-cell table:number-columns-repeated="11"/>
          <table:table-cell office:value-type="float" office:value="1810"/>
          <table:table-cell office:value-type="string" office:string-value="Worcestershire County Council"/>
          <table:table-cell office:value-type="string" office:string-value="TR"/>
          <table:table-cell office:value-type="float" office:value="570472.85"/>
          <table:table-cell office:value-type="float" office:value="564511.05000000005"/>
          <table:table-cell office:value-type="float" office:value="549776.31000000006"/>
          <table:table-cell office:value-type="float" office:value="529554.52"/>
          <table:table-cell office:value-type="float" office:value="518010.22"/>
          <table:table-cell office:value-type="float" office:value="2600"/>
          <table:table-cell office:value-type="string" office:string-value="Norfolk County Council"/>
          <table:table-cell office:value-type="string" office:string-value="TU"/>
          <table:table-cell office:value-type="float" office:value="76831.67"/>
          <table:table-cell office:value-type="float" office:value="77001.39"/>
          <table:table-cell office:value-type="float" office:value="77915.31"/>
          <table:table-cell office:value-type="float" office:value="80162.53"/>
          <table:table-cell office:value-type="float" office:value="79266.44"/>
          <table:table-cell table:number-columns-repeated="16348"/>
        </table:table-row>
        <table:table-row>
          <table:table-cell office:value-type="float" office:value="2315"/>
          <table:table-cell office:value-type="string" office:string-value="Lancashire County Council"/>
          <table:table-cell office:value-type="string" office:string-value="TM"/>
          <table:table-cell office:value-type="float" office:value="3070571.25"/>
          <table:table-cell office:value-type="float" office:value="2890524.04"/>
          <table:table-cell office:value-type="float" office:value="2768630.87"/>
          <table:table-cell office:value-type="float" office:value="2594069.75"/>
          <table:table-cell office:value-type="float" office:value="2493832.48"/>
          <table:table-cell office:value-type="float" office:value="2763525.6780000003"/>
          <table:table-cell table:number-columns-repeated="11"/>
          <table:table-cell office:value-type="float" office:value="1815"/>
          <table:table-cell office:value-type="string" office:string-value="Herefordshire County Council"/>
          <table:table-cell office:value-type="string" office:string-value="TR"/>
          <table:table-cell office:value-type="float" office:value="362760.79"/>
          <table:table-cell office:value-type="float" office:value="357914.07"/>
          <table:table-cell office:value-type="float" office:value="350352.18"/>
          <table:table-cell office:value-type="float" office:value="336116.08"/>
          <table:table-cell office:value-type="float" office:value="326556.82"/>
          <table:table-cell office:value-type="float" office:value="2705"/>
          <table:table-cell office:value-type="string" office:string-value="North Yorkshire County Council"/>
          <table:table-cell office:value-type="string" office:string-value="TU"/>
          <table:table-cell office:value-type="float" office:value="26482.93"/>
          <table:table-cell office:value-type="float" office:value="26546.53"/>
          <table:table-cell office:value-type="float" office:value="26830.66"/>
          <table:table-cell office:value-type="float" office:value="25727.48"/>
          <table:table-cell office:value-type="float" office:value="25165.59"/>
          <table:table-cell table:number-columns-repeated="16348"/>
        </table:table-row>
        <table:table-row>
          <table:table-cell office:value-type="float" office:value="2450"/>
          <table:table-cell office:value-type="string" office:string-value="Leicestershire County Council"/>
          <table:table-cell office:value-type="string" office:string-value="TM"/>
          <table:table-cell office:value-type="float" office:value="2197579.6"/>
          <table:table-cell office:value-type="float" office:value="2059109.11"/>
          <table:table-cell office:value-type="float" office:value="1855476.4"/>
          <table:table-cell office:value-type="float" office:value="1694245.17"/>
          <table:table-cell office:value-type="float" office:value="1615556.33"/>
          <table:table-cell office:value-type="float" office:value="1884393.3219999999"/>
          <table:table-cell table:number-columns-repeated="11"/>
          <table:table-cell office:value-type="float" office:value="1900"/>
          <table:table-cell office:value-type="string" office:string-value="Hertfordshire County Council"/>
          <table:table-cell office:value-type="string" office:string-value="TR"/>
          <table:table-cell office:value-type="float" office:value="1060363.51"/>
          <table:table-cell office:value-type="float" office:value="1051945.2"/>
          <table:table-cell office:value-type="float" office:value="1026149.34"/>
          <table:table-cell office:value-type="float" office:value="976657.62"/>
          <table:table-cell office:value-type="float" office:value="954674.16"/>
          <table:table-cell office:value-type="float" office:value="2710"/>
          <table:table-cell office:value-type="string" office:string-value="York City Council"/>
          <table:table-cell office:value-type="string" office:string-value="TU"/>
          <table:table-cell office:value-type="float" office:value="49125.9"/>
          <table:table-cell office:value-type="float" office:value="49732.22"/>
          <table:table-cell office:value-type="float" office:value="49401.21"/>
          <table:table-cell office:value-type="float" office:value="44312.08"/>
          <table:table-cell office:value-type="float" office:value="43196.57"/>
          <table:table-cell table:number-columns-repeated="16348"/>
        </table:table-row>
        <table:table-row>
          <table:table-cell office:value-type="float" office:value="2705"/>
          <table:table-cell office:value-type="string" office:string-value="North Yorkshire County Council"/>
          <table:table-cell office:value-type="string" office:string-value="TM"/>
          <table:table-cell office:value-type="float" office:value="801961.59"/>
          <table:table-cell office:value-type="float" office:value="750953.66"/>
          <table:table-cell office:value-type="float" office:value="722213.8"/>
          <table:table-cell office:value-type="float" office:value="684107.28"/>
          <table:table-cell office:value-type="float" office:value="656771.97"/>
          <table:table-cell office:value-type="float" office:value="723201.66"/>
          <table:table-cell table:number-columns-repeated="11"/>
          <table:table-cell office:value-type="float" office:value="2020"/>
          <table:table-cell office:value-type="string" office:string-value="North East Lincolnshire Council"/>
          <table:table-cell office:value-type="string" office:string-value="TR"/>
          <table:table-cell office:value-type="float" office:value="129301.42"/>
          <table:table-cell office:value-type="float" office:value="126714.36"/>
          <table:table-cell office:value-type="float" office:value="121777.15"/>
          <table:table-cell office:value-type="float" office:value="121975.2"/>
          <table:table-cell office:value-type="float" office:value="118736.26"/>
          <table:table-cell office:value-type="float" office:value="2800"/>
          <table:table-cell office:value-type="string" office:string-value="Northamptonshire County Council"/>
          <table:table-cell office:value-type="string" office:string-value="TU"/>
          <table:table-cell office:value-type="float" office:value="44031.22"/>
          <table:table-cell office:value-type="float" office:value="44221.11"/>
          <table:table-cell office:value-type="float" office:value="45745.32"/>
          <table:table-cell office:value-type="float" office:value="45434.39"/>
          <table:table-cell office:value-type="float" office:value="44618.79"/>
          <table:table-cell table:number-columns-repeated="16348"/>
        </table:table-row>
        <table:table-row>
          <table:table-cell office:value-type="float" office:value="2800"/>
          <table:table-cell office:value-type="string" office:string-value="Northamptonshire County Council"/>
          <table:table-cell office:value-type="string" office:string-value="TM"/>
          <table:table-cell office:value-type="float" office:value="1488254.68"/>
          <table:table-cell office:value-type="float" office:value="1411508.38"/>
          <table:table-cell office:value-type="float" office:value="1423450.68"/>
          <table:table-cell office:value-type="float" office:value="1346712.93"/>
          <table:table-cell office:value-type="float" office:value="1295721.05"/>
          <table:table-cell office:value-type="float" office:value="1393129.5439999998"/>
          <table:table-cell table:number-columns-repeated="11"/>
          <table:table-cell office:value-type="float" office:value="2036"/>
          <table:table-cell office:value-type="string" office:string-value="East Riding of Yorkshire Council"/>
          <table:table-cell office:value-type="string" office:string-value="TR"/>
          <table:table-cell office:value-type="float" office:value="483985.27"/>
          <table:table-cell office:value-type="float" office:value="478022.41"/>
          <table:table-cell office:value-type="float" office:value="479317.03"/>
          <table:table-cell office:value-type="float" office:value="462510.22"/>
          <table:table-cell office:value-type="float" office:value="449354.67"/>
          <table:table-cell office:value-type="float" office:value="2900"/>
          <table:table-cell office:value-type="string" office:string-value="Northumberland County Council"/>
          <table:table-cell office:value-type="string" office:string-value="TU"/>
          <table:table-cell office:value-type="float" office:value="3615.6"/>
          <table:table-cell office:value-type="float" office:value="3586.07"/>
          <table:table-cell office:value-type="float" office:value="3555.45"/>
          <table:table-cell office:value-type="float" office:value="3512.02"/>
          <table:table-cell office:value-type="float" office:value="3461.56"/>
          <table:table-cell table:number-columns-repeated="16348"/>
        </table:table-row>
        <table:table-row>
          <table:table-cell office:value-type="float" office:value="3005"/>
          <table:table-cell office:value-type="string" office:string-value="Nottingham City Council"/>
          <table:table-cell office:value-type="string" office:string-value="TM"/>
          <table:table-cell office:value-type="float" office:value="12517.91"/>
          <table:table-cell office:value-type="float" office:value="12065.48"/>
          <table:table-cell office:value-type="float" office:value="11513.17"/>
          <table:table-cell office:value-type="float" office:value="10792.62"/>
          <table:table-cell office:value-type="float" office:value="10172.98"/>
          <table:table-cell office:value-type="float" office:value="11412.432000000001"/>
          <table:table-cell table:number-columns-repeated="11"/>
          <table:table-cell office:value-type="float" office:value="2040"/>
          <table:table-cell office:value-type="string" office:string-value="North Lincolnshire Council"/>
          <table:table-cell office:value-type="string" office:string-value="TR"/>
          <table:table-cell office:value-type="float" office:value="225133.73"/>
          <table:table-cell office:value-type="float" office:value="221214.04"/>
          <table:table-cell office:value-type="float" office:value="212416.33"/>
          <table:table-cell office:value-type="float" office:value="203217.67"/>
          <table:table-cell office:value-type="float" office:value="197602.67"/>
          <table:table-cell office:value-type="float" office:value="3005"/>
          <table:table-cell office:value-type="string" office:string-value="Nottingham City Council"/>
          <table:table-cell office:value-type="string" office:string-value="TU"/>
          <table:table-cell office:value-type="float" office:value="271935.88"/>
          <table:table-cell office:value-type="float" office:value="268829.71999999997"/>
          <table:table-cell office:value-type="float" office:value="269577.74"/>
          <table:table-cell office:value-type="float" office:value="272149.05"/>
          <table:table-cell office:value-type="float" office:value="269176.31"/>
          <table:table-cell table:number-columns-repeated="16348"/>
        </table:table-row>
        <table:table-row>
          <table:table-cell office:value-type="float" office:value="3010"/>
          <table:table-cell office:value-type="string" office:string-value="Nottinghamshire County Council"/>
          <table:table-cell office:value-type="string" office:string-value="TM"/>
          <table:table-cell office:value-type="float" office:value="734151.58"/>
          <table:table-cell office:value-type="float" office:value="710347.94"/>
          <table:table-cell office:value-type="float" office:value="675791.95"/>
          <table:table-cell office:value-type="float" office:value="613667.9"/>
          <table:table-cell office:value-type="float" office:value="583493.18000000005"/>
          <table:table-cell office:value-type="float" office:value="663490.51"/>
          <table:table-cell table:number-columns-repeated="11"/>
          <table:table-cell office:value-type="float" office:value="2210"/>
          <table:table-cell office:value-type="string" office:string-value="Kent County Council"/>
          <table:table-cell office:value-type="string" office:string-value="TR"/>
          <table:table-cell office:value-type="float" office:value="1905118.47"/>
          <table:table-cell office:value-type="float" office:value="1875809.14"/>
          <table:table-cell office:value-type="float" office:value="1825038.83"/>
          <table:table-cell office:value-type="float" office:value="1766871.82"/>
          <table:table-cell office:value-type="float" office:value="1724786.39"/>
          <table:table-cell office:value-type="float" office:value="3010"/>
          <table:table-cell office:value-type="string" office:string-value="Nottinghamshire County Council"/>
          <table:table-cell office:value-type="string" office:string-value="TU"/>
          <table:table-cell office:value-type="float" office:value="145057.38"/>
          <table:table-cell office:value-type="float" office:value="144360.6"/>
          <table:table-cell office:value-type="float" office:value="146096.78"/>
          <table:table-cell office:value-type="float" office:value="146534.98000000001"/>
          <table:table-cell office:value-type="float" office:value="145022.01999999999"/>
          <table:table-cell table:number-columns-repeated="16348"/>
        </table:table-row>
        <table:table-row>
          <table:table-cell office:value-type="float" office:value="3100"/>
          <table:table-cell office:value-type="string" office:string-value="Oxfordshire County Council"/>
          <table:table-cell office:value-type="string" office:string-value="TM"/>
          <table:table-cell office:value-type="float" office:value="1539862.53"/>
          <table:table-cell office:value-type="float" office:value="1490404.99"/>
          <table:table-cell office:value-type="float" office:value="1423225.02"/>
          <table:table-cell office:value-type="float" office:value="1329888.31"/>
          <table:table-cell office:value-type="float" office:value="1268678.6499999999"/>
          <table:table-cell office:value-type="float" office:value="1410411.9"/>
          <table:table-cell table:number-columns-repeated="11"/>
          <table:table-cell office:value-type="float" office:value="2315"/>
          <table:table-cell office:value-type="string" office:string-value="Lancashire County Council"/>
          <table:table-cell office:value-type="string" office:string-value="TR"/>
          <table:table-cell office:value-type="float" office:value="785913.2"/>
          <table:table-cell office:value-type="float" office:value="796006.35"/>
          <table:table-cell office:value-type="float" office:value="791984.43"/>
          <table:table-cell office:value-type="float" office:value="753850.23"/>
          <table:table-cell office:value-type="float" office:value="739157.51"/>
          <table:table-cell office:value-type="float" office:value="3100"/>
          <table:table-cell office:value-type="string" office:string-value="Oxfordshire County Council"/>
          <table:table-cell office:value-type="string" office:string-value="TU"/>
          <table:table-cell office:value-type="float" office:value="62411.06"/>
          <table:table-cell office:value-type="float" office:value="62028.21"/>
          <table:table-cell office:value-type="float" office:value="57526.11"/>
          <table:table-cell office:value-type="float" office:value="56232.85"/>
          <table:table-cell office:value-type="float" office:value="55449.37"/>
          <table:table-cell table:number-columns-repeated="16348"/>
        </table:table-row>
        <table:table-row>
          <table:table-cell office:value-type="float" office:value="3205"/>
          <table:table-cell office:value-type="string" office:string-value="Telford and Wrekin Council"/>
          <table:table-cell office:value-type="string" office:string-value="TM"/>
          <table:table-cell office:value-type="float" office:value="111253.32"/>
          <table:table-cell office:value-type="float" office:value="108253.3"/>
          <table:table-cell office:value-type="float" office:value="108403.39"/>
          <table:table-cell office:value-type="float" office:value="102480.46"/>
          <table:table-cell office:value-type="float" office:value="98524.14"/>
          <table:table-cell office:value-type="float" office:value="105782.92199999999"/>
          <table:table-cell table:number-columns-repeated="11"/>
          <table:table-cell office:value-type="float" office:value="2425"/>
          <table:table-cell office:value-type="string" office:string-value="Leicester City Council"/>
          <table:table-cell office:value-type="string" office:string-value="TR"/>
          <table:table-cell office:value-type="float" office:value="52119.03"/>
          <table:table-cell office:value-type="float" office:value="51312.54"/>
          <table:table-cell office:value-type="float" office:value="49317.1"/>
          <table:table-cell office:value-type="float" office:value="46965.599999999999"/>
          <table:table-cell office:value-type="float" office:value="45805.77"/>
          <table:table-cell office:value-type="float" office:value="3440"/>
          <table:table-cell office:value-type="string" office:string-value="Stoke-on-Trent City Council"/>
          <table:table-cell office:value-type="string" office:string-value="TU"/>
          <table:table-cell office:value-type="float" office:value="300199.83"/>
          <table:table-cell office:value-type="float" office:value="300869.42"/>
          <table:table-cell office:value-type="float" office:value="305880.36"/>
          <table:table-cell office:value-type="float" office:value="307712.26"/>
          <table:table-cell office:value-type="float" office:value="304183.05"/>
          <table:table-cell table:number-columns-repeated="16348"/>
        </table:table-row>
        <table:table-row>
          <table:table-cell office:value-type="float" office:value="3210"/>
          <table:table-cell office:value-type="string" office:string-value="Shropshire County Council"/>
          <table:table-cell office:value-type="string" office:string-value="TM"/>
          <table:table-cell office:value-type="float" office:value="180114.18"/>
          <table:table-cell office:value-type="float" office:value="175576.55"/>
          <table:table-cell office:value-type="float" office:value="163441.5"/>
          <table:table-cell office:value-type="float" office:value="158322.34"/>
          <table:table-cell office:value-type="float" office:value="152350"/>
          <table:table-cell office:value-type="float" office:value="165960.91399999999"/>
          <table:table-cell table:number-columns-repeated="11"/>
          <table:table-cell office:value-type="float" office:value="2445"/>
          <table:table-cell office:value-type="string" office:string-value="Rutland Council"/>
          <table:table-cell office:value-type="string" office:string-value="TR"/>
          <table:table-cell office:value-type="float" office:value="255264.98"/>
          <table:table-cell office:value-type="float" office:value="253302.99"/>
          <table:table-cell office:value-type="float" office:value="250348.15"/>
          <table:table-cell office:value-type="float" office:value="241151.53"/>
          <table:table-cell office:value-type="float" office:value="233929"/>
          <table:table-cell office:value-type="float" office:value="3450"/>
          <table:table-cell office:value-type="string" office:string-value="Staffordshire County Council"/>
          <table:table-cell office:value-type="string" office:string-value="TU"/>
          <table:table-cell office:value-type="float" office:value="337912.33"/>
          <table:table-cell office:value-type="float" office:value="327061.73"/>
          <table:table-cell office:value-type="float" office:value="330112.49"/>
          <table:table-cell office:value-type="float" office:value="330013.03999999998"/>
          <table:table-cell office:value-type="float" office:value="325988.64"/>
          <table:table-cell table:number-columns-repeated="16348"/>
        </table:table-row>
        <table:table-row>
          <table:table-cell office:value-type="float" office:value="3300"/>
          <table:table-cell office:value-type="string" office:string-value="Somerset County Council"/>
          <table:table-cell office:value-type="string" office:string-value="TM"/>
          <table:table-cell office:value-type="float" office:value="1002884.03"/>
          <table:table-cell office:value-type="float" office:value="970241.3"/>
          <table:table-cell office:value-type="float" office:value="952974.26"/>
          <table:table-cell office:value-type="float" office:value="898527.24"/>
          <table:table-cell office:value-type="float" office:value="861705.49"/>
          <table:table-cell office:value-type="float" office:value="937266.46400000004"/>
          <table:table-cell table:number-columns-repeated="11"/>
          <table:table-cell office:value-type="float" office:value="2450"/>
          <table:table-cell office:value-type="string" office:string-value="Leicestershire County Council"/>
          <table:table-cell office:value-type="string" office:string-value="TR"/>
          <table:table-cell office:value-type="float" office:value="1261207.17"/>
          <table:table-cell office:value-type="float" office:value="1234173.76"/>
          <table:table-cell office:value-type="float" office:value="1183137.4099999999"/>
          <table:table-cell office:value-type="float" office:value="1130646.04"/>
          <table:table-cell office:value-type="float" office:value="1103446.27"/>
          <table:table-cell office:value-type="float" office:value="3500"/>
          <table:table-cell office:value-type="string" office:string-value="Suffolk County Council"/>
          <table:table-cell office:value-type="string" office:string-value="TU"/>
          <table:table-cell office:value-type="float" office:value="125050.88"/>
          <table:table-cell office:value-type="float" office:value="122855.97"/>
          <table:table-cell office:value-type="float" office:value="122891.92"/>
          <table:table-cell office:value-type="float" office:value="122975.54"/>
          <table:table-cell office:value-type="float" office:value="120254.95"/>
          <table:table-cell table:number-columns-repeated="16348"/>
        </table:table-row>
        <table:table-row>
          <table:table-cell office:value-type="float" office:value="3450"/>
          <table:table-cell office:value-type="string" office:string-value="Staffordshire County Council"/>
          <table:table-cell office:value-type="string" office:string-value="TM"/>
          <table:table-cell office:value-type="float" office:value="2318043.63"/>
          <table:table-cell office:value-type="float" office:value="2267896.89"/>
          <table:table-cell office:value-type="float" office:value="2221049.1800000002"/>
          <table:table-cell office:value-type="float" office:value="2158400.7599999998"/>
          <table:table-cell office:value-type="float" office:value="2038648.44"/>
          <table:table-cell office:value-type="float" office:value="2200807.7799999998"/>
          <table:table-cell table:number-columns-repeated="11"/>
          <table:table-cell office:value-type="float" office:value="2500"/>
          <table:table-cell office:value-type="string" office:string-value="Lincolnshire County Council"/>
          <table:table-cell office:value-type="string" office:string-value="TR"/>
          <table:table-cell office:value-type="float" office:value="1446406.05"/>
          <table:table-cell office:value-type="float" office:value="1432184.29"/>
          <table:table-cell office:value-type="float" office:value="1396313.57"/>
          <table:table-cell office:value-type="float" office:value="1344418"/>
          <table:table-cell office:value-type="float" office:value="1304003.55"/>
          <table:table-cell office:value-type="float" office:value="3600"/>
          <table:table-cell office:value-type="string" office:string-value="Surrey County Council"/>
          <table:table-cell office:value-type="string" office:string-value="TU"/>
          <table:table-cell office:value-type="float" office:value="126852.81"/>
          <table:table-cell office:value-type="float" office:value="107978.51"/>
          <table:table-cell office:value-type="float" office:value="108937.27"/>
          <table:table-cell office:value-type="float" office:value="109433.41"/>
          <table:table-cell office:value-type="float" office:value="108297.12"/>
          <table:table-cell table:number-columns-repeated="16348"/>
        </table:table-row>
        <table:table-row>
          <table:table-cell office:value-type="float" office:value="3600"/>
          <table:table-cell office:value-type="string" office:string-value="Surrey County Council"/>
          <table:table-cell office:value-type="string" office:string-value="TM"/>
          <table:table-cell office:value-type="float" office:value="4454080.9000000004"/>
          <table:table-cell office:value-type="float" office:value="4165624.66"/>
          <table:table-cell office:value-type="float" office:value="3968259.13"/>
          <table:table-cell office:value-type="float" office:value="3726775.07"/>
          <table:table-cell office:value-type="float" office:value="3548938.54"/>
          <table:table-cell office:value-type="float" office:value="3972735.66"/>
          <table:table-cell table:number-columns-repeated="11"/>
          <table:table-cell office:value-type="float" office:value="2600"/>
          <table:table-cell office:value-type="string" office:string-value="Norfolk County Council"/>
          <table:table-cell office:value-type="string" office:string-value="TR"/>
          <table:table-cell office:value-type="float" office:value="1667069.29"/>
          <table:table-cell office:value-type="float" office:value="1631793.13"/>
          <table:table-cell office:value-type="float" office:value="1595093.56"/>
          <table:table-cell office:value-type="float" office:value="1548549.1"/>
          <table:table-cell office:value-type="float" office:value="1505276.28"/>
          <table:table-cell office:value-type="float" office:value="3700"/>
          <table:table-cell office:value-type="string" office:string-value="Warwickshire County Council"/>
          <table:table-cell office:value-type="string" office:string-value="TU"/>
          <table:table-cell office:value-type="float" office:value="68239.520000000004"/>
          <table:table-cell office:value-type="float" office:value="67870.95"/>
          <table:table-cell office:value-type="float" office:value="66334.58"/>
          <table:table-cell office:value-type="float" office:value="64411.95"/>
          <table:table-cell office:value-type="float" office:value="63691.34"/>
          <table:table-cell table:number-columns-repeated="16348"/>
        </table:table-row>
        <table:table-row>
          <table:table-cell office:value-type="float" office:value="3700"/>
          <table:table-cell office:value-type="string" office:string-value="Warwickshire County Council"/>
          <table:table-cell office:value-type="string" office:string-value="TM"/>
          <table:table-cell office:value-type="float" office:value="3426264.79"/>
          <table:table-cell office:value-type="float" office:value="3275951.05"/>
          <table:table-cell office:value-type="float" office:value="3090850.51"/>
          <table:table-cell office:value-type="float" office:value="2870059.12"/>
          <table:table-cell office:value-type="float" office:value="2749493.1"/>
          <table:table-cell office:value-type="float" office:value="3082523.7139999997"/>
          <table:table-cell table:number-columns-repeated="11"/>
          <table:table-cell office:value-type="float" office:value="2705"/>
          <table:table-cell office:value-type="string" office:string-value="North Yorkshire County Council"/>
          <table:table-cell office:value-type="string" office:string-value="TR"/>
          <table:table-cell office:value-type="float" office:value="2258631.25"/>
          <table:table-cell office:value-type="float" office:value="2251292.73"/>
          <table:table-cell office:value-type="float" office:value="2196512.71"/>
          <table:table-cell office:value-type="float" office:value="2129966.33"/>
          <table:table-cell office:value-type="float" office:value="2068417.01"/>
          <table:table-cell office:value-type="float" office:value="3800"/>
          <table:table-cell office:value-type="string" office:string-value="West Sussex County Council"/>
          <table:table-cell office:value-type="string" office:string-value="TU"/>
          <table:table-cell office:value-type="float" office:value="144181.32"/>
          <table:table-cell office:value-type="float" office:value="144562.73000000001"/>
          <table:table-cell office:value-type="float" office:value="146531.56"/>
          <table:table-cell office:value-type="float" office:value="137587.26999999999"/>
          <table:table-cell office:value-type="float" office:value="136094"/>
          <table:table-cell table:number-columns-repeated="16348"/>
        </table:table-row>
        <table:table-row>
          <table:table-cell office:value-type="float" office:value="3800"/>
          <table:table-cell office:value-type="string" office:string-value="West Sussex County Council"/>
          <table:table-cell office:value-type="string" office:string-value="TM"/>
          <table:table-cell office:value-type="float" office:value="381719.3"/>
          <table:table-cell office:value-type="float" office:value="337075.13"/>
          <table:table-cell office:value-type="float" office:value="316129.12"/>
          <table:table-cell office:value-type="float" office:value="296461.19"/>
          <table:table-cell office:value-type="float" office:value="280791.51"/>
          <table:table-cell office:value-type="float" office:value="322435.25"/>
          <table:table-cell table:number-columns-repeated="11"/>
          <table:table-cell office:value-type="float" office:value="2710"/>
          <table:table-cell office:value-type="string" office:string-value="York City Council"/>
          <table:table-cell office:value-type="string" office:string-value="TR"/>
          <table:table-cell office:value-type="float" office:value="331393.65000000002"/>
          <table:table-cell office:value-type="float" office:value="328696.82"/>
          <table:table-cell office:value-type="float" office:value="320119.09999999998"/>
          <table:table-cell office:value-type="float" office:value="309178.34999999998"/>
          <table:table-cell office:value-type="float" office:value="300302.39"/>
          <table:table-cell office:value-type="float" office:value="3930"/>
          <table:table-cell office:value-type="string" office:string-value="Wiltshire County Council"/>
          <table:table-cell office:value-type="string" office:string-value="TU"/>
          <table:table-cell office:value-type="float" office:value="66203.73"/>
          <table:table-cell office:value-type="float" office:value="66584.740000000005"/>
          <table:table-cell office:value-type="float" office:value="69858.210000000006"/>
          <table:table-cell office:value-type="float" office:value="69643.289999999994"/>
          <table:table-cell office:value-type="float" office:value="68538.3"/>
          <table:table-cell table:number-columns-repeated="16348"/>
        </table:table-row>
        <table:table-row>
          <table:table-cell office:value-type="float" office:value="3920"/>
          <table:table-cell office:value-type="string" office:string-value="Swindon Borough Council"/>
          <table:table-cell office:value-type="string" office:string-value="TM"/>
          <table:table-cell office:value-type="float" office:value="414403.28"/>
          <table:table-cell office:value-type="float" office:value="385211.1"/>
          <table:table-cell office:value-type="float" office:value="373848.37"/>
          <table:table-cell office:value-type="float" office:value="350628.93"/>
          <table:table-cell office:value-type="float" office:value="330479.93"/>
          <table:table-cell office:value-type="float" office:value="370914.32199999999"/>
          <table:table-cell table:number-columns-repeated="11"/>
          <table:table-cell office:value-type="float" office:value="2800"/>
          <table:table-cell office:value-type="string" office:string-value="Northamptonshire County Council"/>
          <table:table-cell office:value-type="string" office:string-value="TR"/>
          <table:table-cell office:value-type="float" office:value="1681175.01"/>
          <table:table-cell office:value-type="float" office:value="1652796.28"/>
          <table:table-cell office:value-type="float" office:value="1578621.47"/>
          <table:table-cell office:value-type="float" office:value="1510178.17"/>
          <table:table-cell office:value-type="float" office:value="1476383.09"/>
          <table:table-cell office:value-type="float" office:value="4215"/>
          <table:table-cell office:value-type="string" office:string-value="Manchester City Council"/>
          <table:table-cell office:value-type="string" office:string-value="TU"/>
          <table:table-cell office:value-type="float" office:value="64712.35"/>
          <table:table-cell office:value-type="float" office:value="54540.02"/>
          <table:table-cell office:value-type="float" office:value="54652.46"/>
          <table:table-cell office:value-type="float" office:value="54321.84"/>
          <table:table-cell office:value-type="float" office:value="53745.37"/>
          <table:table-cell table:number-columns-repeated="16348"/>
        </table:table-row>
        <table:table-row>
          <table:table-cell office:value-type="float" office:value="3930"/>
          <table:table-cell office:value-type="string" office:string-value="Wiltshire County Council"/>
          <table:table-cell office:value-type="string" office:string-value="TM"/>
          <table:table-cell office:value-type="float" office:value="952750.99"/>
          <table:table-cell office:value-type="float" office:value="903922.31"/>
          <table:table-cell office:value-type="float" office:value="863708.88"/>
          <table:table-cell office:value-type="float" office:value="810232.62"/>
          <table:table-cell office:value-type="float" office:value="763977.6"/>
          <table:table-cell office:value-type="float" office:value="858918.48"/>
          <table:table-cell table:number-columns-repeated="11"/>
          <table:table-cell office:value-type="float" office:value="2900"/>
          <table:table-cell office:value-type="string" office:string-value="Northumberland County Council"/>
          <table:table-cell office:value-type="string" office:string-value="TR"/>
          <table:table-cell office:value-type="float" office:value="862584.57"/>
          <table:table-cell office:value-type="float" office:value="850837.07"/>
          <table:table-cell office:value-type="float" office:value="822393.59"/>
          <table:table-cell office:value-type="float" office:value="806991.06"/>
          <table:table-cell office:value-type="float" office:value="783635.2"/>
          <table:table-cell office:value-type="float" office:value="4220"/>
          <table:table-cell office:value-type="string" office:string-value="Oldham Metropolitan Borough Council"/>
          <table:table-cell office:value-type="string" office:string-value="TU"/>
          <table:table-cell office:value-type="float" office:value="32768.49"/>
          <table:table-cell office:value-type="float" office:value="36730.129999999997"/>
          <table:table-cell office:value-type="float" office:value="37197.64"/>
          <table:table-cell office:value-type="float" office:value="37277.160000000003"/>
          <table:table-cell office:value-type="float" office:value="36853.160000000003"/>
          <table:table-cell table:number-columns-repeated="16348"/>
        </table:table-row>
        <table:table-row>
          <table:table-cell office:value-type="float" office:value="4205"/>
          <table:table-cell office:value-type="string" office:string-value="Bolton Metropolitan Borough Council"/>
          <table:table-cell office:value-type="string" office:string-value="TM"/>
          <table:table-cell office:value-type="float" office:value="463961.91"/>
          <table:table-cell office:value-type="float" office:value="435648.69"/>
          <table:table-cell office:value-type="float" office:value="409834.91"/>
          <table:table-cell office:value-type="float" office:value="379155.05"/>
          <table:table-cell office:value-type="float" office:value="364747.64"/>
          <table:table-cell office:value-type="float" office:value="410669.64"/>
          <table:table-cell table:number-columns-repeated="11"/>
          <table:table-cell office:value-type="float" office:value="3005"/>
          <table:table-cell office:value-type="string" office:string-value="Nottingham City Council"/>
          <table:table-cell office:value-type="string" office:string-value="TR"/>
          <table:table-cell office:value-type="float" office:value="7552.41"/>
          <table:table-cell office:value-type="float" office:value="7864.06"/>
          <table:table-cell office:value-type="float" office:value="7559.21"/>
          <table:table-cell office:value-type="float" office:value="7201.54"/>
          <table:table-cell office:value-type="float" office:value="7036.1"/>
          <table:table-cell office:value-type="float" office:value="4230"/>
          <table:table-cell office:value-type="string" office:string-value="Salford City Council"/>
          <table:table-cell office:value-type="string" office:string-value="TU"/>
          <table:table-cell office:value-type="float" office:value="26892.58"/>
          <table:table-cell office:value-type="float" office:value="26917.45"/>
          <table:table-cell office:value-type="float" office:value="25855.43"/>
          <table:table-cell office:value-type="float" office:value="25908.51"/>
          <table:table-cell office:value-type="float" office:value="25621.54"/>
          <table:table-cell table:number-columns-repeated="16348"/>
        </table:table-row>
        <table:table-row>
          <table:table-cell office:value-type="float" office:value="4210"/>
          <table:table-cell office:value-type="string" office:string-value="Bury Metropolitan Borough Council"/>
          <table:table-cell office:value-type="string" office:string-value="TM"/>
          <table:table-cell office:value-type="float" office:value="612460.48"/>
          <table:table-cell office:value-type="float" office:value="587893.14"/>
          <table:table-cell office:value-type="float" office:value="553069.19999999995"/>
          <table:table-cell office:value-type="float" office:value="515829.19"/>
          <table:table-cell office:value-type="float" office:value="496290.39"/>
          <table:table-cell office:value-type="float" office:value="553108.47999999998"/>
          <table:table-cell table:number-columns-repeated="11"/>
          <table:table-cell office:value-type="float" office:value="3010"/>
          <table:table-cell office:value-type="string" office:string-value="Nottinghamshire County Council"/>
          <table:table-cell office:value-type="string" office:string-value="TR"/>
          <table:table-cell office:value-type="float" office:value="1514188.55"/>
          <table:table-cell office:value-type="float" office:value="1531942.69"/>
          <table:table-cell office:value-type="float" office:value="1500590.41"/>
          <table:table-cell office:value-type="float" office:value="1444826.72"/>
          <table:table-cell office:value-type="float" office:value="1409056.59"/>
          <table:table-cell office:value-type="float" office:value="4235"/>
          <table:table-cell office:value-type="string" office:string-value="Stockport Metropolitan Borough Council"/>
          <table:table-cell office:value-type="string" office:string-value="TU"/>
          <table:table-cell office:value-type="float" office:value="32966.69"/>
          <table:table-cell office:value-type="float" office:value="33048.26"/>
          <table:table-cell office:value-type="float" office:value="33774.449999999997"/>
          <table:table-cell office:value-type="float" office:value="34443.22"/>
          <table:table-cell office:value-type="float" office:value="34041.5"/>
          <table:table-cell table:number-columns-repeated="16348"/>
        </table:table-row>
        <table:table-row>
          <table:table-cell office:value-type="float" office:value="4215"/>
          <table:table-cell office:value-type="string" office:string-value="Manchester City Council"/>
          <table:table-cell office:value-type="string" office:string-value="TM"/>
          <table:table-cell office:value-type="float" office:value="465228"/>
          <table:table-cell office:value-type="float" office:value="442180.29"/>
          <table:table-cell office:value-type="float" office:value="419471.72"/>
          <table:table-cell office:value-type="float" office:value="397496.44"/>
          <table:table-cell office:value-type="float" office:value="384357.62"/>
          <table:table-cell office:value-type="float" office:value="421746.81399999995"/>
          <table:table-cell table:number-columns-repeated="11"/>
          <table:table-cell office:value-type="float" office:value="3100"/>
          <table:table-cell office:value-type="string" office:string-value="Oxfordshire County Council"/>
          <table:table-cell office:value-type="string" office:string-value="TR"/>
          <table:table-cell office:value-type="float" office:value="1681725.47"/>
          <table:table-cell office:value-type="float" office:value="1622354.05"/>
          <table:table-cell office:value-type="float" office:value="1551866.93"/>
          <table:table-cell office:value-type="float" office:value="1489299.81"/>
          <table:table-cell office:value-type="float" office:value="1455378.08"/>
          <table:table-cell office:value-type="float" office:value="4240"/>
          <table:table-cell office:value-type="string" office:string-value="Tameside Metropolitan Borough Council"/>
          <table:table-cell office:value-type="string" office:string-value="TU"/>
          <table:table-cell office:value-type="float" office:value="18252.07"/>
          <table:table-cell office:value-type="float" office:value="18334.02"/>
          <table:table-cell office:value-type="float" office:value="18561.59"/>
          <table:table-cell office:value-type="float" office:value="18567.71"/>
          <table:table-cell office:value-type="float" office:value="18343.490000000002"/>
          <table:table-cell table:number-columns-repeated="16348"/>
        </table:table-row>
        <table:table-row>
          <table:table-cell office:value-type="float" office:value="4220"/>
          <table:table-cell office:value-type="string" office:string-value="Oldham Metropolitan Borough Council"/>
          <table:table-cell office:value-type="string" office:string-value="TM"/>
          <table:table-cell office:value-type="float" office:value="29654.03"/>
          <table:table-cell office:value-type="float" office:value="28725.72"/>
          <table:table-cell office:value-type="float" office:value="27202.880000000001"/>
          <table:table-cell office:value-type="float" office:value="25584.66"/>
          <table:table-cell office:value-type="float" office:value="24611.57"/>
          <table:table-cell office:value-type="float" office:value="27155.772000000004"/>
          <table:table-cell table:number-columns-repeated="11"/>
          <table:table-cell office:value-type="float" office:value="3205"/>
          <table:table-cell office:value-type="string" office:string-value="Telford and Wrekin Council"/>
          <table:table-cell office:value-type="string" office:string-value="TR"/>
          <table:table-cell office:value-type="float" office:value="104613.04"/>
          <table:table-cell office:value-type="float" office:value="103600.03"/>
          <table:table-cell office:value-type="float" office:value="89755.06"/>
          <table:table-cell office:value-type="float" office:value="86601.41"/>
          <table:table-cell office:value-type="float" office:value="84532.85"/>
          <table:table-cell office:value-type="float" office:value="4250"/>
          <table:table-cell office:value-type="string" office:string-value="Wigan Metropolitan Borough Council"/>
          <table:table-cell office:value-type="string" office:string-value="TU"/>
          <table:table-cell office:value-type="float" office:value="4837.51"/>
          <table:table-cell office:value-type="float" office:value="4838.72"/>
          <table:table-cell office:value-type="float" office:value="4895.5200000000004"/>
          <table:table-cell office:value-type="float" office:value="4906.8500000000004"/>
          <table:table-cell office:value-type="float" office:value="4857.54"/>
          <table:table-cell table:number-columns-repeated="16348"/>
        </table:table-row>
        <table:table-row>
          <table:table-cell office:value-type="float" office:value="4225"/>
          <table:table-cell office:value-type="string" office:string-value="Rochdale Metropolitan Borough Council"/>
          <table:table-cell office:value-type="string" office:string-value="TM"/>
          <table:table-cell office:value-type="float" office:value="742059.03"/>
          <table:table-cell office:value-type="float" office:value="704524.85"/>
          <table:table-cell office:value-type="float" office:value="675955.15"/>
          <table:table-cell office:value-type="float" office:value="628479.52"/>
          <table:table-cell office:value-type="float" office:value="604448.54"/>
          <table:table-cell office:value-type="float" office:value="671093.41799999995"/>
          <table:table-cell table:number-columns-repeated="11"/>
          <table:table-cell office:value-type="float" office:value="3210"/>
          <table:table-cell office:value-type="string" office:string-value="Shropshire County Council"/>
          <table:table-cell office:value-type="string" office:string-value="TR"/>
          <table:table-cell office:value-type="float" office:value="878233.59"/>
          <table:table-cell office:value-type="float" office:value="867145.65"/>
          <table:table-cell office:value-type="float" office:value="832031.72"/>
          <table:table-cell office:value-type="float" office:value="799514.28"/>
          <table:table-cell office:value-type="float" office:value="776684.26"/>
          <table:table-cell office:value-type="float" office:value="4305"/>
          <table:table-cell office:value-type="string" office:string-value="Knowsley Metropolitan Borough Council"/>
          <table:table-cell office:value-type="string" office:string-value="TU"/>
          <table:table-cell office:value-type="float" office:value="26755.71"/>
          <table:table-cell office:value-type="float" office:value="26140.52"/>
          <table:table-cell office:value-type="float" office:value="25386.81"/>
          <table:table-cell office:value-type="float" office:value="25378.27"/>
          <table:table-cell office:value-type="float" office:value="25072.2"/>
          <table:table-cell table:number-columns-repeated="16348"/>
        </table:table-row>
        <table:table-row>
          <table:table-cell office:value-type="float" office:value="4230"/>
          <table:table-cell office:value-type="string" office:string-value="Salford City Council"/>
          <table:table-cell office:value-type="string" office:string-value="TM"/>
          <table:table-cell office:value-type="float" office:value="994328.33"/>
          <table:table-cell office:value-type="float" office:value="1017415.04"/>
          <table:table-cell office:value-type="float" office:value="964671.85"/>
          <table:table-cell office:value-type="float" office:value="909854.26"/>
          <table:table-cell office:value-type="float" office:value="874919.38"/>
          <table:table-cell office:value-type="float" office:value="952237.77200000011"/>
          <table:table-cell table:number-columns-repeated="11"/>
          <table:table-cell office:value-type="float" office:value="3300"/>
          <table:table-cell office:value-type="string" office:string-value="Somerset County Council"/>
          <table:table-cell office:value-type="string" office:string-value="TR"/>
          <table:table-cell office:value-type="float" office:value="473973.2"/>
          <table:table-cell office:value-type="float" office:value="466299.17"/>
          <table:table-cell office:value-type="float" office:value="466314.81"/>
          <table:table-cell office:value-type="float" office:value="455897.12"/>
          <table:table-cell office:value-type="float" office:value="443289.63"/>
          <table:table-cell office:value-type="float" office:value="4315"/>
          <table:table-cell office:value-type="string" office:string-value="St.Helens Metropolitan Borough Council"/>
          <table:table-cell office:value-type="string" office:string-value="TU"/>
          <table:table-cell office:value-type="float" office:value="26065"/>
          <table:table-cell office:value-type="float" office:value="26037.279999999999"/>
          <table:table-cell office:value-type="float" office:value="26300.86"/>
          <table:table-cell office:value-type="float" office:value="26198.57"/>
          <table:table-cell office:value-type="float" office:value="25858.79"/>
          <table:table-cell table:number-columns-repeated="16348"/>
        </table:table-row>
        <table:table-row>
          <table:table-cell office:value-type="float" office:value="4235"/>
          <table:table-cell office:value-type="string" office:string-value="Stockport Metropolitan Borough Council"/>
          <table:table-cell office:value-type="string" office:string-value="TM"/>
          <table:table-cell office:value-type="float" office:value="393200.94"/>
          <table:table-cell office:value-type="float" office:value="370528.86"/>
          <table:table-cell office:value-type="float" office:value="350451.6"/>
          <table:table-cell office:value-type="float" office:value="328544.94"/>
          <table:table-cell office:value-type="float" office:value="316051.19"/>
          <table:table-cell office:value-type="float" office:value="351755.50599999994"/>
          <table:table-cell table:number-columns-repeated="11"/>
          <table:table-cell office:value-type="float" office:value="3440"/>
          <table:table-cell office:value-type="string" office:string-value="Stoke-on-Trent City Council"/>
          <table:table-cell office:value-type="string" office:string-value="TR"/>
          <table:table-cell office:value-type="float" office:value="26686.18"/>
          <table:table-cell office:value-type="float" office:value="26273.22"/>
          <table:table-cell office:value-type="float" office:value="26629.49"/>
          <table:table-cell office:value-type="float" office:value="25370.84"/>
          <table:table-cell office:value-type="float" office:value="24764"/>
          <table:table-cell office:value-type="float" office:value="4320"/>
          <table:table-cell office:value-type="string" office:string-value="Sefton Metropolitan Borough Council"/>
          <table:table-cell office:value-type="string" office:string-value="TU"/>
          <table:table-cell office:value-type="float" office:value="222534.44"/>
          <table:table-cell office:value-type="float" office:value="220710.22"/>
          <table:table-cell office:value-type="float" office:value="217191.83"/>
          <table:table-cell office:value-type="float" office:value="221753.34"/>
          <table:table-cell office:value-type="float" office:value="218957.38"/>
          <table:table-cell table:number-columns-repeated="16348"/>
        </table:table-row>
        <table:table-row>
          <table:table-cell office:value-type="float" office:value="4240"/>
          <table:table-cell office:value-type="string" office:string-value="Tameside Metropolitan Borough Council"/>
          <table:table-cell office:value-type="string" office:string-value="TM"/>
          <table:table-cell office:value-type="float" office:value="150523.85999999999"/>
          <table:table-cell office:value-type="float" office:value="142717.12"/>
          <table:table-cell office:value-type="float" office:value="136971.47"/>
          <table:table-cell office:value-type="float" office:value="129958.56"/>
          <table:table-cell office:value-type="float" office:value="125025.64"/>
          <table:table-cell office:value-type="float" office:value="137039.32999999999"/>
          <table:table-cell table:number-columns-repeated="11"/>
          <table:table-cell office:value-type="float" office:value="3450"/>
          <table:table-cell office:value-type="string" office:string-value="Staffordshire County Council"/>
          <table:table-cell office:value-type="string" office:string-value="TR"/>
          <table:table-cell office:value-type="float" office:value="1376653.5"/>
          <table:table-cell office:value-type="float" office:value="1373331.56"/>
          <table:table-cell office:value-type="float" office:value="1326860.51"/>
          <table:table-cell office:value-type="float" office:value="1271279.8500000001"/>
          <table:table-cell office:value-type="float" office:value="1242291.6299999999"/>
          <table:table-cell office:value-type="float" office:value="4325"/>
          <table:table-cell office:value-type="string" office:string-value="Wirral Metropolitan Borough Council"/>
          <table:table-cell office:value-type="string" office:string-value="TU"/>
          <table:table-cell office:value-type="float" office:value="79397.039999999994"/>
          <table:table-cell office:value-type="float" office:value="78678.94"/>
          <table:table-cell office:value-type="float" office:value="79600.13"/>
          <table:table-cell office:value-type="float" office:value="79711.789999999994"/>
          <table:table-cell office:value-type="float" office:value="85061.34"/>
          <table:table-cell table:number-columns-repeated="16348"/>
        </table:table-row>
        <table:table-row>
          <table:table-cell office:value-type="float" office:value="4245"/>
          <table:table-cell office:value-type="string" office:string-value="Trafford Metropolitan Borough Council"/>
          <table:table-cell office:value-type="string" office:string-value="TM"/>
          <table:table-cell office:value-type="float" office:value="431222.22"/>
          <table:table-cell office:value-type="float" office:value="411083.99"/>
          <table:table-cell office:value-type="float" office:value="384607.18"/>
          <table:table-cell office:value-type="float" office:value="361240.78"/>
          <table:table-cell office:value-type="float" office:value="350133.99"/>
          <table:table-cell office:value-type="float" office:value="387657.63199999998"/>
          <table:table-cell table:number-columns-repeated="11"/>
          <table:table-cell office:value-type="float" office:value="3500"/>
          <table:table-cell office:value-type="string" office:string-value="Suffolk County Council"/>
          <table:table-cell office:value-type="string" office:string-value="TR"/>
          <table:table-cell office:value-type="float" office:value="1888792.91"/>
          <table:table-cell office:value-type="float" office:value="1882959.16"/>
          <table:table-cell office:value-type="float" office:value="1760520.83"/>
          <table:table-cell office:value-type="float" office:value="1684109.87"/>
          <table:table-cell office:value-type="float" office:value="1631785.3"/>
          <table:table-cell office:value-type="float" office:value="4410"/>
          <table:table-cell office:value-type="string" office:string-value="Doncaster Metropolitan Borough Council"/>
          <table:table-cell office:value-type="string" office:string-value="TU"/>
          <table:table-cell office:value-type="float" office:value="55910.04"/>
          <table:table-cell office:value-type="float" office:value="55191.94"/>
          <table:table-cell office:value-type="float" office:value="51851.81"/>
          <table:table-cell office:value-type="float" office:value="51795.27"/>
          <table:table-cell office:value-type="float" office:value="51067.519999999997"/>
          <table:table-cell table:number-columns-repeated="16348"/>
        </table:table-row>
        <table:table-row>
          <table:table-cell office:value-type="float" office:value="4250"/>
          <table:table-cell office:value-type="string" office:string-value="Wigan Metropolitan Borough Council"/>
          <table:table-cell office:value-type="string" office:string-value="TM"/>
          <table:table-cell office:value-type="float" office:value="514186.89"/>
          <table:table-cell office:value-type="float" office:value="474573.8"/>
          <table:table-cell office:value-type="float" office:value="449718.52"/>
          <table:table-cell office:value-type="float" office:value="423075.76"/>
          <table:table-cell office:value-type="float" office:value="407056.63"/>
          <table:table-cell office:value-type="float" office:value="453722.32"/>
          <table:table-cell table:number-columns-repeated="11"/>
          <table:table-cell office:value-type="float" office:value="3600"/>
          <table:table-cell office:value-type="string" office:string-value="Surrey County Council"/>
          <table:table-cell office:value-type="string" office:string-value="TR"/>
          <table:table-cell office:value-type="float" office:value="1112144.99"/>
          <table:table-cell office:value-type="float" office:value="1078503.02"/>
          <table:table-cell office:value-type="float" office:value="1045100.16"/>
          <table:table-cell office:value-type="float" office:value="1005814.08"/>
          <table:table-cell office:value-type="float" office:value="983254.64"/>
          <table:table-cell office:value-type="float" office:value="4415"/>
          <table:table-cell office:value-type="string" office:string-value="Rotherham Metropolitan Borough Council"/>
          <table:table-cell office:value-type="string" office:string-value="TU"/>
          <table:table-cell office:value-type="float" office:value="3847.99"/>
          <table:table-cell office:value-type="float" office:value="3787.34"/>
          <table:table-cell office:value-type="float" office:value="3699.89"/>
          <table:table-cell office:value-type="float" office:value="3604.15"/>
          <table:table-cell office:value-type="float" office:value="3560.46"/>
          <table:table-cell table:number-columns-repeated="16348"/>
        </table:table-row>
        <table:table-row>
          <table:table-cell office:value-type="float" office:value="4305"/>
          <table:table-cell office:value-type="string" office:string-value="Knowsley Metropolitan Borough Council"/>
          <table:table-cell office:value-type="string" office:string-value="TM"/>
          <table:table-cell office:value-type="float" office:value="261216.96"/>
          <table:table-cell office:value-type="float" office:value="247186.45"/>
          <table:table-cell office:value-type="float" office:value="221062.73"/>
          <table:table-cell office:value-type="float" office:value="203367.08"/>
          <table:table-cell office:value-type="float" office:value="195345.69"/>
          <table:table-cell office:value-type="float" office:value="225635.78199999998"/>
          <table:table-cell table:number-columns-repeated="11"/>
          <table:table-cell office:value-type="float" office:value="3700"/>
          <table:table-cell office:value-type="string" office:string-value="Warwickshire County Council"/>
          <table:table-cell office:value-type="string" office:string-value="TR"/>
          <table:table-cell office:value-type="float" office:value="1168015.42"/>
          <table:table-cell office:value-type="float" office:value="1138392.8799999999"/>
          <table:table-cell office:value-type="float" office:value="1093311.25"/>
          <table:table-cell office:value-type="float" office:value="1016180.23"/>
          <table:table-cell office:value-type="float" office:value="993818.72"/>
          <table:table-cell office:value-type="float" office:value="4420"/>
          <table:table-cell office:value-type="string" office:string-value="Sheffield City Council"/>
          <table:table-cell office:value-type="string" office:string-value="TU"/>
          <table:table-cell office:value-type="float" office:value="9668.98"/>
          <table:table-cell office:value-type="float" office:value="9661.9699999999993"/>
          <table:table-cell office:value-type="float" office:value="9765.99"/>
          <table:table-cell office:value-type="float" office:value="9798.0300000000007"/>
          <table:table-cell office:value-type="float" office:value="9687.1299999999992"/>
          <table:table-cell table:number-columns-repeated="16348"/>
        </table:table-row>
        <table:table-row>
          <table:table-cell office:value-type="float" office:value="4315"/>
          <table:table-cell office:value-type="string" office:string-value="St.Helens Metropolitan Borough Council"/>
          <table:table-cell office:value-type="string" office:string-value="TM"/>
          <table:table-cell office:value-type="float" office:value="417333.17"/>
          <table:table-cell office:value-type="float" office:value="409072.15"/>
          <table:table-cell office:value-type="float" office:value="398039.19"/>
          <table:table-cell office:value-type="float" office:value="373634.45"/>
          <table:table-cell office:value-type="float" office:value="359198.59"/>
          <table:table-cell office:value-type="float" office:value="391455.51"/>
          <table:table-cell table:number-columns-repeated="11"/>
          <table:table-cell office:value-type="float" office:value="3800"/>
          <table:table-cell office:value-type="string" office:string-value="West Sussex County Council"/>
          <table:table-cell office:value-type="string" office:string-value="TR"/>
          <table:table-cell office:value-type="float" office:value="1114479.3500000001"/>
          <table:table-cell office:value-type="float" office:value="1078548.9099999999"/>
          <table:table-cell office:value-type="float" office:value="1046829.76"/>
          <table:table-cell office:value-type="float" office:value="1000067.35"/>
          <table:table-cell office:value-type="float" office:value="977129.72"/>
          <table:table-cell office:value-type="float" office:value="4505"/>
          <table:table-cell office:value-type="string" office:string-value="Gateshead Metropolitan Borough Council"/>
          <table:table-cell office:value-type="string" office:string-value="TU"/>
          <table:table-cell office:value-type="float" office:value="192655.9"/>
          <table:table-cell office:value-type="float" office:value="193004.61"/>
          <table:table-cell office:value-type="float" office:value="182750.74"/>
          <table:table-cell office:value-type="float" office:value="175001.60000000001"/>
          <table:table-cell office:value-type="float" office:value="172987.53"/>
          <table:table-cell table:number-columns-repeated="16348"/>
        </table:table-row>
        <table:table-row>
          <table:table-cell office:value-type="float" office:value="4320"/>
          <table:table-cell office:value-type="string" office:string-value="Sefton Metropolitan Borough Council"/>
          <table:table-cell office:value-type="string" office:string-value="TM"/>
          <table:table-cell office:value-type="float" office:value="73921.23"/>
          <table:table-cell office:value-type="float" office:value="73047.8"/>
          <table:table-cell office:value-type="float" office:value="69219.94"/>
          <table:table-cell office:value-type="float" office:value="66248.37"/>
          <table:table-cell office:value-type="float" office:value="63595.94"/>
          <table:table-cell office:value-type="float" office:value="69206.655999999988"/>
          <table:table-cell table:number-columns-repeated="11"/>
          <table:table-cell office:value-type="float" office:value="3920"/>
          <table:table-cell office:value-type="string" office:string-value="Swindon Borough Council"/>
          <table:table-cell office:value-type="string" office:string-value="TR"/>
          <table:table-cell office:value-type="float" office:value="207538.81"/>
          <table:table-cell office:value-type="float" office:value="189310.47"/>
          <table:table-cell office:value-type="float" office:value="182058.56"/>
          <table:table-cell office:value-type="float" office:value="173440.29"/>
          <table:table-cell office:value-type="float" office:value="169432.7"/>
          <table:table-cell office:value-type="float" office:value="4510"/>
          <table:table-cell office:value-type="string" office:string-value="Newcastle City Council"/>
          <table:table-cell office:value-type="string" office:string-value="TU"/>
          <table:table-cell office:value-type="float" office:value="183597.16"/>
          <table:table-cell office:value-type="float" office:value="183721.22"/>
          <table:table-cell office:value-type="float" office:value="174719.51"/>
          <table:table-cell office:value-type="float" office:value="175019.6"/>
          <table:table-cell office:value-type="float" office:value="173119.83"/>
          <table:table-cell table:number-columns-repeated="16348"/>
        </table:table-row>
        <table:table-row>
          <table:table-cell office:value-type="float" office:value="4325"/>
          <table:table-cell office:value-type="string" office:string-value="Wirral Metropolitan Borough Council"/>
          <table:table-cell office:value-type="string" office:string-value="TM"/>
          <table:table-cell office:value-type="float" office:value="324552.5"/>
          <table:table-cell office:value-type="float" office:value="304693.73"/>
          <table:table-cell office:value-type="float" office:value="289576.81"/>
          <table:table-cell office:value-type="float" office:value="272091.67"/>
          <table:table-cell office:value-type="float" office:value="261642.33"/>
          <table:table-cell office:value-type="float" office:value="290511.408"/>
          <table:table-cell table:number-columns-repeated="11"/>
          <table:table-cell office:value-type="float" office:value="3930"/>
          <table:table-cell office:value-type="string" office:string-value="Wiltshire County Council"/>
          <table:table-cell office:value-type="string" office:string-value="TR"/>
          <table:table-cell office:value-type="float" office:value="715276.03"/>
          <table:table-cell office:value-type="float" office:value="678279.01"/>
          <table:table-cell office:value-type="float" office:value="649127.56999999995"/>
          <table:table-cell office:value-type="float" office:value="618941.86"/>
          <table:table-cell office:value-type="float" office:value="605408.66"/>
          <table:table-cell office:value-type="float" office:value="4515"/>
          <table:table-cell office:value-type="string" office:string-value="North Tyneside Borough Council"/>
          <table:table-cell office:value-type="string" office:string-value="TU"/>
          <table:table-cell office:value-type="float" office:value="71653.240000000005"/>
          <table:table-cell office:value-type="float" office:value="71255.53"/>
          <table:table-cell office:value-type="float" office:value="71681.34"/>
          <table:table-cell office:value-type="float" office:value="70978.44"/>
          <table:table-cell office:value-type="float" office:value="70227.210000000006"/>
          <table:table-cell table:number-columns-repeated="16348"/>
        </table:table-row>
        <table:table-row>
          <table:table-cell office:value-type="float" office:value="4405"/>
          <table:table-cell office:value-type="string" office:string-value="Barnsley Metropolitan Borough Council"/>
          <table:table-cell office:value-type="string" office:string-value="TM"/>
          <table:table-cell office:value-type="float" office:value="447855.14"/>
          <table:table-cell office:value-type="float" office:value="424198.54"/>
          <table:table-cell office:value-type="float" office:value="465170.79"/>
          <table:table-cell office:value-type="float" office:value="436223.79"/>
          <table:table-cell office:value-type="float" office:value="417924.49"/>
          <table:table-cell office:value-type="float" office:value="438274.55"/>
          <table:table-cell table:number-columns-repeated="11"/>
          <table:table-cell office:value-type="float" office:value="4220"/>
          <table:table-cell office:value-type="string" office:string-value="Oldham Metropolitan Borough Council"/>
          <table:table-cell office:value-type="string" office:string-value="TR"/>
          <table:table-cell office:value-type="float" office:value="219.57"/>
          <table:table-cell office:value-type="float" office:value="373.92"/>
          <table:table-cell office:value-type="float" office:value="372.5"/>
          <table:table-cell office:value-type="float" office:value="365.23"/>
          <table:table-cell office:value-type="float" office:value="356.7"/>
          <table:table-cell office:value-type="float" office:value="4520"/>
          <table:table-cell office:value-type="string" office:string-value="South Tyneside Metropolitan Borough Council"/>
          <table:table-cell office:value-type="string" office:string-value="TU"/>
          <table:table-cell office:value-type="float" office:value="42232.68"/>
          <table:table-cell office:value-type="float" office:value="42270.96"/>
          <table:table-cell office:value-type="float" office:value="42766.35"/>
          <table:table-cell office:value-type="float" office:value="42919.26"/>
          <table:table-cell office:value-type="float" office:value="42455.11"/>
          <table:table-cell table:number-columns-repeated="16348"/>
        </table:table-row>
        <table:table-row>
          <table:table-cell office:value-type="float" office:value="4410"/>
          <table:table-cell office:value-type="string" office:string-value="Doncaster Metropolitan Borough Council"/>
          <table:table-cell office:value-type="string" office:string-value="TM"/>
          <table:table-cell office:value-type="float" office:value="958671.49"/>
          <table:table-cell office:value-type="float" office:value="912797.12"/>
          <table:table-cell office:value-type="float" office:value="863498.12"/>
          <table:table-cell office:value-type="float" office:value="791352.26"/>
          <table:table-cell office:value-type="float" office:value="755990.8"/>
          <table:table-cell office:value-type="float" office:value="856461.95799999998"/>
          <table:table-cell table:number-columns-repeated="11"/>
          <table:table-cell office:value-type="float" office:value="4230"/>
          <table:table-cell office:value-type="string" office:string-value="Salford City Council"/>
          <table:table-cell office:value-type="string" office:string-value="TR"/>
          <table:table-cell office:value-type="float" office:value="21551.19"/>
          <table:table-cell office:value-type="float" office:value="21197.09"/>
          <table:table-cell office:value-type="float" office:value="20363.150000000001"/>
          <table:table-cell office:value-type="float" office:value="19909.36"/>
          <table:table-cell office:value-type="float" office:value="19454.29"/>
          <table:table-cell office:value-type="float" office:value="4605"/>
          <table:table-cell office:value-type="string" office:string-value="Birmingham City Council"/>
          <table:table-cell office:value-type="string" office:string-value="TU"/>
          <table:table-cell office:value-type="float" office:value="1200.3800000000001"/>
          <table:table-cell office:value-type="float" office:value="1221.7"/>
          <table:table-cell office:value-type="float" office:value="1230.71"/>
          <table:table-cell office:value-type="float" office:value="1218.97"/>
          <table:table-cell office:value-type="float" office:value="1224.8399999999999"/>
          <table:table-cell table:number-columns-repeated="16348"/>
        </table:table-row>
        <table:table-row>
          <table:table-cell office:value-type="float" office:value="4415"/>
          <table:table-cell office:value-type="string" office:string-value="Rotherham Metropolitan Borough Council"/>
          <table:table-cell office:value-type="string" office:string-value="TM"/>
          <table:table-cell office:value-type="float" office:value="891071.62"/>
          <table:table-cell office:value-type="float" office:value="851214.7"/>
          <table:table-cell office:value-type="float" office:value="807269.2"/>
          <table:table-cell office:value-type="float" office:value="741394.54"/>
          <table:table-cell office:value-type="float" office:value="708830.05"/>
          <table:table-cell office:value-type="float" office:value="799956.02199999988"/>
          <table:table-cell table:number-columns-repeated="11"/>
          <table:table-cell office:value-type="float" office:value="4235"/>
          <table:table-cell office:value-type="string" office:string-value="Stockport Metropolitan Borough Council"/>
          <table:table-cell office:value-type="string" office:string-value="TR"/>
          <table:table-cell office:value-type="float" office:value="33461.18"/>
          <table:table-cell office:value-type="float" office:value="32941.440000000002"/>
          <table:table-cell office:value-type="float" office:value="32516.560000000001"/>
          <table:table-cell office:value-type="float" office:value="31022.42"/>
          <table:table-cell office:value-type="float" office:value="30239.66"/>
          <table:table-cell office:value-type="float" office:value="4610"/>
          <table:table-cell office:value-type="string" office:string-value="Coventry City Council"/>
          <table:table-cell office:value-type="string" office:string-value="TU"/>
          <table:table-cell office:value-type="float" office:value="87755.5"/>
          <table:table-cell office:value-type="float" office:value="84846.99"/>
          <table:table-cell office:value-type="float" office:value="86625.78"/>
          <table:table-cell office:value-type="float" office:value="86993.36"/>
          <table:table-cell office:value-type="float" office:value="86193.56"/>
          <table:table-cell table:number-columns-repeated="16348"/>
        </table:table-row>
        <table:table-row>
          <table:table-cell office:value-type="float" office:value="4420"/>
          <table:table-cell office:value-type="string" office:string-value="Sheffield City Council"/>
          <table:table-cell office:value-type="string" office:string-value="TM"/>
          <table:table-cell office:value-type="float" office:value="332236.71000000002"/>
          <table:table-cell office:value-type="float" office:value="315651.49"/>
          <table:table-cell office:value-type="float" office:value="299688.51"/>
          <table:table-cell office:value-type="float" office:value="283830.76"/>
          <table:table-cell office:value-type="float" office:value="271680.89"/>
          <table:table-cell office:value-type="float" office:value="300617.67199999996"/>
          <table:table-cell table:number-columns-repeated="11"/>
          <table:table-cell office:value-type="float" office:value="4240"/>
          <table:table-cell office:value-type="string" office:string-value="Tameside Metropolitan Borough Council"/>
          <table:table-cell office:value-type="string" office:string-value="TR"/>
          <table:table-cell office:value-type="float" office:value="20757.28"/>
          <table:table-cell office:value-type="float" office:value="20402.64"/>
          <table:table-cell office:value-type="float" office:value="22146.05"/>
          <table:table-cell office:value-type="float" office:value="21456.9"/>
          <table:table-cell office:value-type="float" office:value="20953.25"/>
          <table:table-cell office:value-type="float" office:value="4615"/>
          <table:table-cell office:value-type="string" office:string-value="Dudley Metropolitan Borough Council"/>
          <table:table-cell office:value-type="string" office:string-value="TU"/>
          <table:table-cell office:value-type="float" office:value="56841.69"/>
          <table:table-cell office:value-type="float" office:value="55722.36"/>
          <table:table-cell office:value-type="float" office:value="54586.05"/>
          <table:table-cell office:value-type="float" office:value="55759.02"/>
          <table:table-cell office:value-type="float" office:value="56229.120000000003"/>
          <table:table-cell table:number-columns-repeated="16348"/>
        </table:table-row>
        <table:table-row>
          <table:table-cell office:value-type="float" office:value="4505"/>
          <table:table-cell office:value-type="string" office:string-value="Gateshead Metropolitan Borough Council"/>
          <table:table-cell office:value-type="string" office:string-value="TM"/>
          <table:table-cell office:value-type="float" office:value="105390.71"/>
          <table:table-cell office:value-type="float" office:value="99697.279999999999"/>
          <table:table-cell office:value-type="float" office:value="93569.03"/>
          <table:table-cell office:value-type="float" office:value="87609.57"/>
          <table:table-cell office:value-type="float" office:value="84047.21"/>
          <table:table-cell office:value-type="float" office:value="94062.76"/>
          <table:table-cell table:number-columns-repeated="11"/>
          <table:table-cell office:value-type="float" office:value="4250"/>
          <table:table-cell office:value-type="string" office:string-value="Wigan Metropolitan Borough Council"/>
          <table:table-cell office:value-type="string" office:string-value="TR"/>
          <table:table-cell office:value-type="float" office:value="139698.51999999999"/>
          <table:table-cell office:value-type="float" office:value="141480.65"/>
          <table:table-cell office:value-type="float" office:value="135600.46"/>
          <table:table-cell office:value-type="float" office:value="128783.42"/>
          <table:table-cell office:value-type="float" office:value="125828.23"/>
          <table:table-cell office:value-type="float" office:value="4620"/>
          <table:table-cell office:value-type="string" office:string-value="Sandwell Metropolitan Borough Council"/>
          <table:table-cell office:value-type="string" office:string-value="TU"/>
          <table:table-cell office:value-type="float" office:value="86080.91"/>
          <table:table-cell office:value-type="float" office:value="85741.71"/>
          <table:table-cell office:value-type="float" office:value="85386.3"/>
          <table:table-cell office:value-type="float" office:value="85455.42"/>
          <table:table-cell office:value-type="float" office:value="84406.9"/>
          <table:table-cell table:number-columns-repeated="16348"/>
        </table:table-row>
        <table:table-row>
          <table:table-cell office:value-type="float" office:value="4520"/>
          <table:table-cell office:value-type="string" office:string-value="South Tyneside Metropolitan Borough Council"/>
          <table:table-cell office:value-type="string" office:string-value="TM"/>
          <table:table-cell office:value-type="float" office:value="1171.6500000000001"/>
          <table:table-cell office:value-type="float" office:value="1109.68"/>
          <table:table-cell office:value-type="float" office:value="1052.4100000000001"/>
          <table:table-cell office:value-type="float" office:value="988.5"/>
          <table:table-cell office:value-type="float" office:value="949.5"/>
          <table:table-cell office:value-type="float" office:value="1054.348"/>
          <table:table-cell table:number-columns-repeated="11"/>
          <table:table-cell office:value-type="float" office:value="4305"/>
          <table:table-cell office:value-type="string" office:string-value="Knowsley Metropolitan Borough Council"/>
          <table:table-cell office:value-type="string" office:string-value="TR"/>
          <table:table-cell office:value-type="float" office:value="22124.37"/>
          <table:table-cell office:value-type="float" office:value="21732.74"/>
          <table:table-cell office:value-type="float" office:value="20874.080000000002"/>
          <table:table-cell office:value-type="float" office:value="19972.27"/>
          <table:table-cell office:value-type="float" office:value="19511.169999999998"/>
          <table:table-cell office:value-type="float" office:value="4630"/>
          <table:table-cell office:value-type="string" office:string-value="Walsall Metropolitan Borough Council"/>
          <table:table-cell office:value-type="string" office:string-value="TU"/>
          <table:table-cell office:value-type="float" office:value="17877.39"/>
          <table:table-cell office:value-type="float" office:value="18977.61"/>
          <table:table-cell office:value-type="float" office:value="19141.560000000001"/>
          <table:table-cell office:value-type="float" office:value="17851.98"/>
          <table:table-cell office:value-type="float" office:value="17541.93"/>
          <table:table-cell table:number-columns-repeated="16348"/>
        </table:table-row>
        <table:table-row>
          <table:table-cell office:value-type="float" office:value="4525"/>
          <table:table-cell office:value-type="string" office:string-value="Sunderland Borough Council"/>
          <table:table-cell office:value-type="string" office:string-value="TM"/>
          <table:table-cell office:value-type="float" office:value="36703.1"/>
          <table:table-cell office:value-type="float" office:value="34482.54"/>
          <table:table-cell office:value-type="float" office:value="32751.97"/>
          <table:table-cell office:value-type="float" office:value="31058.2"/>
          <table:table-cell office:value-type="float" office:value="29827.74"/>
          <table:table-cell office:value-type="float" office:value="32964.71"/>
          <table:table-cell table:number-columns-repeated="11"/>
          <table:table-cell office:value-type="float" office:value="4315"/>
          <table:table-cell office:value-type="string" office:string-value="St.Helens Metropolitan Borough Council"/>
          <table:table-cell office:value-type="string" office:string-value="TR"/>
          <table:table-cell office:value-type="float" office:value="151944.20000000001"/>
          <table:table-cell office:value-type="float" office:value="153697.43"/>
          <table:table-cell office:value-type="float" office:value="150912.10999999999"/>
          <table:table-cell office:value-type="float" office:value="143313.95000000001"/>
          <table:table-cell office:value-type="float" office:value="140302.71"/>
          <table:table-cell office:value-type="float" office:value="4705"/>
          <table:table-cell office:value-type="string" office:string-value="Bradford City Council"/>
          <table:table-cell office:value-type="string" office:string-value="TU"/>
          <table:table-cell office:value-type="float" office:value="120411.5"/>
          <table:table-cell office:value-type="float" office:value="119922.93"/>
          <table:table-cell office:value-type="float" office:value="116475.5"/>
          <table:table-cell office:value-type="float" office:value="117225.52"/>
          <table:table-cell office:value-type="float" office:value="115913.9"/>
          <table:table-cell table:number-columns-repeated="16348"/>
        </table:table-row>
        <table:table-row>
          <table:table-cell office:value-type="float" office:value="4605"/>
          <table:table-cell office:value-type="string" office:string-value="Birmingham City Council"/>
          <table:table-cell office:value-type="string" office:string-value="TM"/>
          <table:table-cell office:value-type="float" office:value="623459.02"/>
          <table:table-cell office:value-type="float" office:value="590558.89"/>
          <table:table-cell office:value-type="float" office:value="559552.99"/>
          <table:table-cell office:value-type="float" office:value="535523.24"/>
          <table:table-cell office:value-type="float" office:value="514978.8"/>
          <table:table-cell office:value-type="float" office:value="564814.58799999999"/>
          <table:table-cell table:number-columns-repeated="11"/>
          <table:table-cell office:value-type="float" office:value="4320"/>
          <table:table-cell office:value-type="string" office:string-value="Sefton Metropolitan Borough Council"/>
          <table:table-cell office:value-type="string" office:string-value="TR"/>
          <table:table-cell office:value-type="float" office:value="79035.259999999995"/>
          <table:table-cell office:value-type="float" office:value="105178.56"/>
          <table:table-cell office:value-type="float" office:value="101980.84"/>
          <table:table-cell office:value-type="float" office:value="96989.53"/>
          <table:table-cell office:value-type="float" office:value="94764.61"/>
          <table:table-cell office:value-type="float" office:value="4710"/>
          <table:table-cell office:value-type="string" office:string-value="Calderdale Metropolitan Borough Council"/>
          <table:table-cell office:value-type="string" office:string-value="TU"/>
          <table:table-cell office:value-type="float" office:value="48571.58"/>
          <table:table-cell office:value-type="float" office:value="49880.99"/>
          <table:table-cell office:value-type="float" office:value="49916.62"/>
          <table:table-cell office:value-type="float" office:value="49304.18"/>
          <table:table-cell office:value-type="float" office:value="48612.18"/>
          <table:table-cell table:number-columns-repeated="16348"/>
        </table:table-row>
        <table:table-row>
          <table:table-cell office:value-type="float" office:value="4610"/>
          <table:table-cell office:value-type="string" office:string-value="Coventry City Council"/>
          <table:table-cell office:value-type="string" office:string-value="TM"/>
          <table:table-cell office:value-type="float" office:value="119832.19"/>
          <table:table-cell office:value-type="float" office:value="113572.41"/>
          <table:table-cell office:value-type="float" office:value="107647.38"/>
          <table:table-cell office:value-type="float" office:value="100973.11"/>
          <table:table-cell office:value-type="float" office:value="97116.6"/>
          <table:table-cell office:value-type="float" office:value="107828.33799999999"/>
          <table:table-cell table:number-columns-repeated="11"/>
          <table:table-cell office:value-type="float" office:value="4325"/>
          <table:table-cell office:value-type="string" office:string-value="Wirral Metropolitan Borough Council"/>
          <table:table-cell office:value-type="string" office:string-value="TR"/>
          <table:table-cell office:value-type="float" office:value="10691.57"/>
          <table:table-cell office:value-type="float" office:value="10544.12"/>
          <table:table-cell office:value-type="float" office:value="10138.530000000001"/>
          <table:table-cell office:value-type="float" office:value="9656.41"/>
          <table:table-cell office:value-type="float" office:value="9424.93"/>
          <table:table-cell office:value-type="float" office:value="4715"/>
          <table:table-cell office:value-type="string" office:string-value="Kirklees Metropolitan Borough Council"/>
          <table:table-cell office:value-type="string" office:string-value="TU"/>
          <table:table-cell office:value-type="float" office:value="12952.05"/>
          <table:table-cell office:value-type="float" office:value="12497.79"/>
          <table:table-cell office:value-type="float" office:value="12577.28"/>
          <table:table-cell office:value-type="float" office:value="12464.83"/>
          <table:table-cell office:value-type="float" office:value="12265.35"/>
          <table:table-cell table:number-columns-repeated="16348"/>
        </table:table-row>
        <table:table-row>
          <table:table-cell office:value-type="float" office:value="4615"/>
          <table:table-cell office:value-type="string" office:string-value="Dudley Metropolitan Borough Council"/>
          <table:table-cell office:value-type="string" office:string-value="TM"/>
          <table:table-cell office:value-type="float" office:value="177833.98"/>
          <table:table-cell office:value-type="float" office:value="168631.28"/>
          <table:table-cell office:value-type="float" office:value="160848.93"/>
          <table:table-cell office:value-type="float" office:value="142056.84"/>
          <table:table-cell office:value-type="float" office:value="136705.39000000001"/>
          <table:table-cell office:value-type="float" office:value="157215.28400000001"/>
          <table:table-cell table:number-columns-repeated="11"/>
          <table:table-cell office:value-type="float" office:value="4405"/>
          <table:table-cell office:value-type="string" office:string-value="Barnsley Metropolitan Borough Council"/>
          <table:table-cell office:value-type="string" office:string-value="TR"/>
          <table:table-cell office:value-type="float" office:value="105124.06"/>
          <table:table-cell office:value-type="float" office:value="104753.18"/>
          <table:table-cell office:value-type="float" office:value="101497.16"/>
          <table:table-cell office:value-type="float" office:value="97071.65"/>
          <table:table-cell office:value-type="float" office:value="94949.5"/>
          <table:table-cell office:value-type="float" office:value="4720"/>
          <table:table-cell office:value-type="string" office:string-value="Leeds City Council"/>
          <table:table-cell office:value-type="string" office:string-value="TU"/>
          <table:table-cell office:value-type="float" office:value="206727.38"/>
          <table:table-cell office:value-type="float" office:value="203244.42"/>
          <table:table-cell office:value-type="float" office:value="204278.44"/>
          <table:table-cell office:value-type="float" office:value="202612.2"/>
          <table:table-cell office:value-type="float" office:value="199736.05"/>
          <table:table-cell table:number-columns-repeated="16348"/>
        </table:table-row>
        <table:table-row>
          <table:table-cell office:value-type="float" office:value="4620"/>
          <table:table-cell office:value-type="string" office:string-value="Sandwell Metropolitan Borough Council"/>
          <table:table-cell office:value-type="string" office:string-value="TM"/>
          <table:table-cell office:value-type="float" office:value="459158.62"/>
          <table:table-cell office:value-type="float" office:value="443738.26"/>
          <table:table-cell office:value-type="float" office:value="449989.53"/>
          <table:table-cell office:value-type="float" office:value="418718.31"/>
          <table:table-cell office:value-type="float" office:value="402803.01"/>
          <table:table-cell office:value-type="float" office:value="434881.54600000009"/>
          <table:table-cell table:number-columns-repeated="11"/>
          <table:table-cell office:value-type="float" office:value="4410"/>
          <table:table-cell office:value-type="string" office:string-value="Doncaster Metropolitan Borough Council"/>
          <table:table-cell office:value-type="string" office:string-value="TR"/>
          <table:table-cell office:value-type="float" office:value="123691.82"/>
          <table:table-cell office:value-type="float" office:value="121860.78"/>
          <table:table-cell office:value-type="float" office:value="117636.41"/>
          <table:table-cell office:value-type="float" office:value="110643.34"/>
          <table:table-cell office:value-type="float" office:value="107985.16"/>
          <table:table-cell office:value-type="float" office:value="4725"/>
          <table:table-cell office:value-type="string" office:string-value="Wakefield Metropolitan Borough Council"/>
          <table:table-cell office:value-type="string" office:string-value="TU"/>
          <table:table-cell office:value-type="float" office:value="24327.46"/>
          <table:table-cell office:value-type="float" office:value="24430.79"/>
          <table:table-cell office:value-type="float" office:value="24632.81"/>
          <table:table-cell office:value-type="float" office:value="24702.97"/>
          <table:table-cell office:value-type="float" office:value="24279.67"/>
          <table:table-cell table:number-columns-repeated="16348"/>
        </table:table-row>
        <table:table-row>
          <table:table-cell office:value-type="float" office:value="4625"/>
          <table:table-cell office:value-type="string" office:string-value="Solihull Metropolitan Borough Council"/>
          <table:table-cell office:value-type="string" office:string-value="TM"/>
          <table:table-cell office:value-type="float" office:value="764986.85"/>
          <table:table-cell office:value-type="float" office:value="725667.33"/>
          <table:table-cell office:value-type="float" office:value="689433.57"/>
          <table:table-cell office:value-type="float" office:value="654858.65"/>
          <table:table-cell office:value-type="float" office:value="630005.53"/>
          <table:table-cell office:value-type="float" office:value="692990.38599999994"/>
          <table:table-cell table:number-columns-repeated="11"/>
          <table:table-cell office:value-type="float" office:value="4415"/>
          <table:table-cell office:value-type="string" office:string-value="Rotherham Metropolitan Borough Council"/>
          <table:table-cell office:value-type="string" office:string-value="TR"/>
          <table:table-cell office:value-type="float" office:value="55759.23"/>
          <table:table-cell office:value-type="float" office:value="54846.64"/>
          <table:table-cell office:value-type="float" office:value="52699.9"/>
          <table:table-cell office:value-type="float" office:value="50217.95"/>
          <table:table-cell office:value-type="float" office:value="48982.76"/>
          <table:table-cell office:value-type="float" office:value="5060"/>
          <table:table-cell office:value-type="string" office:string-value="London Borough of  Barking and Dagenham"/>
          <table:table-cell office:value-type="string" office:string-value="TU"/>
          <table:table-cell office:value-type="float" office:value="178480.58"/>
          <table:table-cell office:value-type="float" office:value="183650.91"/>
          <table:table-cell office:value-type="float" office:value="187637.04"/>
          <table:table-cell office:value-type="float" office:value="190136.65"/>
          <table:table-cell office:value-type="float" office:value="194655.66"/>
          <table:table-cell table:number-columns-repeated="16348"/>
        </table:table-row>
        <table:table-row>
          <table:table-cell office:value-type="float" office:value="4630"/>
          <table:table-cell office:value-type="string" office:string-value="Walsall Metropolitan Borough Council"/>
          <table:table-cell office:value-type="string" office:string-value="TM"/>
          <table:table-cell office:value-type="float" office:value="369460.53"/>
          <table:table-cell office:value-type="float" office:value="350468.16"/>
          <table:table-cell office:value-type="float" office:value="332477.65000000002"/>
          <table:table-cell office:value-type="float" office:value="325644.73"/>
          <table:table-cell office:value-type="float" office:value="313492.32"/>
          <table:table-cell office:value-type="float" office:value="338308.67799999996"/>
          <table:table-cell table:number-columns-repeated="11"/>
          <table:table-cell office:value-type="float" office:value="4420"/>
          <table:table-cell office:value-type="string" office:string-value="Sheffield City Council"/>
          <table:table-cell office:value-type="string" office:string-value="TR"/>
          <table:table-cell office:value-type="float" office:value="27362.59"/>
          <table:table-cell office:value-type="float" office:value="26890.43"/>
          <table:table-cell office:value-type="float" office:value="25796.76"/>
          <table:table-cell office:value-type="float" office:value="24610.84"/>
          <table:table-cell office:value-type="float" office:value="23943"/>
          <table:table-cell office:value-type="float" office:value="5090"/>
          <table:table-cell office:value-type="string" office:string-value="London Borough of Barnet"/>
          <table:table-cell office:value-type="string" office:string-value="TU"/>
          <table:table-cell office:value-type="float" office:value="507340.65"/>
          <table:table-cell office:value-type="float" office:value="506688.16"/>
          <table:table-cell office:value-type="float" office:value="503026.28"/>
          <table:table-cell office:value-type="float" office:value="497267.65"/>
          <table:table-cell office:value-type="float" office:value="508887.39"/>
          <table:table-cell table:number-columns-repeated="16348"/>
        </table:table-row>
        <table:table-row>
          <table:table-cell office:value-type="float" office:value="4705"/>
          <table:table-cell office:value-type="string" office:string-value="Bradford City Council"/>
          <table:table-cell office:value-type="string" office:string-value="TM"/>
          <table:table-cell office:value-type="float" office:value="50001.42"/>
          <table:table-cell office:value-type="float" office:value="47378.28"/>
          <table:table-cell office:value-type="float" office:value="44916.52"/>
          <table:table-cell office:value-type="float" office:value="39294.74"/>
          <table:table-cell office:value-type="float" office:value="37795.22"/>
          <table:table-cell office:value-type="float" office:value="43877.235999999997"/>
          <table:table-cell table:number-columns-repeated="11"/>
          <table:table-cell office:value-type="float" office:value="4505"/>
          <table:table-cell office:value-type="string" office:string-value="Gateshead Metropolitan Borough Council"/>
          <table:table-cell office:value-type="string" office:string-value="TR"/>
          <table:table-cell office:value-type="float" office:value="215414.46"/>
          <table:table-cell office:value-type="float" office:value="212179.52"/>
          <table:table-cell office:value-type="float" office:value="201408.41"/>
          <table:table-cell office:value-type="float" office:value="184816.19"/>
          <table:table-cell office:value-type="float" office:value="180265.17"/>
          <table:table-cell office:value-type="float" office:value="5120"/>
          <table:table-cell office:value-type="string" office:string-value="London Borough of Bexley"/>
          <table:table-cell office:value-type="string" office:string-value="TU"/>
          <table:table-cell office:value-type="float" office:value="230171.2"/>
          <table:table-cell office:value-type="float" office:value="228798.91"/>
          <table:table-cell office:value-type="float" office:value="232180.9"/>
          <table:table-cell office:value-type="float" office:value="213593.56"/>
          <table:table-cell office:value-type="float" office:value="218687"/>
          <table:table-cell table:number-columns-repeated="16348"/>
        </table:table-row>
        <table:table-row>
          <table:table-cell office:value-type="float" office:value="4710"/>
          <table:table-cell office:value-type="string" office:string-value="Calderdale Metropolitan Borough Council"/>
          <table:table-cell office:value-type="string" office:string-value="TM"/>
          <table:table-cell office:value-type="float" office:value="427806.97"/>
          <table:table-cell office:value-type="float" office:value="409964.52"/>
          <table:table-cell office:value-type="float" office:value="388871.18"/>
          <table:table-cell office:value-type="float" office:value="363379.64"/>
          <table:table-cell office:value-type="float" office:value="349173.86"/>
          <table:table-cell office:value-type="float" office:value="387839.234"/>
          <table:table-cell table:number-columns-repeated="11"/>
          <table:table-cell office:value-type="float" office:value="4510"/>
          <table:table-cell office:value-type="string" office:string-value="Newcastle City Council"/>
          <table:table-cell office:value-type="string" office:string-value="TR"/>
          <table:table-cell office:value-type="float" office:value="164403.10999999999"/>
          <table:table-cell office:value-type="float" office:value="162093.23000000001"/>
          <table:table-cell office:value-type="float" office:value="155858.63"/>
          <table:table-cell office:value-type="float" office:value="134981.69"/>
          <table:table-cell office:value-type="float" office:value="131741.4"/>
          <table:table-cell office:value-type="float" office:value="5150"/>
          <table:table-cell office:value-type="string" office:string-value="Brent Borough Council"/>
          <table:table-cell office:value-type="string" office:string-value="TU"/>
          <table:table-cell office:value-type="float" office:value="187102.62"/>
          <table:table-cell office:value-type="float" office:value="174116.44"/>
          <table:table-cell office:value-type="float" office:value="176995.14"/>
          <table:table-cell office:value-type="float" office:value="159201.07999999999"/>
          <table:table-cell office:value-type="float" office:value="163431.66"/>
          <table:table-cell table:number-columns-repeated="16348"/>
        </table:table-row>
        <table:table-row>
          <table:table-cell office:value-type="float" office:value="4715"/>
          <table:table-cell office:value-type="string" office:string-value="Kirklees Metropolitan Borough Council"/>
          <table:table-cell office:value-type="string" office:string-value="TM"/>
          <table:table-cell office:value-type="float" office:value="787980.95"/>
          <table:table-cell office:value-type="float" office:value="750765.02"/>
          <table:table-cell office:value-type="float" office:value="711747.3"/>
          <table:table-cell office:value-type="float" office:value="664638.22"/>
          <table:table-cell office:value-type="float" office:value="638592.31000000006"/>
          <table:table-cell office:value-type="float" office:value="710744.76"/>
          <table:table-cell table:number-columns-repeated="11"/>
          <table:table-cell office:value-type="float" office:value="4515"/>
          <table:table-cell office:value-type="string" office:string-value="North Tyneside Borough Council"/>
          <table:table-cell office:value-type="string" office:string-value="TR"/>
          <table:table-cell office:value-type="float" office:value="95781.77"/>
          <table:table-cell office:value-type="float" office:value="95417.7"/>
          <table:table-cell office:value-type="float" office:value="91864.03"/>
          <table:table-cell office:value-type="float" office:value="87575.55"/>
          <table:table-cell office:value-type="float" office:value="85430.2"/>
          <table:table-cell office:value-type="float" office:value="5210"/>
          <table:table-cell office:value-type="string" office:string-value="Camden Borough Council"/>
          <table:table-cell office:value-type="string" office:string-value="TU"/>
          <table:table-cell office:value-type="float" office:value="103157.56"/>
          <table:table-cell office:value-type="float" office:value="107161.56"/>
          <table:table-cell office:value-type="float" office:value="109566.54"/>
          <table:table-cell office:value-type="float" office:value="111756.01"/>
          <table:table-cell office:value-type="float" office:value="111844.62"/>
          <table:table-cell table:number-columns-repeated="16348"/>
        </table:table-row>
        <table:table-row>
          <table:table-cell office:value-type="float" office:value="4720"/>
          <table:table-cell office:value-type="string" office:string-value="Leeds City Council"/>
          <table:table-cell office:value-type="string" office:string-value="TM"/>
          <table:table-cell office:value-type="float" office:value="1581424.34"/>
          <table:table-cell office:value-type="float" office:value="1489541.35"/>
          <table:table-cell office:value-type="float" office:value="1417020.49"/>
          <table:table-cell office:value-type="float" office:value="1314507.1200000001"/>
          <table:table-cell office:value-type="float" office:value="1262856.6399999999"/>
          <table:table-cell office:value-type="float" office:value="1413069.9880000001"/>
          <table:table-cell table:number-columns-repeated="11"/>
          <table:table-cell office:value-type="float" office:value="4520"/>
          <table:table-cell office:value-type="string" office:string-value="South Tyneside Metropolitan Borough Council"/>
          <table:table-cell office:value-type="string" office:string-value="TR"/>
          <table:table-cell office:value-type="float" office:value="74924.17"/>
          <table:table-cell office:value-type="float" office:value="73856.36"/>
          <table:table-cell office:value-type="float" office:value="71109.89"/>
          <table:table-cell office:value-type="float" office:value="67696.2"/>
          <table:table-cell office:value-type="float" office:value="66101.710000000006"/>
          <table:table-cell office:value-type="float" office:value="5240"/>
          <table:table-cell office:value-type="string" office:string-value="London Borough of Croydon"/>
          <table:table-cell office:value-type="string" office:string-value="TU"/>
          <table:table-cell office:value-type="float" office:value="147949.18"/>
          <table:table-cell office:value-type="float" office:value="149682.64000000001"/>
          <table:table-cell office:value-type="float" office:value="156527.16"/>
          <table:table-cell office:value-type="float" office:value="161533.79999999999"/>
          <table:table-cell office:value-type="float" office:value="165536.46"/>
          <table:table-cell table:number-columns-repeated="16348"/>
        </table:table-row>
        <table:table-row>
          <table:table-cell office:value-type="float" office:value="4725"/>
          <table:table-cell office:value-type="string" office:string-value="Wakefield Metropolitan Borough Council"/>
          <table:table-cell office:value-type="string" office:string-value="TM"/>
          <table:table-cell office:value-type="float" office:value="790378.47"/>
          <table:table-cell office:value-type="float" office:value="761235.11"/>
          <table:table-cell office:value-type="float" office:value="721895.82"/>
          <table:table-cell office:value-type="float" office:value="658034.04"/>
          <table:table-cell office:value-type="float" office:value="632204.06999999995"/>
          <table:table-cell office:value-type="float" office:value="712749.50199999998"/>
          <table:table-cell table:number-columns-repeated="11"/>
          <table:table-cell office:value-type="float" office:value="4525"/>
          <table:table-cell office:value-type="string" office:string-value="Sunderland Borough Council"/>
          <table:table-cell office:value-type="string" office:string-value="TR"/>
          <table:table-cell office:value-type="float" office:value="219569.47"/>
          <table:table-cell office:value-type="float" office:value="215777.71"/>
          <table:table-cell office:value-type="float" office:value="212185.74"/>
          <table:table-cell office:value-type="float" office:value="193647.7"/>
          <table:table-cell office:value-type="float" office:value="188988"/>
          <table:table-cell office:value-type="float" office:value="5270"/>
          <table:table-cell office:value-type="string" office:string-value="London Borough of Ealing"/>
          <table:table-cell office:value-type="string" office:string-value="TU"/>
          <table:table-cell office:value-type="float" office:value="463149.7"/>
          <table:table-cell office:value-type="float" office:value="468625.43"/>
          <table:table-cell office:value-type="float" office:value="475805.85"/>
          <table:table-cell office:value-type="float" office:value="462885.1"/>
          <table:table-cell office:value-type="float" office:value="475027.26"/>
          <table:table-cell table:number-columns-repeated="16348"/>
        </table:table-row>
        <table:table-row>
          <table:table-cell office:value-type="float" office:value="5090"/>
          <table:table-cell office:value-type="string" office:string-value="London Borough of Barnet"/>
          <table:table-cell office:value-type="string" office:string-value="TM"/>
          <table:table-cell office:value-type="float" office:value="244998.16"/>
          <table:table-cell office:value-type="float" office:value="252902.25"/>
          <table:table-cell office:value-type="float" office:value="240312.86"/>
          <table:table-cell office:value-type="float" office:value="223999.32"/>
          <table:table-cell office:value-type="float" office:value="213362.81"/>
          <table:table-cell office:value-type="float" office:value="235115.08"/>
          <table:table-cell table:number-columns-repeated="11"/>
          <table:table-cell office:value-type="float" office:value="4605"/>
          <table:table-cell office:value-type="string" office:string-value="Birmingham City Council"/>
          <table:table-cell office:value-type="string" office:string-value="TR"/>
          <table:table-cell office:value-type="float" office:value="32787.32"/>
          <table:table-cell office:value-type="float" office:value="32271.93"/>
          <table:table-cell office:value-type="float" office:value="31690.49"/>
          <table:table-cell office:value-type="float" office:value="30191.96"/>
          <table:table-cell office:value-type="float" office:value="29482.49"/>
          <table:table-cell office:value-type="float" office:value="5300"/>
          <table:table-cell office:value-type="string" office:string-value="Enfield Borough Council"/>
          <table:table-cell office:value-type="string" office:string-value="TU"/>
          <table:table-cell office:value-type="float" office:value="300615.44"/>
          <table:table-cell office:value-type="float" office:value="295798.03000000003"/>
          <table:table-cell office:value-type="float" office:value="296410.39"/>
          <table:table-cell office:value-type="float" office:value="301592.56"/>
          <table:table-cell office:value-type="float" office:value="308807.49"/>
          <table:table-cell table:number-columns-repeated="16348"/>
        </table:table-row>
        <table:table-row>
          <table:table-cell office:value-type="float" office:value="5300"/>
          <table:table-cell office:value-type="string" office:string-value="Enfield Borough Council"/>
          <table:table-cell office:value-type="string" office:string-value="TM"/>
          <table:table-cell office:value-type="float" office:value="485545.13"/>
          <table:table-cell office:value-type="float" office:value="485785.71"/>
          <table:table-cell office:value-type="float" office:value="460986.93"/>
          <table:table-cell office:value-type="float" office:value="429314.72"/>
          <table:table-cell office:value-type="float" office:value="407813.71"/>
          <table:table-cell office:value-type="float" office:value="453889.24"/>
          <table:table-cell table:number-columns-repeated="11"/>
          <table:table-cell office:value-type="float" office:value="4610"/>
          <table:table-cell office:value-type="string" office:string-value="Coventry City Council"/>
          <table:table-cell office:value-type="string" office:string-value="TR"/>
          <table:table-cell office:value-type="float" office:value="93232.75"/>
          <table:table-cell office:value-type="float" office:value="89949.19"/>
          <table:table-cell office:value-type="float" office:value="86532.96"/>
          <table:table-cell office:value-type="float" office:value="82363.97"/>
          <table:table-cell office:value-type="float" office:value="80512.87"/>
          <table:table-cell office:value-type="float" office:value="5330"/>
          <table:table-cell office:value-type="string" office:string-value="Greenwich Borough Council"/>
          <table:table-cell office:value-type="string" office:string-value="TU"/>
          <table:table-cell office:value-type="float" office:value="246009.29"/>
          <table:table-cell office:value-type="float" office:value="245012.24"/>
          <table:table-cell office:value-type="float" office:value="244618.9"/>
          <table:table-cell office:value-type="float" office:value="248908.78"/>
          <table:table-cell office:value-type="float" office:value="254392.93"/>
          <table:table-cell table:number-columns-repeated="16348"/>
        </table:table-row>
        <table:table-row>
          <table:table-cell office:value-type="float" office:value="5330"/>
          <table:table-cell office:value-type="string" office:string-value="Greenwich Borough Council"/>
          <table:table-cell office:value-type="string" office:string-value="TM"/>
          <table:table-cell office:value-type="float" office:value="84766.03"/>
          <table:table-cell office:value-type="float" office:value="81442.41"/>
          <table:table-cell office:value-type="float" office:value="76265.509999999995"/>
          <table:table-cell office:value-type="float" office:value="77399.59"/>
          <table:table-cell office:value-type="float" office:value="74102.039999999994"/>
          <table:table-cell office:value-type="float" office:value="78795.116000000009"/>
          <table:table-cell table:number-columns-repeated="11"/>
          <table:table-cell office:value-type="float" office:value="4615"/>
          <table:table-cell office:value-type="string" office:string-value="Dudley Metropolitan Borough Council"/>
          <table:table-cell office:value-type="string" office:string-value="TR"/>
          <table:table-cell office:value-type="float" office:value="69038.490000000005"/>
          <table:table-cell office:value-type="float" office:value="70869.75"/>
          <table:table-cell office:value-type="float" office:value="68238.12"/>
          <table:table-cell office:value-type="float" office:value="65929.45"/>
          <table:table-cell office:value-type="float" office:value="64373"/>
          <table:table-cell office:value-type="float" office:value="5360"/>
          <table:table-cell office:value-type="string" office:string-value="London Borough of Hackney"/>
          <table:table-cell office:value-type="string" office:string-value="TU"/>
          <table:table-cell office:value-type="float" office:value="30303.72"/>
          <table:table-cell office:value-type="float" office:value="31397.42"/>
          <table:table-cell office:value-type="float" office:value="34726.78"/>
          <table:table-cell office:value-type="float" office:value="35252.639999999999"/>
          <table:table-cell office:value-type="float" office:value="35295.78"/>
          <table:table-cell table:number-columns-repeated="16348"/>
        </table:table-row>
        <table:table-row>
          <table:table-cell office:value-type="float" office:value="5360"/>
          <table:table-cell office:value-type="string" office:string-value="London Borough of Hackney"/>
          <table:table-cell office:value-type="string" office:string-value="TM"/>
          <table:table-cell office:value-type="float" office:value="16746.22"/>
          <table:table-cell office:value-type="float" office:value="17103.96"/>
          <table:table-cell office:value-type="float" office:value="19672.8"/>
          <table:table-cell office:value-type="float" office:value="18313.66"/>
          <table:table-cell office:value-type="float" office:value="17431.560000000001"/>
          <table:table-cell office:value-type="float" office:value="17853.64"/>
          <table:table-cell table:number-columns-repeated="11"/>
          <table:table-cell office:value-type="float" office:value="4625"/>
          <table:table-cell office:value-type="string" office:string-value="Solihull Metropolitan Borough Council"/>
          <table:table-cell office:value-type="string" office:string-value="TR"/>
          <table:table-cell office:value-type="float" office:value="70567.8"/>
          <table:table-cell office:value-type="float" office:value="69323.34"/>
          <table:table-cell office:value-type="float" office:value="66673.460000000006"/>
          <table:table-cell office:value-type="float" office:value="60996.800000000003"/>
          <table:table-cell office:value-type="float" office:value="59595.96"/>
          <table:table-cell office:value-type="float" office:value="5390"/>
          <table:table-cell office:value-type="string" office:string-value="Hammersmith and Fulham Borough Council"/>
          <table:table-cell office:value-type="string" office:string-value="TU"/>
          <table:table-cell office:value-type="float" office:value="173968.35"/>
          <table:table-cell office:value-type="float" office:value="171496.25"/>
          <table:table-cell office:value-type="float" office:value="175728.89"/>
          <table:table-cell office:value-type="float" office:value="170984.29"/>
          <table:table-cell office:value-type="float" office:value="166881.01999999999"/>
          <table:table-cell table:number-columns-repeated="16348"/>
        </table:table-row>
        <table:table-row>
          <table:table-cell office:value-type="float" office:value="5390"/>
          <table:table-cell office:value-type="string" office:string-value="Hammersmith and Fulham Borough Council"/>
          <table:table-cell office:value-type="string" office:string-value="TM"/>
          <table:table-cell office:value-type="float" office:value="23839.31"/>
          <table:table-cell office:value-type="float" office:value="20945.400000000001"/>
          <table:table-cell office:value-type="float" office:value="21661.55"/>
          <table:table-cell office:value-type="float" office:value="20841.29"/>
          <table:table-cell office:value-type="float" office:value="20362.84"/>
          <table:table-cell office:value-type="float" office:value="21530.078000000001"/>
          <table:table-cell table:number-columns-repeated="11"/>
          <table:table-cell office:value-type="float" office:value="4630"/>
          <table:table-cell office:value-type="string" office:string-value="Walsall Metropolitan Borough Council"/>
          <table:table-cell office:value-type="string" office:string-value="TR"/>
          <table:table-cell office:value-type="float" office:value="53189.93"/>
          <table:table-cell office:value-type="float" office:value="52647.87"/>
          <table:table-cell office:value-type="float" office:value="51051.199999999997"/>
          <table:table-cell office:value-type="float" office:value="49351.34"/>
          <table:table-cell office:value-type="float" office:value="48443.23"/>
          <table:table-cell office:value-type="float" office:value="5420"/>
          <table:table-cell office:value-type="string" office:string-value="Haringey Borough Council"/>
          <table:table-cell office:value-type="string" office:string-value="TU"/>
          <table:table-cell office:value-type="float" office:value="76112.759999999995"/>
          <table:table-cell office:value-type="float" office:value="76984.09"/>
          <table:table-cell office:value-type="float" office:value="76663.199999999997"/>
          <table:table-cell office:value-type="float" office:value="76471.38"/>
          <table:table-cell office:value-type="float" office:value="76929.2"/>
          <table:table-cell table:number-columns-repeated="16348"/>
        </table:table-row>
        <table:table-row>
          <table:table-cell office:value-type="float" office:value="5450"/>
          <table:table-cell office:value-type="string" office:string-value="London Borough of Harrow"/>
          <table:table-cell office:value-type="string" office:string-value="TM"/>
          <table:table-cell office:value-type="float" office:value="32153.23"/>
          <table:table-cell office:value-type="float" office:value="30864.63"/>
          <table:table-cell office:value-type="float" office:value="29346.37"/>
          <table:table-cell office:value-type="float" office:value="29251.34"/>
          <table:table-cell office:value-type="float" office:value="27886.81"/>
          <table:table-cell office:value-type="float" office:value="29900.476000000002"/>
          <table:table-cell table:number-columns-repeated="11"/>
          <table:table-cell office:value-type="float" office:value="4705"/>
          <table:table-cell office:value-type="string" office:string-value="Bradford City Council"/>
          <table:table-cell office:value-type="string" office:string-value="TR"/>
          <table:table-cell office:value-type="float" office:value="157082.54"/>
          <table:table-cell office:value-type="float" office:value="157937.1"/>
          <table:table-cell office:value-type="float" office:value="146124.69"/>
          <table:table-cell office:value-type="float" office:value="138713.91"/>
          <table:table-cell office:value-type="float" office:value="133348.49"/>
          <table:table-cell office:value-type="float" office:value="5480"/>
          <table:table-cell office:value-type="string" office:string-value="Havering Borough Council"/>
          <table:table-cell office:value-type="string" office:string-value="TU"/>
          <table:table-cell office:value-type="float" office:value="271927.27"/>
          <table:table-cell office:value-type="float" office:value="274895.90999999997"/>
          <table:table-cell office:value-type="float" office:value="290050.98"/>
          <table:table-cell office:value-type="float" office:value="293790.67"/>
          <table:table-cell office:value-type="float" office:value="300684.58"/>
          <table:table-cell table:number-columns-repeated="16348"/>
        </table:table-row>
        <table:table-row>
          <table:table-cell office:value-type="float" office:value="5480"/>
          <table:table-cell office:value-type="string" office:string-value="Havering Borough Council"/>
          <table:table-cell office:value-type="string" office:string-value="TM"/>
          <table:table-cell office:value-type="float" office:value="468719.74"/>
          <table:table-cell office:value-type="float" office:value="458759.55"/>
          <table:table-cell office:value-type="float" office:value="435369.05"/>
          <table:table-cell office:value-type="float" office:value="414383"/>
          <table:table-cell office:value-type="float" office:value="393796.42"/>
          <table:table-cell office:value-type="float" office:value="434205.55200000003"/>
          <table:table-cell table:number-columns-repeated="11"/>
          <table:table-cell office:value-type="float" office:value="4710"/>
          <table:table-cell office:value-type="string" office:string-value="Calderdale Metropolitan Borough Council"/>
          <table:table-cell office:value-type="string" office:string-value="TR"/>
          <table:table-cell office:value-type="float" office:value="60489.49"/>
          <table:table-cell office:value-type="float" office:value="65835.210000000006"/>
          <table:table-cell office:value-type="float" office:value="63651.31"/>
          <table:table-cell office:value-type="float" office:value="60816.9"/>
          <table:table-cell office:value-type="float" office:value="59668.67"/>
          <table:table-cell office:value-type="float" office:value="5510"/>
          <table:table-cell office:value-type="string" office:string-value="London Borough of Hillingdon"/>
          <table:table-cell office:value-type="string" office:string-value="TU"/>
          <table:table-cell office:value-type="float" office:value="314093.21000000002"/>
          <table:table-cell office:value-type="float" office:value="285716.81"/>
          <table:table-cell office:value-type="float" office:value="287923.59000000003"/>
          <table:table-cell office:value-type="float" office:value="287917.05"/>
          <table:table-cell office:value-type="float" office:value="295379.03000000003"/>
          <table:table-cell table:number-columns-repeated="16348"/>
        </table:table-row>
        <table:table-row>
          <table:table-cell office:value-type="float" office:value="5510"/>
          <table:table-cell office:value-type="string" office:string-value="London Borough of Hillingdon"/>
          <table:table-cell office:value-type="string" office:string-value="TM"/>
          <table:table-cell office:value-type="float" office:value="530143.84"/>
          <table:table-cell office:value-type="float" office:value="508613.16"/>
          <table:table-cell office:value-type="float" office:value="483729.53"/>
          <table:table-cell office:value-type="float" office:value="459213.58"/>
          <table:table-cell office:value-type="float" office:value="437728.69"/>
          <table:table-cell office:value-type="float" office:value="483885.76"/>
          <table:table-cell table:number-columns-repeated="11"/>
          <table:table-cell office:value-type="float" office:value="4720"/>
          <table:table-cell office:value-type="string" office:string-value="Leeds City Council"/>
          <table:table-cell office:value-type="string" office:string-value="TR"/>
          <table:table-cell office:value-type="float" office:value="440431.63"/>
          <table:table-cell office:value-type="float" office:value="430355.35"/>
          <table:table-cell office:value-type="float" office:value="411805.58"/>
          <table:table-cell office:value-type="float" office:value="387570.39"/>
          <table:table-cell office:value-type="float" office:value="377339"/>
          <table:table-cell office:value-type="float" office:value="5540"/>
          <table:table-cell office:value-type="string" office:string-value="Hounslow Borough Council"/>
          <table:table-cell office:value-type="string" office:string-value="TU"/>
          <table:table-cell office:value-type="float" office:value="492459.82"/>
          <table:table-cell office:value-type="float" office:value="495327.17"/>
          <table:table-cell office:value-type="float" office:value="494061.49"/>
          <table:table-cell office:value-type="float" office:value="494057.4"/>
          <table:table-cell office:value-type="float" office:value="506760.31"/>
          <table:table-cell table:number-columns-repeated="16348"/>
        </table:table-row>
        <table:table-row>
          <table:table-cell office:value-type="float" office:value="5540"/>
          <table:table-cell office:value-type="string" office:string-value="Hounslow Borough Council"/>
          <table:table-cell office:value-type="string" office:string-value="TM"/>
          <table:table-cell office:value-type="float" office:value="360762.61"/>
          <table:table-cell office:value-type="float" office:value="346351.1"/>
          <table:table-cell office:value-type="float" office:value="329037.95"/>
          <table:table-cell office:value-type="float" office:value="306633.95"/>
          <table:table-cell office:value-type="float" office:value="292539.71000000002"/>
          <table:table-cell office:value-type="float" office:value="327065.06399999995"/>
          <table:table-cell table:number-columns-repeated="11"/>
          <table:table-cell office:value-type="float" office:value="4725"/>
          <table:table-cell office:value-type="string" office:string-value="Wakefield Metropolitan Borough Council"/>
          <table:table-cell office:value-type="string" office:string-value="TR"/>
          <table:table-cell office:value-type="float" office:value="216110.13"/>
          <table:table-cell office:value-type="float" office:value="212258.47"/>
          <table:table-cell office:value-type="float" office:value="204025.89"/>
          <table:table-cell office:value-type="float" office:value="189561.02"/>
          <table:table-cell office:value-type="float" office:value="184213.82"/>
          <table:table-cell office:value-type="float" office:value="5570"/>
          <table:table-cell office:value-type="string" office:string-value="Islington Borough Council"/>
          <table:table-cell office:value-type="string" office:string-value="TU"/>
          <table:table-cell office:value-type="float" office:value="78659.100000000006"/>
          <table:table-cell office:value-type="float" office:value="80998.23"/>
          <table:table-cell office:value-type="float" office:value="82120.41"/>
          <table:table-cell office:value-type="float" office:value="88302.3"/>
          <table:table-cell office:value-type="float" office:value="88083.62"/>
          <table:table-cell table:number-columns-repeated="16348"/>
        </table:table-row>
        <table:table-row>
          <table:table-cell office:value-type="float" office:value="5600"/>
          <table:table-cell office:value-type="string" office:string-value="Royal Borough of Kensington and Chelsea"/>
          <table:table-cell office:value-type="string" office:string-value="TM"/>
          <table:table-cell office:value-type="float" office:value="74279.600000000006"/>
          <table:table-cell office:value-type="float" office:value="70804.69"/>
          <table:table-cell office:value-type="float" office:value="69955.56"/>
          <table:table-cell office:value-type="float" office:value="69387.7"/>
          <table:table-cell office:value-type="float" office:value="66373.45"/>
          <table:table-cell office:value-type="float" office:value="70160.2"/>
          <table:table-cell table:number-columns-repeated="11"/>
          <table:table-cell office:value-type="float" office:value="5090"/>
          <table:table-cell office:value-type="string" office:string-value="London Borough of Barnet"/>
          <table:table-cell office:value-type="string" office:string-value="TR"/>
          <table:table-cell office:value-type="float" office:value="79503.100000000006"/>
          <table:table-cell office:value-type="float" office:value="78152.97"/>
          <table:table-cell office:value-type="float" office:value="76044.45"/>
          <table:table-cell office:value-type="float" office:value="75680.88"/>
          <table:table-cell office:value-type="float" office:value="74015.320000000007"/>
          <table:table-cell office:value-type="float" office:value="5600"/>
          <table:table-cell office:value-type="string" office:string-value="Royal Borough of Kensington and Chelsea"/>
          <table:table-cell office:value-type="string" office:string-value="TU"/>
          <table:table-cell office:value-type="float" office:value="7456.78"/>
          <table:table-cell office:value-type="float" office:value="7732.88"/>
          <table:table-cell office:value-type="float" office:value="7913.9"/>
          <table:table-cell office:value-type="float" office:value="6806.14"/>
          <table:table-cell office:value-type="float" office:value="6838.76"/>
          <table:table-cell table:number-columns-repeated="16348"/>
        </table:table-row>
        <table:table-row>
          <table:table-cell office:value-type="float" office:value="5780"/>
          <table:table-cell office:value-type="string" office:string-value="Redbridge Borough Council"/>
          <table:table-cell office:value-type="string" office:string-value="TM"/>
          <table:table-cell office:value-type="float" office:value="92483.4"/>
          <table:table-cell office:value-type="float" office:value="91275.520000000004"/>
          <table:table-cell office:value-type="float" office:value="86663.96"/>
          <table:table-cell office:value-type="float" office:value="80710.850000000006"/>
          <table:table-cell office:value-type="float" office:value="76723.38"/>
          <table:table-cell office:value-type="float" office:value="85571.421999999991"/>
          <table:table-cell table:number-columns-repeated="11"/>
          <table:table-cell office:value-type="float" office:value="5120"/>
          <table:table-cell office:value-type="string" office:string-value="London Borough of Bexley"/>
          <table:table-cell office:value-type="string" office:string-value="TR"/>
          <table:table-cell office:value-type="float" office:value="35656"/>
          <table:table-cell office:value-type="float" office:value="36611.120000000003"/>
          <table:table-cell office:value-type="float" office:value="35139.31"/>
          <table:table-cell office:value-type="float" office:value="33431.839999999997"/>
          <table:table-cell office:value-type="float" office:value="32673.24"/>
          <table:table-cell office:value-type="float" office:value="5630"/>
          <table:table-cell office:value-type="string" office:string-value="Royal Borough of Kingston-upon-Thames"/>
          <table:table-cell office:value-type="string" office:string-value="TU"/>
          <table:table-cell office:value-type="float" office:value="314332.31"/>
          <table:table-cell office:value-type="float" office:value="307526.07"/>
          <table:table-cell office:value-type="float" office:value="310095.08"/>
          <table:table-cell office:value-type="float" office:value="304925.67"/>
          <table:table-cell office:value-type="float" office:value="312726"/>
          <table:table-cell table:number-columns-repeated="16348"/>
        </table:table-row>
        <table:table-row>
          <table:table-cell office:value-type="float" office:value="5900"/>
          <table:table-cell office:value-type="string" office:string-value="Tower Hamlets Borough Council"/>
          <table:table-cell office:value-type="string" office:string-value="TM"/>
          <table:table-cell office:value-type="float" office:value="22727.71"/>
          <table:table-cell office:value-type="float" office:value="24822.99"/>
          <table:table-cell office:value-type="float" office:value="23883.54"/>
          <table:table-cell office:value-type="float" office:value="23175.8"/>
          <table:table-cell office:value-type="float" office:value="22261.16"/>
          <table:table-cell office:value-type="float" office:value="23374.240000000002"/>
          <table:table-cell table:number-columns-repeated="11"/>
          <table:table-cell office:value-type="float" office:value="5180"/>
          <table:table-cell office:value-type="string" office:string-value="Bromley Borough Council"/>
          <table:table-cell office:value-type="string" office:string-value="TR"/>
          <table:table-cell office:value-type="float" office:value="46432.71"/>
          <table:table-cell office:value-type="float" office:value="45647.85"/>
          <table:table-cell office:value-type="float" office:value="43825.3"/>
          <table:table-cell office:value-type="float" office:value="35670.47"/>
          <table:table-cell office:value-type="float" office:value="34874.870000000003"/>
          <table:table-cell office:value-type="float" office:value="5660"/>
          <table:table-cell office:value-type="string" office:string-value="London Borough of Lambeth"/>
          <table:table-cell office:value-type="string" office:string-value="TU"/>
          <table:table-cell office:value-type="float" office:value="105219.86"/>
          <table:table-cell office:value-type="float" office:value="107838.03"/>
          <table:table-cell office:value-type="float" office:value="107729.46"/>
          <table:table-cell office:value-type="float" office:value="109009.87"/>
          <table:table-cell office:value-type="float" office:value="109045.39"/>
          <table:table-cell table:number-columns-repeated="16348"/>
        </table:table-row>
        <table:table-row>
          <table:table-cell office:value-type="float" office:value="5990"/>
          <table:table-cell office:value-type="string" office:string-value="City of Westminster Council"/>
          <table:table-cell office:value-type="string" office:string-value="TM"/>
          <table:table-cell office:value-type="float" office:value="68744.44"/>
          <table:table-cell office:value-type="float" office:value="65880.95"/>
          <table:table-cell office:value-type="float" office:value="62566.65"/>
          <table:table-cell office:value-type="float" office:value="63392.58"/>
          <table:table-cell office:value-type="float" office:value="60576.34"/>
          <table:table-cell office:value-type="float" office:value="64232.191999999995"/>
          <table:table-cell table:number-columns-repeated="11"/>
          <table:table-cell office:value-type="float" office:value="5240"/>
          <table:table-cell office:value-type="string" office:string-value="London Borough of Croydon"/>
          <table:table-cell office:value-type="string" office:string-value="TR"/>
          <table:table-cell office:value-type="float" office:value="6614.49"/>
          <table:table-cell office:value-type="float" office:value="6522.18"/>
          <table:table-cell office:value-type="float" office:value="6272.84"/>
          <table:table-cell office:value-type="float" office:value="5304.97"/>
          <table:table-cell office:value-type="float" office:value="5186.9399999999996"/>
          <table:table-cell office:value-type="float" office:value="5690"/>
          <table:table-cell office:value-type="string" office:string-value="London Borough of Lewisham"/>
          <table:table-cell office:value-type="string" office:string-value="TU"/>
          <table:table-cell office:value-type="float" office:value="85512.31"/>
          <table:table-cell office:value-type="float" office:value="86772.18"/>
          <table:table-cell office:value-type="float" office:value="86203.22"/>
          <table:table-cell office:value-type="float" office:value="90265.53"/>
          <table:table-cell office:value-type="float" office:value="90129.31"/>
          <table:table-cell table:number-columns-repeated="16348"/>
        </table:table-row>
        <table:table-row>
          <table:table-cell office:value-type="float" office:value="6110"/>
          <table:table-cell office:value-type="string" office:string-value="Carmarthenshire County Council"/>
          <table:table-cell office:value-type="string" office:string-value="TM"/>
          <table:table-cell office:value-type="float" office:value="68637.070000000007"/>
          <table:table-cell office:value-type="float" office:value="65369.08"/>
          <table:table-cell office:value-type="float" office:value="62749.09"/>
          <table:table-cell office:value-type="float" office:value="59482.75"/>
          <table:table-cell office:value-type="float" office:value="57243.43"/>
          <table:table-cell office:value-type="float" office:value="62696.284000000007"/>
          <table:table-cell table:number-columns-repeated="11"/>
          <table:table-cell office:value-type="float" office:value="5300"/>
          <table:table-cell office:value-type="string" office:string-value="Enfield Borough Council"/>
          <table:table-cell office:value-type="string" office:string-value="TR"/>
          <table:table-cell office:value-type="float" office:value="7468.44"/>
          <table:table-cell office:value-type="float" office:value="8762.14"/>
          <table:table-cell office:value-type="float" office:value="8405.75"/>
          <table:table-cell office:value-type="float" office:value="7997.87"/>
          <table:table-cell office:value-type="float" office:value="7819.78"/>
          <table:table-cell office:value-type="float" office:value="5720"/>
          <table:table-cell office:value-type="string" office:string-value="London Borough of Merton"/>
          <table:table-cell office:value-type="string" office:string-value="TU"/>
          <table:table-cell office:value-type="float" office:value="58166.38"/>
          <table:table-cell office:value-type="float" office:value="58883.78"/>
          <table:table-cell office:value-type="float" office:value="59273.05"/>
          <table:table-cell office:value-type="float" office:value="59416.27"/>
          <table:table-cell office:value-type="float" office:value="61025.08"/>
          <table:table-cell table:number-columns-repeated="16348"/>
        </table:table-row>
        <table:table-row>
          <table:table-cell office:value-type="float" office:value="6215"/>
          <table:table-cell office:value-type="string" office:string-value="Monmouthshire County Council"/>
          <table:table-cell office:value-type="string" office:string-value="TM"/>
          <table:table-cell office:value-type="float" office:value="224259.6"/>
          <table:table-cell office:value-type="float" office:value="217732.77"/>
          <table:table-cell office:value-type="float" office:value="203778.13"/>
          <table:table-cell office:value-type="float" office:value="191528.55"/>
          <table:table-cell office:value-type="float" office:value="183393.62"/>
          <table:table-cell office:value-type="float" office:value="204138.53400000001"/>
          <table:table-cell table:number-columns-repeated="11"/>
          <table:table-cell office:value-type="float" office:value="5480"/>
          <table:table-cell office:value-type="string" office:string-value="Havering Borough Council"/>
          <table:table-cell office:value-type="string" office:string-value="TR"/>
          <table:table-cell office:value-type="float" office:value="94644.95"/>
          <table:table-cell office:value-type="float" office:value="92870.94"/>
          <table:table-cell office:value-type="float" office:value="89169.63"/>
          <table:table-cell office:value-type="float" office:value="84978.85"/>
          <table:table-cell office:value-type="float" office:value="83012.759999999995"/>
          <table:table-cell office:value-type="float" office:value="5750"/>
          <table:table-cell office:value-type="string" office:string-value="London Borough of Newham"/>
          <table:table-cell office:value-type="string" office:string-value="TU"/>
          <table:table-cell office:value-type="float" office:value="266446.83"/>
          <table:table-cell office:value-type="float" office:value="273010.64"/>
          <table:table-cell office:value-type="float" office:value="260649.95"/>
          <table:table-cell office:value-type="float" office:value="253376.53"/>
          <table:table-cell office:value-type="float" office:value="253713.9"/>
          <table:table-cell table:number-columns-repeated="16348"/>
        </table:table-row>
        <table:table-row>
          <table:table-cell office:value-type="float" office:value="6220"/>
          <table:table-cell office:value-type="string" office:string-value="Newport County Borough Council"/>
          <table:table-cell office:value-type="string" office:string-value="TM"/>
          <table:table-cell office:value-type="float" office:value="726434.21"/>
          <table:table-cell office:value-type="float" office:value="689149.89"/>
          <table:table-cell office:value-type="float" office:value="640160.17000000004"/>
          <table:table-cell office:value-type="float" office:value="596144.11"/>
          <table:table-cell office:value-type="float" office:value="573051.31999999995"/>
          <table:table-cell office:value-type="float" office:value="644987.93999999994"/>
          <table:table-cell table:number-columns-repeated="11"/>
          <table:table-cell office:value-type="float" office:value="5510"/>
          <table:table-cell office:value-type="string" office:string-value="London Borough of Hillingdon"/>
          <table:table-cell office:value-type="string" office:string-value="TR"/>
          <table:table-cell office:value-type="float" office:value="50483.72"/>
          <table:table-cell office:value-type="float" office:value="49739.29"/>
          <table:table-cell office:value-type="float" office:value="47812.46"/>
          <table:table-cell office:value-type="float" office:value="45501.86"/>
          <table:table-cell office:value-type="float" office:value="44483.32"/>
          <table:table-cell office:value-type="float" office:value="5780"/>
          <table:table-cell office:value-type="string" office:string-value="Redbridge Borough Council"/>
          <table:table-cell office:value-type="string" office:string-value="TU"/>
          <table:table-cell office:value-type="float" office:value="351089.15"/>
          <table:table-cell office:value-type="float" office:value="344956.6"/>
          <table:table-cell office:value-type="float" office:value="340271.85"/>
          <table:table-cell office:value-type="float" office:value="354500.55"/>
          <table:table-cell office:value-type="float" office:value="362748.78"/>
          <table:table-cell table:number-columns-repeated="16348"/>
        </table:table-row>
        <table:table-row>
          <table:table-cell office:value-type="float" office:value="6405"/>
          <table:table-cell office:value-type="string" office:string-value="Bridgend County Borough Council"/>
          <table:table-cell office:value-type="string" office:string-value="TM"/>
          <table:table-cell office:value-type="float" office:value="306549.39"/>
          <table:table-cell office:value-type="float" office:value="290425.90999999997"/>
          <table:table-cell office:value-type="float" office:value="272265.98"/>
          <table:table-cell office:value-type="float" office:value="246162.25"/>
          <table:table-cell office:value-type="float" office:value="236644.62"/>
          <table:table-cell office:value-type="float" office:value="270409.63"/>
          <table:table-cell table:number-columns-repeated="11"/>
          <table:table-cell office:value-type="float" office:value="5630"/>
          <table:table-cell office:value-type="string" office:string-value="Royal Borough of Kingston-upon-Thames"/>
          <table:table-cell office:value-type="string" office:string-value="TR"/>
          <table:table-cell office:value-type="float" office:value="12131.96"/>
          <table:table-cell office:value-type="float" office:value="11935.23"/>
          <table:table-cell office:value-type="float" office:value="11873.8"/>
          <table:table-cell office:value-type="float" office:value="11287.58"/>
          <table:table-cell office:value-type="float" office:value="11039.79"/>
          <table:table-cell office:value-type="float" office:value="5810"/>
          <table:table-cell office:value-type="string" office:string-value="Richmond upon Thames Borough Council"/>
          <table:table-cell office:value-type="string" office:string-value="TU"/>
          <table:table-cell office:value-type="float" office:value="194444.79999999999"/>
          <table:table-cell office:value-type="float" office:value="195029.83"/>
          <table:table-cell office:value-type="float" office:value="192041.1"/>
          <table:table-cell office:value-type="float" office:value="192346.42"/>
          <table:table-cell office:value-type="float" office:value="197275.67"/>
          <table:table-cell table:number-columns-repeated="16348"/>
        </table:table-row>
        <table:table-row>
          <table:table-cell office:value-type="float" office:value="6415"/>
          <table:table-cell office:value-type="string" office:string-value="Cardiff County Council"/>
          <table:table-cell office:value-type="string" office:string-value="TM"/>
          <table:table-cell office:value-type="float" office:value="426406.3"/>
          <table:table-cell office:value-type="float" office:value="404410.81"/>
          <table:table-cell office:value-type="float" office:value="377913.59999999998"/>
          <table:table-cell office:value-type="float" office:value="355458.44"/>
          <table:table-cell office:value-type="float" office:value="341382.76"/>
          <table:table-cell office:value-type="float" office:value="381114.38199999998"/>
          <table:table-cell table:number-columns-repeated="11"/>
          <table:table-cell office:value-type="float" office:value="6005"/>
          <table:table-cell office:value-type="string" office:string-value="Conwy County Borough Council"/>
          <table:table-cell office:value-type="string" office:string-value="TR"/>
          <table:table-cell office:value-type="float" office:value="491042.58"/>
          <table:table-cell office:value-type="float" office:value="490391.05"/>
          <table:table-cell office:value-type="float" office:value="480286.47"/>
          <table:table-cell office:value-type="float" office:value="463725.07"/>
          <table:table-cell office:value-type="float" office:value="451125.05"/>
          <table:table-cell office:value-type="float" office:value="5840"/>
          <table:table-cell office:value-type="string" office:string-value="Southwark Borough Council"/>
          <table:table-cell office:value-type="string" office:string-value="TU"/>
          <table:table-cell office:value-type="float" office:value="24776.65"/>
          <table:table-cell office:value-type="float" office:value="23006.11"/>
          <table:table-cell office:value-type="float" office:value="23547.21"/>
          <table:table-cell office:value-type="float" office:value="23849.26"/>
          <table:table-cell office:value-type="float" office:value="23932.32"/>
          <table:table-cell table:number-columns-repeated="16348"/>
        </table:table-row>
        <table:table-row>
          <table:table-cell office:value-type="float" office:value="6425"/>
          <table:table-cell office:value-type="string" office:string-value="Rhondda, Cynon, Taff County Borough Council"/>
          <table:table-cell office:value-type="string" office:string-value="TM"/>
          <table:table-cell office:value-type="float" office:value="232264.39"/>
          <table:table-cell office:value-type="float" office:value="220333.39"/>
          <table:table-cell office:value-type="float" office:value="209088.52"/>
          <table:table-cell office:value-type="float" office:value="196417.26"/>
          <table:table-cell office:value-type="float" office:value="188985.83"/>
          <table:table-cell office:value-type="float" office:value="209417.878"/>
          <table:table-cell table:number-columns-repeated="11"/>
          <table:table-cell office:value-type="float" office:value="6010"/>
          <table:table-cell office:value-type="string" office:string-value="Denbighshire County Council"/>
          <table:table-cell office:value-type="string" office:string-value="TR"/>
          <table:table-cell office:value-type="float" office:value="252695.21"/>
          <table:table-cell office:value-type="float" office:value="250754.53"/>
          <table:table-cell office:value-type="float" office:value="248180.8"/>
          <table:table-cell office:value-type="float" office:value="239406.87"/>
          <table:table-cell office:value-type="float" office:value="233096.42"/>
          <table:table-cell office:value-type="float" office:value="5900"/>
          <table:table-cell office:value-type="string" office:string-value="Tower Hamlets Borough Council"/>
          <table:table-cell office:value-type="string" office:string-value="TU"/>
          <table:table-cell office:value-type="float" office:value="223941.67"/>
          <table:table-cell office:value-type="float" office:value="227212.51"/>
          <table:table-cell office:value-type="float" office:value="223615.06"/>
          <table:table-cell office:value-type="float" office:value="233251.44"/>
          <table:table-cell office:value-type="float" office:value="233576.17"/>
          <table:table-cell table:number-columns-repeated="16348"/>
        </table:table-row>
        <table:table-row>
          <table:table-cell office:value-type="float" office:value="6430"/>
          <table:table-cell office:value-type="string" office:string-value="The Vale of Glamorgan Council"/>
          <table:table-cell office:value-type="string" office:string-value="TM"/>
          <table:table-cell office:value-type="float" office:value="103479.84"/>
          <table:table-cell office:value-type="float" office:value="99719.44"/>
          <table:table-cell office:value-type="float" office:value="95224.41"/>
          <table:table-cell office:value-type="float" office:value="89580.51"/>
          <table:table-cell office:value-type="float" office:value="84756.51"/>
          <table:table-cell office:value-type="float" office:value="94552.142000000007"/>
          <table:table-cell table:number-columns-repeated="11"/>
          <table:table-cell office:value-type="float" office:value="6015"/>
          <table:table-cell office:value-type="string" office:string-value="Flintshire County Council"/>
          <table:table-cell office:value-type="string" office:string-value="TR"/>
          <table:table-cell office:value-type="float" office:value="455868.97"/>
          <table:table-cell office:value-type="float" office:value="452785.28"/>
          <table:table-cell office:value-type="float" office:value="429711.66"/>
          <table:table-cell office:value-type="float" office:value="410605.28"/>
          <table:table-cell office:value-type="float" office:value="400884.2"/>
          <table:table-cell office:value-type="float" office:value="5930"/>
          <table:table-cell office:value-type="string" office:string-value="Waltham Forest Borough Council"/>
          <table:table-cell office:value-type="string" office:string-value="TU"/>
          <table:table-cell office:value-type="float" office:value="197707.73"/>
          <table:table-cell office:value-type="float" office:value="198992.78"/>
          <table:table-cell office:value-type="float" office:value="201899.45"/>
          <table:table-cell office:value-type="float" office:value="202538.33"/>
          <table:table-cell office:value-type="float" office:value="207096.84"/>
          <table:table-cell table:number-columns-repeated="16348"/>
        </table:table-row>
        <table:table-row>
          <table:table-cell office:value-type="float" office:value="6705"/>
          <table:table-cell office:value-type="string" office:string-value="Neath Port Talbot County Borough Council"/>
          <table:table-cell office:value-type="string" office:string-value="TM"/>
          <table:table-cell office:value-type="float" office:value="377875.34"/>
          <table:table-cell office:value-type="float" office:value="359678.02"/>
          <table:table-cell office:value-type="float" office:value="337728.42"/>
          <table:table-cell office:value-type="float" office:value="317973.93"/>
          <table:table-cell office:value-type="float" office:value="304936.67"/>
          <table:table-cell office:value-type="float" office:value="339638.47599999997"/>
          <table:table-cell table:number-columns-repeated="11"/>
          <table:table-cell office:value-type="float" office:value="6020"/>
          <table:table-cell office:value-type="string" office:string-value="Powys County Council"/>
          <table:table-cell office:value-type="string" office:string-value="TR"/>
          <table:table-cell office:value-type="float" office:value="656006.67000000004"/>
          <table:table-cell office:value-type="float" office:value="653992.81000000006"/>
          <table:table-cell office:value-type="float" office:value="638019.93000000005"/>
          <table:table-cell office:value-type="float" office:value="621574.25"/>
          <table:table-cell office:value-type="float" office:value="604960.18000000005"/>
          <table:table-cell office:value-type="float" office:value="5960"/>
          <table:table-cell office:value-type="string" office:string-value="Wandsworth Borough Council"/>
          <table:table-cell office:value-type="string" office:string-value="TU"/>
          <table:table-cell office:value-type="float" office:value="214979.27"/>
          <table:table-cell office:value-type="float" office:value="221770.75"/>
          <table:table-cell office:value-type="float" office:value="211564.79999999999"/>
          <table:table-cell office:value-type="float" office:value="212414.07"/>
          <table:table-cell office:value-type="float" office:value="212523.19"/>
          <table:table-cell table:number-columns-repeated="16348"/>
        </table:table-row>
        <table:table-row>
          <table:table-cell office:value-type="float" office:value="6710"/>
          <table:table-cell office:value-type="string" office:string-value="City and County of Swansea"/>
          <table:table-cell office:value-type="string" office:string-value="TM"/>
          <table:table-cell office:value-type="float" office:value="247395.6"/>
          <table:table-cell office:value-type="float" office:value="231724.26"/>
          <table:table-cell office:value-type="float" office:value="220848.23"/>
          <table:table-cell office:value-type="float" office:value="210865.82"/>
          <table:table-cell office:value-type="float" office:value="202892.97"/>
          <table:table-cell office:value-type="float" office:value="222745.37599999999"/>
          <table:table-cell table:number-columns-repeated="11"/>
          <table:table-cell office:value-type="float" office:value="6025"/>
          <table:table-cell office:value-type="string" office:string-value="Wrexham County Borough Council"/>
          <table:table-cell office:value-type="string" office:string-value="TR"/>
          <table:table-cell office:value-type="float" office:value="239155.3"/>
          <table:table-cell office:value-type="float" office:value="235919.66"/>
          <table:table-cell office:value-type="float" office:value="229876.28"/>
          <table:table-cell office:value-type="float" office:value="221845.76000000001"/>
          <table:table-cell office:value-type="float" office:value="215314.45"/>
          <table:table-cell office:value-type="float" office:value="5990"/>
          <table:table-cell office:value-type="string" office:string-value="City of Westminster Council"/>
          <table:table-cell office:value-type="string" office:string-value="TU"/>
          <table:table-cell office:value-type="float" office:value="99318.03"/>
          <table:table-cell office:value-type="float" office:value="99656.03"/>
          <table:table-cell office:value-type="float" office:value="102174.1"/>
          <table:table-cell office:value-type="float" office:value="109734.42"/>
          <table:table-cell office:value-type="float" office:value="110494.63"/>
          <table:table-cell table:number-columns-repeated="16348"/>
        </table:table-row>
        <table:table-row>
          <table:table-cell office:value-type="float" office:value="9170"/>
          <table:table-cell office:value-type="string" office:string-value="Dumfries and Galloway Council"/>
          <table:table-cell office:value-type="string" office:string-value="TM"/>
          <table:table-cell office:value-type="float" office:value="361855.05"/>
          <table:table-cell office:value-type="float" office:value="345257.93"/>
          <table:table-cell office:value-type="float" office:value="331978.5"/>
          <table:table-cell office:value-type="float" office:value="315350.7"/>
          <table:table-cell office:value-type="float" office:value="303237.3"/>
          <table:table-cell office:value-type="float" office:value="331535.89600000001"/>
          <table:table-cell table:number-columns-repeated="11"/>
          <table:table-cell office:value-type="float" office:value="6105"/>
          <table:table-cell office:value-type="string" office:string-value="Ceredigion County Council"/>
          <table:table-cell office:value-type="string" office:string-value="TR"/>
          <table:table-cell office:value-type="float" office:value="213111.45"/>
          <table:table-cell office:value-type="float" office:value="222939.35"/>
          <table:table-cell office:value-type="float" office:value="214886.21"/>
          <table:table-cell office:value-type="float" office:value="201772.04"/>
          <table:table-cell office:value-type="float" office:value="196769.14"/>
          <table:table-cell office:value-type="float" office:value="6015"/>
          <table:table-cell office:value-type="string" office:string-value="Flintshire County Council"/>
          <table:table-cell office:value-type="string" office:string-value="TU"/>
          <table:table-cell office:value-type="float" office:value="111178.82"/>
          <table:table-cell office:value-type="float" office:value="111222.46"/>
          <table:table-cell office:value-type="float" office:value="112580.6"/>
          <table:table-cell office:value-type="float" office:value="125185.4"/>
          <table:table-cell office:value-type="float" office:value="123795.87"/>
          <table:table-cell table:number-columns-repeated="16348"/>
        </table:table-row>
        <table:table-row>
          <table:table-cell office:value-type="float" office:value="9220"/>
          <table:table-cell office:value-type="string" office:string-value="East Renfrewshire Council"/>
          <table:table-cell office:value-type="string" office:string-value="TM"/>
          <table:table-cell office:value-type="float" office:value="40064.629999999997"/>
          <table:table-cell office:value-type="float" office:value="37961.050000000003"/>
          <table:table-cell office:value-type="float" office:value="36030.01"/>
          <table:table-cell office:value-type="float" office:value="33862.639999999999"/>
          <table:table-cell office:value-type="float" office:value="32534.66"/>
          <table:table-cell office:value-type="float" office:value="36090.598000000005"/>
          <table:table-cell table:number-columns-repeated="11"/>
          <table:table-cell office:value-type="float" office:value="6110"/>
          <table:table-cell office:value-type="string" office:string-value="Carmarthenshire County Council"/>
          <table:table-cell office:value-type="string" office:string-value="TR"/>
          <table:table-cell office:value-type="float" office:value="582162.43000000005"/>
          <table:table-cell office:value-type="float" office:value="574981.48"/>
          <table:table-cell office:value-type="float" office:value="552578.14"/>
          <table:table-cell office:value-type="float" office:value="522755.48"/>
          <table:table-cell office:value-type="float" office:value="507729.19"/>
          <table:table-cell office:value-type="float" office:value="6020"/>
          <table:table-cell office:value-type="string" office:string-value="Powys County Council"/>
          <table:table-cell office:value-type="string" office:string-value="TU"/>
          <table:table-cell office:value-type="float" office:value="14649.8"/>
          <table:table-cell office:value-type="float" office:value="14782.36"/>
          <table:table-cell office:value-type="float" office:value="13812.73"/>
          <table:table-cell office:value-type="float" office:value="13006.56"/>
          <table:table-cell office:value-type="float" office:value="12704.29"/>
          <table:table-cell table:number-columns-repeated="16348"/>
        </table:table-row>
        <table:table-row>
          <table:table-cell office:value-type="float" office:value="9230"/>
          <table:table-cell office:value-type="string" office:string-value="Edinburgh City Council"/>
          <table:table-cell office:value-type="string" office:string-value="TM"/>
          <table:table-cell office:value-type="float" office:value="232745.66"/>
          <table:table-cell office:value-type="float" office:value="220692.13"/>
          <table:table-cell office:value-type="float" office:value="209434.2"/>
          <table:table-cell office:value-type="float" office:value="196768.8"/>
          <table:table-cell office:value-type="float" office:value="189234.94"/>
          <table:table-cell office:value-type="float" office:value="209775.14600000001"/>
          <table:table-cell table:number-columns-repeated="11"/>
          <table:table-cell office:value-type="float" office:value="6115"/>
          <table:table-cell office:value-type="string" office:string-value="Pembrokeshire County Council"/>
          <table:table-cell office:value-type="string" office:string-value="TR"/>
          <table:table-cell office:value-type="float" office:value="278930.67"/>
          <table:table-cell office:value-type="float" office:value="281025.5"/>
          <table:table-cell office:value-type="float" office:value="274626.46000000002"/>
          <table:table-cell office:value-type="float" office:value="266524.43"/>
          <table:table-cell office:value-type="float" office:value="259064.9"/>
          <table:table-cell office:value-type="float" office:value="6025"/>
          <table:table-cell office:value-type="string" office:string-value="Wrexham County Borough Council"/>
          <table:table-cell office:value-type="string" office:string-value="TU"/>
          <table:table-cell office:value-type="float" office:value="37066.400000000001"/>
          <table:table-cell office:value-type="float" office:value="36655.760000000002"/>
          <table:table-cell office:value-type="float" office:value="36291.68"/>
          <table:table-cell office:value-type="float" office:value="29006"/>
          <table:table-cell office:value-type="float" office:value="28509.01"/>
          <table:table-cell table:number-columns-repeated="16348"/>
        </table:table-row>
        <table:table-row>
          <table:table-cell office:value-type="float" office:value="9240"/>
          <table:table-cell office:value-type="string" office:string-value="Falkirk Council"/>
          <table:table-cell office:value-type="string" office:string-value="TM"/>
          <table:table-cell office:value-type="float" office:value="407311.2"/>
          <table:table-cell office:value-type="float" office:value="388032.13"/>
          <table:table-cell office:value-type="float" office:value="366738.97"/>
          <table:table-cell office:value-type="float" office:value="344685.61"/>
          <table:table-cell office:value-type="float" office:value="331250.23"/>
          <table:table-cell office:value-type="float" office:value="367603.62800000003"/>
          <table:table-cell table:number-columns-repeated="11"/>
          <table:table-cell office:value-type="float" office:value="6205"/>
          <table:table-cell office:value-type="string" office:string-value="Blaenau Gwent County Borough Council"/>
          <table:table-cell office:value-type="string" office:string-value="TR"/>
          <table:table-cell office:value-type="float" office:value="53945.9"/>
          <table:table-cell office:value-type="float" office:value="55302.64"/>
          <table:table-cell office:value-type="float" office:value="53371.93"/>
          <table:table-cell office:value-type="float" office:value="50977.66"/>
          <table:table-cell office:value-type="float" office:value="49855.51"/>
          <table:table-cell office:value-type="float" office:value="6105"/>
          <table:table-cell office:value-type="string" office:string-value="Ceredigion County Council"/>
          <table:table-cell office:value-type="string" office:string-value="TU"/>
          <table:table-cell office:value-type="float" office:value="26448.37"/>
          <table:table-cell office:value-type="float" office:value="26770.83"/>
          <table:table-cell office:value-type="float" office:value="30251.599999999999"/>
          <table:table-cell office:value-type="float" office:value="28444.560000000001"/>
          <table:table-cell office:value-type="float" office:value="27637.02"/>
          <table:table-cell table:number-columns-repeated="16348"/>
        </table:table-row>
        <table:table-row>
          <table:table-cell office:value-type="float" office:value="9250"/>
          <table:table-cell office:value-type="string" office:string-value="Fife Council"/>
          <table:table-cell office:value-type="string" office:string-value="TM"/>
          <table:table-cell office:value-type="float" office:value="206441.32"/>
          <table:table-cell office:value-type="float" office:value="201068.18"/>
          <table:table-cell office:value-type="float" office:value="187338.36"/>
          <table:table-cell office:value-type="float" office:value="176648.95999999999"/>
          <table:table-cell office:value-type="float" office:value="170074.54"/>
          <table:table-cell office:value-type="float" office:value="188314.272"/>
          <table:table-cell table:number-columns-repeated="11"/>
          <table:table-cell office:value-type="float" office:value="6215"/>
          <table:table-cell office:value-type="string" office:string-value="Monmouthshire County Council"/>
          <table:table-cell office:value-type="string" office:string-value="TR"/>
          <table:table-cell office:value-type="float" office:value="486861.53"/>
          <table:table-cell office:value-type="float" office:value="477533.5"/>
          <table:table-cell office:value-type="float" office:value="465914.75"/>
          <table:table-cell office:value-type="float" office:value="453069.32"/>
          <table:table-cell office:value-type="float" office:value="440312.22"/>
          <table:table-cell office:value-type="float" office:value="6110"/>
          <table:table-cell office:value-type="string" office:string-value="Carmarthenshire County Council"/>
          <table:table-cell office:value-type="string" office:string-value="TU"/>
          <table:table-cell office:value-type="float" office:value="16098.47"/>
          <table:table-cell office:value-type="float" office:value="16319.06"/>
          <table:table-cell office:value-type="float" office:value="16233.62"/>
          <table:table-cell office:value-type="float" office:value="15291.09"/>
          <table:table-cell office:value-type="float" office:value="14821.86"/>
          <table:table-cell table:number-columns-repeated="16348"/>
        </table:table-row>
        <table:table-row>
          <table:table-cell office:value-type="float" office:value="9260"/>
          <table:table-cell office:value-type="string" office:string-value="Glasgow City Council"/>
          <table:table-cell office:value-type="string" office:string-value="TM"/>
          <table:table-cell office:value-type="float" office:value="1164111.54"/>
          <table:table-cell office:value-type="float" office:value="1103561.3999999999"/>
          <table:table-cell office:value-type="float" office:value="1047825.15"/>
          <table:table-cell office:value-type="float" office:value="984467.41"/>
          <table:table-cell office:value-type="float" office:value="946599.37"/>
          <table:table-cell office:value-type="float" office:value="1049312.9739999999"/>
          <table:table-cell table:number-columns-repeated="11"/>
          <table:table-cell office:value-type="float" office:value="6220"/>
          <table:table-cell office:value-type="string" office:string-value="Newport County Borough Council"/>
          <table:table-cell office:value-type="string" office:string-value="TR"/>
          <table:table-cell office:value-type="float" office:value="118185.17"/>
          <table:table-cell office:value-type="float" office:value="116779.25"/>
          <table:table-cell office:value-type="float" office:value="113370.48"/>
          <table:table-cell office:value-type="float" office:value="109449.85"/>
          <table:table-cell office:value-type="float" office:value="106849.18"/>
          <table:table-cell office:value-type="float" office:value="6115"/>
          <table:table-cell office:value-type="string" office:string-value="Pembrokeshire County Council"/>
          <table:table-cell office:value-type="string" office:string-value="TU"/>
          <table:table-cell office:value-type="float" office:value="32007.51"/>
          <table:table-cell office:value-type="float" office:value="32367.73"/>
          <table:table-cell office:value-type="float" office:value="32196.46"/>
          <table:table-cell office:value-type="float" office:value="30165.18"/>
          <table:table-cell office:value-type="float" office:value="29375.5"/>
          <table:table-cell table:number-columns-repeated="16348"/>
        </table:table-row>
        <table:table-row>
          <table:table-cell office:value-type="float" office:value="9320"/>
          <table:table-cell office:value-type="string" office:string-value="North Lanarkshire Council"/>
          <table:table-cell office:value-type="string" office:string-value="TM"/>
          <table:table-cell office:value-type="float" office:value="424643.3"/>
          <table:table-cell office:value-type="float" office:value="402924.27"/>
          <table:table-cell office:value-type="float" office:value="382226.74"/>
          <table:table-cell office:value-type="float" office:value="358866.3"/>
          <table:table-cell office:value-type="float" office:value="344520.94"/>
          <table:table-cell office:value-type="float" office:value="382636.31"/>
          <table:table-cell table:number-columns-repeated="11"/>
          <table:table-cell office:value-type="float" office:value="6225"/>
          <table:table-cell office:value-type="string" office:string-value="Torfaen County Borough Council"/>
          <table:table-cell office:value-type="string" office:string-value="TR"/>
          <table:table-cell office:value-type="float" office:value="94681.08"/>
          <table:table-cell office:value-type="float" office:value="82568.86"/>
          <table:table-cell office:value-type="float" office:value="86652.13"/>
          <table:table-cell office:value-type="float" office:value="82434.14"/>
          <table:table-cell office:value-type="float" office:value="80504.929999999993"/>
          <table:table-cell office:value-type="float" office:value="6205"/>
          <table:table-cell office:value-type="string" office:string-value="Blaenau Gwent County Borough Council"/>
          <table:table-cell office:value-type="string" office:string-value="TU"/>
          <table:table-cell office:value-type="float" office:value="21649.18"/>
          <table:table-cell office:value-type="float" office:value="21747.24"/>
          <table:table-cell office:value-type="float" office:value="21895.93"/>
          <table:table-cell office:value-type="float" office:value="21708.07"/>
          <table:table-cell office:value-type="float" office:value="21349.84"/>
          <table:table-cell table:number-columns-repeated="16348"/>
        </table:table-row>
        <table:table-row>
          <table:table-cell office:value-type="float" office:value="9340"/>
          <table:table-cell office:value-type="string" office:string-value="Perth and Kinross Council"/>
          <table:table-cell office:value-type="string" office:string-value="TM"/>
          <table:table-cell office:value-type="float" office:value="409481.9"/>
          <table:table-cell office:value-type="float" office:value="398761.86"/>
          <table:table-cell office:value-type="float" office:value="371227.48"/>
          <table:table-cell office:value-type="float" office:value="349802.46"/>
          <table:table-cell office:value-type="float" office:value="336467.05"/>
          <table:table-cell office:value-type="float" office:value="373148.15"/>
          <table:table-cell table:number-columns-repeated="11"/>
          <table:table-cell office:value-type="float" office:value="6305"/>
          <table:table-cell office:value-type="string" office:string-value="Isle of Anglesey County Council"/>
          <table:table-cell office:value-type="string" office:string-value="TR"/>
          <table:table-cell office:value-type="float" office:value="127552.47"/>
          <table:table-cell office:value-type="float" office:value="123213.06"/>
          <table:table-cell office:value-type="float" office:value="119824.12"/>
          <table:table-cell office:value-type="float" office:value="115680.8"/>
          <table:table-cell office:value-type="float" office:value="112299.17"/>
          <table:table-cell office:value-type="float" office:value="6215"/>
          <table:table-cell office:value-type="string" office:string-value="Monmouthshire County Council"/>
          <table:table-cell office:value-type="string" office:string-value="TU"/>
          <table:table-cell office:value-type="float" office:value="29313.14"/>
          <table:table-cell office:value-type="float" office:value="29248.12"/>
          <table:table-cell office:value-type="float" office:value="29463.599999999999"/>
          <table:table-cell office:value-type="float" office:value="31201.02"/>
          <table:table-cell office:value-type="float" office:value="30596.41"/>
          <table:table-cell table:number-columns-repeated="16348"/>
        </table:table-row>
        <table:table-row>
          <table:table-cell office:value-type="float" office:value="9350"/>
          <table:table-cell office:value-type="string" office:string-value="Renfrewshire Council"/>
          <table:table-cell office:value-type="string" office:string-value="TM"/>
          <table:table-cell office:value-type="float" office:value="346974.23"/>
          <table:table-cell office:value-type="float" office:value="329285.73"/>
          <table:table-cell office:value-type="float" office:value="312907.31"/>
          <table:table-cell office:value-type="float" office:value="294125.03000000003"/>
          <table:table-cell office:value-type="float" office:value="283225.93"/>
          <table:table-cell office:value-type="float" office:value="313303.64600000001"/>
          <table:table-cell table:number-columns-repeated="11"/>
          <table:table-cell office:value-type="float" office:value="6310"/>
          <table:table-cell office:value-type="string" office:string-value="Gwynedd Council"/>
          <table:table-cell office:value-type="string" office:string-value="TR"/>
          <table:table-cell office:value-type="float" office:value="498680.73"/>
          <table:table-cell office:value-type="float" office:value="496993.49"/>
          <table:table-cell office:value-type="float" office:value="484801.6"/>
          <table:table-cell office:value-type="float" office:value="467258.32"/>
          <table:table-cell office:value-type="float" office:value="454333.25"/>
          <table:table-cell office:value-type="float" office:value="6225"/>
          <table:table-cell office:value-type="string" office:string-value="Torfaen County Borough Council"/>
          <table:table-cell office:value-type="string" office:string-value="TU"/>
          <table:table-cell office:value-type="float" office:value="19544.03"/>
          <table:table-cell office:value-type="float" office:value="19576.03"/>
          <table:table-cell office:value-type="float" office:value="19805.32"/>
          <table:table-cell office:value-type="float" office:value="19848.84"/>
          <table:table-cell office:value-type="float" office:value="19627.71"/>
          <table:table-cell table:number-columns-repeated="16348"/>
        </table:table-row>
        <table:table-row>
          <table:table-cell office:value-type="float" office:value="9380"/>
          <table:table-cell office:value-type="string" office:string-value="South Lanarkshire Council"/>
          <table:table-cell office:value-type="string" office:string-value="TM"/>
          <table:table-cell office:value-type="float" office:value="723275.76"/>
          <table:table-cell office:value-type="float" office:value="703422.18"/>
          <table:table-cell office:value-type="float" office:value="660049.37"/>
          <table:table-cell office:value-type="float" office:value="623445.38"/>
          <table:table-cell office:value-type="float" office:value="595077.4"/>
          <table:table-cell office:value-type="float" office:value="661054.01799999992"/>
          <table:table-cell table:number-columns-repeated="11"/>
          <table:table-cell office:value-type="float" office:value="6410"/>
          <table:table-cell office:value-type="string" office:string-value="Caerphilly County Borough Council"/>
          <table:table-cell office:value-type="string" office:string-value="TR"/>
          <table:table-cell office:value-type="float" office:value="27600.400000000001"/>
          <table:table-cell office:value-type="float" office:value="27150.87"/>
          <table:table-cell office:value-type="float" office:value="26089.57"/>
          <table:table-cell office:value-type="float" office:value="24837.599999999999"/>
          <table:table-cell office:value-type="float" office:value="24243.83"/>
          <table:table-cell office:value-type="float" office:value="6310"/>
          <table:table-cell office:value-type="string" office:string-value="Gwynedd Council"/>
          <table:table-cell office:value-type="string" office:string-value="TU"/>
          <table:table-cell office:value-type="float" office:value="1491.96"/>
          <table:table-cell office:value-type="float" office:value="1511.89"/>
          <table:table-cell office:value-type="float" office:value="1502.74"/>
          <table:table-cell office:value-type="float" office:value="1412.37"/>
          <table:table-cell office:value-type="float" office:value="1369.97"/>
          <table:table-cell table:number-columns-repeated="16348"/>
        </table:table-row>
        <table:table-row>
          <table:table-cell office:value-type="float" office:value="9390"/>
          <table:table-cell office:value-type="string" office:string-value="Stirling Council"/>
          <table:table-cell office:value-type="string" office:string-value="TM"/>
          <table:table-cell office:value-type="float" office:value="200091.61"/>
          <table:table-cell office:value-type="float" office:value="194777.32"/>
          <table:table-cell office:value-type="float" office:value="181247.94"/>
          <table:table-cell office:value-type="float" office:value="170850.79"/>
          <table:table-cell office:value-type="float" office:value="164167.22"/>
          <table:table-cell office:value-type="float" office:value="182226.976"/>
          <table:table-cell table:number-columns-repeated="11"/>
          <table:table-cell office:value-type="float" office:value="6415"/>
          <table:table-cell office:value-type="string" office:string-value="Cardiff County Council"/>
          <table:table-cell office:value-type="string" office:string-value="TR"/>
          <table:table-cell office:value-type="float" office:value="59689.94"/>
          <table:table-cell office:value-type="float" office:value="58652.43"/>
          <table:table-cell office:value-type="float" office:value="56313.51"/>
          <table:table-cell office:value-type="float" office:value="53559.75"/>
          <table:table-cell office:value-type="float" office:value="52288.9"/>
          <table:table-cell office:value-type="float" office:value="6425"/>
          <table:table-cell office:value-type="string" office:string-value="Rhondda, Cynon, Taff County Borough Council"/>
          <table:table-cell office:value-type="string" office:string-value="TU"/>
          <table:table-cell office:value-type="float" office:value="96429.04"/>
          <table:table-cell office:value-type="float" office:value="94168.14"/>
          <table:table-cell office:value-type="float" office:value="95464.29"/>
          <table:table-cell office:value-type="float" office:value="95873.85"/>
          <table:table-cell office:value-type="float" office:value="94887.21"/>
          <table:table-cell table:number-columns-repeated="16348"/>
        </table:table-row>
        <table:table-row>
          <table:table-cell office:value-type="float" office:value="9400"/>
          <table:table-cell office:value-type="string" office:string-value="West Lothian Council"/>
          <table:table-cell office:value-type="string" office:string-value="TM"/>
          <table:table-cell office:value-type="float" office:value="555003.88"/>
          <table:table-cell office:value-type="float" office:value="526197.47"/>
          <table:table-cell office:value-type="float" office:value="499309.89"/>
          <table:table-cell office:value-type="float" office:value="468963.47"/>
          <table:table-cell office:value-type="float" office:value="451021.29"/>
          <table:table-cell office:value-type="float" office:value="500099.2"/>
          <table:table-cell table:number-columns-repeated="11"/>
          <table:table-cell office:value-type="float" office:value="6420"/>
          <table:table-cell office:value-type="string" office:string-value="Merthyr Tydfil County Borough Council"/>
          <table:table-cell office:value-type="string" office:string-value="TR"/>
          <table:table-cell office:value-type="float" office:value="201570.98"/>
          <table:table-cell office:value-type="float" office:value="198661.73"/>
          <table:table-cell office:value-type="float" office:value="192622.56"/>
          <table:table-cell office:value-type="float" office:value="182641.44"/>
          <table:table-cell office:value-type="float" office:value="179022.75"/>
          <table:table-cell office:value-type="float" office:value="6705"/>
          <table:table-cell office:value-type="string" office:string-value="Neath Port Talbot County Borough Council"/>
          <table:table-cell office:value-type="string" office:string-value="TU"/>
          <table:table-cell office:value-type="float" office:value="15043.5"/>
          <table:table-cell office:value-type="float" office:value="39272"/>
          <table:table-cell office:value-type="float" office:value="39825.43"/>
          <table:table-cell office:value-type="float" office:value="40043.699999999997"/>
          <table:table-cell office:value-type="float" office:value="39665.199999999997"/>
          <table:table-cell table:number-columns-repeated="16348"/>
        </table:table-row>
        <table:table-row>
          <table:table-cell table:number-columns-repeated="20"/>
          <table:table-cell office:value-type="float" office:value="6425"/>
          <table:table-cell office:value-type="string" office:string-value="Rhondda, Cynon, Taff County Borough Council"/>
          <table:table-cell office:value-type="string" office:string-value="TR"/>
          <table:table-cell office:value-type="float" office:value="263991.12"/>
          <table:table-cell office:value-type="float" office:value="260830.6"/>
          <table:table-cell office:value-type="float" office:value="251007.46"/>
          <table:table-cell office:value-type="float" office:value="257945.41"/>
          <table:table-cell office:value-type="float" office:value="252195.09"/>
          <table:table-cell office:value-type="float" office:value="9100"/>
          <table:table-cell office:value-type="string" office:string-value="Aberdeen Council"/>
          <table:table-cell office:value-type="string" office:string-value="TU"/>
          <table:table-cell office:value-type="float" office:value="144869.49"/>
          <table:table-cell office:value-type="float" office:value="146611.65"/>
          <table:table-cell office:value-type="float" office:value="145737.54999999999"/>
          <table:table-cell office:value-type="float" office:value="137603.51"/>
          <table:table-cell office:value-type="float" office:value="133778.74"/>
          <table:table-cell table:number-columns-repeated="16348"/>
        </table:table-row>
        <table:table-row>
          <table:table-cell table:number-columns-repeated="20"/>
          <table:table-cell office:value-type="float" office:value="6705"/>
          <table:table-cell office:value-type="string" office:string-value="Neath Port Talbot County Borough Council"/>
          <table:table-cell office:value-type="string" office:string-value="TR"/>
          <table:table-cell office:value-type="float" office:value="135061.26"/>
          <table:table-cell office:value-type="float" office:value="129575.83"/>
          <table:table-cell office:value-type="float" office:value="126150.92"/>
          <table:table-cell office:value-type="float" office:value="116243.43"/>
          <table:table-cell office:value-type="float" office:value="113518.98"/>
          <table:table-cell office:value-type="float" office:value="9110"/>
          <table:table-cell office:value-type="string" office:string-value="Aberdeenshire Council"/>
          <table:table-cell office:value-type="string" office:string-value="TU"/>
          <table:table-cell office:value-type="float" office:value="3765.17"/>
          <table:table-cell office:value-type="float" office:value="3808.92"/>
          <table:table-cell office:value-type="float" office:value="3778.33"/>
          <table:table-cell office:value-type="float" office:value="3552.46"/>
          <table:table-cell office:value-type="float" office:value="3454.17"/>
          <table:table-cell table:number-columns-repeated="16348"/>
        </table:table-row>
        <table:table-row>
          <table:table-cell table:number-columns-repeated="20"/>
          <table:table-cell office:value-type="float" office:value="9100"/>
          <table:table-cell office:value-type="string" office:string-value="Aberdeen Council"/>
          <table:table-cell office:value-type="string" office:string-value="TR"/>
          <table:table-cell office:value-type="float" office:value="101362.6"/>
          <table:table-cell office:value-type="float" office:value="100178.53"/>
          <table:table-cell office:value-type="float" office:value="97551.33"/>
          <table:table-cell office:value-type="float" office:value="94138.47"/>
          <table:table-cell office:value-type="float" office:value="91468.08"/>
          <table:table-cell office:value-type="float" office:value="9140"/>
          <table:table-cell office:value-type="string" office:string-value="Scottish Borders Council"/>
          <table:table-cell office:value-type="string" office:string-value="TU"/>
          <table:table-cell office:value-type="float" office:value="15407.61"/>
          <table:table-cell office:value-type="float" office:value="15620.78"/>
          <table:table-cell office:value-type="float" office:value="15537.91"/>
          <table:table-cell office:value-type="float" office:value="14662.96"/>
          <table:table-cell office:value-type="float" office:value="14237.73"/>
          <table:table-cell table:number-columns-repeated="16348"/>
        </table:table-row>
        <table:table-row>
          <table:table-cell table:number-columns-repeated="20"/>
          <table:table-cell office:value-type="float" office:value="9110"/>
          <table:table-cell office:value-type="string" office:string-value="Aberdeenshire Council"/>
          <table:table-cell office:value-type="string" office:string-value="TR"/>
          <table:table-cell office:value-type="float" office:value="812385.67"/>
          <table:table-cell office:value-type="float" office:value="802635.58"/>
          <table:table-cell office:value-type="float" office:value="782284.81"/>
          <table:table-cell office:value-type="float" office:value="755010.16"/>
          <table:table-cell office:value-type="float" office:value="734148.16"/>
          <table:table-cell office:value-type="float" office:value="9160"/>
          <table:table-cell office:value-type="string" office:string-value="West Dunbartonshire Council"/>
          <table:table-cell office:value-type="string" office:string-value="TU"/>
          <table:table-cell office:value-type="float" office:value="14941.13"/>
          <table:table-cell office:value-type="float" office:value="15000.86"/>
          <table:table-cell office:value-type="float" office:value="15202.93"/>
          <table:table-cell office:value-type="float" office:value="15261.61"/>
          <table:table-cell office:value-type="float" office:value="15094.98"/>
          <table:table-cell table:number-columns-repeated="16348"/>
        </table:table-row>
        <table:table-row>
          <table:table-cell table:number-columns-repeated="20"/>
          <table:table-cell office:value-type="float" office:value="9120"/>
          <table:table-cell office:value-type="string" office:string-value="Angus Council"/>
          <table:table-cell office:value-type="string" office:string-value="TR"/>
          <table:table-cell office:value-type="float" office:value="294446.88"/>
          <table:table-cell office:value-type="float" office:value="290685.03000000003"/>
          <table:table-cell office:value-type="float" office:value="283371.88"/>
          <table:table-cell office:value-type="float" office:value="273310.63"/>
          <table:table-cell office:value-type="float" office:value="265634.33"/>
          <table:table-cell office:value-type="float" office:value="9170"/>
          <table:table-cell office:value-type="string" office:string-value="Dumfries and Galloway Council"/>
          <table:table-cell office:value-type="string" office:string-value="TU"/>
          <table:table-cell office:value-type="float" office:value="9894.67"/>
          <table:table-cell office:value-type="float" office:value="9998.5499999999993"/>
          <table:table-cell office:value-type="float" office:value="9918.66"/>
          <table:table-cell office:value-type="float" office:value="9382.02"/>
          <table:table-cell office:value-type="float" office:value="9176.92"/>
          <table:table-cell table:number-columns-repeated="16348"/>
        </table:table-row>
        <table:table-row>
          <table:table-cell table:number-columns-repeated="20"/>
          <table:table-cell office:value-type="float" office:value="9130"/>
          <table:table-cell office:value-type="string" office:string-value="Argyll and Bute Council"/>
          <table:table-cell office:value-type="string" office:string-value="TR"/>
          <table:table-cell office:value-type="float" office:value="335226.03999999998"/>
          <table:table-cell office:value-type="float" office:value="337043.46"/>
          <table:table-cell office:value-type="float" office:value="330010.96000000002"/>
          <table:table-cell office:value-type="float" office:value="317937.02"/>
          <table:table-cell office:value-type="float" office:value="309535.57"/>
          <table:table-cell office:value-type="float" office:value="9180"/>
          <table:table-cell office:value-type="string" office:string-value="Dundee City Council"/>
          <table:table-cell office:value-type="string" office:string-value="TU"/>
          <table:table-cell office:value-type="float" office:value="161968.78"/>
          <table:table-cell office:value-type="float" office:value="162434.26999999999"/>
          <table:table-cell office:value-type="float" office:value="164376.41"/>
          <table:table-cell office:value-type="float" office:value="164931.62"/>
          <table:table-cell office:value-type="float" office:value="163043.98000000001"/>
          <table:table-cell table:number-columns-repeated="16348"/>
        </table:table-row>
        <table:table-row>
          <table:table-cell table:number-columns-repeated="20"/>
          <table:table-cell office:value-type="float" office:value="9140"/>
          <table:table-cell office:value-type="string" office:string-value="Scottish Borders Council"/>
          <table:table-cell office:value-type="string" office:string-value="TR"/>
          <table:table-cell office:value-type="float" office:value="333325.36"/>
          <table:table-cell office:value-type="float" office:value="329278.51"/>
          <table:table-cell office:value-type="float" office:value="321882.95"/>
          <table:table-cell office:value-type="float" office:value="311610.48"/>
          <table:table-cell office:value-type="float" office:value="303965.09000000003"/>
          <table:table-cell office:value-type="float" office:value="9250"/>
          <table:table-cell office:value-type="string" office:string-value="Fife Council"/>
          <table:table-cell office:value-type="string" office:string-value="TU"/>
          <table:table-cell office:value-type="float" office:value="41012.83"/>
          <table:table-cell office:value-type="float" office:value="41135.47"/>
          <table:table-cell office:value-type="float" office:value="41576.17"/>
          <table:table-cell office:value-type="float" office:value="41481.94"/>
          <table:table-cell office:value-type="float" office:value="40860.559999999998"/>
          <table:table-cell table:number-columns-repeated="16348"/>
        </table:table-row>
        <table:table-row>
          <table:table-cell table:number-columns-repeated="20"/>
          <table:table-cell office:value-type="float" office:value="9160"/>
          <table:table-cell office:value-type="string" office:string-value="West Dunbartonshire Council"/>
          <table:table-cell office:value-type="string" office:string-value="TR"/>
          <table:table-cell office:value-type="float" office:value="162186.29"/>
          <table:table-cell office:value-type="float" office:value="160153.82"/>
          <table:table-cell office:value-type="float" office:value="154279.42000000001"/>
          <table:table-cell office:value-type="float" office:value="147004.67000000001"/>
          <table:table-cell office:value-type="float" office:value="143511.23000000001"/>
          <table:table-cell office:value-type="float" office:value="9270"/>
          <table:table-cell office:value-type="string" office:string-value="Highland Council"/>
          <table:table-cell office:value-type="string" office:string-value="TU"/>
          <table:table-cell office:value-type="float" office:value="55319.68"/>
          <table:table-cell office:value-type="float" office:value="55329.78"/>
          <table:table-cell office:value-type="float" office:value="54785.39"/>
          <table:table-cell office:value-type="float" office:value="52657.53"/>
          <table:table-cell office:value-type="float" office:value="51467.71"/>
          <table:table-cell table:number-columns-repeated="16348"/>
        </table:table-row>
        <table:table-row>
          <table:table-cell table:number-columns-repeated="20"/>
          <table:table-cell office:value-type="float" office:value="9170"/>
          <table:table-cell office:value-type="string" office:string-value="Dumfries and Galloway Council"/>
          <table:table-cell office:value-type="string" office:string-value="TR"/>
          <table:table-cell office:value-type="float" office:value="789695.99"/>
          <table:table-cell office:value-type="float" office:value="782207.35"/>
          <table:table-cell office:value-type="float" office:value="762922.35"/>
          <table:table-cell office:value-type="float" office:value="735500.09"/>
          <table:table-cell office:value-type="float" office:value="714579.81"/>
          <table:table-cell office:value-type="float" office:value="9280"/>
          <table:table-cell office:value-type="string" office:string-value="Inverclyde Council"/>
          <table:table-cell office:value-type="string" office:string-value="TU"/>
          <table:table-cell office:value-type="float" office:value="15778.35"/>
          <table:table-cell office:value-type="float" office:value="15860.41"/>
          <table:table-cell office:value-type="float" office:value="16091.63"/>
          <table:table-cell office:value-type="float" office:value="16119.46"/>
          <table:table-cell office:value-type="float" office:value="15921.86"/>
          <table:table-cell table:number-columns-repeated="16348"/>
        </table:table-row>
        <table:table-row>
          <table:table-cell table:number-columns-repeated="20"/>
          <table:table-cell office:value-type="float" office:value="9180"/>
          <table:table-cell office:value-type="string" office:string-value="Dundee City Council"/>
          <table:table-cell office:value-type="string" office:string-value="TR"/>
          <table:table-cell office:value-type="float" office:value="4798.32"/>
          <table:table-cell office:value-type="float" office:value="4817.17"/>
          <table:table-cell office:value-type="float" office:value="4794.01"/>
          <table:table-cell office:value-type="float" office:value="4707.8100000000004"/>
          <table:table-cell office:value-type="float" office:value="4591.6499999999996"/>
          <table:table-cell office:value-type="float" office:value="9290"/>
          <table:table-cell office:value-type="string" office:string-value="Mid Lothian Council"/>
          <table:table-cell office:value-type="string" office:string-value="TU"/>
          <table:table-cell office:value-type="float" office:value="11811.57"/>
          <table:table-cell office:value-type="float" office:value="11873.32"/>
          <table:table-cell office:value-type="float" office:value="11954.67"/>
          <table:table-cell office:value-type="float" office:value="11850.74"/>
          <table:table-cell office:value-type="float" office:value="11605.21"/>
          <table:table-cell table:number-columns-repeated="16348"/>
        </table:table-row>
        <table:table-row>
          <table:table-cell table:number-columns-repeated="20"/>
          <table:table-cell office:value-type="float" office:value="9190"/>
          <table:table-cell office:value-type="string" office:string-value="East Ayrshire Council"/>
          <table:table-cell office:value-type="string" office:string-value="TR"/>
          <table:table-cell office:value-type="float" office:value="278280"/>
          <table:table-cell office:value-type="float" office:value="275179.48"/>
          <table:table-cell office:value-type="float" office:value="266211.49"/>
          <table:table-cell office:value-type="float" office:value="254531.16"/>
          <table:table-cell office:value-type="float" office:value="249209.56"/>
          <table:table-cell office:value-type="float" office:value="9300"/>
          <table:table-cell office:value-type="string" office:string-value="Moray Council"/>
          <table:table-cell office:value-type="string" office:string-value="TU"/>
          <table:table-cell office:value-type="float" office:value="26079.54"/>
          <table:table-cell office:value-type="float" office:value="26379.56"/>
          <table:table-cell office:value-type="float" office:value="26186.35"/>
          <table:table-cell office:value-type="float" office:value="24666.03"/>
          <table:table-cell office:value-type="float" office:value="24019.14"/>
          <table:table-cell table:number-columns-repeated="16348"/>
        </table:table-row>
        <table:table-row>
          <table:table-cell table:number-columns-repeated="20"/>
          <table:table-cell office:value-type="float" office:value="9210"/>
          <table:table-cell office:value-type="string" office:string-value="East Lothian Council"/>
          <table:table-cell office:value-type="string" office:string-value="TR"/>
          <table:table-cell office:value-type="float" office:value="295204.05"/>
          <table:table-cell office:value-type="float" office:value="291465.15000000002"/>
          <table:table-cell office:value-type="float" office:value="281111.17"/>
          <table:table-cell office:value-type="float" office:value="268413.26"/>
          <table:table-cell office:value-type="float" office:value="261981.7"/>
          <table:table-cell office:value-type="float" office:value="9310"/>
          <table:table-cell office:value-type="string" office:string-value="North Ayrshire Council"/>
          <table:table-cell office:value-type="string" office:string-value="TU"/>
          <table:table-cell office:value-type="float" office:value="58601.25"/>
          <table:table-cell office:value-type="float" office:value="58871.58"/>
          <table:table-cell office:value-type="float" office:value="59383.95"/>
          <table:table-cell office:value-type="float" office:value="58994.559999999998"/>
          <table:table-cell office:value-type="float" office:value="57935.15"/>
          <table:table-cell table:number-columns-repeated="16348"/>
        </table:table-row>
        <table:table-row>
          <table:table-cell table:number-columns-repeated="20"/>
          <table:table-cell office:value-type="float" office:value="9220"/>
          <table:table-cell office:value-type="string" office:string-value="East Renfrewshire Council"/>
          <table:table-cell office:value-type="string" office:string-value="TR"/>
          <table:table-cell office:value-type="float" office:value="47396.27"/>
          <table:table-cell office:value-type="float" office:value="46733.78"/>
          <table:table-cell office:value-type="float" office:value="44937.52"/>
          <table:table-cell office:value-type="float" office:value="42769.48"/>
          <table:table-cell office:value-type="float" office:value="41771.78"/>
          <table:table-cell office:value-type="float" office:value="9320"/>
          <table:table-cell office:value-type="string" office:string-value="North Lanarkshire Council"/>
          <table:table-cell office:value-type="string" office:string-value="TU"/>
          <table:table-cell office:value-type="float" office:value="267422.88"/>
          <table:table-cell office:value-type="float" office:value="267962.84000000003"/>
          <table:table-cell office:value-type="float" office:value="270889.59999999998"/>
          <table:table-cell office:value-type="float" office:value="271719.34999999998"/>
          <table:table-cell office:value-type="float" office:value="268576.13"/>
          <table:table-cell table:number-columns-repeated="16348"/>
        </table:table-row>
        <table:table-row>
          <table:table-cell table:number-columns-repeated="20"/>
          <table:table-cell office:value-type="float" office:value="9230"/>
          <table:table-cell office:value-type="string" office:string-value="Edinburgh City Council"/>
          <table:table-cell office:value-type="string" office:string-value="TR"/>
          <table:table-cell office:value-type="float" office:value="353038.35"/>
          <table:table-cell office:value-type="float" office:value="348105.54"/>
          <table:table-cell office:value-type="float" office:value="334682.53999999998"/>
          <table:table-cell office:value-type="float" office:value="318705.65999999997"/>
          <table:table-cell office:value-type="float" office:value="310955.65000000002"/>
          <table:table-cell office:value-type="float" office:value="9380"/>
          <table:table-cell office:value-type="string" office:string-value="South Lanarkshire Council"/>
          <table:table-cell office:value-type="string" office:string-value="TU"/>
          <table:table-cell office:value-type="float" office:value="79861.759999999995"/>
          <table:table-cell office:value-type="float" office:value="80012.850000000006"/>
          <table:table-cell office:value-type="float" office:value="81015.67"/>
          <table:table-cell office:value-type="float" office:value="81250.87"/>
          <table:table-cell office:value-type="float" office:value="80367.710000000006"/>
          <table:table-cell table:number-columns-repeated="16348"/>
        </table:table-row>
        <table:table-row>
          <table:table-cell table:number-columns-repeated="20"/>
          <table:table-cell office:value-type="float" office:value="9240"/>
          <table:table-cell office:value-type="string" office:string-value="Falkirk Council"/>
          <table:table-cell office:value-type="string" office:string-value="TR"/>
          <table:table-cell office:value-type="float" office:value="50758.71"/>
          <table:table-cell office:value-type="float" office:value="49817.84"/>
          <table:table-cell office:value-type="float" office:value="47837.57"/>
          <table:table-cell office:value-type="float" office:value="45546.84"/>
          <table:table-cell office:value-type="float" office:value="44355.42"/>
          <table:table-cell table:number-columns-repeated="16356"/>
        </table:table-row>
        <table:table-row>
          <table:table-cell table:number-columns-repeated="20"/>
          <table:table-cell office:value-type="float" office:value="9250"/>
          <table:table-cell office:value-type="string" office:string-value="Fife Council"/>
          <table:table-cell office:value-type="string" office:string-value="TR"/>
          <table:table-cell office:value-type="float" office:value="462383.8"/>
          <table:table-cell office:value-type="float" office:value="458049.66"/>
          <table:table-cell office:value-type="float" office:value="443951.66"/>
          <table:table-cell office:value-type="float" office:value="425130.96"/>
          <table:table-cell office:value-type="float" office:value="416792.23"/>
          <table:table-cell table:number-columns-repeated="16356"/>
        </table:table-row>
        <table:table-row>
          <table:table-cell table:number-columns-repeated="20"/>
          <table:table-cell office:value-type="float" office:value="9270"/>
          <table:table-cell office:value-type="string" office:string-value="Highland Council"/>
          <table:table-cell office:value-type="string" office:string-value="TR"/>
          <table:table-cell office:value-type="float" office:value="1292031.78"/>
          <table:table-cell office:value-type="float" office:value="1289761.1100000001"/>
          <table:table-cell office:value-type="float" office:value="1260017.92"/>
          <table:table-cell office:value-type="float" office:value="1214985.3"/>
          <table:table-cell office:value-type="float" office:value="1181690.8700000001"/>
          <table:table-cell table:number-columns-repeated="16356"/>
        </table:table-row>
        <table:table-row>
          <table:table-cell table:number-columns-repeated="20"/>
          <table:table-cell office:value-type="float" office:value="9280"/>
          <table:table-cell office:value-type="string" office:string-value="Inverclyde Council"/>
          <table:table-cell office:value-type="string" office:string-value="TR"/>
          <table:table-cell office:value-type="float" office:value="51265.29"/>
          <table:table-cell office:value-type="float" office:value="51068.959999999999"/>
          <table:table-cell office:value-type="float" office:value="49899.64"/>
          <table:table-cell office:value-type="float" office:value="47975.85"/>
          <table:table-cell office:value-type="float" office:value="47202.98"/>
          <table:table-cell table:number-columns-repeated="16356"/>
        </table:table-row>
        <table:table-row>
          <table:table-cell table:number-columns-repeated="20"/>
          <table:table-cell office:value-type="float" office:value="9290"/>
          <table:table-cell office:value-type="string" office:string-value="Mid Lothian Council"/>
          <table:table-cell office:value-type="string" office:string-value="TR"/>
          <table:table-cell office:value-type="float" office:value="123687.24"/>
          <table:table-cell office:value-type="float" office:value="122994.55"/>
          <table:table-cell office:value-type="float" office:value="119947.02"/>
          <table:table-cell office:value-type="float" office:value="115277.39"/>
          <table:table-cell office:value-type="float" office:value="113349.3"/>
          <table:table-cell table:number-columns-repeated="16356"/>
        </table:table-row>
        <table:table-row>
          <table:table-cell table:number-columns-repeated="20"/>
          <table:table-cell office:value-type="float" office:value="9300"/>
          <table:table-cell office:value-type="string" office:string-value="Moray Council"/>
          <table:table-cell office:value-type="string" office:string-value="TR"/>
          <table:table-cell office:value-type="float" office:value="220950.57"/>
          <table:table-cell office:value-type="float" office:value="218208.08"/>
          <table:table-cell office:value-type="float" office:value="212393.66"/>
          <table:table-cell office:value-type="float" office:value="205140.16"/>
          <table:table-cell office:value-type="float" office:value="199295.76"/>
          <table:table-cell table:number-columns-repeated="16356"/>
        </table:table-row>
        <table:table-row>
          <table:table-cell table:number-columns-repeated="20"/>
          <table:table-cell office:value-type="float" office:value="9310"/>
          <table:table-cell office:value-type="string" office:string-value="North Ayrshire Council"/>
          <table:table-cell office:value-type="string" office:string-value="TR"/>
          <table:table-cell office:value-type="float" office:value="235419.84"/>
          <table:table-cell office:value-type="float" office:value="233824.44"/>
          <table:table-cell office:value-type="float" office:value="227611.37"/>
          <table:table-cell office:value-type="float" office:value="218277.71"/>
          <table:table-cell office:value-type="float" office:value="214642.19"/>
          <table:table-cell table:number-columns-repeated="16356"/>
        </table:table-row>
        <table:table-row>
          <table:table-cell table:number-columns-repeated="20"/>
          <table:table-cell office:value-type="float" office:value="9320"/>
          <table:table-cell office:value-type="string" office:string-value="North Lanarkshire Council"/>
          <table:table-cell office:value-type="string" office:string-value="TR"/>
          <table:table-cell office:value-type="float" office:value="341095.12"/>
          <table:table-cell office:value-type="float" office:value="335637.86"/>
          <table:table-cell office:value-type="float" office:value="322529.61"/>
          <table:table-cell office:value-type="float" office:value="307310.23"/>
          <table:table-cell office:value-type="float" office:value="299570.5"/>
          <table:table-cell table:number-columns-repeated="16356"/>
        </table:table-row>
        <table:table-row>
          <table:table-cell table:number-columns-repeated="20"/>
          <table:table-cell office:value-type="float" office:value="9340"/>
          <table:table-cell office:value-type="string" office:string-value="Perth and Kinross Council"/>
          <table:table-cell office:value-type="string" office:string-value="TR"/>
          <table:table-cell office:value-type="float" office:value="863316.11"/>
          <table:table-cell office:value-type="float" office:value="852451.73"/>
          <table:table-cell office:value-type="float" office:value="830755.99"/>
          <table:table-cell office:value-type="float" office:value="801535.58"/>
          <table:table-cell office:value-type="float" office:value="778779.6"/>
          <table:table-cell table:number-columns-repeated="16356"/>
        </table:table-row>
        <table:table-row>
          <table:table-cell table:number-columns-repeated="20"/>
          <table:table-cell office:value-type="float" office:value="9350"/>
          <table:table-cell office:value-type="string" office:string-value="Renfrewshire Council"/>
          <table:table-cell office:value-type="string" office:string-value="TR"/>
          <table:table-cell office:value-type="float" office:value="191861.94"/>
          <table:table-cell office:value-type="float" office:value="189159.18"/>
          <table:table-cell office:value-type="float" office:value="182027.05"/>
          <table:table-cell office:value-type="float" office:value="173904.83"/>
          <table:table-cell office:value-type="float" office:value="169896.38"/>
          <table:table-cell table:number-columns-repeated="16356"/>
        </table:table-row>
        <table:table-row>
          <table:table-cell table:number-columns-repeated="20"/>
          <table:table-cell office:value-type="float" office:value="9370"/>
          <table:table-cell office:value-type="string" office:string-value="South Ayrshire Council"/>
          <table:table-cell office:value-type="string" office:string-value="TR"/>
          <table:table-cell office:value-type="float" office:value="334879.96999999997"/>
          <table:table-cell office:value-type="float" office:value="331636.55"/>
          <table:table-cell office:value-type="float" office:value="323579.87"/>
          <table:table-cell office:value-type="float" office:value="312553.92"/>
          <table:table-cell office:value-type="float" office:value="304463.90999999997"/>
          <table:table-cell table:number-columns-repeated="16356"/>
        </table:table-row>
        <table:table-row>
          <table:table-cell table:number-columns-repeated="20"/>
          <table:table-cell office:value-type="float" office:value="9380"/>
          <table:table-cell office:value-type="string" office:string-value="South Lanarkshire Council"/>
          <table:table-cell office:value-type="string" office:string-value="TR"/>
          <table:table-cell office:value-type="float" office:value="97036.52"/>
          <table:table-cell office:value-type="float" office:value="96305.49"/>
          <table:table-cell office:value-type="float" office:value="93541.25"/>
          <table:table-cell office:value-type="float" office:value="89646.75"/>
          <table:table-cell office:value-type="float" office:value="87980.73"/>
          <table:table-cell table:number-columns-repeated="16356"/>
        </table:table-row>
        <table:table-row>
          <table:table-cell table:number-columns-repeated="20"/>
          <table:table-cell office:value-type="float" office:value="9390"/>
          <table:table-cell office:value-type="string" office:string-value="Stirling Council"/>
          <table:table-cell office:value-type="string" office:string-value="TR"/>
          <table:table-cell office:value-type="float" office:value="194288.13"/>
          <table:table-cell office:value-type="float" office:value="193114.52"/>
          <table:table-cell office:value-type="float" office:value="188318.46"/>
          <table:table-cell office:value-type="float" office:value="181013.93"/>
          <table:table-cell office:value-type="float" office:value="177746.21"/>
          <table:table-cell table:number-columns-repeated="16356"/>
        </table:table-row>
        <table:table-row table:number-rows-repeated="1048430">
          <table:table-cell table:number-columns-repeated="16356"/>
        </table:table-row>
      </table:table>
      <table:named-expressions>
        <table:named-expression table:name="\a" table:expression="of:=[.#REF!]" table:base-cell-address="BUS0113.$A$1"/>
        <table:named-expression table:name="\b" table:expression="of:=#N/A" table:base-cell-address="BUS0113.$A$1"/>
        <table:named-expression table:name="\p" table:expression="of:=[.#REF!]" table:base-cell-address="BUS0113.$A$1"/>
        <table:named-expression table:name="\s" table:expression="of:=[.#REF!]" table:base-cell-address="BUS0113.$A$1"/>
        <table:named-expression table:name="\z" table:expression="of:=[.#REF!]" table:base-cell-address="BUS0113.$A$1"/>
        <table:named-expression table:name="_____PRv2" table:expression="of:=[.#REF!]" table:base-cell-address="BUS0113.$A$1"/>
        <table:named-expression table:name="_____PUv2" table:expression="of:=[.#REF!]" table:base-cell-address="BUS0113.$A$1"/>
        <table:named-expression table:name="_____TAB2" table:expression="of:=[.#REF!]" table:base-cell-address="BUS0113.$A$1"/>
        <table:named-expression table:name="_____TAB9" table:expression="of:=[.#REF!]" table:base-cell-address="BUS0113.$A$1"/>
        <table:named-expression table:name="_____TRv2" table:expression="of:=[.#REF!]" table:base-cell-address="BUS0113.$A$1"/>
        <table:named-expression table:name="_____tuv2" table:expression="of:=[.#REF!]" table:base-cell-address="BUS0113.$A$1"/>
        <table:named-expression table:name="____PRv2" table:expression="of:=[.#REF!]" table:base-cell-address="BUS0113.$A$1"/>
        <table:named-expression table:name="____PUv2" table:expression="of:=[.#REF!]" table:base-cell-address="BUS0113.$A$1"/>
        <table:named-expression table:name="____TAB2" table:expression="of:=[.#REF!]" table:base-cell-address="BUS0113.$A$1"/>
        <table:named-expression table:name="____TAB9" table:expression="of:=[.#REF!]" table:base-cell-address="BUS0113.$A$1"/>
        <table:named-expression table:name="____TRv2" table:expression="of:=[.#REF!]" table:base-cell-address="BUS0113.$A$1"/>
        <table:named-expression table:name="____tuv2" table:expression="of:=[.#REF!]" table:base-cell-address="BUS0113.$A$1"/>
        <table:named-expression table:name="___PRv2" table:expression="of:=[.#REF!]" table:base-cell-address="BUS0113.$A$1"/>
        <table:named-expression table:name="___PUv2" table:expression="of:=[.#REF!]" table:base-cell-address="BUS0113.$A$1"/>
        <table:named-expression table:name="___TAB2" table:expression="of:=[.#REF!]" table:base-cell-address="BUS0113.$A$1"/>
        <table:named-expression table:name="___TAB9" table:expression="of:=[.#REF!]" table:base-cell-address="BUS0113.$A$1"/>
        <table:named-expression table:name="___TRv2" table:expression="of:=[.#REF!]" table:base-cell-address="BUS0113.$A$1"/>
        <table:named-expression table:name="___tuv2" table:expression="of:=[.#REF!]" table:base-cell-address="BUS0113.$A$1"/>
        <table:named-expression table:name="__PRv2" table:expression="of:=[.#REF!]" table:base-cell-address="BUS0113.$A$1"/>
        <table:named-expression table:name="__PUv2" table:expression="of:=[.#REF!]" table:base-cell-address="BUS0113.$A$1"/>
        <table:named-expression table:name="__TAB2" table:expression="of:=[.#REF!]" table:base-cell-address="BUS0113.$A$1"/>
        <table:named-expression table:name="__TAB9" table:expression="of:=[.#REF!]" table:base-cell-address="BUS0113.$A$1"/>
        <table:named-expression table:name="__TRv2" table:expression="of:=[.#REF!]" table:base-cell-address="BUS0113.$A$1"/>
        <table:named-expression table:name="__tuv2" table:expression="of:=[.#REF!]" table:base-cell-address="BUS0113.$A$1"/>
        <table:named-expression table:name="_PRv2" table:expression="of:=[.#REF!]" table:base-cell-address="BUS0113.$A$1"/>
        <table:named-expression table:name="_PUv2" table:expression="of:=[.#REF!]" table:base-cell-address="BUS0113.$A$1"/>
        <table:named-expression table:name="_TAB2" table:expression="of:=[.#REF!]" table:base-cell-address="BUS0113.$A$1"/>
        <table:named-expression table:name="_TAB9" table:expression="of:=[.#REF!]" table:base-cell-address="BUS0113.$A$1"/>
        <table:named-expression table:name="_TRv2" table:expression="of:=[.#REF!]" table:base-cell-address="BUS0113.$A$1"/>
        <table:named-expression table:name="_tuv2" table:expression="of:=[.#REF!]" table:base-cell-address="BUS0113.$A$1"/>
        <table:named-expression table:name="BOTO" table:expression="of:=[.#REF!]" table:base-cell-address="BUS0113.$A$1"/>
        <table:named-expression table:name="BOTO2" table:expression="of:=[.#REF!]" table:base-cell-address="BUS0113.$A$1"/>
        <table:named-expression table:name="DASH" table:expression="of:=[.#REF!]" table:base-cell-address="BUS0113.$A$1"/>
        <table:named-expression table:name="MIN" table:expression="of:=[.#REF!]" table:base-cell-address="BUS0113.$A$1"/>
        <table:named-expression table:name="mincheck" table:expression="of:=[.#REF!]" table:base-cell-address="BUS0113.$A$1"/>
        <table:named-expression table:name="name" table:expression="of:=[.#REF!]" table:base-cell-address="BUS0113.$A$1"/>
        <table:named-expression table:name="other" table:expression="of:=[.#REF!]" table:base-cell-address="BUS0113.$A$1"/>
        <table:named-range table:name="PM" table:cell-range-address="'file:///C:/temp/Working%20files/6.11.9%20DW%20LHA%20&amp;%20HA%20roads%20casulties_1WIP.xls'#Sheet1.$K$1:Sheet1.$S$13" table:base-cell-address="BUS0113.$A$1"/>
        <table:named-expression table:name="PR" table:expression="of:=[.#REF!]" table:base-cell-address="BUS0113.$A$1"/>
        <table:named-expression table:name="PU" table:expression="of:=[.#REF!]" table:base-cell-address="BUS0113.$A$1"/>
        <table:named-expression table:name="R_" table:expression="of:=[.#REF!]" table:base-cell-address="BUS0113.$A$1"/>
        <table:named-expression table:name="region" table:expression="of:=[.#REF!]" table:base-cell-address="BUS0113.$A$1"/>
        <table:named-expression table:name="TAB5cQT" table:expression="of:=[.#REF!]" table:base-cell-address="BUS0113.$A$1"/>
        <table:named-expression table:name="TB6a_bik" table:expression="of:=[.#REF!]" table:base-cell-address="BUS0113.$A$1"/>
        <table:named-expression table:name="TB6a_car" table:expression="of:=[.#REF!]" table:base-cell-address="BUS0113.$A$1"/>
        <table:named-expression table:name="TB6a_cyc" table:expression="of:=[.#REF!]" table:base-cell-address="BUS0113.$A$1"/>
        <table:named-expression table:name="TB6a_ped" table:expression="of:=[.#REF!]" table:base-cell-address="BUS0113.$A$1"/>
        <table:named-expression table:name="TB6b_bik" table:expression="of:=[.#REF!]" table:base-cell-address="BUS0113.$A$1"/>
        <table:named-expression table:name="TB6b_car" table:expression="of:=[.#REF!]" table:base-cell-address="BUS0113.$A$1"/>
        <table:named-expression table:name="TB6b_cyc" table:expression="of:=[.#REF!]" table:base-cell-address="BUS0113.$A$1"/>
        <table:named-expression table:name="TB6b_ped" table:expression="of:=[.#REF!]" table:base-cell-address="BUS0113.$A$1"/>
        <table:named-expression table:name="TB6c_bik" table:expression="of:=[.#REF!]" table:base-cell-address="BUS0113.$A$1"/>
        <table:named-expression table:name="TB6c_car" table:expression="of:=[.#REF!]" table:base-cell-address="BUS0113.$A$1"/>
        <table:named-expression table:name="TB6c_cyc" table:expression="of:=[.#REF!]" table:base-cell-address="BUS0113.$A$1"/>
        <table:named-expression table:name="TB6c_ped" table:expression="of:=[.#REF!]" table:base-cell-address="BUS0113.$A$1"/>
        <table:named-range table:name="TM" table:cell-range-address="'file:///C:/temp/Working%20files/6.11.9%20DW%20LHA%20&amp;%20HA%20roads%20casulties_1WIP.xls'#Sheet1.$A$1:Sheet1.$I$119" table:base-cell-address="BUS0113.$A$1"/>
        <table:named-expression table:name="TOP" table:expression="of:=[.#REF!]" table:base-cell-address="BUS0113.$A$1"/>
        <table:named-range table:name="TR" table:cell-range-address="'file:///C:/temp/Working%20files/6.11.9%20DW%20LHA%20&amp;%20HA%20roads%20casulties_1WIP.xls'#Sheet1.$U$1:Sheet1.$AB$146" table:base-cell-address="BUS0113.$A$1"/>
        <table:named-range table:name="TU" table:cell-range-address="'file:///C:/temp/Working%20files/6.11.9%20DW%20LHA%20&amp;%20HA%20roads%20casulties_1WIP.xls'#Sheet1.$AC$1:Sheet1.$AJ$133" table:base-cell-address="BUS0113.$A$1"/>
        <table:named-expression table:name="u" table:expression="of:=[.#REF!]" table:base-cell-address="BUS0113.$A$1"/>
        <table:named-expression table:name="v" table:expression="of:=[.#REF!]" table:base-cell-address="BUS0113.$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0" number:min-integer-digits="1">
        <number:embedded-text number:position="0"> </number:embedded-text>
      </number:number>
    </number:number-style>
    <number:number-style style:name="N38">
      <number:number number:decimal-places="1" number:min-integer-digits="1"/>
    </number:number-style>
    <number:number-style style:name="N39">
      <number:number number:decimal-places="1" number:min-integer-digits="1" number:grouping="true"/>
    </number:number-style>
    <number:number-style style:name="N40P0">
      <number:text> </number:text>
      <number:number number:decimal-places="1" number:min-integer-digits="1" number:grouping="true"/>
      <number:text> </number:text>
    </number:number-style>
    <number:number-style style:name="N40P1">
      <number:text>-</number:text>
      <number:number number:decimal-places="1"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BUS1001" style:family="table-cell" style:data-style-name="N41"/>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563C1" style:text-underline-style="solid" style:text-underline-type="single"/>
    </style:style>
    <style:style style:name="Hyperlink_32_3" style:display-name="Hyperlink 3" style:family="table-cell" style:data-style-name="N0">
      <style:text-properties fo:color="#0000FF" style:font-name="Helv" style:font-name-asian="Helv" style:font-name-complex="Helv" fo:font-size="12pt" style:font-size-asian="12pt" style:font-size-complex="12pt" style:text-underline-style="solid" style:text-underline-type="single"/>
    </style:style>
    <style:style style:name="Hyperlink_BusWorking-10-NPTDR"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Main"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in" fo:margin-bottom="0.2in" fo:margin-left="0.75in" fo:margin-right="0.75in" style:print-orientation="landscape" style:print-page-order="ttb" style:first-page-number="continue" style:scale-to="58%"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Matthew Johnson</meta:initial-creator>
    <dc:creator>Matthew Johnson</dc:creator>
    <meta:creation-date>2021-10-20T09:10:48Z</meta:creation-date>
    <dc:date>2021-11-02T17:07:09Z</dc:date>
  </office:meta>
</office:document-meta>
</file>